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B000003A245EE6A63400DC2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2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8" style:family="graphic" style:parent-style-name="standard">
      <style:graphic-properties svg:stroke-color="#ff0000" draw:fill-color="#ff0000" draw:textarea-horizontal-align="justify" draw:textarea-vertical-align="middle" draw:auto-grow-height="false" fo:min-height="0.174cm" fo:min-width="0cm"/>
    </style:style>
    <style:style style:name="gr7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8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8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4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06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7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60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175cm" fo:min-width="0.137cm"/>
    </style:style>
    <style:style style:name="gr9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5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3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05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6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7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8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30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1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2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5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37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8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9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8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91" style:family="graphic" style:parent-style-name="standard">
      <style:graphic-properties svg:stroke-color="#00a933" draw:fill="none" draw:fill-color="#ff0000" draw:textarea-horizontal-align="justify" draw:textarea-vertical-align="middle" draw:auto-grow-height="false" fo:min-height="0.175cm" fo:min-width="0.137cm"/>
    </style:style>
    <style:style style:name="gr1192" style:family="graphic" style:parent-style-name="standard">
      <style:graphic-properties svg:stroke-color="#e6e905" draw:fill="none" draw:fill-color="#ff0000" draw:textarea-horizontal-align="justify" draw:textarea-vertical-align="middle" draw:auto-grow-height="false" fo:min-height="0.246cm" fo:min-width="0.208cm"/>
      <style:paragraph-properties style:writing-mode="lr-tb"/>
    </style:style>
    <style:style style:name="gr11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8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388cm" fo:min-width="1.976cm"/>
    </style:style>
    <style:style style:name="gr13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3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3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34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36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7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8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77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79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0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1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4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96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7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8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6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5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15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89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91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92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93" style:family="graphic" style:parent-style-name="standard" style:list-style-name="L1">
      <style:graphic-properties draw:stroke="solid" svg:stroke-width="0.053cm" svg:stroke-color="#e6e905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14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16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7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8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24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26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7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8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5" style:family="graphic" style:parent-style-name="standard">
      <style:graphic-properties svg:stroke-color="#ff0000" draw:fill="none" draw:fill-color="#ff0000" draw:textarea-horizontal-align="justify" draw:textarea-vertical-align="middle" draw:auto-grow-height="false" fo:min-height="0.388cm" fo:min-width="1.905cm"/>
    </style:style>
    <style:style style:name="gr18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8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02" style:family="graphic" style:parent-style-name="standard">
      <style:graphic-properties svg:stroke-color="#81d41a" draw:fill="none" draw:fill-color="#ff0000" draw:textarea-horizontal-align="justify" draw:textarea-vertical-align="middle" draw:auto-grow-height="false" fo:min-height="0.388cm" fo:min-width="1.905cm"/>
    </style:style>
    <style:style style:name="gr20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62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64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5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6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0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9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0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82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8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1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6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85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87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88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89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92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94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95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96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3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3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4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3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3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22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opacity="100%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6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8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5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15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17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18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19" style:family="graphic" style:parent-style-name="standard" style:list-style-name="L1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32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34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35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36" style:family="graphic" style:parent-style-name="standard" style:list-style-name="L1">
      <style:graphic-properties draw:stroke="solid" svg:stroke-width="0.053cm" svg:stroke-color="#00a933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5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5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7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7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0000"/>
      <style:paragraph-properties fo:text-align="center"/>
    </style:style>
    <style:style style:name="P14" style:family="paragraph">
      <loext:graphic-properties draw:fill="none" draw:fill-color="#ff0000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000000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81d41a" fo:font-size="9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81d41a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fo:color="#81d41a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3" draw:text-style-name="P5" draw:layer="layout" svg:x1="14cm" svg:y1="1cm" svg:x2="16cm" svg:y2="1cm">
          <text:p/>
        </draw:line>
        <draw:line draw:style-name="gr4" draw:text-style-name="P5" draw:layer="layout" svg:x1="14cm" svg:y1="1.5cm" svg:x2="16cm" svg:y2="1.5cm">
          <text:p/>
        </draw:line>
        <draw:line draw:style-name="gr5" draw:text-style-name="P5" xml:id="id1" draw:id="id1" draw:layer="layout" svg:x1="14cm" svg:y1="2cm" svg:x2="16cm" svg:y2="2cm">
          <text:p/>
        </draw:line>
        <draw:line draw:style-name="gr6" draw:text-style-name="P5" draw:layer="layout" svg:x1="14cm" svg:y1="2cm" svg:x2="14cm" svg:y2="1cm">
          <text:p/>
        </draw:line>
        <draw:line draw:style-name="gr7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" draw:end-glue-point="0" svg:d="M13596 7011l1404-5011" svg:viewBox="0 0 1405 5012">
          <text:p/>
        </draw:connector>
        <draw:frame draw:style-name="gr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0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11" draw:text-style-name="P5" draw:layer="layout" svg:x1="8.5cm" svg:y1="5cm" svg:x2="10.5cm" svg:y2="5cm">
          <text:p/>
        </draw:line>
        <draw:line draw:style-name="gr12" draw:text-style-name="P5" draw:layer="layout" svg:x1="8.5cm" svg:y1="5.5cm" svg:x2="10.5cm" svg:y2="5.5cm">
          <text:p/>
        </draw:line>
        <draw:line draw:style-name="gr13" draw:text-style-name="P5" draw:layer="layout" svg:x1="8.5cm" svg:y1="6cm" svg:x2="10.5cm" svg:y2="6cm">
          <text:p/>
        </draw:line>
        <draw:line draw:style-name="gr14" draw:text-style-name="P5" draw:layer="layout" svg:x1="8.5cm" svg:y1="6cm" svg:x2="8.5cm" svg:y2="5cm">
          <text:p/>
        </draw:line>
        <draw:line draw:style-name="gr15" draw:text-style-name="P5" draw:layer="layout" svg:x1="10.5cm" svg:y1="6cm" svg:x2="10.5cm" svg:y2="5cm">
          <text:p/>
        </draw:line>
        <draw:frame draw:style-name="gr1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7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18" draw:text-style-name="P5" draw:layer="layout" svg:x1="11.5cm" svg:y1="5cm" svg:x2="13.5cm" svg:y2="5cm">
          <text:p/>
        </draw:line>
        <draw:line draw:style-name="gr19" draw:text-style-name="P5" draw:layer="layout" svg:x1="11.5cm" svg:y1="5.5cm" svg:x2="13.5cm" svg:y2="5.5cm">
          <text:p/>
        </draw:line>
        <draw:line draw:style-name="gr20" draw:text-style-name="P5" draw:layer="layout" svg:x1="11.5cm" svg:y1="6cm" svg:x2="13.5cm" svg:y2="6cm">
          <text:p/>
        </draw:line>
        <draw:line draw:style-name="gr21" draw:text-style-name="P5" draw:layer="layout" svg:x1="11.5cm" svg:y1="6cm" svg:x2="11.5cm" svg:y2="5cm">
          <text:p/>
        </draw:line>
        <draw:line draw:style-name="gr22" draw:text-style-name="P5" draw:layer="layout" svg:x1="13.5cm" svg:y1="6cm" svg:x2="13.5cm" svg:y2="5cm">
          <text:p/>
        </draw:line>
        <draw:custom-shape draw:style-name="gr23" draw:text-style-name="P8" xml:id="id2" draw:id="id2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draw:layer="layout" draw:type="line" svg:x1="9.5cm" svg:y1="5cm" svg:x2="10.646cm" svg:y2="3.854cm" draw:end-shape="id2" draw:end-glue-point="7" svg:d="M9500 5000l1146-1146" svg:viewBox="0 0 1147 1147">
          <text:p/>
        </draw:connector>
        <draw:connector draw:style-name="gr25" draw:text-style-name="P5" draw:layer="layout" draw:type="line" svg:x1="12.5cm" svg:y1="5cm" svg:x2="11.354cm" svg:y2="3.854cm" draw:end-shape="id2" draw:end-glue-point="9" svg:d="M12500 5000l-1146-1146" svg:viewBox="0 0 1147 1147">
          <text:p/>
        </draw:connector>
        <draw:custom-shape draw:style-name="gr26" draw:text-style-name="P8" xml:id="id5" draw:id="id5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8" draw:text-style-name="P4" draw:layer="layout" svg:width="1cm" svg:height="0.5cm" svg:x="17.5cm" svg:y="5.5cm">
          <draw:text-box>
            <text:p text:style-name="P3"><text:span text:style-name="T1">3</text:span></text:p>
          </draw:text-box>
        </draw:frame>
        <draw:line draw:style-name="gr29" draw:text-style-name="P5" draw:layer="layout" svg:x1="16.5cm" svg:y1="5cm" svg:x2="18.5cm" svg:y2="5cm">
          <text:p/>
        </draw:line>
        <draw:line draw:style-name="gr30" draw:text-style-name="P5" draw:layer="layout" svg:x1="16.5cm" svg:y1="5.5cm" svg:x2="18.5cm" svg:y2="5.5cm">
          <text:p/>
        </draw:line>
        <draw:line draw:style-name="gr31" draw:text-style-name="P5" draw:layer="layout" svg:x1="16.5cm" svg:y1="6cm" svg:x2="18.5cm" svg:y2="6cm">
          <text:p/>
        </draw:line>
        <draw:line draw:style-name="gr32" draw:text-style-name="P5" xml:id="id25" draw:id="id25" draw:layer="layout" svg:x1="16.5cm" svg:y1="6cm" svg:x2="16.5cm" svg:y2="5cm">
          <text:p/>
        </draw:line>
        <draw:line draw:style-name="gr33" draw:text-style-name="P5" draw:layer="layout" svg:x1="18.5cm" svg:y1="6cm" svg:x2="18.5cm" svg:y2="5cm">
          <text:p/>
        </draw:line>
        <draw:frame draw:style-name="gr34" draw:text-style-name="P2" draw:layer="layout" svg:width="2cm" svg:height="0.5cm" svg:x="19.5cm" svg:y="5cm">
          <draw:text-box>
            <text:p text:style-name="P1"><text:span text:style-name="T1">v4, </text:span><text:span text:style-name="T1">v0</text:span></text:p>
          </draw:text-box>
        </draw:frame>
        <draw:frame draw:style-name="gr35" draw:text-style-name="P4" draw:layer="layout" svg:width="1cm" svg:height="0.5cm" svg:x="20.5cm" svg:y="5.5cm">
          <draw:text-box>
            <text:p text:style-name="P3"><text:span text:style-name="T1">2</text:span></text:p>
          </draw:text-box>
        </draw:frame>
        <draw:line draw:style-name="gr36" draw:text-style-name="P5" draw:layer="layout" svg:x1="19.5cm" svg:y1="5cm" svg:x2="21.5cm" svg:y2="5cm">
          <text:p/>
        </draw:line>
        <draw:line draw:style-name="gr37" draw:text-style-name="P5" draw:layer="layout" svg:x1="19.5cm" svg:y1="5.5cm" svg:x2="21.5cm" svg:y2="5.5cm">
          <text:p/>
        </draw:line>
        <draw:line draw:style-name="gr38" draw:text-style-name="P5" draw:layer="layout" svg:x1="19.5cm" svg:y1="6cm" svg:x2="21.5cm" svg:y2="6cm">
          <text:p/>
        </draw:line>
        <draw:line draw:style-name="gr39" draw:text-style-name="P5" draw:layer="layout" svg:x1="19.5cm" svg:y1="6cm" svg:x2="19.5cm" svg:y2="5cm">
          <text:p/>
        </draw:line>
        <draw:line draw:style-name="gr40" draw:text-style-name="P5" xml:id="id33" draw:id="id33" draw:layer="layout" svg:x1="21.5cm" svg:y1="6cm" svg:x2="21.5cm" svg:y2="5cm">
          <text:p/>
        </draw:line>
        <draw:custom-shape draw:style-name="gr41" draw:text-style-name="P8" xml:id="id3" draw:id="id3" draw:layer="layout" svg:width="1cm" svg:height="1cm" svg:x="18.5cm" svg:y="3cm">
          <text:p text:style-name="P7"><text:span text:style-name="T2">R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5" draw:layer="layout" draw:type="line" svg:x1="17.5cm" svg:y1="5cm" svg:x2="18.646cm" svg:y2="3.854cm" draw:end-shape="id3" draw:end-glue-point="7" svg:d="M17500 5000l1146-1146" svg:viewBox="0 0 1147 1147">
          <text:p/>
        </draw:connector>
        <draw:connector draw:style-name="gr43" draw:text-style-name="P5" draw:layer="layout" draw:type="line" svg:x1="20.5cm" svg:y1="5cm" svg:x2="19.354cm" svg:y2="3.854cm" draw:end-shape="id3" draw:end-glue-point="9" svg:d="M20500 5000l-1146-1146" svg:viewBox="0 0 1147 1147">
          <text:p/>
        </draw:connector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connector draw:style-name="gr8" draw:text-style-name="P6" draw:layer="layout" draw:type="line" svg:x1="19cm" svg:y1="3cm" svg:x2="16cm" svg:y2="2.001cm" svg:d="M19000 3000l-3000-999" svg:viewBox="0 0 3001 1000">
          <text:p/>
        </draw:connector>
        <draw:frame draw:style-name="gr4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45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46" draw:text-style-name="P5" draw:layer="layout" svg:x1="5cm" svg:y1="9cm" svg:x2="7cm" svg:y2="9cm">
          <text:p/>
        </draw:line>
        <draw:line draw:style-name="gr47" draw:text-style-name="P5" draw:layer="layout" svg:x1="5cm" svg:y1="9.5cm" svg:x2="7cm" svg:y2="9.5cm">
          <text:p/>
        </draw:line>
        <draw:line draw:style-name="gr48" draw:text-style-name="P5" draw:layer="layout" svg:x1="5cm" svg:y1="10cm" svg:x2="7cm" svg:y2="10cm">
          <text:p/>
        </draw:line>
        <draw:line draw:style-name="gr49" draw:text-style-name="P5" draw:layer="layout" svg:x1="5cm" svg:y1="10cm" svg:x2="5cm" svg:y2="9cm">
          <text:p/>
        </draw:line>
        <draw:line draw:style-name="gr50" draw:text-style-name="P5" draw:layer="layout" svg:x1="7cm" svg:y1="10cm" svg:x2="7cm" svg:y2="9cm">
          <text:p/>
        </draw:line>
        <draw:frame draw:style-name="gr5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52" draw:text-style-name="P4" draw:layer="layout" svg:width="1cm" svg:height="0.5cm" svg:x="9cm" svg:y="9.5cm">
          <draw:text-box>
            <text:p text:style-name="P3"><text:span text:style-name="T1">5</text:span></text:p>
          </draw:text-box>
        </draw:frame>
        <draw:line draw:style-name="gr53" draw:text-style-name="P5" draw:layer="layout" svg:x1="8cm" svg:y1="9cm" svg:x2="10cm" svg:y2="9cm">
          <text:p/>
        </draw:line>
        <draw:line draw:style-name="gr54" draw:text-style-name="P5" draw:layer="layout" svg:x1="8cm" svg:y1="9.5cm" svg:x2="10cm" svg:y2="9.5cm">
          <text:p/>
        </draw:line>
        <draw:line draw:style-name="gr55" draw:text-style-name="P5" draw:layer="layout" svg:x1="8cm" svg:y1="10cm" svg:x2="10cm" svg:y2="10cm">
          <text:p/>
        </draw:line>
        <draw:line draw:style-name="gr56" draw:text-style-name="P5" draw:layer="layout" svg:x1="8cm" svg:y1="10cm" svg:x2="8cm" svg:y2="9cm">
          <text:p/>
        </draw:line>
        <draw:line draw:style-name="gr57" draw:text-style-name="P5" draw:layer="layout" svg:x1="10cm" svg:y1="10cm" svg:x2="10cm" svg:y2="9cm">
          <text:p/>
        </draw:line>
        <draw:custom-shape draw:style-name="gr58" draw:text-style-name="P8" xml:id="id4" draw:id="id4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5" draw:layer="layout" draw:type="line" svg:x1="6cm" svg:y1="9cm" svg:x2="7.146cm" svg:y2="7.854cm" draw:end-shape="id4" draw:end-glue-point="7" svg:d="M6000 9000l1146-1146" svg:viewBox="0 0 1147 1147">
          <text:p/>
        </draw:connector>
        <draw:connector draw:style-name="gr60" draw:text-style-name="P5" draw:layer="layout" draw:type="line" svg:x1="9cm" svg:y1="9cm" svg:x2="7.854cm" svg:y2="7.854cm" draw:end-shape="id4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5" draw:end-glue-point="6" svg:d="M6000 9000l4001-1499" svg:viewBox="0 0 4002 1500">
          <text:p/>
        </draw:connector>
        <draw:frame draw:style-name="gr6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62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63" draw:text-style-name="P5" draw:layer="layout" svg:x1="11cm" svg:y1="9cm" svg:x2="13cm" svg:y2="9cm">
          <text:p/>
        </draw:line>
        <draw:line draw:style-name="gr64" draw:text-style-name="P5" draw:layer="layout" svg:x1="11cm" svg:y1="9.5cm" svg:x2="13cm" svg:y2="9.5cm">
          <text:p/>
        </draw:line>
        <draw:line draw:style-name="gr65" draw:text-style-name="P5" draw:layer="layout" svg:x1="11cm" svg:y1="10cm" svg:x2="13cm" svg:y2="10cm">
          <text:p/>
        </draw:line>
        <draw:line draw:style-name="gr66" draw:text-style-name="P5" draw:layer="layout" svg:x1="11cm" svg:y1="10cm" svg:x2="11cm" svg:y2="9cm">
          <text:p/>
        </draw:line>
        <draw:line draw:style-name="gr67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5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5" draw:start-glue-point="4" svg:d="M10501 7001l1999-1001" svg:viewBox="0 0 2000 1002">
          <text:p/>
        </draw:connector>
        <draw:frame draw:style-name="gr68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69" draw:text-style-name="P4" draw:layer="layout" svg:width="1cm" svg:height="0.5cm" svg:x="18cm" svg:y="9.5cm">
          <draw:text-box>
            <text:p text:style-name="P3"><text:span text:style-name="T1">3</text:span></text:p>
          </draw:text-box>
        </draw:frame>
        <draw:line draw:style-name="gr70" draw:text-style-name="P5" draw:layer="layout" svg:x1="17cm" svg:y1="9cm" svg:x2="19cm" svg:y2="9cm">
          <text:p/>
        </draw:line>
        <draw:line draw:style-name="gr71" draw:text-style-name="P5" draw:layer="layout" svg:x1="17cm" svg:y1="9.5cm" svg:x2="19cm" svg:y2="9.5cm">
          <text:p/>
        </draw:line>
        <draw:line draw:style-name="gr72" draw:text-style-name="P5" xml:id="id30" draw:id="id30" draw:layer="layout" svg:x1="17cm" svg:y1="10cm" svg:x2="19cm" svg:y2="10cm">
          <text:p/>
        </draw:line>
        <draw:line draw:style-name="gr73" draw:text-style-name="P5" xml:id="id21" draw:id="id21" draw:layer="layout" svg:x1="17cm" svg:y1="10cm" svg:x2="17cm" svg:y2="9cm">
          <text:p/>
        </draw:line>
        <draw:line draw:style-name="gr74" draw:text-style-name="P5" draw:layer="layout" svg:x1="19cm" svg:y1="10cm" svg:x2="19cm" svg:y2="9cm">
          <text:p/>
        </draw:line>
        <draw:frame draw:style-name="gr75" draw:text-style-name="P2" draw:layer="layout" svg:width="2cm" svg:height="0.5cm" svg:x="20cm" svg:y="9cm">
          <draw:text-box>
            <text:p text:style-name="P1"><text:span text:style-name="T1">v2, v4</text:span></text:p>
          </draw:text-box>
        </draw:frame>
        <draw:frame draw:style-name="gr76" draw:text-style-name="P4" draw:layer="layout" svg:width="1cm" svg:height="0.5cm" svg:x="21cm" svg:y="9.5cm">
          <draw:text-box>
            <text:p text:style-name="P3"><text:span text:style-name="T1">2</text:span></text:p>
          </draw:text-box>
        </draw:frame>
        <draw:line draw:style-name="gr77" draw:text-style-name="P5" draw:layer="layout" svg:x1="20cm" svg:y1="9cm" svg:x2="22cm" svg:y2="9cm">
          <text:p/>
        </draw:line>
        <draw:line draw:style-name="gr78" draw:text-style-name="P5" draw:layer="layout" svg:x1="20cm" svg:y1="9.5cm" svg:x2="22cm" svg:y2="9.5cm">
          <text:p/>
        </draw:line>
        <draw:line draw:style-name="gr79" draw:text-style-name="P5" draw:layer="layout" svg:x1="20cm" svg:y1="10cm" svg:x2="22cm" svg:y2="10cm">
          <text:p/>
        </draw:line>
        <draw:line draw:style-name="gr80" draw:text-style-name="P5" draw:layer="layout" svg:x1="20cm" svg:y1="10cm" svg:x2="20cm" svg:y2="9cm">
          <text:p/>
        </draw:line>
        <draw:line draw:style-name="gr81" draw:text-style-name="P5" draw:layer="layout" svg:x1="22cm" svg:y1="10cm" svg:x2="22cm" svg:y2="9cm">
          <text:p/>
        </draw:line>
        <draw:custom-shape draw:style-name="gr82" draw:text-style-name="P8" xml:id="id6" draw:id="id6" draw:layer="layout" svg:width="1cm" svg:height="1cm" svg:x="20cm" svg:y="7cm">
          <text:p text:style-name="P7"><text:span text:style-name="T2">R</text:span><text:span text:style-name="T3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5" draw:layer="layout" draw:type="line" svg:x1="18cm" svg:y1="9cm" svg:x2="20.146cm" svg:y2="7.854cm" draw:end-shape="id6" draw:end-glue-point="7" svg:d="M18000 9000l2146-1146" svg:viewBox="0 0 2147 1147">
          <text:p/>
        </draw:connector>
        <draw:connector draw:style-name="gr84" draw:text-style-name="P5" draw:layer="layout" draw:type="line" svg:x1="21cm" svg:y1="9cm" svg:x2="20.854cm" svg:y2="7.854cm" draw:end-shape="id6" draw:end-glue-point="9" svg:d="M21000 9000l-146-1146" svg:viewBox="0 0 147 1147">
          <text:p/>
        </draw:connector>
        <draw:custom-shape draw:style-name="gr85" draw:text-style-name="P8" xml:id="id7" draw:id="id7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7" draw:end-glue-point="7" svg:d="M9004 9014l4143-1159" svg:viewBox="0 0 4144 1160">
          <text:p/>
        </draw:connector>
        <draw:custom-shape draw:style-name="gr86" draw:text-style-name="P8" xml:id="id8" draw:id="id8" draw:layer="layout" svg:width="1cm" svg:height="1cm" svg:x="15.001cm" svg:y="7.001cm">
          <text:p text:style-name="P7"><text:span text:style-name="T2">R</text:span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004cm" svg:y1="9.024cm" svg:x2="15.501cm" svg:y2="8.001cm" draw:end-shape="id8" draw:end-glue-point="8" svg:d="M15004 9024l497-1023" svg:viewBox="0 0 498 1024">
          <text:p/>
        </draw:connector>
        <draw:line draw:style-name="gr8" draw:text-style-name="P6" draw:layer="layout" svg:x1="18.1cm" svg:y1="9cm" svg:x2="15.5cm" svg:y2="8cm">
          <text:p/>
        </draw:line>
        <draw:connector draw:style-name="gr8" draw:text-style-name="P6" draw:layer="layout" draw:type="line" svg:x1="15.501cm" svg:y1="7.001cm" svg:x2="15.202cm" svg:y2="1.994cm" draw:start-shape="id8" draw:start-glue-point="4" svg:d="M15501 7001l-299-5007" svg:viewBox="0 0 300 5008">
          <text:p/>
        </draw:connector>
        <draw:custom-shape draw:style-name="gr87" draw:text-style-name="P8" xml:id="id9" draw:id="id9" draw:layer="layout" svg:width="1cm" svg:height="1cm" svg:x="17.001cm" svg:y="7.001cm">
          <text:p text:style-name="P7"><text:span text:style-name="T2">R</text:span><text:span text:style-name="T3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004cm" svg:y1="9.025cm" svg:x2="17.501cm" svg:y2="8.001cm" draw:end-shape="id9" draw:end-glue-point="8" svg:d="M15004 9025l2497-1024" svg:viewBox="0 0 2498 1025">
          <text:p/>
        </draw:connector>
        <draw:line draw:style-name="gr8" draw:text-style-name="P6" draw:layer="layout" svg:x1="21cm" svg:y1="9cm" svg:x2="17.5cm" svg:y2="8cm">
          <text:p/>
        </draw:line>
        <draw:connector draw:style-name="gr8" draw:text-style-name="P6" draw:layer="layout" draw:type="line" svg:x1="17.501cm" svg:y1="7.001cm" svg:x2="17.471cm" svg:y2="5.991cm" draw:start-shape="id9" draw:start-glue-point="4" svg:d="M17501 7001l-30-1010" svg:viewBox="0 0 31 1011">
          <text:p/>
        </draw:connector>
        <draw:connector draw:style-name="gr8" draw:text-style-name="P6" draw:layer="layout" draw:type="line" svg:x1="20.5cm" svg:y1="7cm" svg:x2="20.466cm" svg:y2="5.991cm" draw:start-shape="id6" draw:start-glue-point="4" svg:d="M20500 7000l-34-1009" svg:viewBox="0 0 35 1010">
          <text:p/>
        </draw:connector>
        <draw:frame draw:style-name="gr88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89" draw:text-style-name="P4" draw:layer="layout" svg:width="1cm" svg:height="0.5cm" svg:x="15cm" svg:y="9.5cm">
          <draw:text-box>
            <text:p text:style-name="P3"><text:span text:style-name="T1">4</text:span></text:p>
          </draw:text-box>
        </draw:frame>
        <draw:line draw:style-name="gr90" draw:text-style-name="P5" draw:layer="layout" svg:x1="14cm" svg:y1="9cm" svg:x2="16cm" svg:y2="9cm">
          <text:p/>
        </draw:line>
        <draw:line draw:style-name="gr91" draw:text-style-name="P5" draw:layer="layout" svg:x1="14cm" svg:y1="9.5cm" svg:x2="16cm" svg:y2="9.5cm">
          <text:p/>
        </draw:line>
        <draw:line draw:style-name="gr92" draw:text-style-name="P5" xml:id="id15" draw:id="id15" draw:layer="layout" svg:x1="14cm" svg:y1="10cm" svg:x2="16cm" svg:y2="10cm">
          <text:p/>
        </draw:line>
        <draw:line draw:style-name="gr93" draw:text-style-name="P5" draw:layer="layout" svg:x1="14cm" svg:y1="10cm" svg:x2="14cm" svg:y2="9cm">
          <text:p/>
        </draw:line>
        <draw:line draw:style-name="gr94" draw:text-style-name="P5" draw:layer="layout" svg:x1="16cm" svg:y1="10cm" svg:x2="16cm" svg:y2="9cm">
          <text:p/>
        </draw:line>
        <draw:frame draw:style-name="gr95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96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97" draw:text-style-name="P5" draw:layer="layout" svg:x1="1cm" svg:y1="13cm" svg:x2="3cm" svg:y2="13cm">
          <text:p/>
        </draw:line>
        <draw:line draw:style-name="gr98" draw:text-style-name="P5" draw:layer="layout" svg:x1="1cm" svg:y1="13.5cm" svg:x2="3cm" svg:y2="13.5cm">
          <text:p/>
        </draw:line>
        <draw:line draw:style-name="gr99" draw:text-style-name="P5" draw:layer="layout" svg:x1="1cm" svg:y1="14cm" svg:x2="3cm" svg:y2="14cm">
          <text:p/>
        </draw:line>
        <draw:line draw:style-name="gr100" draw:text-style-name="P5" draw:layer="layout" svg:x1="1cm" svg:y1="14cm" svg:x2="1cm" svg:y2="13cm">
          <text:p/>
        </draw:line>
        <draw:line draw:style-name="gr101" draw:text-style-name="P5" draw:layer="layout" svg:x1="3cm" svg:y1="14cm" svg:x2="3cm" svg:y2="13cm">
          <text:p/>
        </draw:line>
        <draw:frame draw:style-name="gr102" draw:text-style-name="P2" draw:layer="layout" svg:width="2cm" svg:height="0.5cm" svg:x="3.5cm" svg:y="13cm">
          <draw:text-box>
            <text:p text:style-name="P1"><text:span text:style-name="T1">v6, v5</text:span></text:p>
          </draw:text-box>
        </draw:frame>
        <draw:frame draw:style-name="gr103" draw:text-style-name="P4" draw:layer="layout" svg:width="1cm" svg:height="0.5cm" svg:x="4.5cm" svg:y="13.5cm">
          <draw:text-box>
            <text:p text:style-name="P3"><text:span text:style-name="T1">1</text:span></text:p>
          </draw:text-box>
        </draw:frame>
        <draw:line draw:style-name="gr104" draw:text-style-name="P5" draw:layer="layout" svg:x1="3.5cm" svg:y1="13cm" svg:x2="5.5cm" svg:y2="13cm">
          <text:p/>
        </draw:line>
        <draw:line draw:style-name="gr105" draw:text-style-name="P5" draw:layer="layout" svg:x1="3.5cm" svg:y1="13.5cm" svg:x2="5.5cm" svg:y2="13.5cm">
          <text:p/>
        </draw:line>
        <draw:line draw:style-name="gr106" draw:text-style-name="P5" draw:layer="layout" svg:x1="3.5cm" svg:y1="14cm" svg:x2="5.5cm" svg:y2="14cm">
          <text:p/>
        </draw:line>
        <draw:line draw:style-name="gr107" draw:text-style-name="P5" draw:layer="layout" svg:x1="3.5cm" svg:y1="14cm" svg:x2="3.5cm" svg:y2="13cm">
          <text:p/>
        </draw:line>
        <draw:line draw:style-name="gr108" draw:text-style-name="P5" draw:layer="layout" svg:x1="5.5cm" svg:y1="14cm" svg:x2="5.5cm" svg:y2="13cm">
          <text:p/>
        </draw:line>
        <draw:custom-shape draw:style-name="gr109" draw:text-style-name="P8" xml:id="id10" draw:id="id10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" draw:text-style-name="P5" draw:layer="layout" draw:type="line" svg:x1="2cm" svg:y1="13cm" svg:x2="3.646cm" svg:y2="11.854cm" draw:end-shape="id10" draw:end-glue-point="7" svg:d="M2000 13000l1646-1146" svg:viewBox="0 0 1647 1147">
          <text:p/>
        </draw:connector>
        <draw:connector draw:style-name="gr111" draw:text-style-name="P5" draw:layer="layout" draw:type="line" svg:x1="4.5cm" svg:y1="13cm" svg:x2="4.354cm" svg:y2="11.854cm" draw:end-shape="id10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0" draw:start-glue-point="4" svg:d="M4000 11000l2047-990" svg:viewBox="0 0 2048 991">
          <text:p/>
        </draw:connector>
        <draw:frame draw:style-name="gr11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13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14" draw:text-style-name="P5" xml:id="id13" draw:id="id13" draw:layer="layout" svg:x1="6cm" svg:y1="13cm" svg:x2="8cm" svg:y2="13cm">
          <text:p/>
        </draw:line>
        <draw:line draw:style-name="gr115" draw:text-style-name="P5" draw:layer="layout" svg:x1="6cm" svg:y1="13.5cm" svg:x2="8cm" svg:y2="13.5cm">
          <text:p/>
        </draw:line>
        <draw:line draw:style-name="gr116" draw:text-style-name="P5" xml:id="id35" draw:id="id35" draw:layer="layout" svg:x1="6cm" svg:y1="14cm" svg:x2="8cm" svg:y2="14cm">
          <text:p/>
        </draw:line>
        <draw:line draw:style-name="gr117" draw:text-style-name="P5" draw:layer="layout" svg:x1="6cm" svg:y1="14cm" svg:x2="6cm" svg:y2="13cm">
          <text:p/>
        </draw:line>
        <draw:line draw:style-name="gr118" draw:text-style-name="P5" draw:layer="layout" svg:x1="8cm" svg:y1="14cm" svg:x2="8cm" svg:y2="13cm">
          <text:p/>
        </draw:line>
        <draw:frame draw:style-name="gr119" draw:text-style-name="P2" draw:layer="layout" svg:width="2cm" svg:height="0.5cm" svg:x="8.5cm" svg:y="13cm">
          <draw:text-box>
            <text:p text:style-name="P1"><text:span text:style-name="T1">v2, v10</text:span></text:p>
          </draw:text-box>
        </draw:frame>
        <draw:frame draw:style-name="gr120" draw:text-style-name="P4" draw:layer="layout" svg:width="1cm" svg:height="0.5cm" svg:x="9.5cm" svg:y="13.5cm">
          <draw:text-box>
            <text:p text:style-name="P3"><text:span text:style-name="T1">2</text:span></text:p>
          </draw:text-box>
        </draw:frame>
        <draw:line draw:style-name="gr121" draw:text-style-name="P5" draw:layer="layout" svg:x1="8.5cm" svg:y1="13cm" svg:x2="10.5cm" svg:y2="13cm">
          <text:p/>
        </draw:line>
        <draw:line draw:style-name="gr122" draw:text-style-name="P5" draw:layer="layout" svg:x1="8.5cm" svg:y1="13.5cm" svg:x2="10.5cm" svg:y2="13.5cm">
          <text:p/>
        </draw:line>
        <draw:line draw:style-name="gr123" draw:text-style-name="P5" draw:layer="layout" svg:x1="8.5cm" svg:y1="14cm" svg:x2="10.5cm" svg:y2="14cm">
          <text:p/>
        </draw:line>
        <draw:line draw:style-name="gr124" draw:text-style-name="P5" draw:layer="layout" svg:x1="8.5cm" svg:y1="14cm" svg:x2="8.5cm" svg:y2="13cm">
          <text:p/>
        </draw:line>
        <draw:line draw:style-name="gr125" draw:text-style-name="P5" xml:id="id18" draw:id="id18" draw:layer="layout" svg:x1="10.5cm" svg:y1="14cm" svg:x2="10.5cm" svg:y2="13cm">
          <text:p/>
        </draw:line>
        <draw:frame draw:style-name="gr126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127" draw:text-style-name="P4" draw:layer="layout" svg:width="1cm" svg:height="0.5cm" svg:x="12cm" svg:y="13.5cm">
          <draw:text-box>
            <text:p text:style-name="P3"><text:span text:style-name="T1">2</text:span></text:p>
          </draw:text-box>
        </draw:frame>
        <draw:line draw:style-name="gr128" draw:text-style-name="P5" xml:id="id16" draw:id="id16" draw:layer="layout" svg:x1="11cm" svg:y1="13cm" svg:x2="13cm" svg:y2="13cm">
          <text:p/>
        </draw:line>
        <draw:line draw:style-name="gr129" draw:text-style-name="P5" draw:layer="layout" svg:x1="11cm" svg:y1="13.5cm" svg:x2="13cm" svg:y2="13.5cm">
          <text:p/>
        </draw:line>
        <draw:line draw:style-name="gr130" draw:text-style-name="P5" draw:layer="layout" svg:x1="11cm" svg:y1="14cm" svg:x2="13cm" svg:y2="14cm">
          <text:p/>
        </draw:line>
        <draw:line draw:style-name="gr131" draw:text-style-name="P5" draw:layer="layout" svg:x1="11cm" svg:y1="14cm" svg:x2="11cm" svg:y2="13cm">
          <text:p/>
        </draw:line>
        <draw:line draw:style-name="gr132" draw:text-style-name="P5" xml:id="id22" draw:id="id22" draw:layer="layout" svg:x1="13cm" svg:y1="14cm" svg:x2="13cm" svg:y2="13cm">
          <text:p/>
        </draw:line>
        <draw:frame draw:style-name="gr133" draw:text-style-name="P2" draw:layer="layout" svg:width="2cm" svg:height="0.5cm" svg:x="13.5cm" svg:y="13cm">
          <draw:text-box>
            <text:p text:style-name="P1"><text:span text:style-name="T1">v2, </text:span><text:span text:style-name="T1">v3</text:span></text:p>
          </draw:text-box>
        </draw:frame>
        <draw:frame draw:style-name="gr134" draw:text-style-name="P4" draw:layer="layout" svg:width="1cm" svg:height="0.5cm" svg:x="14.5cm" svg:y="13.5cm">
          <draw:text-box>
            <text:p text:style-name="P3"><text:span text:style-name="T1">2</text:span></text:p>
          </draw:text-box>
        </draw:frame>
        <draw:line draw:style-name="gr135" draw:text-style-name="P5" draw:layer="layout" svg:x1="13.5cm" svg:y1="13cm" svg:x2="15.5cm" svg:y2="13cm">
          <text:p/>
        </draw:line>
        <draw:line draw:style-name="gr136" draw:text-style-name="P5" draw:layer="layout" svg:x1="13.5cm" svg:y1="13.5cm" svg:x2="15.5cm" svg:y2="13.5cm">
          <text:p/>
        </draw:line>
        <draw:line draw:style-name="gr137" draw:text-style-name="P5" draw:layer="layout" svg:x1="13.5cm" svg:y1="14cm" svg:x2="15.5cm" svg:y2="14cm">
          <text:p/>
        </draw:line>
        <draw:line draw:style-name="gr138" draw:text-style-name="P5" xml:id="id17" draw:id="id17" draw:layer="layout" svg:x1="13.5cm" svg:y1="14cm" svg:x2="13.5cm" svg:y2="13cm">
          <text:p/>
        </draw:line>
        <draw:line draw:style-name="gr139" draw:text-style-name="P5" xml:id="id26" draw:id="id26" draw:layer="layout" svg:x1="15.5cm" svg:y1="14cm" svg:x2="15.5cm" svg:y2="13cm">
          <text:p/>
        </draw:line>
        <draw:frame draw:style-name="gr140" draw:text-style-name="P2" draw:layer="layout" svg:width="2cm" svg:height="0.5cm" svg:x="16cm" svg:y="13cm">
          <draw:text-box>
            <text:p text:style-name="P1"><text:span text:style-name="T1">v0, </text:span><text:span text:style-name="T1">v10</text:span></text:p>
          </draw:text-box>
        </draw:frame>
        <draw:frame draw:style-name="gr141" draw:text-style-name="P4" draw:layer="layout" svg:width="1cm" svg:height="0.5cm" svg:x="17cm" svg:y="13.5cm">
          <draw:text-box>
            <text:p text:style-name="P3"><text:span text:style-name="T1">1</text:span></text:p>
          </draw:text-box>
        </draw:frame>
        <draw:line draw:style-name="gr142" draw:text-style-name="P5" draw:layer="layout" svg:x1="16cm" svg:y1="13cm" svg:x2="18cm" svg:y2="13cm">
          <text:p/>
        </draw:line>
        <draw:line draw:style-name="gr143" draw:text-style-name="P5" draw:layer="layout" svg:x1="16cm" svg:y1="13.5cm" svg:x2="18cm" svg:y2="13.5cm">
          <text:p/>
        </draw:line>
        <draw:line draw:style-name="gr144" draw:text-style-name="P5" draw:layer="layout" svg:x1="16cm" svg:y1="14cm" svg:x2="18cm" svg:y2="14cm">
          <text:p/>
        </draw:line>
        <draw:line draw:style-name="gr145" draw:text-style-name="P5" xml:id="id20" draw:id="id20" draw:layer="layout" svg:x1="16cm" svg:y1="14cm" svg:x2="16cm" svg:y2="13cm">
          <text:p/>
        </draw:line>
        <draw:line draw:style-name="gr146" draw:text-style-name="P5" draw:layer="layout" svg:x1="18cm" svg:y1="14cm" svg:x2="18cm" svg:y2="13cm">
          <text:p/>
        </draw:line>
        <draw:frame draw:style-name="gr147" draw:text-style-name="P2" draw:layer="layout" svg:width="2cm" svg:height="0.5cm" svg:x="18.5cm" svg:y="13cm">
          <draw:text-box>
            <text:p text:style-name="P1"><text:span text:style-name="T1">v3, v4</text:span></text:p>
          </draw:text-box>
        </draw:frame>
        <draw:frame draw:style-name="gr148" draw:text-style-name="P4" draw:layer="layout" svg:width="1cm" svg:height="0.5cm" svg:x="19.5cm" svg:y="13.5cm">
          <draw:text-box>
            <text:p text:style-name="P3"><text:span text:style-name="T1">1</text:span></text:p>
          </draw:text-box>
        </draw:frame>
        <draw:line draw:style-name="gr149" draw:text-style-name="P5" xml:id="id28" draw:id="id28" draw:layer="layout" svg:x1="18.5cm" svg:y1="13cm" svg:x2="20.5cm" svg:y2="13cm">
          <text:p/>
        </draw:line>
        <draw:line draw:style-name="gr150" draw:text-style-name="P5" draw:layer="layout" svg:x1="18.5cm" svg:y1="13.5cm" svg:x2="20.5cm" svg:y2="13.5cm">
          <text:p/>
        </draw:line>
        <draw:line draw:style-name="gr151" draw:text-style-name="P5" draw:layer="layout" svg:x1="18.5cm" svg:y1="14cm" svg:x2="20.5cm" svg:y2="14cm">
          <text:p/>
        </draw:line>
        <draw:line draw:style-name="gr152" draw:text-style-name="P5" xml:id="id24" draw:id="id24" draw:layer="layout" svg:x1="18.5cm" svg:y1="14cm" svg:x2="18.5cm" svg:y2="13cm">
          <text:p/>
        </draw:line>
        <draw:line draw:style-name="gr153" draw:text-style-name="P5" draw:layer="layout" svg:x1="20.5cm" svg:y1="14cm" svg:x2="20.5cm" svg:y2="13cm">
          <text:p/>
        </draw:line>
        <draw:frame draw:style-name="gr154" draw:text-style-name="P2" draw:layer="layout" svg:width="2cm" svg:height="0.5cm" svg:x="21cm" svg:y="13cm">
          <draw:text-box>
            <text:p text:style-name="P1"><text:span text:style-name="T1">v0, v1</text:span></text:p>
          </draw:text-box>
        </draw:frame>
        <draw:frame draw:style-name="gr155" draw:text-style-name="P4" draw:layer="layout" svg:width="1cm" svg:height="0.5cm" svg:x="22cm" svg:y="13.5cm">
          <draw:text-box>
            <text:p text:style-name="P3"><text:span text:style-name="T1">1</text:span></text:p>
          </draw:text-box>
        </draw:frame>
        <draw:line draw:style-name="gr156" draw:text-style-name="P5" draw:layer="layout" svg:x1="21cm" svg:y1="13cm" svg:x2="23cm" svg:y2="13cm">
          <text:p/>
        </draw:line>
        <draw:line draw:style-name="gr157" draw:text-style-name="P5" draw:layer="layout" svg:x1="21cm" svg:y1="13.5cm" svg:x2="23cm" svg:y2="13.5cm">
          <text:p/>
        </draw:line>
        <draw:line draw:style-name="gr158" draw:text-style-name="P5" draw:layer="layout" svg:x1="21cm" svg:y1="14cm" svg:x2="23cm" svg:y2="14cm">
          <text:p/>
        </draw:line>
        <draw:line draw:style-name="gr159" draw:text-style-name="P5" draw:layer="layout" svg:x1="21cm" svg:y1="14cm" svg:x2="21cm" svg:y2="13cm">
          <text:p/>
        </draw:line>
        <draw:line draw:style-name="gr160" draw:text-style-name="P5" draw:layer="layout" svg:x1="23cm" svg:y1="14cm" svg:x2="23cm" svg:y2="13cm">
          <text:p/>
        </draw:line>
        <draw:frame draw:style-name="gr161" draw:text-style-name="P2" draw:layer="layout" svg:width="2cm" svg:height="0.5cm" svg:x="23.5cm" svg:y="13cm">
          <draw:text-box>
            <text:p text:style-name="P1"><text:span text:style-name="T1">v1, v2</text:span></text:p>
          </draw:text-box>
        </draw:frame>
        <draw:frame draw:style-name="gr162" draw:text-style-name="P4" draw:layer="layout" svg:width="0.987cm" svg:height="0.5cm" svg:x="24.513cm" svg:y="13.5cm">
          <draw:text-box>
            <text:p text:style-name="P3"><text:span text:style-name="T1">2</text:span></text:p>
          </draw:text-box>
        </draw:frame>
        <draw:line draw:style-name="gr163" draw:text-style-name="P5" draw:layer="layout" svg:x1="23.5cm" svg:y1="13cm" svg:x2="25.5cm" svg:y2="13cm">
          <text:p/>
        </draw:line>
        <draw:line draw:style-name="gr164" draw:text-style-name="P5" draw:layer="layout" svg:x1="23.5cm" svg:y1="13.5cm" svg:x2="25.5cm" svg:y2="13.5cm">
          <text:p/>
        </draw:line>
        <draw:line draw:style-name="gr165" draw:text-style-name="P5" draw:layer="layout" svg:x1="23.5cm" svg:y1="14cm" svg:x2="25.5cm" svg:y2="14cm">
          <text:p/>
        </draw:line>
        <draw:line draw:style-name="gr166" draw:text-style-name="P5" draw:layer="layout" svg:x1="23.5cm" svg:y1="14cm" svg:x2="23.5cm" svg:y2="13cm">
          <text:p/>
        </draw:line>
        <draw:line draw:style-name="gr167" draw:text-style-name="P5" draw:layer="layout" svg:x1="25.5cm" svg:y1="14cm" svg:x2="25.5cm" svg:y2="13cm">
          <text:p/>
        </draw:line>
        <draw:frame draw:style-name="gr168" draw:text-style-name="P2" draw:layer="layout" svg:width="2cm" svg:height="0.5cm" svg:x="26cm" svg:y="13cm">
          <draw:text-box>
            <text:p text:style-name="P1"><text:span text:style-name="T1">v1, v4</text:span></text:p>
          </draw:text-box>
        </draw:frame>
        <draw:frame draw:style-name="gr169" draw:text-style-name="P4" draw:layer="layout" svg:width="1cm" svg:height="0.5cm" svg:x="27cm" svg:y="13.5cm">
          <draw:text-box>
            <text:p text:style-name="P3"><text:span text:style-name="T1">1</text:span></text:p>
          </draw:text-box>
        </draw:frame>
        <draw:line draw:style-name="gr170" draw:text-style-name="P5" draw:layer="layout" svg:x1="26cm" svg:y1="13cm" svg:x2="28cm" svg:y2="13cm">
          <text:p/>
        </draw:line>
        <draw:line draw:style-name="gr171" draw:text-style-name="P5" draw:layer="layout" svg:x1="26cm" svg:y1="13.5cm" svg:x2="28cm" svg:y2="13.5cm">
          <text:p/>
        </draw:line>
        <draw:line draw:style-name="gr172" draw:text-style-name="P5" draw:layer="layout" svg:x1="26cm" svg:y1="14cm" svg:x2="28cm" svg:y2="14cm">
          <text:p/>
        </draw:line>
        <draw:line draw:style-name="gr173" draw:text-style-name="P5" draw:layer="layout" svg:x1="26cm" svg:y1="14cm" svg:x2="26cm" svg:y2="13cm">
          <text:p/>
        </draw:line>
        <draw:line draw:style-name="gr174" draw:text-style-name="P5" draw:layer="layout" svg:x1="28cm" svg:y1="14cm" svg:x2="28cm" svg:y2="13cm">
          <text:p/>
        </draw:line>
        <draw:custom-shape draw:style-name="gr175" draw:text-style-name="P8" xml:id="id11" draw:id="id11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1" draw:start-glue-point="4" svg:d="M6501 11001l3140-5025" svg:viewBox="0 0 3141 5026">
          <text:p/>
        </draw:connector>
        <draw:custom-shape draw:style-name="gr176" draw:text-style-name="P8" xml:id="id12" draw:id="id12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2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3" draw:start-glue-point="0" draw:end-shape="id12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2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1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3" draw:start-glue-point="0" draw:end-shape="id11" draw:end-glue-point="9" svg:d="M7000 13000l-145-1145" svg:viewBox="0 0 146 1146">
          <text:p/>
        </draw:connector>
        <draw:custom-shape draw:style-name="gr177" draw:text-style-name="P8" xml:id="id14" draw:id="id14" draw:layer="layout" svg:width="1cm" svg:height="1cm" svg:x="11.003cm" svg:y="11.003cm">
          <text:p text:style-name="P7"><text:span text:style-name="T2">R</text:span><text:span text:style-name="T3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.503cm" svg:y1="11.003cm" svg:x2="15cm" svg:y2="10cm" draw:start-shape="id14" draw:start-glue-point="4" draw:end-shape="id15" draw:end-glue-point="0" svg:d="M11503 11003l3497-1003" svg:viewBox="0 0 3498 1004">
          <text:p/>
        </draw:connector>
        <draw:connector draw:style-name="gr8" draw:text-style-name="P6" draw:layer="layout" draw:type="line" svg:x1="12cm" svg:y1="13cm" svg:x2="11.503cm" svg:y2="12.003cm" draw:start-shape="id16" draw:start-glue-point="0" draw:end-shape="id14" draw:end-glue-point="8" svg:d="M12000 13000l-497-997" svg:viewBox="0 0 498 998">
          <text:p/>
        </draw:connector>
        <draw:connector draw:style-name="gr8" draw:text-style-name="P6" draw:layer="layout" draw:type="line" svg:x1="13.5cm" svg:y1="13cm" svg:x2="11.857cm" svg:y2="11.857cm" draw:start-shape="id17" draw:start-glue-point="0" draw:end-shape="id14" draw:end-glue-point="9" svg:d="M13500 13000l-1643-1143" svg:viewBox="0 0 1644 1144">
          <text:p/>
        </draw:connector>
        <draw:custom-shape draw:style-name="gr178" draw:text-style-name="P8" xml:id="id19" draw:id="id19" draw:layer="layout" svg:width="1cm" svg:height="1cm" svg:x="13.504cm" svg:y="11.004cm">
          <text:p text:style-name="P7"><text:span text:style-name="T2">R</text:span><text:span text:style-name="T3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0.5cm" svg:y1="13cm" svg:x2="14.004cm" svg:y2="12.004cm" draw:start-shape="id18" draw:start-glue-point="0" draw:end-shape="id19" draw:end-glue-point="8" svg:d="M10500 13000l3504-996" svg:viewBox="0 0 3505 997">
          <text:p/>
        </draw:connector>
        <draw:connector draw:style-name="gr8" draw:text-style-name="P6" draw:layer="layout" draw:type="line" svg:x1="16cm" svg:y1="13cm" svg:x2="14.358cm" svg:y2="11.858cm" draw:start-shape="id20" draw:start-glue-point="0" draw:end-shape="id19" draw:end-glue-point="9" svg:d="M16000 13000l-1642-1142" svg:viewBox="0 0 1643 1143">
          <text:p/>
        </draw:connector>
        <draw:connector draw:style-name="gr8" draw:text-style-name="P6" draw:layer="layout" draw:type="line" svg:x1="14.358cm" svg:y1="11.15cm" svg:x2="17cm" svg:y2="10cm" draw:start-shape="id19" draw:start-glue-point="11" draw:end-shape="id21" draw:end-glue-point="2" svg:d="M14358 11150l2642-1150" svg:viewBox="0 0 2643 1151">
          <text:p/>
        </draw:connector>
        <draw:custom-shape draw:style-name="gr179" draw:text-style-name="P8" xml:id="id23" draw:id="id23" draw:layer="layout" svg:width="1cm" svg:height="1cm" svg:x="16.005cm" svg:y="11.005cm">
          <text:p text:style-name="P7"><text:span text:style-name="T2">R</text:span><text:span text:style-name="T3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3cm" svg:y1="13cm" svg:x2="16.505cm" svg:y2="12.005cm" draw:start-shape="id22" draw:start-glue-point="0" draw:end-shape="id23" draw:end-glue-point="8" svg:d="M13000 13000l3505-995" svg:viewBox="0 0 3506 996">
          <text:p/>
        </draw:connector>
        <draw:connector draw:style-name="gr8" draw:text-style-name="P6" draw:layer="layout" draw:type="line" svg:x1="18.5cm" svg:y1="13cm" svg:x2="16.859cm" svg:y2="11.859cm" draw:start-shape="id24" draw:start-glue-point="0" draw:end-shape="id23" draw:end-glue-point="9" svg:d="M18500 13000l-1641-1141" svg:viewBox="0 0 1642 1142">
          <text:p/>
        </draw:connector>
        <draw:connector draw:style-name="gr8" draw:text-style-name="P6" draw:layer="layout" draw:type="line" svg:x1="16.505cm" svg:y1="11.005cm" svg:x2="16.5cm" svg:y2="6cm" draw:start-shape="id23" draw:start-glue-point="4" draw:end-shape="id25" draw:end-glue-point="2" svg:d="M16505 11005l-5-5005" svg:viewBox="0 0 6 5006">
          <text:p/>
        </draw:connector>
        <draw:custom-shape draw:style-name="gr180" draw:text-style-name="P8" xml:id="id27" draw:id="id27" draw:layer="layout" svg:width="1cm" svg:height="1cm" svg:x="18.506cm" svg:y="11.006cm">
          <text:p text:style-name="P7"><text:span text:style-name="T2">R</text:span><text:span text:style-name="T3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5cm" svg:y1="13cm" svg:x2="18.652cm" svg:y2="11.86cm" draw:start-shape="id26" draw:start-glue-point="0" draw:end-shape="id27" draw:end-glue-point="7" svg:d="M15500 13000l3152-1140" svg:viewBox="0 0 3153 1141">
          <text:p/>
        </draw:connector>
        <draw:connector draw:style-name="gr8" draw:text-style-name="P6" draw:layer="layout" draw:type="line" svg:x1="19.5cm" svg:y1="13cm" svg:x2="19.36cm" svg:y2="11.86cm" draw:start-shape="id28" draw:start-glue-point="0" draw:end-shape="id27" draw:end-glue-point="9" svg:d="M19500 13000l-140-1140" svg:viewBox="0 0 141 1141">
          <text:p/>
        </draw:connector>
        <draw:connector draw:style-name="gr8" draw:text-style-name="P6" draw:layer="layout" draw:type="line" svg:x1="19.006cm" svg:y1="11.006cm" svg:x2="21cm" svg:y2="10cm" draw:start-shape="id27" draw:start-glue-point="4" svg:d="M19006 11006l1994-1006" svg:viewBox="0 0 1995 1007">
          <text:p/>
        </draw:connector>
        <draw:custom-shape draw:style-name="gr181" draw:text-style-name="P8" xml:id="id29" draw:id="id29" draw:layer="layout" svg:width="1cm" svg:height="1cm" svg:x="21.007cm" svg:y="11.007cm">
          <text:p text:style-name="P7"><text:span text:style-name="T2">R</text:span><text:span text:style-name="T3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1.507cm" svg:y1="11.007cm" svg:x2="18cm" svg:y2="10cm" draw:start-shape="id29" draw:start-glue-point="4" draw:end-shape="id30" draw:end-glue-point="0" svg:d="M21507 11007l-3507-1007" svg:viewBox="0 0 3508 1008">
          <text:p/>
        </draw:connector>
        <draw:connector draw:style-name="gr8" draw:text-style-name="P6" draw:layer="layout" draw:type="line" svg:x1="19.5cm" svg:y1="13cm" svg:x2="21.507cm" svg:y2="12.007cm" draw:start-shape="id28" draw:start-glue-point="0" draw:end-shape="id29" draw:end-glue-point="8" svg:d="M19500 13000l2007-993" svg:viewBox="0 0 2008 994">
          <text:p/>
        </draw:connector>
        <draw:connector draw:style-name="gr8" draw:text-style-name="P6" draw:layer="layout" draw:type="line" svg:x1="22cm" svg:y1="13cm" svg:x2="21.507cm" svg:y2="12.007cm" draw:end-shape="id29" draw:end-glue-point="8" svg:d="M22000 13000l-493-993" svg:viewBox="0 0 494 994">
          <text:p/>
        </draw:connector>
        <draw:custom-shape draw:style-name="gr182" draw:text-style-name="P8" xml:id="id31" draw:id="id31" draw:layer="layout" svg:width="1cm" svg:height="1cm" svg:x="23.508cm" svg:y="11.008cm">
          <text:p text:style-name="P7"><text:span text:style-name="T2">R</text:span><text:span text:style-name="T3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4.008cm" svg:y1="11.008cm" svg:x2="21cm" svg:y2="10cm" draw:start-shape="id31" draw:start-glue-point="4" svg:d="M24008 11008l-3008-1008" svg:viewBox="0 0 3009 1009">
          <text:p/>
        </draw:connector>
        <draw:connector draw:style-name="gr8" draw:text-style-name="P6" draw:layer="layout" draw:type="line" svg:x1="24.487cm" svg:y1="13.028cm" svg:x2="24.008cm" svg:y2="12.008cm" draw:end-shape="id31" draw:end-glue-point="8" svg:d="M24487 13028l-479-1020" svg:viewBox="0 0 480 1021">
          <text:p/>
        </draw:connector>
        <draw:connector draw:style-name="gr8" draw:text-style-name="P6" draw:layer="layout" draw:type="line" svg:x1="27cm" svg:y1="13cm" svg:x2="24.362cm" svg:y2="11.862cm" draw:end-shape="id31" draw:end-glue-point="9" svg:d="M27000 13000l-2638-1138" svg:viewBox="0 0 2639 1139">
          <text:p/>
        </draw:connector>
        <draw:custom-shape draw:style-name="gr183" draw:text-style-name="P8" xml:id="id32" draw:id="id32" draw:layer="layout" svg:width="1cm" svg:height="1cm" svg:x="23.009cm" svg:y="7.009cm">
          <text:p text:style-name="P7"><text:span text:style-name="T2">R</text:span><text:span text:style-name="T3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2cm" svg:y1="13cm" svg:x2="23.509cm" svg:y2="8.009cm" draw:end-shape="id32" draw:end-glue-point="8" svg:d="M22000 13000l1509-4991" svg:viewBox="0 0 1510 4992">
          <text:p/>
        </draw:connector>
        <draw:connector draw:style-name="gr8" draw:text-style-name="P6" draw:layer="layout" draw:type="line" svg:x1="27cm" svg:y1="13cm" svg:x2="23.509cm" svg:y2="8.009cm" draw:end-shape="id32" draw:end-glue-point="8" svg:d="M27000 13000l-3491-4991" svg:viewBox="0 0 3492 4992">
          <text:p/>
        </draw:connector>
        <draw:connector draw:style-name="gr8" draw:text-style-name="P6" draw:layer="layout" draw:type="line" svg:x1="23.509cm" svg:y1="7.009cm" svg:x2="21.5cm" svg:y2="6cm" draw:start-shape="id32" draw:start-glue-point="4" draw:end-shape="id33" draw:end-glue-point="2" svg:d="M23509 7009l-2009-1009" svg:viewBox="0 0 2010 1010">
          <text:p/>
        </draw:connector>
        <draw:frame draw:style-name="gr184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85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86" draw:text-style-name="P5" draw:layer="layout" svg:x1="4.5cm" svg:y1="17cm" svg:x2="6.5cm" svg:y2="17cm">
          <text:p/>
        </draw:line>
        <draw:line draw:style-name="gr187" draw:text-style-name="P5" draw:layer="layout" svg:x1="4.5cm" svg:y1="17.5cm" svg:x2="6.5cm" svg:y2="17.5cm">
          <text:p/>
        </draw:line>
        <draw:line draw:style-name="gr188" draw:text-style-name="P5" draw:layer="layout" svg:x1="4.5cm" svg:y1="18cm" svg:x2="6.5cm" svg:y2="18cm">
          <text:p/>
        </draw:line>
        <draw:line draw:style-name="gr189" draw:text-style-name="P5" draw:layer="layout" svg:x1="4.5cm" svg:y1="18cm" svg:x2="4.5cm" svg:y2="17cm">
          <text:p/>
        </draw:line>
        <draw:line draw:style-name="gr190" draw:text-style-name="P5" draw:layer="layout" svg:x1="6.5cm" svg:y1="18cm" svg:x2="6.5cm" svg:y2="17cm">
          <text:p/>
        </draw:line>
        <draw:frame draw:style-name="gr191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92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93" draw:text-style-name="P5" draw:layer="layout" svg:x1="7.5cm" svg:y1="17cm" svg:x2="9.5cm" svg:y2="17cm">
          <text:p/>
        </draw:line>
        <draw:line draw:style-name="gr194" draw:text-style-name="P5" draw:layer="layout" svg:x1="7.5cm" svg:y1="17.5cm" svg:x2="9.5cm" svg:y2="17.5cm">
          <text:p/>
        </draw:line>
        <draw:line draw:style-name="gr195" draw:text-style-name="P5" draw:layer="layout" svg:x1="7.5cm" svg:y1="18cm" svg:x2="9.5cm" svg:y2="18cm">
          <text:p/>
        </draw:line>
        <draw:line draw:style-name="gr196" draw:text-style-name="P5" draw:layer="layout" svg:x1="7.5cm" svg:y1="18cm" svg:x2="7.5cm" svg:y2="17cm">
          <text:p/>
        </draw:line>
        <draw:line draw:style-name="gr197" draw:text-style-name="P5" draw:layer="layout" svg:x1="9.5cm" svg:y1="18cm" svg:x2="9.5cm" svg:y2="17cm">
          <text:p/>
        </draw:line>
        <draw:custom-shape draw:style-name="gr198" draw:text-style-name="P8" xml:id="id34" draw:id="id34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5" draw:layer="layout" draw:type="line" svg:x1="5.5cm" svg:y1="17cm" svg:x2="6.646cm" svg:y2="15.854cm" draw:end-shape="id34" draw:end-glue-point="7" svg:d="M5500 17000l1146-1146" svg:viewBox="0 0 1147 1147">
          <text:p/>
        </draw:connector>
        <draw:connector draw:style-name="gr200" draw:text-style-name="P5" draw:layer="layout" draw:type="line" svg:x1="8.5cm" svg:y1="17cm" svg:x2="7.354cm" svg:y2="15.854cm" draw:end-shape="id34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34" draw:start-glue-point="4" draw:end-shape="id35" draw:end-glue-point="0" svg:d="M7000 15000v-1000" svg:viewBox="0 0 1 1001">
          <text:p/>
        </draw:connector>
        <draw:g>
          <draw:frame draw:style-name="gr201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202" draw:text-style-name="P5" draw:layer="layout" svg:x1="5cm" svg:y1="17.5cm" svg:x2="5cm" svg:y2="18cm">
            <text:p/>
          </draw:line>
        </draw:g>
        <draw:g>
          <draw:frame draw:style-name="gr203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204" draw:text-style-name="P5" draw:layer="layout" svg:x1="8.007cm" svg:y1="17.5cm" svg:x2="8.007cm" svg:y2="18cm">
            <text:p/>
          </draw:line>
        </draw:g>
        <draw:g>
          <draw:frame draw:style-name="gr205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206" draw:text-style-name="P5" draw:layer="layout" svg:x1="6.5cm" svg:y1="13.5cm" svg:x2="6.5cm" svg:y2="14cm">
            <text:p/>
          </draw:line>
        </draw:g>
        <draw:g>
          <draw:frame draw:style-name="gr207" draw:text-style-name="P4" draw:layer="layout" svg:width="0.5cm" svg:height="0.5cm" svg:x="3.5cm" svg:y="13.5cm">
            <draw:text-box>
              <text:p text:style-name="P3"><text:span text:style-name="T1">1</text:span></text:p>
            </draw:text-box>
          </draw:frame>
          <draw:line draw:style-name="gr208" draw:text-style-name="P5" draw:layer="layout" svg:x1="4cm" svg:y1="13.5cm" svg:x2="4cm" svg:y2="14cm">
            <text:p/>
          </draw:line>
        </draw:g>
        <draw:g>
          <draw:frame draw:style-name="gr209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210" draw:text-style-name="P5" draw:layer="layout" svg:x1="1.5cm" svg:y1="13.5cm" svg:x2="1.5cm" svg:y2="14cm">
            <text:p/>
          </draw:line>
        </draw:g>
        <draw:g>
          <draw:frame draw:style-name="gr211" draw:text-style-name="P4" draw:layer="layout" svg:width="0.5cm" svg:height="0.5cm" svg:x="8.507cm" svg:y="13.5cm">
            <draw:text-box>
              <text:p text:style-name="P3"><text:span text:style-name="T1">1</text:span></text:p>
            </draw:text-box>
          </draw:frame>
          <draw:line draw:style-name="gr212" draw:text-style-name="P5" draw:layer="layout" svg:x1="9.007cm" svg:y1="13.5cm" svg:x2="9.007cm" svg:y2="14cm">
            <text:p/>
          </draw:line>
        </draw:g>
        <draw:g>
          <draw:frame draw:style-name="gr213" draw:text-style-name="P4" draw:layer="layout" svg:width="0.5cm" svg:height="0.5cm" svg:x="11cm" svg:y="13.5cm">
            <draw:text-box>
              <text:p text:style-name="P3"><text:span text:style-name="T1">1</text:span></text:p>
            </draw:text-box>
          </draw:frame>
          <draw:line draw:style-name="gr214" draw:text-style-name="P5" draw:layer="layout" svg:x1="11.5cm" svg:y1="13.5cm" svg:x2="11.5cm" svg:y2="14cm">
            <text:p/>
          </draw:line>
        </draw:g>
        <draw:g>
          <draw:frame draw:style-name="gr215" draw:text-style-name="P4" draw:layer="layout" svg:width="0.5cm" svg:height="0.5cm" svg:x="13.5cm" svg:y="13.5cm">
            <draw:text-box>
              <text:p text:style-name="P3"><text:span text:style-name="T1">1</text:span></text:p>
            </draw:text-box>
          </draw:frame>
          <draw:line draw:style-name="gr216" draw:text-style-name="P5" draw:layer="layout" svg:x1="14cm" svg:y1="13.5cm" svg:x2="14cm" svg:y2="14cm">
            <text:p/>
          </draw:line>
        </draw:g>
        <draw:g>
          <draw:frame draw:style-name="gr217" draw:text-style-name="P4" draw:layer="layout" svg:width="0.5cm" svg:height="0.5cm" svg:x="16cm" svg:y="13.5cm">
            <draw:text-box>
              <text:p text:style-name="P3"><text:span text:style-name="T1">1</text:span></text:p>
            </draw:text-box>
          </draw:frame>
          <draw:line draw:style-name="gr218" draw:text-style-name="P5" draw:layer="layout" svg:x1="16.5cm" svg:y1="13.5cm" svg:x2="16.5cm" svg:y2="14cm">
            <text:p/>
          </draw:line>
        </draw:g>
        <draw:g>
          <draw:frame draw:style-name="gr219" draw:text-style-name="P4" draw:layer="layout" svg:width="0.5cm" svg:height="0.5cm" svg:x="18.5cm" svg:y="13.5cm">
            <draw:text-box>
              <text:p text:style-name="P3"><text:span text:style-name="T1">1</text:span></text:p>
            </draw:text-box>
          </draw:frame>
          <draw:line draw:style-name="gr220" draw:text-style-name="P5" draw:layer="layout" svg:x1="19cm" svg:y1="13.5cm" svg:x2="19cm" svg:y2="14cm">
            <text:p/>
          </draw:line>
        </draw:g>
        <draw:g>
          <draw:frame draw:style-name="gr221" draw:text-style-name="P4" draw:layer="layout" svg:width="0.5cm" svg:height="0.5cm" svg:x="21cm" svg:y="13.5cm">
            <draw:text-box>
              <text:p text:style-name="P3"><text:span text:style-name="T1">1</text:span></text:p>
            </draw:text-box>
          </draw:frame>
          <draw:line draw:style-name="gr222" draw:text-style-name="P5" draw:layer="layout" svg:x1="21.5cm" svg:y1="13.5cm" svg:x2="21.5cm" svg:y2="14cm">
            <text:p/>
          </draw:line>
        </draw:g>
        <draw:g>
          <draw:frame draw:style-name="gr223" draw:text-style-name="P4" draw:layer="layout" svg:width="0.5cm" svg:height="0.5cm" svg:x="26cm" svg:y="13.5cm">
            <draw:text-box>
              <text:p text:style-name="P3"><text:span text:style-name="T1">1</text:span></text:p>
            </draw:text-box>
          </draw:frame>
          <draw:line draw:style-name="gr224" draw:text-style-name="P5" draw:layer="layout" svg:x1="26.5cm" svg:y1="13.5cm" svg:x2="26.5cm" svg:y2="14cm">
            <text:p/>
          </draw:line>
        </draw:g>
        <draw:g>
          <draw:frame draw:style-name="gr225" draw:text-style-name="P4" draw:layer="layout" svg:width="0.5cm" svg:height="0.5cm" svg:x="23.5cm" svg:y="13.5cm">
            <draw:text-box>
              <text:p text:style-name="P3"><text:span text:style-name="T1">1</text:span></text:p>
            </draw:text-box>
          </draw:frame>
          <draw:line draw:style-name="gr226" draw:text-style-name="P5" draw:layer="layout" svg:x1="24cm" svg:y1="13.5cm" svg:x2="24cm" svg:y2="14cm">
            <text:p/>
          </draw:line>
        </draw:g>
        <draw:g>
          <draw:frame draw:style-name="gr227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228" draw:text-style-name="P5" draw:layer="layout" svg:x1="5.5cm" svg:y1="9.5cm" svg:x2="5.5cm" svg:y2="10cm">
            <text:p/>
          </draw:line>
        </draw:g>
        <draw:g>
          <draw:frame draw:style-name="gr229" draw:text-style-name="P4" draw:layer="layout" svg:width="0.5cm" svg:height="0.5cm" svg:x="17cm" svg:y="9.5cm">
            <draw:text-box>
              <text:p text:style-name="P3"><text:span text:style-name="T1">2</text:span></text:p>
            </draw:text-box>
          </draw:frame>
          <draw:line draw:style-name="gr230" draw:text-style-name="P5" draw:layer="layout" svg:x1="17.5cm" svg:y1="9.5cm" svg:x2="17.5cm" svg:y2="10cm">
            <text:p/>
          </draw:line>
        </draw:g>
        <draw:g>
          <draw:frame draw:style-name="gr231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232" draw:text-style-name="P5" draw:layer="layout" svg:x1="8.5cm" svg:y1="9.5cm" svg:x2="8.5cm" svg:y2="10cm">
            <text:p/>
          </draw:line>
        </draw:g>
        <draw:g>
          <draw:frame draw:style-name="gr233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234" draw:text-style-name="P5" draw:layer="layout" svg:x1="11.5cm" svg:y1="9.5cm" svg:x2="11.5cm" svg:y2="10cm">
            <text:p/>
          </draw:line>
        </draw:g>
        <draw:g>
          <draw:frame draw:style-name="gr235" draw:text-style-name="P4" draw:layer="layout" svg:width="0.5cm" svg:height="0.5cm" svg:x="14cm" svg:y="9.5cm">
            <draw:text-box>
              <text:p text:style-name="P3"><text:span text:style-name="T1">1</text:span></text:p>
            </draw:text-box>
          </draw:frame>
          <draw:line draw:style-name="gr236" draw:text-style-name="P5" draw:layer="layout" svg:x1="14.5cm" svg:y1="9.5cm" svg:x2="14.5cm" svg:y2="10cm">
            <text:p/>
          </draw:line>
        </draw:g>
        <draw:g>
          <draw:frame draw:style-name="gr237" draw:text-style-name="P4" draw:layer="layout" svg:width="0.5cm" svg:height="0.5cm" svg:x="20cm" svg:y="9.5cm">
            <draw:text-box>
              <text:p text:style-name="P3"><text:span text:style-name="T1">1</text:span></text:p>
            </draw:text-box>
          </draw:frame>
          <draw:line draw:style-name="gr238" draw:text-style-name="P5" draw:layer="layout" svg:x1="20.5cm" svg:y1="9.5cm" svg:x2="20.5cm" svg:y2="10cm">
            <text:p/>
          </draw:line>
        </draw:g>
        <draw:g>
          <draw:frame draw:style-name="gr239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240" draw:text-style-name="P5" draw:layer="layout" svg:x1="9cm" svg:y1="5.5cm" svg:x2="9cm" svg:y2="6cm">
            <text:p/>
          </draw:line>
        </draw:g>
        <draw:g>
          <draw:frame draw:style-name="gr241" draw:text-style-name="P4" draw:layer="layout" svg:width="0.5cm" svg:height="0.5cm" svg:x="19.5cm" svg:y="5.5cm">
            <draw:text-box>
              <text:p text:style-name="P3"><text:span text:style-name="T1">1</text:span></text:p>
            </draw:text-box>
          </draw:frame>
          <draw:line draw:style-name="gr242" draw:text-style-name="P5" draw:layer="layout" svg:x1="20cm" svg:y1="5.5cm" svg:x2="20cm" svg:y2="6cm">
            <text:p/>
          </draw:line>
        </draw:g>
        <draw:g>
          <draw:frame draw:style-name="gr243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244" draw:text-style-name="P5" draw:layer="layout" svg:x1="12cm" svg:y1="5.5cm" svg:x2="12cm" svg:y2="6cm">
            <text:p/>
          </draw:line>
        </draw:g>
        <draw:g>
          <draw:frame draw:style-name="gr245" draw:text-style-name="P4" draw:layer="layout" svg:width="0.5cm" svg:height="0.5cm" svg:x="16.5cm" svg:y="5.5cm">
            <draw:text-box>
              <text:p text:style-name="P3"><text:span text:style-name="T1">2</text:span></text:p>
            </draw:text-box>
          </draw:frame>
          <draw:line draw:style-name="gr246" draw:text-style-name="P5" draw:layer="layout" svg:x1="17cm" svg:y1="5.5cm" svg:x2="17cm" svg:y2="6cm">
            <text:p/>
          </draw:line>
        </draw:g>
        <draw:g>
          <draw:frame draw:style-name="gr247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248" draw:text-style-name="P5" draw:layer="layout" svg:x1="14.5cm" svg:y1="1.5cm" svg:x2="14.5cm" svg:y2="2cm">
            <text:p/>
          </draw:line>
        </draw:g>
      </draw:page>
      <draw:page draw:name="page2" draw:style-name="dp1" draw:master-page-name="Default">
        <draw:frame draw:style-name="gr249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50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251" draw:text-style-name="P5" draw:layer="layout" svg:x1="14cm" svg:y1="1cm" svg:x2="16cm" svg:y2="1cm">
          <text:p/>
        </draw:line>
        <draw:line draw:style-name="gr252" draw:text-style-name="P5" draw:layer="layout" svg:x1="14cm" svg:y1="1.5cm" svg:x2="16cm" svg:y2="1.5cm">
          <text:p/>
        </draw:line>
        <draw:line draw:style-name="gr253" draw:text-style-name="P5" xml:id="id36" draw:id="id36" draw:layer="layout" svg:x1="14cm" svg:y1="2cm" svg:x2="16cm" svg:y2="2cm">
          <text:p/>
        </draw:line>
        <draw:line draw:style-name="gr254" draw:text-style-name="P5" draw:layer="layout" svg:x1="14cm" svg:y1="2cm" svg:x2="14cm" svg:y2="1cm">
          <text:p/>
        </draw:line>
        <draw:line draw:style-name="gr255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36" draw:end-glue-point="0" svg:d="M13596 7011l1404-5011" svg:viewBox="0 0 1405 5012">
          <text:p/>
        </draw:connector>
        <draw:frame draw:style-name="gr256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257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258" draw:text-style-name="P5" draw:layer="layout" svg:x1="8.5cm" svg:y1="5cm" svg:x2="10.5cm" svg:y2="5cm">
          <text:p/>
        </draw:line>
        <draw:line draw:style-name="gr259" draw:text-style-name="P5" draw:layer="layout" svg:x1="8.5cm" svg:y1="5.5cm" svg:x2="10.5cm" svg:y2="5.5cm">
          <text:p/>
        </draw:line>
        <draw:line draw:style-name="gr260" draw:text-style-name="P5" draw:layer="layout" svg:x1="8.5cm" svg:y1="6cm" svg:x2="10.5cm" svg:y2="6cm">
          <text:p/>
        </draw:line>
        <draw:line draw:style-name="gr261" draw:text-style-name="P5" draw:layer="layout" svg:x1="8.5cm" svg:y1="6cm" svg:x2="8.5cm" svg:y2="5cm">
          <text:p/>
        </draw:line>
        <draw:line draw:style-name="gr262" draw:text-style-name="P5" draw:layer="layout" svg:x1="10.5cm" svg:y1="6cm" svg:x2="10.5cm" svg:y2="5cm">
          <text:p/>
        </draw:line>
        <draw:frame draw:style-name="gr263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264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265" draw:text-style-name="P5" draw:layer="layout" svg:x1="11.5cm" svg:y1="5cm" svg:x2="13.5cm" svg:y2="5cm">
          <text:p/>
        </draw:line>
        <draw:line draw:style-name="gr266" draw:text-style-name="P5" draw:layer="layout" svg:x1="11.5cm" svg:y1="5.5cm" svg:x2="13.5cm" svg:y2="5.5cm">
          <text:p/>
        </draw:line>
        <draw:line draw:style-name="gr267" draw:text-style-name="P5" draw:layer="layout" svg:x1="11.5cm" svg:y1="6cm" svg:x2="13.5cm" svg:y2="6cm">
          <text:p/>
        </draw:line>
        <draw:line draw:style-name="gr268" draw:text-style-name="P5" draw:layer="layout" svg:x1="11.5cm" svg:y1="6cm" svg:x2="11.5cm" svg:y2="5cm">
          <text:p/>
        </draw:line>
        <draw:line draw:style-name="gr269" draw:text-style-name="P5" draw:layer="layout" svg:x1="13.5cm" svg:y1="6cm" svg:x2="13.5cm" svg:y2="5cm">
          <text:p/>
        </draw:line>
        <draw:custom-shape draw:style-name="gr270" draw:text-style-name="P8" xml:id="id37" draw:id="id37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1" draw:text-style-name="P5" draw:layer="layout" draw:type="line" svg:x1="9.5cm" svg:y1="5cm" svg:x2="10.646cm" svg:y2="3.854cm" draw:end-shape="id37" draw:end-glue-point="7" svg:d="M9500 5000l1146-1146" svg:viewBox="0 0 1147 1147">
          <text:p/>
        </draw:connector>
        <draw:connector draw:style-name="gr272" draw:text-style-name="P5" draw:layer="layout" draw:type="line" svg:x1="12.5cm" svg:y1="5cm" svg:x2="11.354cm" svg:y2="3.854cm" draw:end-shape="id37" draw:end-glue-point="9" svg:d="M12500 5000l-1146-1146" svg:viewBox="0 0 1147 1147">
          <text:p/>
        </draw:connector>
        <draw:custom-shape draw:style-name="gr273" draw:text-style-name="P8" xml:id="id40" draw:id="id40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4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75" draw:text-style-name="P4" draw:layer="layout" svg:width="1cm" svg:height="0.5cm" svg:x="17.5cm" svg:y="5.5cm">
          <draw:text-box>
            <text:p text:style-name="P3"><text:span text:style-name="T1">3</text:span></text:p>
          </draw:text-box>
        </draw:frame>
        <draw:line draw:style-name="gr276" draw:text-style-name="P5" draw:layer="layout" svg:x1="16.5cm" svg:y1="5cm" svg:x2="18.5cm" svg:y2="5cm">
          <text:p/>
        </draw:line>
        <draw:line draw:style-name="gr277" draw:text-style-name="P5" draw:layer="layout" svg:x1="16.5cm" svg:y1="5.5cm" svg:x2="18.5cm" svg:y2="5.5cm">
          <text:p/>
        </draw:line>
        <draw:line draw:style-name="gr278" draw:text-style-name="P5" draw:layer="layout" svg:x1="16.5cm" svg:y1="6cm" svg:x2="18.5cm" svg:y2="6cm">
          <text:p/>
        </draw:line>
        <draw:line draw:style-name="gr279" draw:text-style-name="P5" xml:id="id60" draw:id="id60" draw:layer="layout" svg:x1="16.5cm" svg:y1="6cm" svg:x2="16.5cm" svg:y2="5cm">
          <text:p/>
        </draw:line>
        <draw:line draw:style-name="gr280" draw:text-style-name="P5" draw:layer="layout" svg:x1="18.5cm" svg:y1="6cm" svg:x2="18.5cm" svg:y2="5cm">
          <text:p/>
        </draw:line>
        <draw:frame draw:style-name="gr281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282" draw:text-style-name="P4" draw:layer="layout" svg:width="1cm" svg:height="0.5cm" svg:x="20.5cm" svg:y="5.5cm">
          <draw:text-box>
            <text:p text:style-name="P3"><text:span text:style-name="T1">2</text:span></text:p>
          </draw:text-box>
        </draw:frame>
        <draw:line draw:style-name="gr283" draw:text-style-name="P5" draw:layer="layout" svg:x1="19.5cm" svg:y1="5cm" svg:x2="21.5cm" svg:y2="5cm">
          <text:p/>
        </draw:line>
        <draw:line draw:style-name="gr284" draw:text-style-name="P5" draw:layer="layout" svg:x1="19.5cm" svg:y1="5.5cm" svg:x2="21.5cm" svg:y2="5.5cm">
          <text:p/>
        </draw:line>
        <draw:line draw:style-name="gr285" draw:text-style-name="P5" draw:layer="layout" svg:x1="19.5cm" svg:y1="6cm" svg:x2="21.5cm" svg:y2="6cm">
          <text:p/>
        </draw:line>
        <draw:line draw:style-name="gr286" draw:text-style-name="P5" draw:layer="layout" svg:x1="19.5cm" svg:y1="6cm" svg:x2="19.5cm" svg:y2="5cm">
          <text:p/>
        </draw:line>
        <draw:line draw:style-name="gr287" draw:text-style-name="P5" xml:id="id68" draw:id="id68" draw:layer="layout" svg:x1="21.5cm" svg:y1="6cm" svg:x2="21.5cm" svg:y2="5cm">
          <text:p/>
        </draw:line>
        <draw:custom-shape draw:style-name="gr288" draw:text-style-name="P8" xml:id="id38" draw:id="id38" draw:layer="layout" svg:width="1cm" svg:height="1cm" svg:x="18.5cm" svg:y="3cm">
          <text:p text:style-name="P7"><text:span text:style-name="T2">R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9" draw:text-style-name="P5" draw:layer="layout" draw:type="line" svg:x1="17.5cm" svg:y1="5cm" svg:x2="18.646cm" svg:y2="3.854cm" draw:end-shape="id38" draw:end-glue-point="7" svg:d="M17500 5000l1146-1146" svg:viewBox="0 0 1147 1147">
          <text:p/>
        </draw:connector>
        <draw:connector draw:style-name="gr290" draw:text-style-name="P5" draw:layer="layout" draw:type="line" svg:x1="20.5cm" svg:y1="5cm" svg:x2="19.354cm" svg:y2="3.854cm" draw:end-shape="id38" draw:end-glue-point="9" svg:d="M20500 5000l-1146-1146" svg:viewBox="0 0 1147 1147">
          <text:p/>
        </draw:connector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connector draw:style-name="gr8" draw:text-style-name="P6" draw:layer="layout" draw:type="line" svg:x1="19cm" svg:y1="3cm" svg:x2="16cm" svg:y2="2.001cm" svg:d="M19000 3000l-3000-999" svg:viewBox="0 0 3001 1000">
          <text:p/>
        </draw:connector>
        <draw:frame draw:style-name="gr291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292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293" draw:text-style-name="P5" draw:layer="layout" svg:x1="5cm" svg:y1="9cm" svg:x2="7cm" svg:y2="9cm">
          <text:p/>
        </draw:line>
        <draw:line draw:style-name="gr294" draw:text-style-name="P5" draw:layer="layout" svg:x1="5cm" svg:y1="9.5cm" svg:x2="7cm" svg:y2="9.5cm">
          <text:p/>
        </draw:line>
        <draw:line draw:style-name="gr295" draw:text-style-name="P5" draw:layer="layout" svg:x1="5cm" svg:y1="10cm" svg:x2="7cm" svg:y2="10cm">
          <text:p/>
        </draw:line>
        <draw:line draw:style-name="gr296" draw:text-style-name="P5" draw:layer="layout" svg:x1="5cm" svg:y1="10cm" svg:x2="5cm" svg:y2="9cm">
          <text:p/>
        </draw:line>
        <draw:line draw:style-name="gr297" draw:text-style-name="P5" draw:layer="layout" svg:x1="7cm" svg:y1="10cm" svg:x2="7cm" svg:y2="9cm">
          <text:p/>
        </draw:line>
        <draw:frame draw:style-name="gr298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299" draw:text-style-name="P4" draw:layer="layout" svg:width="1.5cm" svg:height="0.5cm" svg:x="8.5cm" svg:y="9.5cm">
          <draw:text-box>
            <text:p text:style-name="P3"><text:span text:style-name="T1">5 → 6</text:span></text:p>
          </draw:text-box>
        </draw:frame>
        <draw:line draw:style-name="gr300" draw:text-style-name="P5" draw:layer="layout" svg:x1="8cm" svg:y1="9cm" svg:x2="10cm" svg:y2="9cm">
          <text:p/>
        </draw:line>
        <draw:line draw:style-name="gr301" draw:text-style-name="P5" draw:layer="layout" svg:x1="8cm" svg:y1="9.5cm" svg:x2="10cm" svg:y2="9.5cm">
          <text:p/>
        </draw:line>
        <draw:line draw:style-name="gr302" draw:text-style-name="P5" draw:layer="layout" svg:x1="8cm" svg:y1="10cm" svg:x2="10cm" svg:y2="10cm">
          <text:p/>
        </draw:line>
        <draw:line draw:style-name="gr303" draw:text-style-name="P5" draw:layer="layout" svg:x1="8cm" svg:y1="10cm" svg:x2="8cm" svg:y2="9cm">
          <text:p/>
        </draw:line>
        <draw:line draw:style-name="gr304" draw:text-style-name="P5" draw:layer="layout" svg:x1="10cm" svg:y1="10cm" svg:x2="10cm" svg:y2="9cm">
          <text:p/>
        </draw:line>
        <draw:custom-shape draw:style-name="gr305" draw:text-style-name="P8" xml:id="id39" draw:id="id39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6" draw:text-style-name="P5" draw:layer="layout" draw:type="line" svg:x1="6cm" svg:y1="9cm" svg:x2="7.146cm" svg:y2="7.854cm" draw:end-shape="id39" draw:end-glue-point="7" svg:d="M6000 9000l1146-1146" svg:viewBox="0 0 1147 1147">
          <text:p/>
        </draw:connector>
        <draw:connector draw:style-name="gr307" draw:text-style-name="P5" draw:layer="layout" draw:type="line" svg:x1="9cm" svg:y1="9cm" svg:x2="7.854cm" svg:y2="7.854cm" draw:end-shape="id39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40" draw:end-glue-point="6" svg:d="M6000 9000l4001-1499" svg:viewBox="0 0 4002 1500">
          <text:p/>
        </draw:connector>
        <draw:frame draw:style-name="gr308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309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310" draw:text-style-name="P5" draw:layer="layout" svg:x1="11cm" svg:y1="9cm" svg:x2="13cm" svg:y2="9cm">
          <text:p/>
        </draw:line>
        <draw:line draw:style-name="gr311" draw:text-style-name="P5" draw:layer="layout" svg:x1="11cm" svg:y1="9.5cm" svg:x2="13cm" svg:y2="9.5cm">
          <text:p/>
        </draw:line>
        <draw:line draw:style-name="gr312" draw:text-style-name="P5" draw:layer="layout" svg:x1="11cm" svg:y1="10cm" svg:x2="13cm" svg:y2="10cm">
          <text:p/>
        </draw:line>
        <draw:line draw:style-name="gr313" draw:text-style-name="P5" draw:layer="layout" svg:x1="11cm" svg:y1="10cm" svg:x2="11cm" svg:y2="9cm">
          <text:p/>
        </draw:line>
        <draw:line draw:style-name="gr314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40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40" draw:start-glue-point="4" svg:d="M10501 7001l1999-1001" svg:viewBox="0 0 2000 1002">
          <text:p/>
        </draw:connector>
        <draw:frame draw:style-name="gr315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316" draw:text-style-name="P4" draw:layer="layout" svg:width="1cm" svg:height="0.5cm" svg:x="18cm" svg:y="9.5cm">
          <draw:text-box>
            <text:p text:style-name="P3"><text:span text:style-name="T1">3</text:span></text:p>
          </draw:text-box>
        </draw:frame>
        <draw:line draw:style-name="gr317" draw:text-style-name="P5" draw:layer="layout" svg:x1="17cm" svg:y1="9cm" svg:x2="19cm" svg:y2="9cm">
          <text:p/>
        </draw:line>
        <draw:line draw:style-name="gr318" draw:text-style-name="P5" draw:layer="layout" svg:x1="17cm" svg:y1="9.5cm" svg:x2="19cm" svg:y2="9.5cm">
          <text:p/>
        </draw:line>
        <draw:line draw:style-name="gr319" draw:text-style-name="P5" xml:id="id65" draw:id="id65" draw:layer="layout" svg:x1="17cm" svg:y1="10cm" svg:x2="19cm" svg:y2="10cm">
          <text:p/>
        </draw:line>
        <draw:line draw:style-name="gr320" draw:text-style-name="P5" xml:id="id56" draw:id="id56" draw:layer="layout" svg:x1="17cm" svg:y1="10cm" svg:x2="17cm" svg:y2="9cm">
          <text:p/>
        </draw:line>
        <draw:line draw:style-name="gr321" draw:text-style-name="P5" draw:layer="layout" svg:x1="19cm" svg:y1="10cm" svg:x2="19cm" svg:y2="9cm">
          <text:p/>
        </draw:line>
        <draw:frame draw:style-name="gr322" draw:text-style-name="P2" draw:layer="layout" svg:width="2cm" svg:height="0.5cm" svg:x="20cm" svg:y="9cm">
          <draw:text-box>
            <text:p text:style-name="P1"><text:span text:style-name="T1">v2, v4</text:span></text:p>
          </draw:text-box>
        </draw:frame>
        <draw:frame draw:style-name="gr323" draw:text-style-name="P4" draw:layer="layout" svg:width="1cm" svg:height="0.5cm" svg:x="21cm" svg:y="9.5cm">
          <draw:text-box>
            <text:p text:style-name="P3"><text:span text:style-name="T1">2</text:span></text:p>
          </draw:text-box>
        </draw:frame>
        <draw:line draw:style-name="gr324" draw:text-style-name="P5" draw:layer="layout" svg:x1="20cm" svg:y1="9cm" svg:x2="22cm" svg:y2="9cm">
          <text:p/>
        </draw:line>
        <draw:line draw:style-name="gr325" draw:text-style-name="P5" draw:layer="layout" svg:x1="20cm" svg:y1="9.5cm" svg:x2="22cm" svg:y2="9.5cm">
          <text:p/>
        </draw:line>
        <draw:line draw:style-name="gr326" draw:text-style-name="P5" draw:layer="layout" svg:x1="20cm" svg:y1="10cm" svg:x2="22cm" svg:y2="10cm">
          <text:p/>
        </draw:line>
        <draw:line draw:style-name="gr327" draw:text-style-name="P5" draw:layer="layout" svg:x1="20cm" svg:y1="10cm" svg:x2="20cm" svg:y2="9cm">
          <text:p/>
        </draw:line>
        <draw:line draw:style-name="gr328" draw:text-style-name="P5" draw:layer="layout" svg:x1="22cm" svg:y1="10cm" svg:x2="22cm" svg:y2="9cm">
          <text:p/>
        </draw:line>
        <draw:custom-shape draw:style-name="gr329" draw:text-style-name="P8" xml:id="id41" draw:id="id41" draw:layer="layout" svg:width="1cm" svg:height="1cm" svg:x="20cm" svg:y="7cm">
          <text:p text:style-name="P7"><text:span text:style-name="T2">R</text:span><text:span text:style-name="T3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0" draw:text-style-name="P5" draw:layer="layout" draw:type="line" svg:x1="18cm" svg:y1="9cm" svg:x2="20.146cm" svg:y2="7.854cm" draw:end-shape="id41" draw:end-glue-point="7" svg:d="M18000 9000l2146-1146" svg:viewBox="0 0 2147 1147">
          <text:p/>
        </draw:connector>
        <draw:connector draw:style-name="gr331" draw:text-style-name="P5" draw:layer="layout" draw:type="line" svg:x1="21cm" svg:y1="9cm" svg:x2="20.854cm" svg:y2="7.854cm" draw:end-shape="id41" draw:end-glue-point="9" svg:d="M21000 9000l-146-1146" svg:viewBox="0 0 147 1147">
          <text:p/>
        </draw:connector>
        <draw:custom-shape draw:style-name="gr332" draw:text-style-name="P8" xml:id="id42" draw:id="id42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42" draw:end-glue-point="7" svg:d="M9004 9014l4143-1159" svg:viewBox="0 0 4144 1160">
          <text:p/>
        </draw:connector>
        <draw:custom-shape draw:style-name="gr333" draw:text-style-name="P8" xml:id="id43" draw:id="id43" draw:layer="layout" svg:width="1cm" svg:height="1cm" svg:x="15.001cm" svg:y="7.001cm">
          <text:p text:style-name="P7"><text:span text:style-name="T2">R</text:span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004cm" svg:y1="9.024cm" svg:x2="15.501cm" svg:y2="8.001cm" draw:end-shape="id43" draw:end-glue-point="8" svg:d="M15004 9024l497-1023" svg:viewBox="0 0 498 1024">
          <text:p/>
        </draw:connector>
        <draw:line draw:style-name="gr8" draw:text-style-name="P6" draw:layer="layout" svg:x1="18.1cm" svg:y1="9cm" svg:x2="15.5cm" svg:y2="8cm">
          <text:p/>
        </draw:line>
        <draw:connector draw:style-name="gr8" draw:text-style-name="P6" draw:layer="layout" draw:type="line" svg:x1="15.501cm" svg:y1="7.001cm" svg:x2="15.202cm" svg:y2="1.994cm" draw:start-shape="id43" draw:start-glue-point="4" svg:d="M15501 7001l-299-5007" svg:viewBox="0 0 300 5008">
          <text:p/>
        </draw:connector>
        <draw:custom-shape draw:style-name="gr334" draw:text-style-name="P8" xml:id="id44" draw:id="id44" draw:layer="layout" svg:width="1cm" svg:height="1cm" svg:x="17.001cm" svg:y="7.001cm">
          <text:p text:style-name="P7"><text:span text:style-name="T2">R</text:span><text:span text:style-name="T3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004cm" svg:y1="9.025cm" svg:x2="17.501cm" svg:y2="8.001cm" draw:end-shape="id44" draw:end-glue-point="8" svg:d="M15004 9025l2497-1024" svg:viewBox="0 0 2498 1025">
          <text:p/>
        </draw:connector>
        <draw:line draw:style-name="gr8" draw:text-style-name="P6" draw:layer="layout" svg:x1="21cm" svg:y1="9cm" svg:x2="17.5cm" svg:y2="8cm">
          <text:p/>
        </draw:line>
        <draw:connector draw:style-name="gr8" draw:text-style-name="P6" draw:layer="layout" draw:type="line" svg:x1="17.501cm" svg:y1="7.001cm" svg:x2="17.471cm" svg:y2="5.991cm" draw:start-shape="id44" draw:start-glue-point="4" svg:d="M17501 7001l-30-1010" svg:viewBox="0 0 31 1011">
          <text:p/>
        </draw:connector>
        <draw:connector draw:style-name="gr8" draw:text-style-name="P6" draw:layer="layout" draw:type="line" svg:x1="20.5cm" svg:y1="7cm" svg:x2="20.466cm" svg:y2="5.991cm" draw:start-shape="id41" draw:start-glue-point="4" svg:d="M20500 7000l-34-1009" svg:viewBox="0 0 35 1010">
          <text:p/>
        </draw:connector>
        <draw:frame draw:style-name="gr335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336" draw:text-style-name="P4" draw:layer="layout" svg:width="1cm" svg:height="0.5cm" svg:x="15cm" svg:y="9.5cm">
          <draw:text-box>
            <text:p text:style-name="P3"><text:span text:style-name="T1">4</text:span></text:p>
          </draw:text-box>
        </draw:frame>
        <draw:line draw:style-name="gr337" draw:text-style-name="P5" draw:layer="layout" svg:x1="14cm" svg:y1="9cm" svg:x2="16cm" svg:y2="9cm">
          <text:p/>
        </draw:line>
        <draw:line draw:style-name="gr338" draw:text-style-name="P5" draw:layer="layout" svg:x1="14cm" svg:y1="9.5cm" svg:x2="16cm" svg:y2="9.5cm">
          <text:p/>
        </draw:line>
        <draw:line draw:style-name="gr339" draw:text-style-name="P5" xml:id="id50" draw:id="id50" draw:layer="layout" svg:x1="14cm" svg:y1="10cm" svg:x2="16cm" svg:y2="10cm">
          <text:p/>
        </draw:line>
        <draw:line draw:style-name="gr340" draw:text-style-name="P5" draw:layer="layout" svg:x1="14cm" svg:y1="10cm" svg:x2="14cm" svg:y2="9cm">
          <text:p/>
        </draw:line>
        <draw:line draw:style-name="gr341" draw:text-style-name="P5" draw:layer="layout" svg:x1="16cm" svg:y1="10cm" svg:x2="16cm" svg:y2="9cm">
          <text:p/>
        </draw:line>
        <draw:frame draw:style-name="gr342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343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344" draw:text-style-name="P5" draw:layer="layout" svg:x1="1cm" svg:y1="13cm" svg:x2="3cm" svg:y2="13cm">
          <text:p/>
        </draw:line>
        <draw:line draw:style-name="gr345" draw:text-style-name="P5" draw:layer="layout" svg:x1="1cm" svg:y1="13.5cm" svg:x2="3cm" svg:y2="13.5cm">
          <text:p/>
        </draw:line>
        <draw:line draw:style-name="gr346" draw:text-style-name="P5" draw:layer="layout" svg:x1="1cm" svg:y1="14cm" svg:x2="3cm" svg:y2="14cm">
          <text:p/>
        </draw:line>
        <draw:line draw:style-name="gr347" draw:text-style-name="P5" draw:layer="layout" svg:x1="1cm" svg:y1="14cm" svg:x2="1cm" svg:y2="13cm">
          <text:p/>
        </draw:line>
        <draw:line draw:style-name="gr348" draw:text-style-name="P5" draw:layer="layout" svg:x1="3cm" svg:y1="14cm" svg:x2="3cm" svg:y2="13cm">
          <text:p/>
        </draw:line>
        <draw:frame draw:style-name="gr349" draw:text-style-name="P2" draw:layer="layout" svg:width="2cm" svg:height="0.5cm" svg:x="3.5cm" svg:y="13cm">
          <draw:text-box>
            <text:p text:style-name="P1"><text:span text:style-name="T1">v6, v5</text:span></text:p>
          </draw:text-box>
        </draw:frame>
        <draw:frame draw:style-name="gr350" draw:text-style-name="P4" draw:layer="layout" svg:width="1.5cm" svg:height="0.5cm" svg:x="4cm" svg:y="13.5cm">
          <draw:text-box>
            <text:p text:style-name="P3"><text:span text:style-name="T1">1 → 2</text:span></text:p>
          </draw:text-box>
        </draw:frame>
        <draw:line draw:style-name="gr351" draw:text-style-name="P5" draw:layer="layout" svg:x1="3.5cm" svg:y1="13cm" svg:x2="5.5cm" svg:y2="13cm">
          <text:p/>
        </draw:line>
        <draw:line draw:style-name="gr352" draw:text-style-name="P5" draw:layer="layout" svg:x1="3.5cm" svg:y1="13.5cm" svg:x2="5.5cm" svg:y2="13.5cm">
          <text:p/>
        </draw:line>
        <draw:line draw:style-name="gr353" draw:text-style-name="P5" draw:layer="layout" svg:x1="3.5cm" svg:y1="14cm" svg:x2="5.5cm" svg:y2="14cm">
          <text:p/>
        </draw:line>
        <draw:line draw:style-name="gr354" draw:text-style-name="P5" draw:layer="layout" svg:x1="3.5cm" svg:y1="14cm" svg:x2="3.5cm" svg:y2="13cm">
          <text:p/>
        </draw:line>
        <draw:line draw:style-name="gr355" draw:text-style-name="P5" draw:layer="layout" svg:x1="5.5cm" svg:y1="14cm" svg:x2="5.5cm" svg:y2="13cm">
          <text:p/>
        </draw:line>
        <draw:custom-shape draw:style-name="gr356" draw:text-style-name="P8" xml:id="id45" draw:id="id45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7" draw:text-style-name="P5" draw:layer="layout" draw:type="line" svg:x1="2cm" svg:y1="13cm" svg:x2="3.646cm" svg:y2="11.854cm" draw:end-shape="id45" draw:end-glue-point="7" svg:d="M2000 13000l1646-1146" svg:viewBox="0 0 1647 1147">
          <text:p/>
        </draw:connector>
        <draw:connector draw:style-name="gr358" draw:text-style-name="P5" draw:layer="layout" draw:type="line" svg:x1="4.5cm" svg:y1="13cm" svg:x2="4.354cm" svg:y2="11.854cm" draw:end-shape="id45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45" draw:start-glue-point="4" svg:d="M4000 11000l2047-990" svg:viewBox="0 0 2048 991">
          <text:p/>
        </draw:connector>
        <draw:frame draw:style-name="gr359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360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361" draw:text-style-name="P5" xml:id="id48" draw:id="id48" draw:layer="layout" svg:x1="6cm" svg:y1="13cm" svg:x2="8cm" svg:y2="13cm">
          <text:p/>
        </draw:line>
        <draw:line draw:style-name="gr362" draw:text-style-name="P5" draw:layer="layout" svg:x1="6cm" svg:y1="13.5cm" svg:x2="8cm" svg:y2="13.5cm">
          <text:p/>
        </draw:line>
        <draw:line draw:style-name="gr363" draw:text-style-name="P5" xml:id="id70" draw:id="id70" draw:layer="layout" svg:x1="6cm" svg:y1="14cm" svg:x2="8cm" svg:y2="14cm">
          <text:p/>
        </draw:line>
        <draw:line draw:style-name="gr364" draw:text-style-name="P5" draw:layer="layout" svg:x1="6cm" svg:y1="14cm" svg:x2="6cm" svg:y2="13cm">
          <text:p/>
        </draw:line>
        <draw:line draw:style-name="gr365" draw:text-style-name="P5" draw:layer="layout" svg:x1="8cm" svg:y1="14cm" svg:x2="8cm" svg:y2="13cm">
          <text:p/>
        </draw:line>
        <draw:frame draw:style-name="gr366" draw:text-style-name="P2" draw:layer="layout" svg:width="2cm" svg:height="0.5cm" svg:x="8.5cm" svg:y="13cm">
          <draw:text-box>
            <text:p text:style-name="P1"><text:span text:style-name="T1">v2, v10</text:span></text:p>
          </draw:text-box>
        </draw:frame>
        <draw:frame draw:style-name="gr367" draw:text-style-name="P4" draw:layer="layout" svg:width="1cm" svg:height="0.5cm" svg:x="9.5cm" svg:y="13.5cm">
          <draw:text-box>
            <text:p text:style-name="P3"><text:span text:style-name="T1">2</text:span></text:p>
          </draw:text-box>
        </draw:frame>
        <draw:line draw:style-name="gr368" draw:text-style-name="P5" draw:layer="layout" svg:x1="8.5cm" svg:y1="13cm" svg:x2="10.5cm" svg:y2="13cm">
          <text:p/>
        </draw:line>
        <draw:line draw:style-name="gr369" draw:text-style-name="P5" draw:layer="layout" svg:x1="8.5cm" svg:y1="13.5cm" svg:x2="10.5cm" svg:y2="13.5cm">
          <text:p/>
        </draw:line>
        <draw:line draw:style-name="gr370" draw:text-style-name="P5" draw:layer="layout" svg:x1="8.5cm" svg:y1="14cm" svg:x2="10.5cm" svg:y2="14cm">
          <text:p/>
        </draw:line>
        <draw:line draw:style-name="gr371" draw:text-style-name="P5" draw:layer="layout" svg:x1="8.5cm" svg:y1="14cm" svg:x2="8.5cm" svg:y2="13cm">
          <text:p/>
        </draw:line>
        <draw:line draw:style-name="gr372" draw:text-style-name="P5" xml:id="id53" draw:id="id53" draw:layer="layout" svg:x1="10.5cm" svg:y1="14cm" svg:x2="10.5cm" svg:y2="13cm">
          <text:p/>
        </draw:line>
        <draw:frame draw:style-name="gr373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374" draw:text-style-name="P4" draw:layer="layout" svg:width="1cm" svg:height="0.5cm" svg:x="12cm" svg:y="13.5cm">
          <draw:text-box>
            <text:p text:style-name="P3"><text:span text:style-name="T1">2</text:span></text:p>
          </draw:text-box>
        </draw:frame>
        <draw:line draw:style-name="gr375" draw:text-style-name="P5" xml:id="id51" draw:id="id51" draw:layer="layout" svg:x1="11cm" svg:y1="13cm" svg:x2="13cm" svg:y2="13cm">
          <text:p/>
        </draw:line>
        <draw:line draw:style-name="gr376" draw:text-style-name="P5" draw:layer="layout" svg:x1="11cm" svg:y1="13.5cm" svg:x2="13cm" svg:y2="13.5cm">
          <text:p/>
        </draw:line>
        <draw:line draw:style-name="gr377" draw:text-style-name="P5" draw:layer="layout" svg:x1="11cm" svg:y1="14cm" svg:x2="13cm" svg:y2="14cm">
          <text:p/>
        </draw:line>
        <draw:line draw:style-name="gr378" draw:text-style-name="P5" draw:layer="layout" svg:x1="11cm" svg:y1="14cm" svg:x2="11cm" svg:y2="13cm">
          <text:p/>
        </draw:line>
        <draw:line draw:style-name="gr379" draw:text-style-name="P5" xml:id="id57" draw:id="id57" draw:layer="layout" svg:x1="13cm" svg:y1="14cm" svg:x2="13cm" svg:y2="13cm">
          <text:p/>
        </draw:line>
        <draw:frame draw:style-name="gr380" draw:text-style-name="P2" draw:layer="layout" svg:width="2cm" svg:height="0.5cm" svg:x="13.5cm" svg:y="13cm">
          <draw:text-box>
            <text:p text:style-name="P1"><text:span text:style-name="T1">v2, v3</text:span></text:p>
          </draw:text-box>
        </draw:frame>
        <draw:frame draw:style-name="gr381" draw:text-style-name="P4" draw:layer="layout" svg:width="1cm" svg:height="0.5cm" svg:x="14.5cm" svg:y="13.5cm">
          <draw:text-box>
            <text:p text:style-name="P3"><text:span text:style-name="T1">2</text:span></text:p>
          </draw:text-box>
        </draw:frame>
        <draw:line draw:style-name="gr382" draw:text-style-name="P5" draw:layer="layout" svg:x1="13.5cm" svg:y1="13cm" svg:x2="15.5cm" svg:y2="13cm">
          <text:p/>
        </draw:line>
        <draw:line draw:style-name="gr383" draw:text-style-name="P5" draw:layer="layout" svg:x1="13.5cm" svg:y1="13.5cm" svg:x2="15.5cm" svg:y2="13.5cm">
          <text:p/>
        </draw:line>
        <draw:line draw:style-name="gr384" draw:text-style-name="P5" draw:layer="layout" svg:x1="13.5cm" svg:y1="14cm" svg:x2="15.5cm" svg:y2="14cm">
          <text:p/>
        </draw:line>
        <draw:line draw:style-name="gr385" draw:text-style-name="P5" xml:id="id52" draw:id="id52" draw:layer="layout" svg:x1="13.5cm" svg:y1="14cm" svg:x2="13.5cm" svg:y2="13cm">
          <text:p/>
        </draw:line>
        <draw:line draw:style-name="gr386" draw:text-style-name="P5" xml:id="id61" draw:id="id61" draw:layer="layout" svg:x1="15.5cm" svg:y1="14cm" svg:x2="15.5cm" svg:y2="13cm">
          <text:p/>
        </draw:line>
        <draw:frame draw:style-name="gr387" draw:text-style-name="P2" draw:layer="layout" svg:width="2cm" svg:height="0.5cm" svg:x="16cm" svg:y="13cm">
          <draw:text-box>
            <text:p text:style-name="P1"><text:span text:style-name="T1">v0, v10</text:span></text:p>
          </draw:text-box>
        </draw:frame>
        <draw:frame draw:style-name="gr388" draw:text-style-name="P4" draw:layer="layout" svg:width="1cm" svg:height="0.5cm" svg:x="17cm" svg:y="13.5cm">
          <draw:text-box>
            <text:p text:style-name="P3"><text:span text:style-name="T1">1</text:span></text:p>
          </draw:text-box>
        </draw:frame>
        <draw:line draw:style-name="gr389" draw:text-style-name="P5" draw:layer="layout" svg:x1="16cm" svg:y1="13cm" svg:x2="18cm" svg:y2="13cm">
          <text:p/>
        </draw:line>
        <draw:line draw:style-name="gr390" draw:text-style-name="P5" draw:layer="layout" svg:x1="16cm" svg:y1="13.5cm" svg:x2="18cm" svg:y2="13.5cm">
          <text:p/>
        </draw:line>
        <draw:line draw:style-name="gr391" draw:text-style-name="P5" draw:layer="layout" svg:x1="16cm" svg:y1="14cm" svg:x2="18cm" svg:y2="14cm">
          <text:p/>
        </draw:line>
        <draw:line draw:style-name="gr392" draw:text-style-name="P5" xml:id="id55" draw:id="id55" draw:layer="layout" svg:x1="16cm" svg:y1="14cm" svg:x2="16cm" svg:y2="13cm">
          <text:p/>
        </draw:line>
        <draw:line draw:style-name="gr393" draw:text-style-name="P5" draw:layer="layout" svg:x1="18cm" svg:y1="14cm" svg:x2="18cm" svg:y2="13cm">
          <text:p/>
        </draw:line>
        <draw:frame draw:style-name="gr394" draw:text-style-name="P2" draw:layer="layout" svg:width="2cm" svg:height="0.5cm" svg:x="18.5cm" svg:y="13cm">
          <draw:text-box>
            <text:p text:style-name="P1"><text:span text:style-name="T1">v3, </text:span><text:span text:style-name="T1">v4</text:span></text:p>
          </draw:text-box>
        </draw:frame>
        <draw:frame draw:style-name="gr395" draw:text-style-name="P4" draw:layer="layout" svg:width="1cm" svg:height="0.5cm" svg:x="19.5cm" svg:y="13.5cm">
          <draw:text-box>
            <text:p text:style-name="P3"><text:span text:style-name="T1">1</text:span></text:p>
          </draw:text-box>
        </draw:frame>
        <draw:line draw:style-name="gr396" draw:text-style-name="P5" xml:id="id63" draw:id="id63" draw:layer="layout" svg:x1="18.5cm" svg:y1="13cm" svg:x2="20.5cm" svg:y2="13cm">
          <text:p/>
        </draw:line>
        <draw:line draw:style-name="gr397" draw:text-style-name="P5" draw:layer="layout" svg:x1="18.5cm" svg:y1="13.5cm" svg:x2="20.5cm" svg:y2="13.5cm">
          <text:p/>
        </draw:line>
        <draw:line draw:style-name="gr398" draw:text-style-name="P5" draw:layer="layout" svg:x1="18.5cm" svg:y1="14cm" svg:x2="20.5cm" svg:y2="14cm">
          <text:p/>
        </draw:line>
        <draw:line draw:style-name="gr399" draw:text-style-name="P5" xml:id="id59" draw:id="id59" draw:layer="layout" svg:x1="18.5cm" svg:y1="14cm" svg:x2="18.5cm" svg:y2="13cm">
          <text:p/>
        </draw:line>
        <draw:line draw:style-name="gr400" draw:text-style-name="P5" draw:layer="layout" svg:x1="20.5cm" svg:y1="14cm" svg:x2="20.5cm" svg:y2="13cm">
          <text:p/>
        </draw:line>
        <draw:frame draw:style-name="gr401" draw:text-style-name="P2" draw:layer="layout" svg:width="2cm" svg:height="0.5cm" svg:x="21cm" svg:y="13cm">
          <draw:text-box>
            <text:p text:style-name="P1"><text:span text:style-name="T1">v0, v1</text:span></text:p>
          </draw:text-box>
        </draw:frame>
        <draw:frame draw:style-name="gr402" draw:text-style-name="P4" draw:layer="layout" svg:width="1cm" svg:height="0.5cm" svg:x="22cm" svg:y="13.5cm">
          <draw:text-box>
            <text:p text:style-name="P3"><text:span text:style-name="T1">1</text:span></text:p>
          </draw:text-box>
        </draw:frame>
        <draw:line draw:style-name="gr403" draw:text-style-name="P5" draw:layer="layout" svg:x1="21cm" svg:y1="13cm" svg:x2="23cm" svg:y2="13cm">
          <text:p/>
        </draw:line>
        <draw:line draw:style-name="gr404" draw:text-style-name="P5" draw:layer="layout" svg:x1="21cm" svg:y1="13.5cm" svg:x2="23cm" svg:y2="13.5cm">
          <text:p/>
        </draw:line>
        <draw:line draw:style-name="gr405" draw:text-style-name="P5" draw:layer="layout" svg:x1="21cm" svg:y1="14cm" svg:x2="23cm" svg:y2="14cm">
          <text:p/>
        </draw:line>
        <draw:line draw:style-name="gr406" draw:text-style-name="P5" draw:layer="layout" svg:x1="21cm" svg:y1="14cm" svg:x2="21cm" svg:y2="13cm">
          <text:p/>
        </draw:line>
        <draw:line draw:style-name="gr407" draw:text-style-name="P5" draw:layer="layout" svg:x1="23cm" svg:y1="14cm" svg:x2="23cm" svg:y2="13cm">
          <text:p/>
        </draw:line>
        <draw:frame draw:style-name="gr408" draw:text-style-name="P2" draw:layer="layout" svg:width="2cm" svg:height="0.5cm" svg:x="23.5cm" svg:y="13cm">
          <draw:text-box>
            <text:p text:style-name="P1"><text:span text:style-name="T1">v1, v2</text:span></text:p>
          </draw:text-box>
        </draw:frame>
        <draw:frame draw:style-name="gr409" draw:text-style-name="P4" draw:layer="layout" svg:width="0.987cm" svg:height="0.5cm" svg:x="24.513cm" svg:y="13.5cm">
          <draw:text-box>
            <text:p text:style-name="P3"><text:span text:style-name="T1">2</text:span></text:p>
          </draw:text-box>
        </draw:frame>
        <draw:line draw:style-name="gr410" draw:text-style-name="P5" draw:layer="layout" svg:x1="23.5cm" svg:y1="13cm" svg:x2="25.5cm" svg:y2="13cm">
          <text:p/>
        </draw:line>
        <draw:line draw:style-name="gr411" draw:text-style-name="P5" draw:layer="layout" svg:x1="23.5cm" svg:y1="13.5cm" svg:x2="25.5cm" svg:y2="13.5cm">
          <text:p/>
        </draw:line>
        <draw:line draw:style-name="gr412" draw:text-style-name="P5" draw:layer="layout" svg:x1="23.5cm" svg:y1="14cm" svg:x2="25.5cm" svg:y2="14cm">
          <text:p/>
        </draw:line>
        <draw:line draw:style-name="gr413" draw:text-style-name="P5" draw:layer="layout" svg:x1="23.5cm" svg:y1="14cm" svg:x2="23.5cm" svg:y2="13cm">
          <text:p/>
        </draw:line>
        <draw:line draw:style-name="gr414" draw:text-style-name="P5" draw:layer="layout" svg:x1="25.5cm" svg:y1="14cm" svg:x2="25.5cm" svg:y2="13cm">
          <text:p/>
        </draw:line>
        <draw:frame draw:style-name="gr415" draw:text-style-name="P2" draw:layer="layout" svg:width="2cm" svg:height="0.5cm" svg:x="26cm" svg:y="13cm">
          <draw:text-box>
            <text:p text:style-name="P1"><text:span text:style-name="T1">v1, v4</text:span></text:p>
          </draw:text-box>
        </draw:frame>
        <draw:frame draw:style-name="gr416" draw:text-style-name="P4" draw:layer="layout" svg:width="1cm" svg:height="0.5cm" svg:x="27cm" svg:y="13.5cm">
          <draw:text-box>
            <text:p text:style-name="P3"><text:span text:style-name="T1">1</text:span></text:p>
          </draw:text-box>
        </draw:frame>
        <draw:line draw:style-name="gr417" draw:text-style-name="P5" draw:layer="layout" svg:x1="26cm" svg:y1="13cm" svg:x2="28cm" svg:y2="13cm">
          <text:p/>
        </draw:line>
        <draw:line draw:style-name="gr418" draw:text-style-name="P5" draw:layer="layout" svg:x1="26cm" svg:y1="13.5cm" svg:x2="28cm" svg:y2="13.5cm">
          <text:p/>
        </draw:line>
        <draw:line draw:style-name="gr419" draw:text-style-name="P5" draw:layer="layout" svg:x1="26cm" svg:y1="14cm" svg:x2="28cm" svg:y2="14cm">
          <text:p/>
        </draw:line>
        <draw:line draw:style-name="gr420" draw:text-style-name="P5" draw:layer="layout" svg:x1="26cm" svg:y1="14cm" svg:x2="26cm" svg:y2="13cm">
          <text:p/>
        </draw:line>
        <draw:line draw:style-name="gr421" draw:text-style-name="P5" draw:layer="layout" svg:x1="28cm" svg:y1="14cm" svg:x2="28cm" svg:y2="13cm">
          <text:p/>
        </draw:line>
        <draw:custom-shape draw:style-name="gr422" draw:text-style-name="P8" xml:id="id46" draw:id="id46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46" draw:start-glue-point="4" svg:d="M6501 11001l3140-5025" svg:viewBox="0 0 3141 5026">
          <text:p/>
        </draw:connector>
        <draw:custom-shape draw:style-name="gr423" draw:text-style-name="P8" xml:id="id47" draw:id="id47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47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48" draw:start-glue-point="0" draw:end-shape="id47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47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46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48" draw:start-glue-point="0" draw:end-shape="id46" draw:end-glue-point="9" svg:d="M7000 13000l-145-1145" svg:viewBox="0 0 146 1146">
          <text:p/>
        </draw:connector>
        <draw:custom-shape draw:style-name="gr424" draw:text-style-name="P8" xml:id="id49" draw:id="id49" draw:layer="layout" svg:width="1cm" svg:height="1cm" svg:x="11.003cm" svg:y="11.003cm">
          <text:p text:style-name="P7"><text:span text:style-name="T2">R</text:span><text:span text:style-name="T3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.503cm" svg:y1="11.003cm" svg:x2="15cm" svg:y2="10cm" draw:start-shape="id49" draw:start-glue-point="4" draw:end-shape="id50" draw:end-glue-point="0" svg:d="M11503 11003l3497-1003" svg:viewBox="0 0 3498 1004">
          <text:p/>
        </draw:connector>
        <draw:connector draw:style-name="gr8" draw:text-style-name="P6" draw:layer="layout" draw:type="line" svg:x1="12cm" svg:y1="13cm" svg:x2="11.503cm" svg:y2="12.003cm" draw:start-shape="id51" draw:start-glue-point="0" draw:end-shape="id49" draw:end-glue-point="8" svg:d="M12000 13000l-497-997" svg:viewBox="0 0 498 998">
          <text:p/>
        </draw:connector>
        <draw:connector draw:style-name="gr8" draw:text-style-name="P6" draw:layer="layout" draw:type="line" svg:x1="13.5cm" svg:y1="13cm" svg:x2="11.857cm" svg:y2="11.857cm" draw:start-shape="id52" draw:start-glue-point="0" draw:end-shape="id49" draw:end-glue-point="9" svg:d="M13500 13000l-1643-1143" svg:viewBox="0 0 1644 1144">
          <text:p/>
        </draw:connector>
        <draw:custom-shape draw:style-name="gr425" draw:text-style-name="P8" xml:id="id54" draw:id="id54" draw:layer="layout" svg:width="1cm" svg:height="1cm" svg:x="13.504cm" svg:y="11.004cm">
          <text:p text:style-name="P7"><text:span text:style-name="T2">R</text:span><text:span text:style-name="T3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0.5cm" svg:y1="13cm" svg:x2="14.004cm" svg:y2="12.004cm" draw:start-shape="id53" draw:start-glue-point="0" draw:end-shape="id54" draw:end-glue-point="8" svg:d="M10500 13000l3504-996" svg:viewBox="0 0 3505 997">
          <text:p/>
        </draw:connector>
        <draw:connector draw:style-name="gr8" draw:text-style-name="P6" draw:layer="layout" draw:type="line" svg:x1="16cm" svg:y1="13cm" svg:x2="14.358cm" svg:y2="11.858cm" draw:start-shape="id55" draw:start-glue-point="0" draw:end-shape="id54" draw:end-glue-point="9" svg:d="M16000 13000l-1642-1142" svg:viewBox="0 0 1643 1143">
          <text:p/>
        </draw:connector>
        <draw:connector draw:style-name="gr8" draw:text-style-name="P6" draw:layer="layout" draw:type="line" svg:x1="14.358cm" svg:y1="11.15cm" svg:x2="17cm" svg:y2="10cm" draw:start-shape="id54" draw:start-glue-point="11" draw:end-shape="id56" draw:end-glue-point="2" svg:d="M14358 11150l2642-1150" svg:viewBox="0 0 2643 1151">
          <text:p/>
        </draw:connector>
        <draw:custom-shape draw:style-name="gr426" draw:text-style-name="P8" xml:id="id58" draw:id="id58" draw:layer="layout" svg:width="1cm" svg:height="1cm" svg:x="16.005cm" svg:y="11.005cm">
          <text:p text:style-name="P7"><text:span text:style-name="T2">R</text:span><text:span text:style-name="T3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3cm" svg:y1="13cm" svg:x2="16.505cm" svg:y2="12.005cm" draw:start-shape="id57" draw:start-glue-point="0" draw:end-shape="id58" draw:end-glue-point="8" svg:d="M13000 13000l3505-995" svg:viewBox="0 0 3506 996">
          <text:p/>
        </draw:connector>
        <draw:connector draw:style-name="gr8" draw:text-style-name="P6" draw:layer="layout" draw:type="line" svg:x1="18.5cm" svg:y1="13cm" svg:x2="16.859cm" svg:y2="11.859cm" draw:start-shape="id59" draw:start-glue-point="0" draw:end-shape="id58" draw:end-glue-point="9" svg:d="M18500 13000l-1641-1141" svg:viewBox="0 0 1642 1142">
          <text:p/>
        </draw:connector>
        <draw:connector draw:style-name="gr8" draw:text-style-name="P6" draw:layer="layout" draw:type="line" svg:x1="16.505cm" svg:y1="11.005cm" svg:x2="16.5cm" svg:y2="6cm" draw:start-shape="id58" draw:start-glue-point="4" draw:end-shape="id60" draw:end-glue-point="2" svg:d="M16505 11005l-5-5005" svg:viewBox="0 0 6 5006">
          <text:p/>
        </draw:connector>
        <draw:custom-shape draw:style-name="gr427" draw:text-style-name="P8" xml:id="id62" draw:id="id62" draw:layer="layout" svg:width="1cm" svg:height="1cm" svg:x="18.506cm" svg:y="11.006cm">
          <text:p text:style-name="P7"><text:span text:style-name="T2">R</text:span><text:span text:style-name="T3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5.5cm" svg:y1="13cm" svg:x2="18.652cm" svg:y2="11.86cm" draw:start-shape="id61" draw:start-glue-point="0" draw:end-shape="id62" draw:end-glue-point="7" svg:d="M15500 13000l3152-1140" svg:viewBox="0 0 3153 1141">
          <text:p/>
        </draw:connector>
        <draw:connector draw:style-name="gr8" draw:text-style-name="P6" draw:layer="layout" draw:type="line" svg:x1="19.5cm" svg:y1="13cm" svg:x2="19.36cm" svg:y2="11.86cm" draw:start-shape="id63" draw:start-glue-point="0" draw:end-shape="id62" draw:end-glue-point="9" svg:d="M19500 13000l-140-1140" svg:viewBox="0 0 141 1141">
          <text:p/>
        </draw:connector>
        <draw:connector draw:style-name="gr8" draw:text-style-name="P6" draw:layer="layout" draw:type="line" svg:x1="19.006cm" svg:y1="11.006cm" svg:x2="21cm" svg:y2="10cm" draw:start-shape="id62" draw:start-glue-point="4" svg:d="M19006 11006l1994-1006" svg:viewBox="0 0 1995 1007">
          <text:p/>
        </draw:connector>
        <draw:custom-shape draw:style-name="gr428" draw:text-style-name="P8" xml:id="id64" draw:id="id64" draw:layer="layout" svg:width="1cm" svg:height="1cm" svg:x="21.007cm" svg:y="11.007cm">
          <text:p text:style-name="P7"><text:span text:style-name="T2">R</text:span><text:span text:style-name="T3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1.507cm" svg:y1="11.007cm" svg:x2="18cm" svg:y2="10cm" draw:start-shape="id64" draw:start-glue-point="4" draw:end-shape="id65" draw:end-glue-point="0" svg:d="M21507 11007l-3507-1007" svg:viewBox="0 0 3508 1008">
          <text:p/>
        </draw:connector>
        <draw:connector draw:style-name="gr8" draw:text-style-name="P6" draw:layer="layout" draw:type="line" svg:x1="19.5cm" svg:y1="13cm" svg:x2="21.507cm" svg:y2="12.007cm" draw:start-shape="id63" draw:start-glue-point="0" draw:end-shape="id64" draw:end-glue-point="8" svg:d="M19500 13000l2007-993" svg:viewBox="0 0 2008 994">
          <text:p/>
        </draw:connector>
        <draw:connector draw:style-name="gr8" draw:text-style-name="P6" draw:layer="layout" draw:type="line" svg:x1="22cm" svg:y1="13cm" svg:x2="21.507cm" svg:y2="12.007cm" draw:end-shape="id64" draw:end-glue-point="8" svg:d="M22000 13000l-493-993" svg:viewBox="0 0 494 994">
          <text:p/>
        </draw:connector>
        <draw:custom-shape draw:style-name="gr429" draw:text-style-name="P8" xml:id="id66" draw:id="id66" draw:layer="layout" svg:width="1cm" svg:height="1cm" svg:x="23.508cm" svg:y="11.008cm">
          <text:p text:style-name="P7"><text:span text:style-name="T2">R</text:span><text:span text:style-name="T3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4.008cm" svg:y1="11.008cm" svg:x2="21cm" svg:y2="10cm" draw:start-shape="id66" draw:start-glue-point="4" svg:d="M24008 11008l-3008-1008" svg:viewBox="0 0 3009 1009">
          <text:p/>
        </draw:connector>
        <draw:connector draw:style-name="gr8" draw:text-style-name="P6" draw:layer="layout" draw:type="line" svg:x1="24.487cm" svg:y1="13.028cm" svg:x2="24.008cm" svg:y2="12.008cm" draw:end-shape="id66" draw:end-glue-point="8" svg:d="M24487 13028l-479-1020" svg:viewBox="0 0 480 1021">
          <text:p/>
        </draw:connector>
        <draw:connector draw:style-name="gr8" draw:text-style-name="P6" draw:layer="layout" draw:type="line" svg:x1="27cm" svg:y1="13cm" svg:x2="24.362cm" svg:y2="11.862cm" draw:end-shape="id66" draw:end-glue-point="9" svg:d="M27000 13000l-2638-1138" svg:viewBox="0 0 2639 1139">
          <text:p/>
        </draw:connector>
        <draw:custom-shape draw:style-name="gr430" draw:text-style-name="P8" xml:id="id67" draw:id="id67" draw:layer="layout" svg:width="1cm" svg:height="1cm" svg:x="23.009cm" svg:y="7.009cm">
          <text:p text:style-name="P7"><text:span text:style-name="T2">R</text:span><text:span text:style-name="T3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22cm" svg:y1="13cm" svg:x2="23.509cm" svg:y2="8.009cm" draw:end-shape="id67" draw:end-glue-point="8" svg:d="M22000 13000l1509-4991" svg:viewBox="0 0 1510 4992">
          <text:p/>
        </draw:connector>
        <draw:connector draw:style-name="gr8" draw:text-style-name="P6" draw:layer="layout" draw:type="line" svg:x1="27cm" svg:y1="13cm" svg:x2="23.509cm" svg:y2="8.009cm" draw:end-shape="id67" draw:end-glue-point="8" svg:d="M27000 13000l-3491-4991" svg:viewBox="0 0 3492 4992">
          <text:p/>
        </draw:connector>
        <draw:connector draw:style-name="gr8" draw:text-style-name="P6" draw:layer="layout" draw:type="line" svg:x1="23.509cm" svg:y1="7.009cm" svg:x2="21.5cm" svg:y2="6cm" draw:start-shape="id67" draw:start-glue-point="4" draw:end-shape="id68" draw:end-glue-point="2" svg:d="M23509 7009l-2009-1009" svg:viewBox="0 0 2010 1010">
          <text:p/>
        </draw:connector>
        <draw:frame draw:style-name="gr431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432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433" draw:text-style-name="P5" draw:layer="layout" svg:x1="4.5cm" svg:y1="17cm" svg:x2="6.5cm" svg:y2="17cm">
          <text:p/>
        </draw:line>
        <draw:line draw:style-name="gr434" draw:text-style-name="P5" draw:layer="layout" svg:x1="4.5cm" svg:y1="17.5cm" svg:x2="6.5cm" svg:y2="17.5cm">
          <text:p/>
        </draw:line>
        <draw:line draw:style-name="gr435" draw:text-style-name="P5" draw:layer="layout" svg:x1="4.5cm" svg:y1="18cm" svg:x2="6.5cm" svg:y2="18cm">
          <text:p/>
        </draw:line>
        <draw:line draw:style-name="gr436" draw:text-style-name="P5" draw:layer="layout" svg:x1="4.5cm" svg:y1="18cm" svg:x2="4.5cm" svg:y2="17cm">
          <text:p/>
        </draw:line>
        <draw:line draw:style-name="gr437" draw:text-style-name="P5" draw:layer="layout" svg:x1="6.5cm" svg:y1="18cm" svg:x2="6.5cm" svg:y2="17cm">
          <text:p/>
        </draw:line>
        <draw:frame draw:style-name="gr438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439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440" draw:text-style-name="P5" draw:layer="layout" svg:x1="7.5cm" svg:y1="17cm" svg:x2="9.5cm" svg:y2="17cm">
          <text:p/>
        </draw:line>
        <draw:line draw:style-name="gr441" draw:text-style-name="P5" draw:layer="layout" svg:x1="7.5cm" svg:y1="17.5cm" svg:x2="9.5cm" svg:y2="17.5cm">
          <text:p/>
        </draw:line>
        <draw:line draw:style-name="gr442" draw:text-style-name="P5" draw:layer="layout" svg:x1="7.5cm" svg:y1="18cm" svg:x2="9.5cm" svg:y2="18cm">
          <text:p/>
        </draw:line>
        <draw:line draw:style-name="gr443" draw:text-style-name="P5" draw:layer="layout" svg:x1="7.5cm" svg:y1="18cm" svg:x2="7.5cm" svg:y2="17cm">
          <text:p/>
        </draw:line>
        <draw:line draw:style-name="gr444" draw:text-style-name="P5" draw:layer="layout" svg:x1="9.5cm" svg:y1="18cm" svg:x2="9.5cm" svg:y2="17cm">
          <text:p/>
        </draw:line>
        <draw:custom-shape draw:style-name="gr445" draw:text-style-name="P8" xml:id="id69" draw:id="id69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6" draw:text-style-name="P5" draw:layer="layout" draw:type="line" svg:x1="5.5cm" svg:y1="17cm" svg:x2="6.646cm" svg:y2="15.854cm" draw:end-shape="id69" draw:end-glue-point="7" svg:d="M5500 17000l1146-1146" svg:viewBox="0 0 1147 1147">
          <text:p/>
        </draw:connector>
        <draw:connector draw:style-name="gr447" draw:text-style-name="P5" draw:layer="layout" draw:type="line" svg:x1="8.5cm" svg:y1="17cm" svg:x2="7.354cm" svg:y2="15.854cm" draw:end-shape="id69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69" draw:start-glue-point="4" draw:end-shape="id70" draw:end-glue-point="0" svg:d="M7000 15000v-1000" svg:viewBox="0 0 1 1001">
          <text:p/>
        </draw:connector>
        <draw:g>
          <draw:frame draw:style-name="gr448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449" draw:text-style-name="P5" draw:layer="layout" svg:x1="5cm" svg:y1="17.5cm" svg:x2="5cm" svg:y2="18cm">
            <text:p/>
          </draw:line>
        </draw:g>
        <draw:g>
          <draw:frame draw:style-name="gr450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451" draw:text-style-name="P5" draw:layer="layout" svg:x1="8.007cm" svg:y1="17.5cm" svg:x2="8.007cm" svg:y2="18cm">
            <text:p/>
          </draw:line>
        </draw:g>
        <draw:g>
          <draw:frame draw:style-name="gr452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453" draw:text-style-name="P5" draw:layer="layout" svg:x1="6.5cm" svg:y1="13.5cm" svg:x2="6.5cm" svg:y2="14cm">
            <text:p/>
          </draw:line>
        </draw:g>
        <draw:g>
          <draw:frame draw:style-name="gr454" draw:text-style-name="P4" draw:layer="layout" svg:width="0.5cm" svg:height="0.5cm" svg:x="3.5cm" svg:y="13.5cm">
            <draw:text-box>
              <text:p text:style-name="P3"><text:span text:style-name="T1">1</text:span></text:p>
            </draw:text-box>
          </draw:frame>
          <draw:line draw:style-name="gr455" draw:text-style-name="P5" draw:layer="layout" svg:x1="4cm" svg:y1="13.5cm" svg:x2="4cm" svg:y2="14cm">
            <text:p/>
          </draw:line>
        </draw:g>
        <draw:g>
          <draw:frame draw:style-name="gr456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457" draw:text-style-name="P5" draw:layer="layout" svg:x1="1.5cm" svg:y1="13.5cm" svg:x2="1.5cm" svg:y2="14cm">
            <text:p/>
          </draw:line>
        </draw:g>
        <draw:g>
          <draw:frame draw:style-name="gr458" draw:text-style-name="P4" draw:layer="layout" svg:width="0.5cm" svg:height="0.5cm" svg:x="8.507cm" svg:y="13.5cm">
            <draw:text-box>
              <text:p text:style-name="P3"><text:span text:style-name="T1">1</text:span></text:p>
            </draw:text-box>
          </draw:frame>
          <draw:line draw:style-name="gr459" draw:text-style-name="P5" draw:layer="layout" svg:x1="9.007cm" svg:y1="13.5cm" svg:x2="9.007cm" svg:y2="14cm">
            <text:p/>
          </draw:line>
        </draw:g>
        <draw:g>
          <draw:frame draw:style-name="gr460" draw:text-style-name="P4" draw:layer="layout" svg:width="0.5cm" svg:height="0.5cm" svg:x="11cm" svg:y="13.5cm">
            <draw:text-box>
              <text:p text:style-name="P3"><text:span text:style-name="T1">1</text:span></text:p>
            </draw:text-box>
          </draw:frame>
          <draw:line draw:style-name="gr461" draw:text-style-name="P5" draw:layer="layout" svg:x1="11.5cm" svg:y1="13.5cm" svg:x2="11.5cm" svg:y2="14cm">
            <text:p/>
          </draw:line>
        </draw:g>
        <draw:g>
          <draw:frame draw:style-name="gr462" draw:text-style-name="P4" draw:layer="layout" svg:width="0.5cm" svg:height="0.5cm" svg:x="13.5cm" svg:y="13.5cm">
            <draw:text-box>
              <text:p text:style-name="P3"><text:span text:style-name="T1">1</text:span></text:p>
            </draw:text-box>
          </draw:frame>
          <draw:line draw:style-name="gr463" draw:text-style-name="P5" draw:layer="layout" svg:x1="14cm" svg:y1="13.5cm" svg:x2="14cm" svg:y2="14cm">
            <text:p/>
          </draw:line>
        </draw:g>
        <draw:g>
          <draw:frame draw:style-name="gr464" draw:text-style-name="P4" draw:layer="layout" svg:width="0.5cm" svg:height="0.5cm" svg:x="16cm" svg:y="13.5cm">
            <draw:text-box>
              <text:p text:style-name="P3"><text:span text:style-name="T1">1</text:span></text:p>
            </draw:text-box>
          </draw:frame>
          <draw:line draw:style-name="gr465" draw:text-style-name="P5" draw:layer="layout" svg:x1="16.5cm" svg:y1="13.5cm" svg:x2="16.5cm" svg:y2="14cm">
            <text:p/>
          </draw:line>
        </draw:g>
        <draw:g>
          <draw:frame draw:style-name="gr466" draw:text-style-name="P4" draw:layer="layout" svg:width="0.5cm" svg:height="0.5cm" svg:x="18.5cm" svg:y="13.5cm">
            <draw:text-box>
              <text:p text:style-name="P3"><text:span text:style-name="T1">1</text:span></text:p>
            </draw:text-box>
          </draw:frame>
          <draw:line draw:style-name="gr467" draw:text-style-name="P5" draw:layer="layout" svg:x1="19cm" svg:y1="13.5cm" svg:x2="19cm" svg:y2="14cm">
            <text:p/>
          </draw:line>
        </draw:g>
        <draw:g>
          <draw:frame draw:style-name="gr468" draw:text-style-name="P4" draw:layer="layout" svg:width="0.5cm" svg:height="0.5cm" svg:x="21cm" svg:y="13.5cm">
            <draw:text-box>
              <text:p text:style-name="P3"><text:span text:style-name="T1">1</text:span></text:p>
            </draw:text-box>
          </draw:frame>
          <draw:line draw:style-name="gr469" draw:text-style-name="P5" draw:layer="layout" svg:x1="21.5cm" svg:y1="13.5cm" svg:x2="21.5cm" svg:y2="14cm">
            <text:p/>
          </draw:line>
        </draw:g>
        <draw:g>
          <draw:frame draw:style-name="gr470" draw:text-style-name="P4" draw:layer="layout" svg:width="0.5cm" svg:height="0.5cm" svg:x="26cm" svg:y="13.5cm">
            <draw:text-box>
              <text:p text:style-name="P3"><text:span text:style-name="T1">1</text:span></text:p>
            </draw:text-box>
          </draw:frame>
          <draw:line draw:style-name="gr471" draw:text-style-name="P5" draw:layer="layout" svg:x1="26.5cm" svg:y1="13.5cm" svg:x2="26.5cm" svg:y2="14cm">
            <text:p/>
          </draw:line>
        </draw:g>
        <draw:g>
          <draw:frame draw:style-name="gr472" draw:text-style-name="P4" draw:layer="layout" svg:width="0.5cm" svg:height="0.5cm" svg:x="23.5cm" svg:y="13.5cm">
            <draw:text-box>
              <text:p text:style-name="P3"><text:span text:style-name="T1">1</text:span></text:p>
            </draw:text-box>
          </draw:frame>
          <draw:line draw:style-name="gr473" draw:text-style-name="P5" draw:layer="layout" svg:x1="24cm" svg:y1="13.5cm" svg:x2="24cm" svg:y2="14cm">
            <text:p/>
          </draw:line>
        </draw:g>
        <draw:g>
          <draw:frame draw:style-name="gr474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475" draw:text-style-name="P5" draw:layer="layout" svg:x1="5.5cm" svg:y1="9.5cm" svg:x2="5.5cm" svg:y2="10cm">
            <text:p/>
          </draw:line>
        </draw:g>
        <draw:g>
          <draw:frame draw:style-name="gr476" draw:text-style-name="P4" draw:layer="layout" svg:width="0.5cm" svg:height="0.5cm" svg:x="17cm" svg:y="9.5cm">
            <draw:text-box>
              <text:p text:style-name="P3"><text:span text:style-name="T1">2</text:span></text:p>
            </draw:text-box>
          </draw:frame>
          <draw:line draw:style-name="gr477" draw:text-style-name="P5" draw:layer="layout" svg:x1="17.5cm" svg:y1="9.5cm" svg:x2="17.5cm" svg:y2="10cm">
            <text:p/>
          </draw:line>
        </draw:g>
        <draw:g>
          <draw:frame draw:style-name="gr478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479" draw:text-style-name="P5" draw:layer="layout" svg:x1="8.5cm" svg:y1="9.5cm" svg:x2="8.5cm" svg:y2="10cm">
            <text:p/>
          </draw:line>
        </draw:g>
        <draw:g>
          <draw:frame draw:style-name="gr480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481" draw:text-style-name="P5" draw:layer="layout" svg:x1="11.5cm" svg:y1="9.5cm" svg:x2="11.5cm" svg:y2="10cm">
            <text:p/>
          </draw:line>
        </draw:g>
        <draw:g>
          <draw:frame draw:style-name="gr482" draw:text-style-name="P4" draw:layer="layout" svg:width="0.5cm" svg:height="0.5cm" svg:x="14cm" svg:y="9.5cm">
            <draw:text-box>
              <text:p text:style-name="P3"><text:span text:style-name="T1">1</text:span></text:p>
            </draw:text-box>
          </draw:frame>
          <draw:line draw:style-name="gr483" draw:text-style-name="P5" draw:layer="layout" svg:x1="14.5cm" svg:y1="9.5cm" svg:x2="14.5cm" svg:y2="10cm">
            <text:p/>
          </draw:line>
        </draw:g>
        <draw:g>
          <draw:frame draw:style-name="gr484" draw:text-style-name="P4" draw:layer="layout" svg:width="0.5cm" svg:height="0.5cm" svg:x="20cm" svg:y="9.5cm">
            <draw:text-box>
              <text:p text:style-name="P3"><text:span text:style-name="T1">1</text:span></text:p>
            </draw:text-box>
          </draw:frame>
          <draw:line draw:style-name="gr485" draw:text-style-name="P5" draw:layer="layout" svg:x1="20.5cm" svg:y1="9.5cm" svg:x2="20.5cm" svg:y2="10cm">
            <text:p/>
          </draw:line>
        </draw:g>
        <draw:g>
          <draw:frame draw:style-name="gr486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487" draw:text-style-name="P5" draw:layer="layout" svg:x1="9cm" svg:y1="5.5cm" svg:x2="9cm" svg:y2="6cm">
            <text:p/>
          </draw:line>
        </draw:g>
        <draw:g>
          <draw:frame draw:style-name="gr488" draw:text-style-name="P4" draw:layer="layout" svg:width="0.5cm" svg:height="0.5cm" svg:x="19.5cm" svg:y="5.5cm">
            <draw:text-box>
              <text:p text:style-name="P3"><text:span text:style-name="T1">1</text:span></text:p>
            </draw:text-box>
          </draw:frame>
          <draw:line draw:style-name="gr489" draw:text-style-name="P5" draw:layer="layout" svg:x1="20cm" svg:y1="5.5cm" svg:x2="20cm" svg:y2="6cm">
            <text:p/>
          </draw:line>
        </draw:g>
        <draw:g>
          <draw:frame draw:style-name="gr490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491" draw:text-style-name="P5" draw:layer="layout" svg:x1="12cm" svg:y1="5.5cm" svg:x2="12cm" svg:y2="6cm">
            <text:p/>
          </draw:line>
        </draw:g>
        <draw:g>
          <draw:frame draw:style-name="gr492" draw:text-style-name="P4" draw:layer="layout" svg:width="0.5cm" svg:height="0.5cm" svg:x="16.5cm" svg:y="5.5cm">
            <draw:text-box>
              <text:p text:style-name="P3"><text:span text:style-name="T1">2</text:span></text:p>
            </draw:text-box>
          </draw:frame>
          <draw:line draw:style-name="gr493" draw:text-style-name="P5" draw:layer="layout" svg:x1="17cm" svg:y1="5.5cm" svg:x2="17cm" svg:y2="6cm">
            <text:p/>
          </draw:line>
        </draw:g>
        <draw:g>
          <draw:frame draw:style-name="gr494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495" draw:text-style-name="P5" draw:layer="layout" svg:x1="14.5cm" svg:y1="1.5cm" svg:x2="14.5cm" svg:y2="2cm">
            <text:p/>
          </draw:line>
        </draw:g>
      </draw:page>
      <draw:page draw:name="page3" draw:style-name="dp1" draw:master-page-name="Default">
        <draw:frame draw:style-name="gr496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497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498" draw:text-style-name="P5" draw:layer="layout" svg:x1="14cm" svg:y1="1cm" svg:x2="16cm" svg:y2="1cm">
          <text:p/>
        </draw:line>
        <draw:line draw:style-name="gr499" draw:text-style-name="P5" draw:layer="layout" svg:x1="14cm" svg:y1="1.5cm" svg:x2="16cm" svg:y2="1.5cm">
          <text:p/>
        </draw:line>
        <draw:line draw:style-name="gr500" draw:text-style-name="P5" xml:id="id71" draw:id="id71" draw:layer="layout" svg:x1="14cm" svg:y1="2cm" svg:x2="16cm" svg:y2="2cm">
          <text:p/>
        </draw:line>
        <draw:line draw:style-name="gr501" draw:text-style-name="P5" draw:layer="layout" svg:x1="14cm" svg:y1="2cm" svg:x2="14cm" svg:y2="1cm">
          <text:p/>
        </draw:line>
        <draw:line draw:style-name="gr502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71" draw:end-glue-point="0" svg:d="M13596 7011l1404-5011" svg:viewBox="0 0 1405 5012">
          <text:p/>
        </draw:connector>
        <draw:frame draw:style-name="gr503" draw:text-style-name="P2" draw:layer="layout" svg:width="2cm" svg:height="0.5cm" svg:x="8.5cm" svg:y="5cm">
          <draw:text-box>
            <text:p text:style-name="P1"><text:span text:style-name="T1">v7, </text:span><text:span text:style-name="T1">v5</text:span></text:p>
          </draw:text-box>
        </draw:frame>
        <draw:frame draw:style-name="gr504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505" draw:text-style-name="P5" draw:layer="layout" svg:x1="8.5cm" svg:y1="5cm" svg:x2="10.5cm" svg:y2="5cm">
          <text:p/>
        </draw:line>
        <draw:line draw:style-name="gr506" draw:text-style-name="P5" draw:layer="layout" svg:x1="8.5cm" svg:y1="5.5cm" svg:x2="10.5cm" svg:y2="5.5cm">
          <text:p/>
        </draw:line>
        <draw:line draw:style-name="gr507" draw:text-style-name="P5" draw:layer="layout" svg:x1="8.5cm" svg:y1="6cm" svg:x2="10.5cm" svg:y2="6cm">
          <text:p/>
        </draw:line>
        <draw:line draw:style-name="gr508" draw:text-style-name="P5" draw:layer="layout" svg:x1="8.5cm" svg:y1="6cm" svg:x2="8.5cm" svg:y2="5cm">
          <text:p/>
        </draw:line>
        <draw:line draw:style-name="gr509" draw:text-style-name="P5" draw:layer="layout" svg:x1="10.5cm" svg:y1="6cm" svg:x2="10.5cm" svg:y2="5cm">
          <text:p/>
        </draw:line>
        <draw:frame draw:style-name="gr510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511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512" draw:text-style-name="P5" draw:layer="layout" svg:x1="11.5cm" svg:y1="5cm" svg:x2="13.5cm" svg:y2="5cm">
          <text:p/>
        </draw:line>
        <draw:line draw:style-name="gr513" draw:text-style-name="P5" draw:layer="layout" svg:x1="11.5cm" svg:y1="5.5cm" svg:x2="13.5cm" svg:y2="5.5cm">
          <text:p/>
        </draw:line>
        <draw:line draw:style-name="gr514" draw:text-style-name="P5" draw:layer="layout" svg:x1="11.5cm" svg:y1="6cm" svg:x2="13.5cm" svg:y2="6cm">
          <text:p/>
        </draw:line>
        <draw:line draw:style-name="gr515" draw:text-style-name="P5" draw:layer="layout" svg:x1="11.5cm" svg:y1="6cm" svg:x2="11.5cm" svg:y2="5cm">
          <text:p/>
        </draw:line>
        <draw:line draw:style-name="gr516" draw:text-style-name="P5" draw:layer="layout" svg:x1="13.5cm" svg:y1="6cm" svg:x2="13.5cm" svg:y2="5cm">
          <text:p/>
        </draw:line>
        <draw:custom-shape draw:style-name="gr517" draw:text-style-name="P8" xml:id="id72" draw:id="id72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8" draw:text-style-name="P5" draw:layer="layout" draw:type="line" svg:x1="9.5cm" svg:y1="5cm" svg:x2="10.646cm" svg:y2="3.854cm" draw:end-shape="id72" draw:end-glue-point="7" svg:d="M9500 5000l1146-1146" svg:viewBox="0 0 1147 1147">
          <text:p/>
        </draw:connector>
        <draw:connector draw:style-name="gr519" draw:text-style-name="P5" draw:layer="layout" draw:type="line" svg:x1="12.5cm" svg:y1="5cm" svg:x2="11.354cm" svg:y2="3.854cm" draw:end-shape="id72" draw:end-glue-point="9" svg:d="M12500 5000l-1146-1146" svg:viewBox="0 0 1147 1147">
          <text:p/>
        </draw:connector>
        <draw:custom-shape draw:style-name="gr520" draw:text-style-name="P8" xml:id="id74" draw:id="id74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521" draw:text-style-name="P2" draw:layer="layout" svg:width="2cm" svg:height="0.5cm" svg:x="5cm" svg:y="9cm">
          <draw:text-box>
            <text:p text:style-name="P1"><text:span text:style-name="T1">v6, </text:span><text:span text:style-name="T1">v7</text:span></text:p>
          </draw:text-box>
        </draw:frame>
        <draw:frame draw:style-name="gr522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523" draw:text-style-name="P5" draw:layer="layout" svg:x1="5cm" svg:y1="9cm" svg:x2="7cm" svg:y2="9cm">
          <text:p/>
        </draw:line>
        <draw:line draw:style-name="gr524" draw:text-style-name="P5" draw:layer="layout" svg:x1="5cm" svg:y1="9.5cm" svg:x2="7cm" svg:y2="9.5cm">
          <text:p/>
        </draw:line>
        <draw:line draw:style-name="gr525" draw:text-style-name="P5" draw:layer="layout" svg:x1="5cm" svg:y1="10cm" svg:x2="7cm" svg:y2="10cm">
          <text:p/>
        </draw:line>
        <draw:line draw:style-name="gr526" draw:text-style-name="P5" draw:layer="layout" svg:x1="5cm" svg:y1="10cm" svg:x2="5cm" svg:y2="9cm">
          <text:p/>
        </draw:line>
        <draw:line draw:style-name="gr527" draw:text-style-name="P5" draw:layer="layout" svg:x1="7cm" svg:y1="10cm" svg:x2="7cm" svg:y2="9cm">
          <text:p/>
        </draw:line>
        <draw:frame draw:style-name="gr528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529" draw:text-style-name="P4" draw:layer="layout" svg:width="1.5cm" svg:height="0.5cm" svg:x="8.5cm" svg:y="9.5cm">
          <draw:text-box>
            <text:p text:style-name="P3"><text:span text:style-name="T1">5 → 6</text:span></text:p>
          </draw:text-box>
        </draw:frame>
        <draw:line draw:style-name="gr530" draw:text-style-name="P5" draw:layer="layout" svg:x1="8cm" svg:y1="9cm" svg:x2="10cm" svg:y2="9cm">
          <text:p/>
        </draw:line>
        <draw:line draw:style-name="gr531" draw:text-style-name="P5" draw:layer="layout" svg:x1="8cm" svg:y1="9.5cm" svg:x2="10cm" svg:y2="9.5cm">
          <text:p/>
        </draw:line>
        <draw:line draw:style-name="gr532" draw:text-style-name="P5" draw:layer="layout" svg:x1="8cm" svg:y1="10cm" svg:x2="10cm" svg:y2="10cm">
          <text:p/>
        </draw:line>
        <draw:line draw:style-name="gr533" draw:text-style-name="P5" draw:layer="layout" svg:x1="8cm" svg:y1="10cm" svg:x2="8cm" svg:y2="9cm">
          <text:p/>
        </draw:line>
        <draw:line draw:style-name="gr534" draw:text-style-name="P5" draw:layer="layout" svg:x1="10cm" svg:y1="10cm" svg:x2="10cm" svg:y2="9cm">
          <text:p/>
        </draw:line>
        <draw:custom-shape draw:style-name="gr535" draw:text-style-name="P8" xml:id="id73" draw:id="id73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6" draw:text-style-name="P5" draw:layer="layout" draw:type="line" svg:x1="6cm" svg:y1="9cm" svg:x2="7.146cm" svg:y2="7.854cm" draw:end-shape="id73" draw:end-glue-point="7" svg:d="M6000 9000l1146-1146" svg:viewBox="0 0 1147 1147">
          <text:p/>
        </draw:connector>
        <draw:connector draw:style-name="gr537" draw:text-style-name="P5" draw:layer="layout" draw:type="line" svg:x1="9cm" svg:y1="9cm" svg:x2="7.854cm" svg:y2="7.854cm" draw:end-shape="id73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74" draw:end-glue-point="6" svg:d="M6000 9000l4001-1499" svg:viewBox="0 0 4002 1500">
          <text:p/>
        </draw:connector>
        <draw:frame draw:style-name="gr538" draw:text-style-name="P2" draw:layer="layout" svg:width="2cm" svg:height="0.5cm" svg:x="11cm" svg:y="9cm">
          <draw:text-box>
            <text:p text:style-name="P1"><text:span text:style-name="T1">v6, </text:span><text:span text:style-name="T1">v0</text:span></text:p>
          </draw:text-box>
        </draw:frame>
        <draw:frame draw:style-name="gr539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540" draw:text-style-name="P5" draw:layer="layout" svg:x1="11cm" svg:y1="9cm" svg:x2="13cm" svg:y2="9cm">
          <text:p/>
        </draw:line>
        <draw:line draw:style-name="gr541" draw:text-style-name="P5" draw:layer="layout" svg:x1="11cm" svg:y1="9.5cm" svg:x2="13cm" svg:y2="9.5cm">
          <text:p/>
        </draw:line>
        <draw:line draw:style-name="gr542" draw:text-style-name="P5" draw:layer="layout" svg:x1="11cm" svg:y1="10cm" svg:x2="13cm" svg:y2="10cm">
          <text:p/>
        </draw:line>
        <draw:line draw:style-name="gr543" draw:text-style-name="P5" draw:layer="layout" svg:x1="11cm" svg:y1="10cm" svg:x2="11cm" svg:y2="9cm">
          <text:p/>
        </draw:line>
        <draw:line draw:style-name="gr544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74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74" draw:start-glue-point="4" svg:d="M10501 7001l1999-1001" svg:viewBox="0 0 2000 1002">
          <text:p/>
        </draw:connector>
        <draw:custom-shape draw:style-name="gr545" draw:text-style-name="P8" xml:id="id75" draw:id="id75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75" draw:end-glue-point="7" svg:d="M9004 9014l4143-1159" svg:viewBox="0 0 4144 1160">
          <text:p/>
        </draw:connector>
        <draw:frame draw:style-name="gr546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547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548" draw:text-style-name="P5" draw:layer="layout" svg:x1="1cm" svg:y1="13cm" svg:x2="3cm" svg:y2="13cm">
          <text:p/>
        </draw:line>
        <draw:line draw:style-name="gr549" draw:text-style-name="P5" draw:layer="layout" svg:x1="1cm" svg:y1="13.5cm" svg:x2="3cm" svg:y2="13.5cm">
          <text:p/>
        </draw:line>
        <draw:line draw:style-name="gr550" draw:text-style-name="P5" draw:layer="layout" svg:x1="1cm" svg:y1="14cm" svg:x2="3cm" svg:y2="14cm">
          <text:p/>
        </draw:line>
        <draw:line draw:style-name="gr551" draw:text-style-name="P5" draw:layer="layout" svg:x1="1cm" svg:y1="14cm" svg:x2="1cm" svg:y2="13cm">
          <text:p/>
        </draw:line>
        <draw:line draw:style-name="gr552" draw:text-style-name="P5" draw:layer="layout" svg:x1="3cm" svg:y1="14cm" svg:x2="3cm" svg:y2="13cm">
          <text:p/>
        </draw:line>
        <draw:frame draw:style-name="gr553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554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555" draw:text-style-name="P5" draw:layer="layout" svg:x1="3.5cm" svg:y1="13cm" svg:x2="5.5cm" svg:y2="13cm">
          <text:p/>
        </draw:line>
        <draw:line draw:style-name="gr556" draw:text-style-name="P5" draw:layer="layout" svg:x1="3.5cm" svg:y1="13.5cm" svg:x2="5.5cm" svg:y2="13.5cm">
          <text:p/>
        </draw:line>
        <draw:line draw:style-name="gr557" draw:text-style-name="P5" draw:layer="layout" svg:x1="3.5cm" svg:y1="14cm" svg:x2="5.5cm" svg:y2="14cm">
          <text:p/>
        </draw:line>
        <draw:line draw:style-name="gr558" draw:text-style-name="P5" draw:layer="layout" svg:x1="3.5cm" svg:y1="14cm" svg:x2="3.5cm" svg:y2="13cm">
          <text:p/>
        </draw:line>
        <draw:line draw:style-name="gr559" draw:text-style-name="P5" draw:layer="layout" svg:x1="5.5cm" svg:y1="14cm" svg:x2="5.5cm" svg:y2="13cm">
          <text:p/>
        </draw:line>
        <draw:custom-shape draw:style-name="gr560" draw:text-style-name="P8" xml:id="id76" draw:id="id76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1" draw:text-style-name="P5" draw:layer="layout" draw:type="line" svg:x1="2cm" svg:y1="13cm" svg:x2="3.646cm" svg:y2="11.854cm" draw:end-shape="id76" draw:end-glue-point="7" svg:d="M2000 13000l1646-1146" svg:viewBox="0 0 1647 1147">
          <text:p/>
        </draw:connector>
        <draw:connector draw:style-name="gr562" draw:text-style-name="P5" draw:layer="layout" draw:type="line" svg:x1="4.5cm" svg:y1="13cm" svg:x2="4.354cm" svg:y2="11.854cm" draw:end-shape="id76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76" draw:start-glue-point="4" svg:d="M4000 11000l2047-990" svg:viewBox="0 0 2048 991">
          <text:p/>
        </draw:connector>
        <draw:frame draw:style-name="gr563" draw:text-style-name="P2" draw:layer="layout" svg:width="2cm" svg:height="0.5cm" svg:x="6cm" svg:y="13cm">
          <draw:text-box>
            <text:p text:style-name="P1"><text:span text:style-name="T1">v5, </text:span><text:span text:style-name="T1">v9</text:span></text:p>
          </draw:text-box>
        </draw:frame>
        <draw:frame draw:style-name="gr564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565" draw:text-style-name="P5" xml:id="id79" draw:id="id79" draw:layer="layout" svg:x1="6cm" svg:y1="13cm" svg:x2="8cm" svg:y2="13cm">
          <text:p/>
        </draw:line>
        <draw:line draw:style-name="gr566" draw:text-style-name="P5" draw:layer="layout" svg:x1="6cm" svg:y1="13.5cm" svg:x2="8cm" svg:y2="13.5cm">
          <text:p/>
        </draw:line>
        <draw:line draw:style-name="gr567" draw:text-style-name="P5" xml:id="id81" draw:id="id81" draw:layer="layout" svg:x1="6cm" svg:y1="14cm" svg:x2="8cm" svg:y2="14cm">
          <text:p/>
        </draw:line>
        <draw:line draw:style-name="gr568" draw:text-style-name="P5" draw:layer="layout" svg:x1="6cm" svg:y1="14cm" svg:x2="6cm" svg:y2="13cm">
          <text:p/>
        </draw:line>
        <draw:line draw:style-name="gr569" draw:text-style-name="P5" draw:layer="layout" svg:x1="8cm" svg:y1="14cm" svg:x2="8cm" svg:y2="13cm">
          <text:p/>
        </draw:line>
        <draw:custom-shape draw:style-name="gr570" draw:text-style-name="P8" xml:id="id77" draw:id="id77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77" draw:start-glue-point="4" svg:d="M6501 11001l3140-5025" svg:viewBox="0 0 3141 5026">
          <text:p/>
        </draw:connector>
        <draw:custom-shape draw:style-name="gr571" draw:text-style-name="P8" xml:id="id78" draw:id="id78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78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79" draw:start-glue-point="0" draw:end-shape="id78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78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77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79" draw:start-glue-point="0" draw:end-shape="id77" draw:end-glue-point="9" svg:d="M7000 13000l-145-1145" svg:viewBox="0 0 146 1146">
          <text:p/>
        </draw:connector>
        <draw:frame draw:style-name="gr572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573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574" draw:text-style-name="P5" draw:layer="layout" svg:x1="4.5cm" svg:y1="17cm" svg:x2="6.5cm" svg:y2="17cm">
          <text:p/>
        </draw:line>
        <draw:line draw:style-name="gr575" draw:text-style-name="P5" draw:layer="layout" svg:x1="4.5cm" svg:y1="17.5cm" svg:x2="6.5cm" svg:y2="17.5cm">
          <text:p/>
        </draw:line>
        <draw:line draw:style-name="gr576" draw:text-style-name="P5" draw:layer="layout" svg:x1="4.5cm" svg:y1="18cm" svg:x2="6.5cm" svg:y2="18cm">
          <text:p/>
        </draw:line>
        <draw:line draw:style-name="gr577" draw:text-style-name="P5" draw:layer="layout" svg:x1="4.5cm" svg:y1="18cm" svg:x2="4.5cm" svg:y2="17cm">
          <text:p/>
        </draw:line>
        <draw:line draw:style-name="gr578" draw:text-style-name="P5" draw:layer="layout" svg:x1="6.5cm" svg:y1="18cm" svg:x2="6.5cm" svg:y2="17cm">
          <text:p/>
        </draw:line>
        <draw:frame draw:style-name="gr579" draw:text-style-name="P2" draw:layer="layout" svg:width="2cm" svg:height="0.5cm" svg:x="7.5cm" svg:y="17cm">
          <draw:text-box>
            <text:p text:style-name="P1"><text:span text:style-name="T1">v</text:span><text:span text:style-name="T1">8</text:span><text:span text:style-name="T1">,</text:span><text:span text:style-name="T1"> </text:span><text:span text:style-name="T1">v</text:span><text:span text:style-name="T1">9</text:span></text:p>
          </draw:text-box>
        </draw:frame>
        <draw:frame draw:style-name="gr580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581" draw:text-style-name="P5" draw:layer="layout" svg:x1="7.5cm" svg:y1="17cm" svg:x2="9.5cm" svg:y2="17cm">
          <text:p/>
        </draw:line>
        <draw:line draw:style-name="gr582" draw:text-style-name="P5" draw:layer="layout" svg:x1="7.5cm" svg:y1="17.5cm" svg:x2="9.5cm" svg:y2="17.5cm">
          <text:p/>
        </draw:line>
        <draw:line draw:style-name="gr583" draw:text-style-name="P5" draw:layer="layout" svg:x1="7.5cm" svg:y1="18cm" svg:x2="9.5cm" svg:y2="18cm">
          <text:p/>
        </draw:line>
        <draw:line draw:style-name="gr584" draw:text-style-name="P5" draw:layer="layout" svg:x1="7.5cm" svg:y1="18cm" svg:x2="7.5cm" svg:y2="17cm">
          <text:p/>
        </draw:line>
        <draw:line draw:style-name="gr585" draw:text-style-name="P5" draw:layer="layout" svg:x1="9.5cm" svg:y1="18cm" svg:x2="9.5cm" svg:y2="17cm">
          <text:p/>
        </draw:line>
        <draw:custom-shape draw:style-name="gr586" draw:text-style-name="P8" xml:id="id80" draw:id="id80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7" draw:text-style-name="P5" draw:layer="layout" draw:type="line" svg:x1="5.5cm" svg:y1="17cm" svg:x2="6.646cm" svg:y2="15.854cm" draw:end-shape="id80" draw:end-glue-point="7" svg:d="M5500 17000l1146-1146" svg:viewBox="0 0 1147 1147">
          <text:p/>
        </draw:connector>
        <draw:connector draw:style-name="gr588" draw:text-style-name="P5" draw:layer="layout" draw:type="line" svg:x1="8.5cm" svg:y1="17cm" svg:x2="7.354cm" svg:y2="15.854cm" draw:end-shape="id80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80" draw:start-glue-point="4" draw:end-shape="id81" draw:end-glue-point="0" svg:d="M7000 15000v-1000" svg:viewBox="0 0 1 1001">
          <text:p/>
        </draw:connector>
        <draw:g>
          <draw:frame draw:style-name="gr589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590" draw:text-style-name="P5" draw:layer="layout" svg:x1="5cm" svg:y1="17.5cm" svg:x2="5cm" svg:y2="18cm">
            <text:p/>
          </draw:line>
        </draw:g>
        <draw:g>
          <draw:frame draw:style-name="gr591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592" draw:text-style-name="P5" draw:layer="layout" svg:x1="8.007cm" svg:y1="17.5cm" svg:x2="8.007cm" svg:y2="18cm">
            <text:p/>
          </draw:line>
        </draw:g>
        <draw:g>
          <draw:frame draw:style-name="gr593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594" draw:text-style-name="P5" draw:layer="layout" svg:x1="6.5cm" svg:y1="13.5cm" svg:x2="6.5cm" svg:y2="14cm">
            <text:p/>
          </draw:line>
        </draw:g>
        <draw:g>
          <draw:frame draw:style-name="gr595" draw:text-style-name="P4" draw:layer="layout" svg:width="0.5cm" svg:height="0.5cm" svg:x="3.5cm" svg:y="13.5cm">
            <draw:text-box>
              <text:p text:style-name="P3"><text:span text:style-name="T1">1</text:span></text:p>
            </draw:text-box>
          </draw:frame>
          <draw:line draw:style-name="gr596" draw:text-style-name="P5" draw:layer="layout" svg:x1="4cm" svg:y1="13.5cm" svg:x2="4cm" svg:y2="14cm">
            <text:p/>
          </draw:line>
        </draw:g>
        <draw:g>
          <draw:frame draw:style-name="gr597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598" draw:text-style-name="P5" draw:layer="layout" svg:x1="1.5cm" svg:y1="13.5cm" svg:x2="1.5cm" svg:y2="14cm">
            <text:p/>
          </draw:line>
        </draw:g>
        <draw:g>
          <draw:frame draw:style-name="gr599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600" draw:text-style-name="P5" draw:layer="layout" svg:x1="5.5cm" svg:y1="9.5cm" svg:x2="5.5cm" svg:y2="10cm">
            <text:p/>
          </draw:line>
        </draw:g>
        <draw:g>
          <draw:frame draw:style-name="gr601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602" draw:text-style-name="P5" draw:layer="layout" svg:x1="8.5cm" svg:y1="9.5cm" svg:x2="8.5cm" svg:y2="10cm">
            <text:p/>
          </draw:line>
        </draw:g>
        <draw:g>
          <draw:frame draw:style-name="gr603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604" draw:text-style-name="P5" draw:layer="layout" svg:x1="11.5cm" svg:y1="9.5cm" svg:x2="11.5cm" svg:y2="10cm">
            <text:p/>
          </draw:line>
        </draw:g>
        <draw:g>
          <draw:frame draw:style-name="gr605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606" draw:text-style-name="P5" draw:layer="layout" svg:x1="9cm" svg:y1="5.5cm" svg:x2="9cm" svg:y2="6cm">
            <text:p/>
          </draw:line>
        </draw:g>
        <draw:g>
          <draw:frame draw:style-name="gr607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608" draw:text-style-name="P5" draw:layer="layout" svg:x1="12cm" svg:y1="5.5cm" svg:x2="12cm" svg:y2="6cm">
            <text:p/>
          </draw:line>
        </draw:g>
        <draw:g>
          <draw:frame draw:style-name="gr609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610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82cm">
          <draw:image xlink:href="Pictures/10000201000002CB000003A245EE6A63400DC25C.png" xlink:type="simple" xlink:show="embed" xlink:actuate="onLoad" loext:mime-type="image/png">
            <text:p/>
          </draw:image>
        </draw:frame>
        <draw:frame draw:style-name="gr612" draw:text-style-name="P10" draw:layer="layout" svg:width="6.9cm" svg:height="1cm" svg:x="17.4cm" svg:y="1.3cm">
          <draw:text-box>
            <text:p>e = (v6, v9); k = 2</text:p>
          </draw:text-box>
        </draw:frame>
      </draw:page>
      <draw:page draw:name="page4" draw:style-name="dp1" draw:master-page-name="Default">
        <draw:frame draw:style-name="gr613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614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615" draw:text-style-name="P5" draw:layer="layout" svg:x1="14cm" svg:y1="1cm" svg:x2="16cm" svg:y2="1cm">
          <text:p/>
        </draw:line>
        <draw:line draw:style-name="gr616" draw:text-style-name="P5" draw:layer="layout" svg:x1="14cm" svg:y1="1.5cm" svg:x2="16cm" svg:y2="1.5cm">
          <text:p/>
        </draw:line>
        <draw:line draw:style-name="gr617" draw:text-style-name="P5" xml:id="id82" draw:id="id82" draw:layer="layout" svg:x1="14cm" svg:y1="2cm" svg:x2="16cm" svg:y2="2cm">
          <text:p/>
        </draw:line>
        <draw:line draw:style-name="gr618" draw:text-style-name="P5" draw:layer="layout" svg:x1="14cm" svg:y1="2cm" svg:x2="14cm" svg:y2="1cm">
          <text:p/>
        </draw:line>
        <draw:line draw:style-name="gr619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82" draw:end-glue-point="0" svg:d="M13596 7011l1404-5011" svg:viewBox="0 0 1405 5012">
          <text:p/>
        </draw:connector>
        <draw:frame draw:style-name="gr620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621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622" draw:text-style-name="P5" draw:layer="layout" svg:x1="8.5cm" svg:y1="5cm" svg:x2="10.5cm" svg:y2="5cm">
          <text:p/>
        </draw:line>
        <draw:line draw:style-name="gr623" draw:text-style-name="P5" draw:layer="layout" svg:x1="8.5cm" svg:y1="5.5cm" svg:x2="10.5cm" svg:y2="5.5cm">
          <text:p/>
        </draw:line>
        <draw:line draw:style-name="gr624" draw:text-style-name="P5" draw:layer="layout" svg:x1="8.5cm" svg:y1="6cm" svg:x2="10.5cm" svg:y2="6cm">
          <text:p/>
        </draw:line>
        <draw:line draw:style-name="gr625" draw:text-style-name="P5" draw:layer="layout" svg:x1="8.5cm" svg:y1="6cm" svg:x2="8.5cm" svg:y2="5cm">
          <text:p/>
        </draw:line>
        <draw:line draw:style-name="gr626" draw:text-style-name="P5" draw:layer="layout" svg:x1="10.5cm" svg:y1="6cm" svg:x2="10.5cm" svg:y2="5cm">
          <text:p/>
        </draw:line>
        <draw:frame draw:style-name="gr627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628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629" draw:text-style-name="P5" draw:layer="layout" svg:x1="11.5cm" svg:y1="5cm" svg:x2="13.5cm" svg:y2="5cm">
          <text:p/>
        </draw:line>
        <draw:line draw:style-name="gr630" draw:text-style-name="P5" draw:layer="layout" svg:x1="11.5cm" svg:y1="5.5cm" svg:x2="13.5cm" svg:y2="5.5cm">
          <text:p/>
        </draw:line>
        <draw:line draw:style-name="gr631" draw:text-style-name="P5" draw:layer="layout" svg:x1="11.5cm" svg:y1="6cm" svg:x2="13.5cm" svg:y2="6cm">
          <text:p/>
        </draw:line>
        <draw:line draw:style-name="gr632" draw:text-style-name="P5" draw:layer="layout" svg:x1="11.5cm" svg:y1="6cm" svg:x2="11.5cm" svg:y2="5cm">
          <text:p/>
        </draw:line>
        <draw:line draw:style-name="gr633" draw:text-style-name="P5" draw:layer="layout" svg:x1="13.5cm" svg:y1="6cm" svg:x2="13.5cm" svg:y2="5cm">
          <text:p/>
        </draw:line>
        <draw:custom-shape draw:style-name="gr634" draw:text-style-name="P8" xml:id="id83" draw:id="id83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5" draw:text-style-name="P5" draw:layer="layout" draw:type="line" svg:x1="9.5cm" svg:y1="5cm" svg:x2="10.646cm" svg:y2="3.854cm" draw:end-shape="id83" draw:end-glue-point="7" svg:d="M9500 5000l1146-1146" svg:viewBox="0 0 1147 1147">
          <text:p/>
        </draw:connector>
        <draw:connector draw:style-name="gr636" draw:text-style-name="P5" draw:layer="layout" draw:type="line" svg:x1="12.5cm" svg:y1="5cm" svg:x2="11.354cm" svg:y2="3.854cm" draw:end-shape="id83" draw:end-glue-point="9" svg:d="M12500 5000l-1146-1146" svg:viewBox="0 0 1147 1147">
          <text:p/>
        </draw:connector>
        <draw:custom-shape draw:style-name="gr637" draw:text-style-name="P8" xml:id="id85" draw:id="id85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638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639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640" draw:text-style-name="P5" draw:layer="layout" svg:x1="5cm" svg:y1="9cm" svg:x2="7cm" svg:y2="9cm">
          <text:p/>
        </draw:line>
        <draw:line draw:style-name="gr641" draw:text-style-name="P5" draw:layer="layout" svg:x1="5cm" svg:y1="9.5cm" svg:x2="7cm" svg:y2="9.5cm">
          <text:p/>
        </draw:line>
        <draw:line draw:style-name="gr642" draw:text-style-name="P5" draw:layer="layout" svg:x1="5cm" svg:y1="10cm" svg:x2="7cm" svg:y2="10cm">
          <text:p/>
        </draw:line>
        <draw:line draw:style-name="gr643" draw:text-style-name="P5" draw:layer="layout" svg:x1="5cm" svg:y1="10cm" svg:x2="5cm" svg:y2="9cm">
          <text:p/>
        </draw:line>
        <draw:line draw:style-name="gr644" draw:text-style-name="P5" draw:layer="layout" svg:x1="7cm" svg:y1="10cm" svg:x2="7cm" svg:y2="9cm">
          <text:p/>
        </draw:line>
        <draw:frame draw:style-name="gr645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646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647" draw:text-style-name="P5" draw:layer="layout" svg:x1="8cm" svg:y1="9cm" svg:x2="10cm" svg:y2="9cm">
          <text:p/>
        </draw:line>
        <draw:line draw:style-name="gr648" draw:text-style-name="P5" draw:layer="layout" svg:x1="8cm" svg:y1="9.5cm" svg:x2="10cm" svg:y2="9.5cm">
          <text:p/>
        </draw:line>
        <draw:line draw:style-name="gr649" draw:text-style-name="P5" draw:layer="layout" svg:x1="8cm" svg:y1="10cm" svg:x2="10cm" svg:y2="10cm">
          <text:p/>
        </draw:line>
        <draw:line draw:style-name="gr650" draw:text-style-name="P5" draw:layer="layout" svg:x1="8cm" svg:y1="10cm" svg:x2="8cm" svg:y2="9cm">
          <text:p/>
        </draw:line>
        <draw:line draw:style-name="gr651" draw:text-style-name="P5" draw:layer="layout" svg:x1="10cm" svg:y1="10cm" svg:x2="10cm" svg:y2="9cm">
          <text:p/>
        </draw:line>
        <draw:custom-shape draw:style-name="gr652" draw:text-style-name="P8" xml:id="id84" draw:id="id84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3" draw:text-style-name="P5" draw:layer="layout" draw:type="line" svg:x1="6cm" svg:y1="9cm" svg:x2="7.146cm" svg:y2="7.854cm" draw:end-shape="id84" draw:end-glue-point="7" svg:d="M6000 9000l1146-1146" svg:viewBox="0 0 1147 1147">
          <text:p/>
        </draw:connector>
        <draw:connector draw:style-name="gr654" draw:text-style-name="P5" draw:layer="layout" draw:type="line" svg:x1="9cm" svg:y1="9cm" svg:x2="7.854cm" svg:y2="7.854cm" draw:end-shape="id84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85" draw:end-glue-point="6" svg:d="M6000 9000l4001-1499" svg:viewBox="0 0 4002 1500">
          <text:p/>
        </draw:connector>
        <draw:frame draw:style-name="gr655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656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657" draw:text-style-name="P5" draw:layer="layout" svg:x1="11cm" svg:y1="9cm" svg:x2="13cm" svg:y2="9cm">
          <text:p/>
        </draw:line>
        <draw:line draw:style-name="gr658" draw:text-style-name="P5" draw:layer="layout" svg:x1="11cm" svg:y1="9.5cm" svg:x2="13cm" svg:y2="9.5cm">
          <text:p/>
        </draw:line>
        <draw:line draw:style-name="gr659" draw:text-style-name="P5" draw:layer="layout" svg:x1="11cm" svg:y1="10cm" svg:x2="13cm" svg:y2="10cm">
          <text:p/>
        </draw:line>
        <draw:line draw:style-name="gr660" draw:text-style-name="P5" draw:layer="layout" svg:x1="11cm" svg:y1="10cm" svg:x2="11cm" svg:y2="9cm">
          <text:p/>
        </draw:line>
        <draw:line draw:style-name="gr661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85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85" draw:start-glue-point="4" svg:d="M10501 7001l1999-1001" svg:viewBox="0 0 2000 1002">
          <text:p/>
        </draw:connector>
        <draw:custom-shape draw:style-name="gr662" draw:text-style-name="P8" xml:id="id86" draw:id="id86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86" draw:end-glue-point="7" svg:d="M9004 9014l4143-1159" svg:viewBox="0 0 4144 1160">
          <text:p/>
        </draw:connector>
        <draw:frame draw:style-name="gr663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664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665" draw:text-style-name="P5" draw:layer="layout" svg:x1="1cm" svg:y1="13cm" svg:x2="3cm" svg:y2="13cm">
          <text:p/>
        </draw:line>
        <draw:line draw:style-name="gr666" draw:text-style-name="P5" draw:layer="layout" svg:x1="1cm" svg:y1="13.5cm" svg:x2="3cm" svg:y2="13.5cm">
          <text:p/>
        </draw:line>
        <draw:line draw:style-name="gr667" draw:text-style-name="P5" draw:layer="layout" svg:x1="1cm" svg:y1="14cm" svg:x2="3cm" svg:y2="14cm">
          <text:p/>
        </draw:line>
        <draw:line draw:style-name="gr668" draw:text-style-name="P5" draw:layer="layout" svg:x1="1cm" svg:y1="14cm" svg:x2="1cm" svg:y2="13cm">
          <text:p/>
        </draw:line>
        <draw:line draw:style-name="gr669" draw:text-style-name="P5" draw:layer="layout" svg:x1="3cm" svg:y1="14cm" svg:x2="3cm" svg:y2="13cm">
          <text:p/>
        </draw:line>
        <draw:frame draw:style-name="gr670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671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672" draw:text-style-name="P5" draw:layer="layout" svg:x1="3.5cm" svg:y1="13cm" svg:x2="5.5cm" svg:y2="13cm">
          <text:p/>
        </draw:line>
        <draw:line draw:style-name="gr673" draw:text-style-name="P5" draw:layer="layout" svg:x1="3.5cm" svg:y1="13.5cm" svg:x2="5.5cm" svg:y2="13.5cm">
          <text:p/>
        </draw:line>
        <draw:line draw:style-name="gr674" draw:text-style-name="P5" draw:layer="layout" svg:x1="3.5cm" svg:y1="14cm" svg:x2="5.5cm" svg:y2="14cm">
          <text:p/>
        </draw:line>
        <draw:line draw:style-name="gr675" draw:text-style-name="P5" draw:layer="layout" svg:x1="3.5cm" svg:y1="14cm" svg:x2="3.5cm" svg:y2="13cm">
          <text:p/>
        </draw:line>
        <draw:line draw:style-name="gr676" draw:text-style-name="P5" draw:layer="layout" svg:x1="5.5cm" svg:y1="14cm" svg:x2="5.5cm" svg:y2="13cm">
          <text:p/>
        </draw:line>
        <draw:custom-shape draw:style-name="gr677" draw:text-style-name="P8" xml:id="id87" draw:id="id87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8" draw:text-style-name="P5" draw:layer="layout" draw:type="line" svg:x1="2cm" svg:y1="13cm" svg:x2="3.646cm" svg:y2="11.854cm" draw:end-shape="id87" draw:end-glue-point="7" svg:d="M2000 13000l1646-1146" svg:viewBox="0 0 1647 1147">
          <text:p/>
        </draw:connector>
        <draw:connector draw:style-name="gr679" draw:text-style-name="P5" draw:layer="layout" draw:type="line" svg:x1="4.5cm" svg:y1="13cm" svg:x2="4.354cm" svg:y2="11.854cm" draw:end-shape="id87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87" draw:start-glue-point="4" svg:d="M4000 11000l2047-990" svg:viewBox="0 0 2048 991">
          <text:p/>
        </draw:connector>
        <draw:frame draw:style-name="gr680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681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682" draw:text-style-name="P5" xml:id="id90" draw:id="id90" draw:layer="layout" svg:x1="6cm" svg:y1="13cm" svg:x2="8cm" svg:y2="13cm">
          <text:p/>
        </draw:line>
        <draw:line draw:style-name="gr683" draw:text-style-name="P5" draw:layer="layout" svg:x1="6cm" svg:y1="13.5cm" svg:x2="8cm" svg:y2="13.5cm">
          <text:p/>
        </draw:line>
        <draw:line draw:style-name="gr684" draw:text-style-name="P5" xml:id="id92" draw:id="id92" draw:layer="layout" svg:x1="6cm" svg:y1="14cm" svg:x2="8cm" svg:y2="14cm">
          <text:p/>
        </draw:line>
        <draw:line draw:style-name="gr685" draw:text-style-name="P5" draw:layer="layout" svg:x1="6cm" svg:y1="14cm" svg:x2="6cm" svg:y2="13cm">
          <text:p/>
        </draw:line>
        <draw:line draw:style-name="gr686" draw:text-style-name="P5" draw:layer="layout" svg:x1="8cm" svg:y1="14cm" svg:x2="8cm" svg:y2="13cm">
          <text:p/>
        </draw:line>
        <draw:custom-shape draw:style-name="gr687" draw:text-style-name="P8" xml:id="id88" draw:id="id88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88" draw:start-glue-point="4" svg:d="M6501 11001l3140-5025" svg:viewBox="0 0 3141 5026">
          <text:p/>
        </draw:connector>
        <draw:custom-shape draw:style-name="gr688" draw:text-style-name="P8" xml:id="id89" draw:id="id89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89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90" draw:start-glue-point="0" draw:end-shape="id89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89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88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90" draw:start-glue-point="0" draw:end-shape="id88" draw:end-glue-point="9" svg:d="M7000 13000l-145-1145" svg:viewBox="0 0 146 1146">
          <text:p/>
        </draw:connector>
        <draw:frame draw:style-name="gr689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690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691" draw:text-style-name="P5" draw:layer="layout" svg:x1="4.5cm" svg:y1="17cm" svg:x2="6.5cm" svg:y2="17cm">
          <text:p/>
        </draw:line>
        <draw:line draw:style-name="gr692" draw:text-style-name="P5" draw:layer="layout" svg:x1="4.5cm" svg:y1="17.5cm" svg:x2="6.5cm" svg:y2="17.5cm">
          <text:p/>
        </draw:line>
        <draw:line draw:style-name="gr693" draw:text-style-name="P5" draw:layer="layout" svg:x1="4.5cm" svg:y1="18cm" svg:x2="6.5cm" svg:y2="18cm">
          <text:p/>
        </draw:line>
        <draw:line draw:style-name="gr694" draw:text-style-name="P5" draw:layer="layout" svg:x1="4.5cm" svg:y1="18cm" svg:x2="4.5cm" svg:y2="17cm">
          <text:p/>
        </draw:line>
        <draw:line draw:style-name="gr695" draw:text-style-name="P5" draw:layer="layout" svg:x1="6.5cm" svg:y1="18cm" svg:x2="6.5cm" svg:y2="17cm">
          <text:p/>
        </draw:line>
        <draw:frame draw:style-name="gr696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697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698" draw:text-style-name="P5" draw:layer="layout" svg:x1="7.5cm" svg:y1="17cm" svg:x2="9.5cm" svg:y2="17cm">
          <text:p/>
        </draw:line>
        <draw:line draw:style-name="gr699" draw:text-style-name="P5" draw:layer="layout" svg:x1="7.5cm" svg:y1="17.5cm" svg:x2="9.5cm" svg:y2="17.5cm">
          <text:p/>
        </draw:line>
        <draw:line draw:style-name="gr700" draw:text-style-name="P5" draw:layer="layout" svg:x1="7.5cm" svg:y1="18cm" svg:x2="9.5cm" svg:y2="18cm">
          <text:p/>
        </draw:line>
        <draw:line draw:style-name="gr701" draw:text-style-name="P5" draw:layer="layout" svg:x1="7.5cm" svg:y1="18cm" svg:x2="7.5cm" svg:y2="17cm">
          <text:p/>
        </draw:line>
        <draw:line draw:style-name="gr702" draw:text-style-name="P5" draw:layer="layout" svg:x1="9.5cm" svg:y1="18cm" svg:x2="9.5cm" svg:y2="17cm">
          <text:p/>
        </draw:line>
        <draw:custom-shape draw:style-name="gr703" draw:text-style-name="P8" xml:id="id91" draw:id="id91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4" draw:text-style-name="P5" draw:layer="layout" draw:type="line" svg:x1="5.5cm" svg:y1="17cm" svg:x2="6.646cm" svg:y2="15.854cm" draw:end-shape="id91" draw:end-glue-point="7" svg:d="M5500 17000l1146-1146" svg:viewBox="0 0 1147 1147">
          <text:p/>
        </draw:connector>
        <draw:connector draw:style-name="gr705" draw:text-style-name="P5" draw:layer="layout" draw:type="line" svg:x1="8.5cm" svg:y1="17cm" svg:x2="7.354cm" svg:y2="15.854cm" draw:end-shape="id91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91" draw:start-glue-point="4" draw:end-shape="id92" draw:end-glue-point="0" svg:d="M7000 15000v-1000" svg:viewBox="0 0 1 1001">
          <text:p/>
        </draw:connector>
        <draw:g>
          <draw:frame draw:style-name="gr706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707" draw:text-style-name="P5" draw:layer="layout" svg:x1="5cm" svg:y1="17.5cm" svg:x2="5cm" svg:y2="18cm">
            <text:p/>
          </draw:line>
        </draw:g>
        <draw:g>
          <draw:frame draw:style-name="gr708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709" draw:text-style-name="P5" draw:layer="layout" svg:x1="8.007cm" svg:y1="17.5cm" svg:x2="8.007cm" svg:y2="18cm">
            <text:p/>
          </draw:line>
        </draw:g>
        <draw:g>
          <draw:frame draw:style-name="gr710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711" draw:text-style-name="P5" draw:layer="layout" svg:x1="6.5cm" svg:y1="13.5cm" svg:x2="6.5cm" svg:y2="14cm">
            <text:p/>
          </draw:line>
        </draw:g>
        <draw:frame draw:style-name="gr712" draw:text-style-name="P11" draw:layer="layout" svg:width="0.5cm" svg:height="0.5cm" svg:x="3.5cm" svg:y="13.5cm">
          <draw:text-box>
            <text:p text:style-name="P3"><text:span text:style-name="T4">0</text:span></text:p>
          </draw:text-box>
        </draw:frame>
        <draw:line draw:style-name="gr713" draw:text-style-name="P5" draw:layer="layout" svg:x1="4cm" svg:y1="13.5cm" svg:x2="4cm" svg:y2="14cm">
          <text:p/>
        </draw:line>
        <draw:g>
          <draw:frame draw:style-name="gr714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715" draw:text-style-name="P5" draw:layer="layout" svg:x1="1.5cm" svg:y1="13.5cm" svg:x2="1.5cm" svg:y2="14cm">
            <text:p/>
          </draw:line>
        </draw:g>
        <draw:g>
          <draw:frame draw:style-name="gr716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717" draw:text-style-name="P5" draw:layer="layout" svg:x1="5.5cm" svg:y1="9.5cm" svg:x2="5.5cm" svg:y2="10cm">
            <text:p/>
          </draw:line>
        </draw:g>
        <draw:g>
          <draw:frame draw:style-name="gr718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719" draw:text-style-name="P5" draw:layer="layout" svg:x1="8.5cm" svg:y1="9.5cm" svg:x2="8.5cm" svg:y2="10cm">
            <text:p/>
          </draw:line>
        </draw:g>
        <draw:g>
          <draw:frame draw:style-name="gr720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721" draw:text-style-name="P5" draw:layer="layout" svg:x1="11.5cm" svg:y1="9.5cm" svg:x2="11.5cm" svg:y2="10cm">
            <text:p/>
          </draw:line>
        </draw:g>
        <draw:g>
          <draw:frame draw:style-name="gr722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723" draw:text-style-name="P5" draw:layer="layout" svg:x1="9cm" svg:y1="5.5cm" svg:x2="9cm" svg:y2="6cm">
            <text:p/>
          </draw:line>
        </draw:g>
        <draw:g>
          <draw:frame draw:style-name="gr724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725" draw:text-style-name="P5" draw:layer="layout" svg:x1="12cm" svg:y1="5.5cm" svg:x2="12cm" svg:y2="6cm">
            <text:p/>
          </draw:line>
        </draw:g>
        <draw:g>
          <draw:frame draw:style-name="gr726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727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82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0" draw:layer="layout" svg:width="6.9cm" svg:height="1cm" svg:x="17.4cm" svg:y="1.3cm">
          <draw:text-box>
            <text:p>e = (v6, v9); k = 2</text:p>
          </draw:text-box>
        </draw:frame>
      </draw:page>
      <draw:page draw:name="page5" draw:style-name="dp1" draw:master-page-name="Default">
        <draw:frame draw:style-name="gr729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730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731" draw:text-style-name="P5" draw:layer="layout" svg:x1="14cm" svg:y1="1cm" svg:x2="16cm" svg:y2="1cm">
          <text:p/>
        </draw:line>
        <draw:line draw:style-name="gr732" draw:text-style-name="P5" draw:layer="layout" svg:x1="14cm" svg:y1="1.5cm" svg:x2="16cm" svg:y2="1.5cm">
          <text:p/>
        </draw:line>
        <draw:line draw:style-name="gr733" draw:text-style-name="P5" xml:id="id93" draw:id="id93" draw:layer="layout" svg:x1="14cm" svg:y1="2cm" svg:x2="16cm" svg:y2="2cm">
          <text:p/>
        </draw:line>
        <draw:line draw:style-name="gr734" draw:text-style-name="P5" draw:layer="layout" svg:x1="14cm" svg:y1="2cm" svg:x2="14cm" svg:y2="1cm">
          <text:p/>
        </draw:line>
        <draw:line draw:style-name="gr735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93" draw:end-glue-point="0" svg:d="M13596 7011l1404-5011" svg:viewBox="0 0 1405 5012">
          <text:p/>
        </draw:connector>
        <draw:frame draw:style-name="gr736" draw:text-style-name="P2" draw:layer="layout" svg:width="2cm" svg:height="0.5cm" svg:x="8.5cm" svg:y="5cm">
          <draw:text-box>
            <text:p text:style-name="P1"><text:span text:style-name="T1">v7, </text:span><text:span text:style-name="T1">v5</text:span></text:p>
          </draw:text-box>
        </draw:frame>
        <draw:frame draw:style-name="gr737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738" draw:text-style-name="P5" draw:layer="layout" svg:x1="8.5cm" svg:y1="5cm" svg:x2="10.5cm" svg:y2="5cm">
          <text:p/>
        </draw:line>
        <draw:line draw:style-name="gr739" draw:text-style-name="P5" draw:layer="layout" svg:x1="8.5cm" svg:y1="5.5cm" svg:x2="10.5cm" svg:y2="5.5cm">
          <text:p/>
        </draw:line>
        <draw:line draw:style-name="gr740" draw:text-style-name="P5" draw:layer="layout" svg:x1="8.5cm" svg:y1="6cm" svg:x2="10.5cm" svg:y2="6cm">
          <text:p/>
        </draw:line>
        <draw:line draw:style-name="gr741" draw:text-style-name="P5" draw:layer="layout" svg:x1="8.5cm" svg:y1="6cm" svg:x2="8.5cm" svg:y2="5cm">
          <text:p/>
        </draw:line>
        <draw:line draw:style-name="gr742" draw:text-style-name="P5" draw:layer="layout" svg:x1="10.5cm" svg:y1="6cm" svg:x2="10.5cm" svg:y2="5cm">
          <text:p/>
        </draw:line>
        <draw:frame draw:style-name="gr743" draw:text-style-name="P2" draw:layer="layout" svg:width="2cm" svg:height="0.5cm" svg:x="11.5cm" svg:y="5cm">
          <draw:text-box>
            <text:p text:style-name="P1"><text:span text:style-name="T1">v7, </text:span><text:span text:style-name="T1">v0</text:span></text:p>
          </draw:text-box>
        </draw:frame>
        <draw:frame draw:style-name="gr744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745" draw:text-style-name="P5" draw:layer="layout" svg:x1="11.5cm" svg:y1="5cm" svg:x2="13.5cm" svg:y2="5cm">
          <text:p/>
        </draw:line>
        <draw:line draw:style-name="gr746" draw:text-style-name="P5" draw:layer="layout" svg:x1="11.5cm" svg:y1="5.5cm" svg:x2="13.5cm" svg:y2="5.5cm">
          <text:p/>
        </draw:line>
        <draw:line draw:style-name="gr747" draw:text-style-name="P5" draw:layer="layout" svg:x1="11.5cm" svg:y1="6cm" svg:x2="13.5cm" svg:y2="6cm">
          <text:p/>
        </draw:line>
        <draw:line draw:style-name="gr748" draw:text-style-name="P5" draw:layer="layout" svg:x1="11.5cm" svg:y1="6cm" svg:x2="11.5cm" svg:y2="5cm">
          <text:p/>
        </draw:line>
        <draw:line draw:style-name="gr749" draw:text-style-name="P5" draw:layer="layout" svg:x1="13.5cm" svg:y1="6cm" svg:x2="13.5cm" svg:y2="5cm">
          <text:p/>
        </draw:line>
        <draw:custom-shape draw:style-name="gr750" draw:text-style-name="P8" xml:id="id94" draw:id="id94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1" draw:text-style-name="P5" draw:layer="layout" draw:type="line" svg:x1="9.5cm" svg:y1="5cm" svg:x2="10.646cm" svg:y2="3.854cm" draw:end-shape="id94" draw:end-glue-point="7" svg:d="M9500 5000l1146-1146" svg:viewBox="0 0 1147 1147">
          <text:p/>
        </draw:connector>
        <draw:connector draw:style-name="gr752" draw:text-style-name="P5" draw:layer="layout" draw:type="line" svg:x1="12.5cm" svg:y1="5cm" svg:x2="11.354cm" svg:y2="3.854cm" draw:end-shape="id94" draw:end-glue-point="9" svg:d="M12500 5000l-1146-1146" svg:viewBox="0 0 1147 1147">
          <text:p/>
        </draw:connector>
        <draw:custom-shape draw:style-name="gr753" draw:text-style-name="P8" xml:id="id96" draw:id="id96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754" draw:text-style-name="P2" draw:layer="layout" svg:width="2cm" svg:height="0.5cm" svg:x="5cm" svg:y="9cm">
          <draw:text-box>
            <text:p text:style-name="P1"><text:span text:style-name="T1">v6, </text:span><text:span text:style-name="T1">v7</text:span></text:p>
          </draw:text-box>
        </draw:frame>
        <draw:frame draw:style-name="gr755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756" draw:text-style-name="P5" draw:layer="layout" svg:x1="5cm" svg:y1="9cm" svg:x2="7cm" svg:y2="9cm">
          <text:p/>
        </draw:line>
        <draw:line draw:style-name="gr757" draw:text-style-name="P5" draw:layer="layout" svg:x1="5cm" svg:y1="9.5cm" svg:x2="7cm" svg:y2="9.5cm">
          <text:p/>
        </draw:line>
        <draw:line draw:style-name="gr758" draw:text-style-name="P5" draw:layer="layout" svg:x1="5cm" svg:y1="10cm" svg:x2="7cm" svg:y2="10cm">
          <text:p/>
        </draw:line>
        <draw:line draw:style-name="gr759" draw:text-style-name="P5" draw:layer="layout" svg:x1="5cm" svg:y1="10cm" svg:x2="5cm" svg:y2="9cm">
          <text:p/>
        </draw:line>
        <draw:line draw:style-name="gr760" draw:text-style-name="P5" draw:layer="layout" svg:x1="7cm" svg:y1="10cm" svg:x2="7cm" svg:y2="9cm">
          <text:p/>
        </draw:line>
        <draw:frame draw:style-name="gr761" draw:text-style-name="P2" draw:layer="layout" svg:width="2cm" svg:height="0.5cm" svg:x="8cm" svg:y="9cm">
          <draw:text-box>
            <text:p text:style-name="P1"><text:span text:style-name="T1">v6, </text:span><text:span text:style-name="T1">v5</text:span></text:p>
          </draw:text-box>
        </draw:frame>
        <draw:frame draw:style-name="gr762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763" draw:text-style-name="P5" draw:layer="layout" svg:x1="8cm" svg:y1="9cm" svg:x2="10cm" svg:y2="9cm">
          <text:p/>
        </draw:line>
        <draw:line draw:style-name="gr764" draw:text-style-name="P5" draw:layer="layout" svg:x1="8cm" svg:y1="9.5cm" svg:x2="10cm" svg:y2="9.5cm">
          <text:p/>
        </draw:line>
        <draw:line draw:style-name="gr765" draw:text-style-name="P5" draw:layer="layout" svg:x1="8cm" svg:y1="10cm" svg:x2="10cm" svg:y2="10cm">
          <text:p/>
        </draw:line>
        <draw:line draw:style-name="gr766" draw:text-style-name="P5" draw:layer="layout" svg:x1="8cm" svg:y1="10cm" svg:x2="8cm" svg:y2="9cm">
          <text:p/>
        </draw:line>
        <draw:line draw:style-name="gr767" draw:text-style-name="P5" draw:layer="layout" svg:x1="10cm" svg:y1="10cm" svg:x2="10cm" svg:y2="9cm">
          <text:p/>
        </draw:line>
        <draw:custom-shape draw:style-name="gr768" draw:text-style-name="P8" xml:id="id95" draw:id="id95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9" draw:text-style-name="P5" draw:layer="layout" draw:type="line" svg:x1="6cm" svg:y1="9cm" svg:x2="7.146cm" svg:y2="7.854cm" draw:end-shape="id95" draw:end-glue-point="7" svg:d="M6000 9000l1146-1146" svg:viewBox="0 0 1147 1147">
          <text:p/>
        </draw:connector>
        <draw:connector draw:style-name="gr770" draw:text-style-name="P5" draw:layer="layout" draw:type="line" svg:x1="9cm" svg:y1="9cm" svg:x2="7.854cm" svg:y2="7.854cm" draw:end-shape="id95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96" draw:end-glue-point="6" svg:d="M6000 9000l4001-1499" svg:viewBox="0 0 4002 1500">
          <text:p/>
        </draw:connector>
        <draw:frame draw:style-name="gr771" draw:text-style-name="P2" draw:layer="layout" svg:width="2cm" svg:height="0.5cm" svg:x="11cm" svg:y="9cm">
          <draw:text-box>
            <text:p text:style-name="P1"><text:span text:style-name="T1">v6, </text:span><text:span text:style-name="T1">v0</text:span></text:p>
          </draw:text-box>
        </draw:frame>
        <draw:frame draw:style-name="gr772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773" draw:text-style-name="P5" draw:layer="layout" svg:x1="11cm" svg:y1="9cm" svg:x2="13cm" svg:y2="9cm">
          <text:p/>
        </draw:line>
        <draw:line draw:style-name="gr774" draw:text-style-name="P5" draw:layer="layout" svg:x1="11cm" svg:y1="9.5cm" svg:x2="13cm" svg:y2="9.5cm">
          <text:p/>
        </draw:line>
        <draw:line draw:style-name="gr775" draw:text-style-name="P5" draw:layer="layout" svg:x1="11cm" svg:y1="10cm" svg:x2="13cm" svg:y2="10cm">
          <text:p/>
        </draw:line>
        <draw:line draw:style-name="gr776" draw:text-style-name="P5" draw:layer="layout" svg:x1="11cm" svg:y1="10cm" svg:x2="11cm" svg:y2="9cm">
          <text:p/>
        </draw:line>
        <draw:line draw:style-name="gr777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96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96" draw:start-glue-point="4" svg:d="M10501 7001l1999-1001" svg:viewBox="0 0 2000 1002">
          <text:p/>
        </draw:connector>
        <draw:custom-shape draw:style-name="gr778" draw:text-style-name="P8" xml:id="id97" draw:id="id97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97" draw:end-glue-point="7" svg:d="M9004 9014l4143-1159" svg:viewBox="0 0 4144 1160">
          <text:p/>
        </draw:connector>
        <draw:frame draw:style-name="gr779" draw:text-style-name="P2" draw:layer="layout" svg:width="2cm" svg:height="0.5cm" svg:x="1cm" svg:y="13cm">
          <draw:text-box>
            <text:p text:style-name="P1"><text:span text:style-name="T1">v7, </text:span><text:span text:style-name="T1">v9</text:span></text:p>
          </draw:text-box>
        </draw:frame>
        <draw:frame draw:style-name="gr780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781" draw:text-style-name="P5" draw:layer="layout" svg:x1="1cm" svg:y1="13cm" svg:x2="3cm" svg:y2="13cm">
          <text:p/>
        </draw:line>
        <draw:line draw:style-name="gr782" draw:text-style-name="P5" draw:layer="layout" svg:x1="1cm" svg:y1="13.5cm" svg:x2="3cm" svg:y2="13.5cm">
          <text:p/>
        </draw:line>
        <draw:line draw:style-name="gr783" draw:text-style-name="P5" draw:layer="layout" svg:x1="1cm" svg:y1="14cm" svg:x2="3cm" svg:y2="14cm">
          <text:p/>
        </draw:line>
        <draw:line draw:style-name="gr784" draw:text-style-name="P5" draw:layer="layout" svg:x1="1cm" svg:y1="14cm" svg:x2="1cm" svg:y2="13cm">
          <text:p/>
        </draw:line>
        <draw:line draw:style-name="gr785" draw:text-style-name="P5" draw:layer="layout" svg:x1="3cm" svg:y1="14cm" svg:x2="3cm" svg:y2="13cm">
          <text:p/>
        </draw:line>
        <draw:frame draw:style-name="gr786" draw:text-style-name="P2" draw:layer="layout" svg:width="2cm" svg:height="0.5cm" svg:x="3.5cm" svg:y="13cm">
          <draw:text-box>
            <text:p text:style-name="P1"><text:span text:style-name="T1">v6, </text:span><text:span text:style-name="T1">v9</text:span></text:p>
          </draw:text-box>
        </draw:frame>
        <draw:frame draw:style-name="gr787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788" draw:text-style-name="P5" draw:layer="layout" svg:x1="3.5cm" svg:y1="13cm" svg:x2="5.5cm" svg:y2="13cm">
          <text:p/>
        </draw:line>
        <draw:line draw:style-name="gr789" draw:text-style-name="P5" draw:layer="layout" svg:x1="3.5cm" svg:y1="13.5cm" svg:x2="5.5cm" svg:y2="13.5cm">
          <text:p/>
        </draw:line>
        <draw:line draw:style-name="gr790" draw:text-style-name="P5" draw:layer="layout" svg:x1="3.5cm" svg:y1="14cm" svg:x2="5.5cm" svg:y2="14cm">
          <text:p/>
        </draw:line>
        <draw:line draw:style-name="gr791" draw:text-style-name="P5" draw:layer="layout" svg:x1="3.5cm" svg:y1="14cm" svg:x2="3.5cm" svg:y2="13cm">
          <text:p/>
        </draw:line>
        <draw:line draw:style-name="gr792" draw:text-style-name="P5" draw:layer="layout" svg:x1="5.5cm" svg:y1="14cm" svg:x2="5.5cm" svg:y2="13cm">
          <text:p/>
        </draw:line>
        <draw:custom-shape draw:style-name="gr793" draw:text-style-name="P8" xml:id="id98" draw:id="id98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4" draw:text-style-name="P5" draw:layer="layout" draw:type="line" svg:x1="2cm" svg:y1="13cm" svg:x2="3.646cm" svg:y2="11.854cm" draw:end-shape="id98" draw:end-glue-point="7" svg:d="M2000 13000l1646-1146" svg:viewBox="0 0 1647 1147">
          <text:p/>
        </draw:connector>
        <draw:connector draw:style-name="gr795" draw:text-style-name="P5" draw:layer="layout" draw:type="line" svg:x1="4.5cm" svg:y1="13cm" svg:x2="4.354cm" svg:y2="11.854cm" draw:end-shape="id98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98" draw:start-glue-point="4" svg:d="M4000 11000l2047-990" svg:viewBox="0 0 2048 991">
          <text:p/>
        </draw:connector>
        <draw:frame draw:style-name="gr796" draw:text-style-name="P2" draw:layer="layout" svg:width="2cm" svg:height="0.5cm" svg:x="6cm" svg:y="13cm">
          <draw:text-box>
            <text:p text:style-name="P1"><text:span text:style-name="T1">v5, </text:span><text:span text:style-name="T1">v9</text:span></text:p>
          </draw:text-box>
        </draw:frame>
        <draw:frame draw:style-name="gr797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798" draw:text-style-name="P5" xml:id="id101" draw:id="id101" draw:layer="layout" svg:x1="6cm" svg:y1="13cm" svg:x2="8cm" svg:y2="13cm">
          <text:p/>
        </draw:line>
        <draw:line draw:style-name="gr799" draw:text-style-name="P5" draw:layer="layout" svg:x1="6cm" svg:y1="13.5cm" svg:x2="8cm" svg:y2="13.5cm">
          <text:p/>
        </draw:line>
        <draw:line draw:style-name="gr800" draw:text-style-name="P5" xml:id="id103" draw:id="id103" draw:layer="layout" svg:x1="6cm" svg:y1="14cm" svg:x2="8cm" svg:y2="14cm">
          <text:p/>
        </draw:line>
        <draw:line draw:style-name="gr801" draw:text-style-name="P5" draw:layer="layout" svg:x1="6cm" svg:y1="14cm" svg:x2="6cm" svg:y2="13cm">
          <text:p/>
        </draw:line>
        <draw:line draw:style-name="gr802" draw:text-style-name="P5" draw:layer="layout" svg:x1="8cm" svg:y1="14cm" svg:x2="8cm" svg:y2="13cm">
          <text:p/>
        </draw:line>
        <draw:custom-shape draw:style-name="gr803" draw:text-style-name="P8" xml:id="id99" draw:id="id99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99" draw:start-glue-point="4" svg:d="M6501 11001l3140-5025" svg:viewBox="0 0 3141 5026">
          <text:p/>
        </draw:connector>
        <draw:custom-shape draw:style-name="gr804" draw:text-style-name="P8" xml:id="id100" draw:id="id100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00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01" draw:start-glue-point="0" draw:end-shape="id100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00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99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01" draw:start-glue-point="0" draw:end-shape="id99" draw:end-glue-point="9" svg:d="M7000 13000l-145-1145" svg:viewBox="0 0 146 1146">
          <text:p/>
        </draw:connector>
        <draw:frame draw:style-name="gr805" draw:text-style-name="P2" draw:layer="layout" svg:width="2cm" svg:height="0.5cm" svg:x="4.5cm" svg:y="17cm">
          <draw:text-box>
            <text:p text:style-name="P1"><text:span text:style-name="T1">v5, </text:span><text:span text:style-name="T1">v8</text:span></text:p>
          </draw:text-box>
        </draw:frame>
        <draw:frame draw:style-name="gr806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807" draw:text-style-name="P5" draw:layer="layout" svg:x1="4.5cm" svg:y1="17cm" svg:x2="6.5cm" svg:y2="17cm">
          <text:p/>
        </draw:line>
        <draw:line draw:style-name="gr808" draw:text-style-name="P5" draw:layer="layout" svg:x1="4.5cm" svg:y1="17.5cm" svg:x2="6.5cm" svg:y2="17.5cm">
          <text:p/>
        </draw:line>
        <draw:line draw:style-name="gr809" draw:text-style-name="P5" draw:layer="layout" svg:x1="4.5cm" svg:y1="18cm" svg:x2="6.5cm" svg:y2="18cm">
          <text:p/>
        </draw:line>
        <draw:line draw:style-name="gr810" draw:text-style-name="P5" draw:layer="layout" svg:x1="4.5cm" svg:y1="18cm" svg:x2="4.5cm" svg:y2="17cm">
          <text:p/>
        </draw:line>
        <draw:line draw:style-name="gr811" draw:text-style-name="P5" draw:layer="layout" svg:x1="6.5cm" svg:y1="18cm" svg:x2="6.5cm" svg:y2="17cm">
          <text:p/>
        </draw:line>
        <draw:frame draw:style-name="gr812" draw:text-style-name="P2" draw:layer="layout" svg:width="2cm" svg:height="0.5cm" svg:x="7.5cm" svg:y="17cm">
          <draw:text-box>
            <text:p text:style-name="P1"><text:span text:style-name="T1">v8, </text:span><text:span text:style-name="T1">v9</text:span></text:p>
          </draw:text-box>
        </draw:frame>
        <draw:frame draw:style-name="gr813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814" draw:text-style-name="P5" draw:layer="layout" svg:x1="7.5cm" svg:y1="17cm" svg:x2="9.5cm" svg:y2="17cm">
          <text:p/>
        </draw:line>
        <draw:line draw:style-name="gr815" draw:text-style-name="P5" draw:layer="layout" svg:x1="7.5cm" svg:y1="17.5cm" svg:x2="9.5cm" svg:y2="17.5cm">
          <text:p/>
        </draw:line>
        <draw:line draw:style-name="gr816" draw:text-style-name="P5" draw:layer="layout" svg:x1="7.5cm" svg:y1="18cm" svg:x2="9.5cm" svg:y2="18cm">
          <text:p/>
        </draw:line>
        <draw:line draw:style-name="gr817" draw:text-style-name="P5" draw:layer="layout" svg:x1="7.5cm" svg:y1="18cm" svg:x2="7.5cm" svg:y2="17cm">
          <text:p/>
        </draw:line>
        <draw:line draw:style-name="gr818" draw:text-style-name="P5" draw:layer="layout" svg:x1="9.5cm" svg:y1="18cm" svg:x2="9.5cm" svg:y2="17cm">
          <text:p/>
        </draw:line>
        <draw:custom-shape draw:style-name="gr819" draw:text-style-name="P8" xml:id="id102" draw:id="id102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0" draw:text-style-name="P5" draw:layer="layout" draw:type="line" svg:x1="5.5cm" svg:y1="17cm" svg:x2="6.646cm" svg:y2="15.854cm" draw:end-shape="id102" draw:end-glue-point="7" svg:d="M5500 17000l1146-1146" svg:viewBox="0 0 1147 1147">
          <text:p/>
        </draw:connector>
        <draw:connector draw:style-name="gr821" draw:text-style-name="P5" draw:layer="layout" draw:type="line" svg:x1="8.5cm" svg:y1="17cm" svg:x2="7.354cm" svg:y2="15.854cm" draw:end-shape="id102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02" draw:start-glue-point="4" draw:end-shape="id103" draw:end-glue-point="0" svg:d="M7000 15000v-1000" svg:viewBox="0 0 1 1001">
          <text:p/>
        </draw:connector>
        <draw:g>
          <draw:frame draw:style-name="gr822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823" draw:text-style-name="P5" draw:layer="layout" svg:x1="5cm" svg:y1="17.5cm" svg:x2="5cm" svg:y2="18cm">
            <text:p/>
          </draw:line>
        </draw:g>
        <draw:g>
          <draw:frame draw:style-name="gr824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825" draw:text-style-name="P5" draw:layer="layout" svg:x1="8.007cm" svg:y1="17.5cm" svg:x2="8.007cm" svg:y2="18cm">
            <text:p/>
          </draw:line>
        </draw:g>
        <draw:g>
          <draw:frame draw:style-name="gr826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827" draw:text-style-name="P5" draw:layer="layout" svg:x1="6.5cm" svg:y1="13.5cm" svg:x2="6.5cm" svg:y2="14cm">
            <text:p/>
          </draw:line>
        </draw:g>
        <draw:frame draw:style-name="gr828" draw:text-style-name="P11" draw:layer="layout" svg:width="0.5cm" svg:height="0.5cm" svg:x="3.5cm" svg:y="13.5cm">
          <draw:text-box>
            <text:p text:style-name="P3"><text:span text:style-name="T4">0</text:span></text:p>
          </draw:text-box>
        </draw:frame>
        <draw:line draw:style-name="gr829" draw:text-style-name="P5" draw:layer="layout" svg:x1="4cm" svg:y1="13.5cm" svg:x2="4cm" svg:y2="14cm">
          <text:p/>
        </draw:line>
        <draw:frame draw:style-name="gr830" draw:text-style-name="P10" draw:layer="layout" svg:width="4.6cm" svg:height="1.1cm" svg:x="0.8cm" svg:y="1cm">
          <draw:text-box>
            <text:p>Q = {(v6, v9)}</text:p>
          </draw:text-box>
        </draw:frame>
        <draw:g>
          <draw:frame draw:style-name="gr831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832" draw:text-style-name="P5" draw:layer="layout" svg:x1="1.5cm" svg:y1="13.5cm" svg:x2="1.5cm" svg:y2="14cm">
            <text:p/>
          </draw:line>
        </draw:g>
        <draw:g>
          <draw:frame draw:style-name="gr833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834" draw:text-style-name="P5" draw:layer="layout" svg:x1="5.5cm" svg:y1="9.5cm" svg:x2="5.5cm" svg:y2="10cm">
            <text:p/>
          </draw:line>
        </draw:g>
        <draw:g>
          <draw:frame draw:style-name="gr835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836" draw:text-style-name="P5" draw:layer="layout" svg:x1="8.5cm" svg:y1="9.5cm" svg:x2="8.5cm" svg:y2="10cm">
            <text:p/>
          </draw:line>
        </draw:g>
        <draw:g>
          <draw:frame draw:style-name="gr837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838" draw:text-style-name="P5" draw:layer="layout" svg:x1="11.5cm" svg:y1="9.5cm" svg:x2="11.5cm" svg:y2="10cm">
            <text:p/>
          </draw:line>
        </draw:g>
        <draw:g>
          <draw:frame draw:style-name="gr839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840" draw:text-style-name="P5" draw:layer="layout" svg:x1="9cm" svg:y1="5.5cm" svg:x2="9cm" svg:y2="6cm">
            <text:p/>
          </draw:line>
        </draw:g>
        <draw:g>
          <draw:frame draw:style-name="gr841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842" draw:text-style-name="P5" draw:layer="layout" svg:x1="12cm" svg:y1="5.5cm" svg:x2="12cm" svg:y2="6cm">
            <text:p/>
          </draw:line>
        </draw:g>
        <draw:g>
          <draw:frame draw:style-name="gr843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844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0" draw:layer="layout" svg:width="6.9cm" svg:height="1cm" svg:x="17.4cm" svg:y="1.3cm">
          <draw:text-box>
            <text:p>e = (v6, v9); k = 2</text:p>
          </draw:text-box>
        </draw:frame>
      </draw:page>
      <draw:page draw:name="page6" draw:style-name="dp1" draw:master-page-name="Default">
        <draw:frame draw:style-name="gr845" draw:text-style-name="P2" draw:layer="layout" svg:width="2cm" svg:height="0.5cm" svg:x="14cm" svg:y="1cm">
          <draw:text-box>
            <text:p text:style-name="P1"><text:span text:style-name="T1">v5, </text:span><text:span text:style-name="T1">v0</text:span></text:p>
          </draw:text-box>
        </draw:frame>
        <draw:frame draw:style-name="gr846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847" draw:text-style-name="P5" draw:layer="layout" svg:x1="14cm" svg:y1="1cm" svg:x2="16cm" svg:y2="1cm">
          <text:p/>
        </draw:line>
        <draw:line draw:style-name="gr848" draw:text-style-name="P5" draw:layer="layout" svg:x1="14cm" svg:y1="1.5cm" svg:x2="16cm" svg:y2="1.5cm">
          <text:p/>
        </draw:line>
        <draw:line draw:style-name="gr849" draw:text-style-name="P5" xml:id="id104" draw:id="id104" draw:layer="layout" svg:x1="14cm" svg:y1="2cm" svg:x2="16cm" svg:y2="2cm">
          <text:p/>
        </draw:line>
        <draw:line draw:style-name="gr850" draw:text-style-name="P5" draw:layer="layout" svg:x1="14cm" svg:y1="2cm" svg:x2="14cm" svg:y2="1cm">
          <text:p/>
        </draw:line>
        <draw:line draw:style-name="gr851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04" draw:end-glue-point="0" svg:d="M13596 7011l1404-5011" svg:viewBox="0 0 1405 5012">
          <text:p/>
        </draw:connector>
        <draw:frame draw:style-name="gr852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853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854" draw:text-style-name="P5" draw:layer="layout" svg:x1="8.5cm" svg:y1="5cm" svg:x2="10.5cm" svg:y2="5cm">
          <text:p/>
        </draw:line>
        <draw:line draw:style-name="gr855" draw:text-style-name="P5" draw:layer="layout" svg:x1="8.5cm" svg:y1="5.5cm" svg:x2="10.5cm" svg:y2="5.5cm">
          <text:p/>
        </draw:line>
        <draw:line draw:style-name="gr856" draw:text-style-name="P5" draw:layer="layout" svg:x1="8.5cm" svg:y1="6cm" svg:x2="10.5cm" svg:y2="6cm">
          <text:p/>
        </draw:line>
        <draw:line draw:style-name="gr857" draw:text-style-name="P5" draw:layer="layout" svg:x1="8.5cm" svg:y1="6cm" svg:x2="8.5cm" svg:y2="5cm">
          <text:p/>
        </draw:line>
        <draw:line draw:style-name="gr858" draw:text-style-name="P5" draw:layer="layout" svg:x1="10.5cm" svg:y1="6cm" svg:x2="10.5cm" svg:y2="5cm">
          <text:p/>
        </draw:line>
        <draw:frame draw:style-name="gr859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860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861" draw:text-style-name="P5" draw:layer="layout" svg:x1="11.5cm" svg:y1="5cm" svg:x2="13.5cm" svg:y2="5cm">
          <text:p/>
        </draw:line>
        <draw:line draw:style-name="gr862" draw:text-style-name="P5" draw:layer="layout" svg:x1="11.5cm" svg:y1="5.5cm" svg:x2="13.5cm" svg:y2="5.5cm">
          <text:p/>
        </draw:line>
        <draw:line draw:style-name="gr863" draw:text-style-name="P5" draw:layer="layout" svg:x1="11.5cm" svg:y1="6cm" svg:x2="13.5cm" svg:y2="6cm">
          <text:p/>
        </draw:line>
        <draw:line draw:style-name="gr864" draw:text-style-name="P5" draw:layer="layout" svg:x1="11.5cm" svg:y1="6cm" svg:x2="11.5cm" svg:y2="5cm">
          <text:p/>
        </draw:line>
        <draw:line draw:style-name="gr865" draw:text-style-name="P5" draw:layer="layout" svg:x1="13.5cm" svg:y1="6cm" svg:x2="13.5cm" svg:y2="5cm">
          <text:p/>
        </draw:line>
        <draw:custom-shape draw:style-name="gr866" draw:text-style-name="P8" xml:id="id105" draw:id="id105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7" draw:text-style-name="P5" draw:layer="layout" draw:type="line" svg:x1="9.5cm" svg:y1="5cm" svg:x2="10.646cm" svg:y2="3.854cm" draw:end-shape="id105" draw:end-glue-point="7" svg:d="M9500 5000l1146-1146" svg:viewBox="0 0 1147 1147">
          <text:p/>
        </draw:connector>
        <draw:connector draw:style-name="gr868" draw:text-style-name="P5" draw:layer="layout" draw:type="line" svg:x1="12.5cm" svg:y1="5cm" svg:x2="11.354cm" svg:y2="3.854cm" draw:end-shape="id105" draw:end-glue-point="9" svg:d="M12500 5000l-1146-1146" svg:viewBox="0 0 1147 1147">
          <text:p/>
        </draw:connector>
        <draw:custom-shape draw:style-name="gr869" draw:text-style-name="P8" xml:id="id107" draw:id="id107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870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871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872" draw:text-style-name="P5" draw:layer="layout" svg:x1="5cm" svg:y1="9cm" svg:x2="7cm" svg:y2="9cm">
          <text:p/>
        </draw:line>
        <draw:line draw:style-name="gr873" draw:text-style-name="P5" draw:layer="layout" svg:x1="5cm" svg:y1="9.5cm" svg:x2="7cm" svg:y2="9.5cm">
          <text:p/>
        </draw:line>
        <draw:line draw:style-name="gr874" draw:text-style-name="P5" draw:layer="layout" svg:x1="5cm" svg:y1="10cm" svg:x2="7cm" svg:y2="10cm">
          <text:p/>
        </draw:line>
        <draw:line draw:style-name="gr875" draw:text-style-name="P5" draw:layer="layout" svg:x1="5cm" svg:y1="10cm" svg:x2="5cm" svg:y2="9cm">
          <text:p/>
        </draw:line>
        <draw:line draw:style-name="gr876" draw:text-style-name="P5" draw:layer="layout" svg:x1="7cm" svg:y1="10cm" svg:x2="7cm" svg:y2="9cm">
          <text:p/>
        </draw:line>
        <draw:frame draw:style-name="gr877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878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879" draw:text-style-name="P5" draw:layer="layout" svg:x1="8cm" svg:y1="9cm" svg:x2="10cm" svg:y2="9cm">
          <text:p/>
        </draw:line>
        <draw:line draw:style-name="gr880" draw:text-style-name="P5" draw:layer="layout" svg:x1="8cm" svg:y1="9.5cm" svg:x2="10cm" svg:y2="9.5cm">
          <text:p/>
        </draw:line>
        <draw:line draw:style-name="gr881" draw:text-style-name="P5" draw:layer="layout" svg:x1="8cm" svg:y1="10cm" svg:x2="10cm" svg:y2="10cm">
          <text:p/>
        </draw:line>
        <draw:line draw:style-name="gr882" draw:text-style-name="P5" draw:layer="layout" svg:x1="8cm" svg:y1="10cm" svg:x2="8cm" svg:y2="9cm">
          <text:p/>
        </draw:line>
        <draw:line draw:style-name="gr883" draw:text-style-name="P5" draw:layer="layout" svg:x1="10cm" svg:y1="10cm" svg:x2="10cm" svg:y2="9cm">
          <text:p/>
        </draw:line>
        <draw:custom-shape draw:style-name="gr884" draw:text-style-name="P8" xml:id="id106" draw:id="id106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5" draw:text-style-name="P5" draw:layer="layout" draw:type="line" svg:x1="6cm" svg:y1="9cm" svg:x2="7.146cm" svg:y2="7.854cm" draw:end-shape="id106" draw:end-glue-point="7" svg:d="M6000 9000l1146-1146" svg:viewBox="0 0 1147 1147">
          <text:p/>
        </draw:connector>
        <draw:connector draw:style-name="gr886" draw:text-style-name="P5" draw:layer="layout" draw:type="line" svg:x1="9cm" svg:y1="9cm" svg:x2="7.854cm" svg:y2="7.854cm" draw:end-shape="id106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07" draw:end-glue-point="6" svg:d="M6000 9000l4001-1499" svg:viewBox="0 0 4002 1500">
          <text:p/>
        </draw:connector>
        <draw:frame draw:style-name="gr887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888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889" draw:text-style-name="P5" draw:layer="layout" svg:x1="11cm" svg:y1="9cm" svg:x2="13cm" svg:y2="9cm">
          <text:p/>
        </draw:line>
        <draw:line draw:style-name="gr890" draw:text-style-name="P5" draw:layer="layout" svg:x1="11cm" svg:y1="9.5cm" svg:x2="13cm" svg:y2="9.5cm">
          <text:p/>
        </draw:line>
        <draw:line draw:style-name="gr891" draw:text-style-name="P5" draw:layer="layout" svg:x1="11cm" svg:y1="10cm" svg:x2="13cm" svg:y2="10cm">
          <text:p/>
        </draw:line>
        <draw:line draw:style-name="gr892" draw:text-style-name="P5" draw:layer="layout" svg:x1="11cm" svg:y1="10cm" svg:x2="11cm" svg:y2="9cm">
          <text:p/>
        </draw:line>
        <draw:line draw:style-name="gr893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07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07" draw:start-glue-point="4" svg:d="M10501 7001l1999-1001" svg:viewBox="0 0 2000 1002">
          <text:p/>
        </draw:connector>
        <draw:custom-shape draw:style-name="gr894" draw:text-style-name="P8" xml:id="id108" draw:id="id108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08" draw:end-glue-point="7" svg:d="M9004 9014l4143-1159" svg:viewBox="0 0 4144 1160">
          <text:p/>
        </draw:connector>
        <draw:frame draw:style-name="gr895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896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897" draw:text-style-name="P5" draw:layer="layout" svg:x1="1cm" svg:y1="13cm" svg:x2="3cm" svg:y2="13cm">
          <text:p/>
        </draw:line>
        <draw:line draw:style-name="gr898" draw:text-style-name="P5" draw:layer="layout" svg:x1="1cm" svg:y1="13.5cm" svg:x2="3cm" svg:y2="13.5cm">
          <text:p/>
        </draw:line>
        <draw:line draw:style-name="gr899" draw:text-style-name="P5" draw:layer="layout" svg:x1="1cm" svg:y1="14cm" svg:x2="3cm" svg:y2="14cm">
          <text:p/>
        </draw:line>
        <draw:line draw:style-name="gr900" draw:text-style-name="P5" draw:layer="layout" svg:x1="1cm" svg:y1="14cm" svg:x2="1cm" svg:y2="13cm">
          <text:p/>
        </draw:line>
        <draw:line draw:style-name="gr901" draw:text-style-name="P5" draw:layer="layout" svg:x1="3cm" svg:y1="14cm" svg:x2="3cm" svg:y2="13cm">
          <text:p/>
        </draw:line>
        <draw:frame draw:style-name="gr902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903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904" draw:text-style-name="P5" draw:layer="layout" svg:x1="3.5cm" svg:y1="13cm" svg:x2="5.5cm" svg:y2="13cm">
          <text:p/>
        </draw:line>
        <draw:line draw:style-name="gr905" draw:text-style-name="P5" draw:layer="layout" svg:x1="3.5cm" svg:y1="13.5cm" svg:x2="5.5cm" svg:y2="13.5cm">
          <text:p/>
        </draw:line>
        <draw:line draw:style-name="gr906" draw:text-style-name="P5" draw:layer="layout" svg:x1="3.5cm" svg:y1="14cm" svg:x2="5.5cm" svg:y2="14cm">
          <text:p/>
        </draw:line>
        <draw:line draw:style-name="gr907" draw:text-style-name="P5" draw:layer="layout" svg:x1="3.5cm" svg:y1="14cm" svg:x2="3.5cm" svg:y2="13cm">
          <text:p/>
        </draw:line>
        <draw:line draw:style-name="gr908" draw:text-style-name="P5" draw:layer="layout" svg:x1="5.5cm" svg:y1="14cm" svg:x2="5.5cm" svg:y2="13cm">
          <text:p/>
        </draw:line>
        <draw:custom-shape draw:style-name="gr909" draw:text-style-name="P8" xml:id="id109" draw:id="id109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0" draw:text-style-name="P5" draw:layer="layout" draw:type="line" svg:x1="2cm" svg:y1="13cm" svg:x2="3.646cm" svg:y2="11.854cm" draw:end-shape="id109" draw:end-glue-point="7" svg:d="M2000 13000l1646-1146" svg:viewBox="0 0 1647 1147">
          <text:p/>
        </draw:connector>
        <draw:connector draw:style-name="gr911" draw:text-style-name="P5" draw:layer="layout" draw:type="line" svg:x1="4.5cm" svg:y1="13cm" svg:x2="4.354cm" svg:y2="11.854cm" draw:end-shape="id109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09" draw:start-glue-point="4" svg:d="M4000 11000l2047-990" svg:viewBox="0 0 2048 991">
          <text:p/>
        </draw:connector>
        <draw:frame draw:style-name="gr91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913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914" draw:text-style-name="P5" xml:id="id112" draw:id="id112" draw:layer="layout" svg:x1="6cm" svg:y1="13cm" svg:x2="8cm" svg:y2="13cm">
          <text:p/>
        </draw:line>
        <draw:line draw:style-name="gr915" draw:text-style-name="P5" draw:layer="layout" svg:x1="6cm" svg:y1="13.5cm" svg:x2="8cm" svg:y2="13.5cm">
          <text:p/>
        </draw:line>
        <draw:line draw:style-name="gr916" draw:text-style-name="P5" xml:id="id114" draw:id="id114" draw:layer="layout" svg:x1="6cm" svg:y1="14cm" svg:x2="8cm" svg:y2="14cm">
          <text:p/>
        </draw:line>
        <draw:line draw:style-name="gr917" draw:text-style-name="P5" draw:layer="layout" svg:x1="6cm" svg:y1="14cm" svg:x2="6cm" svg:y2="13cm">
          <text:p/>
        </draw:line>
        <draw:line draw:style-name="gr918" draw:text-style-name="P5" draw:layer="layout" svg:x1="8cm" svg:y1="14cm" svg:x2="8cm" svg:y2="13cm">
          <text:p/>
        </draw:line>
        <draw:custom-shape draw:style-name="gr919" draw:text-style-name="P8" xml:id="id110" draw:id="id110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10" draw:start-glue-point="4" svg:d="M6501 11001l3140-5025" svg:viewBox="0 0 3141 5026">
          <text:p/>
        </draw:connector>
        <draw:custom-shape draw:style-name="gr920" draw:text-style-name="P8" xml:id="id111" draw:id="id111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11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12" draw:start-glue-point="0" draw:end-shape="id111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11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10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12" draw:start-glue-point="0" draw:end-shape="id110" draw:end-glue-point="9" svg:d="M7000 13000l-145-1145" svg:viewBox="0 0 146 1146">
          <text:p/>
        </draw:connector>
        <draw:frame draw:style-name="gr921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922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923" draw:text-style-name="P5" draw:layer="layout" svg:x1="4.5cm" svg:y1="17cm" svg:x2="6.5cm" svg:y2="17cm">
          <text:p/>
        </draw:line>
        <draw:line draw:style-name="gr924" draw:text-style-name="P5" draw:layer="layout" svg:x1="4.5cm" svg:y1="17.5cm" svg:x2="6.5cm" svg:y2="17.5cm">
          <text:p/>
        </draw:line>
        <draw:line draw:style-name="gr925" draw:text-style-name="P5" draw:layer="layout" svg:x1="4.5cm" svg:y1="18cm" svg:x2="6.5cm" svg:y2="18cm">
          <text:p/>
        </draw:line>
        <draw:line draw:style-name="gr926" draw:text-style-name="P5" draw:layer="layout" svg:x1="4.5cm" svg:y1="18cm" svg:x2="4.5cm" svg:y2="17cm">
          <text:p/>
        </draw:line>
        <draw:line draw:style-name="gr927" draw:text-style-name="P5" draw:layer="layout" svg:x1="6.5cm" svg:y1="18cm" svg:x2="6.5cm" svg:y2="17cm">
          <text:p/>
        </draw:line>
        <draw:frame draw:style-name="gr928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929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930" draw:text-style-name="P5" draw:layer="layout" svg:x1="7.5cm" svg:y1="17cm" svg:x2="9.5cm" svg:y2="17cm">
          <text:p/>
        </draw:line>
        <draw:line draw:style-name="gr931" draw:text-style-name="P5" draw:layer="layout" svg:x1="7.5cm" svg:y1="17.5cm" svg:x2="9.5cm" svg:y2="17.5cm">
          <text:p/>
        </draw:line>
        <draw:line draw:style-name="gr932" draw:text-style-name="P5" draw:layer="layout" svg:x1="7.5cm" svg:y1="18cm" svg:x2="9.5cm" svg:y2="18cm">
          <text:p/>
        </draw:line>
        <draw:line draw:style-name="gr933" draw:text-style-name="P5" draw:layer="layout" svg:x1="7.5cm" svg:y1="18cm" svg:x2="7.5cm" svg:y2="17cm">
          <text:p/>
        </draw:line>
        <draw:line draw:style-name="gr934" draw:text-style-name="P5" draw:layer="layout" svg:x1="9.5cm" svg:y1="18cm" svg:x2="9.5cm" svg:y2="17cm">
          <text:p/>
        </draw:line>
        <draw:custom-shape draw:style-name="gr935" draw:text-style-name="P8" xml:id="id113" draw:id="id113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6" draw:text-style-name="P5" draw:layer="layout" draw:type="line" svg:x1="5.5cm" svg:y1="17cm" svg:x2="6.646cm" svg:y2="15.854cm" draw:end-shape="id113" draw:end-glue-point="7" svg:d="M5500 17000l1146-1146" svg:viewBox="0 0 1147 1147">
          <text:p/>
        </draw:connector>
        <draw:connector draw:style-name="gr937" draw:text-style-name="P5" draw:layer="layout" draw:type="line" svg:x1="8.5cm" svg:y1="17cm" svg:x2="7.354cm" svg:y2="15.854cm" draw:end-shape="id113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13" draw:start-glue-point="4" draw:end-shape="id114" draw:end-glue-point="0" svg:d="M7000 15000v-1000" svg:viewBox="0 0 1 1001">
          <text:p/>
        </draw:connector>
        <draw:g>
          <draw:frame draw:style-name="gr938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939" draw:text-style-name="P5" draw:layer="layout" svg:x1="5cm" svg:y1="17.5cm" svg:x2="5cm" svg:y2="18cm">
            <text:p/>
          </draw:line>
        </draw:g>
        <draw:g>
          <draw:frame draw:style-name="gr940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941" draw:text-style-name="P5" draw:layer="layout" svg:x1="8.007cm" svg:y1="17.5cm" svg:x2="8.007cm" svg:y2="18cm">
            <text:p/>
          </draw:line>
        </draw:g>
        <draw:g>
          <draw:frame draw:style-name="gr942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943" draw:text-style-name="P5" draw:layer="layout" svg:x1="6.5cm" svg:y1="13.5cm" svg:x2="6.5cm" svg:y2="14cm">
            <text:p/>
          </draw:line>
        </draw:g>
        <draw:g>
          <draw:frame draw:style-name="gr944" draw:text-style-name="P11" draw:layer="layout" svg:width="0.5cm" svg:height="0.5cm" svg:x="3.5cm" svg:y="13.5cm">
            <draw:text-box>
              <text:p text:style-name="P3"><text:span text:style-name="T4">0</text:span></text:p>
            </draw:text-box>
          </draw:frame>
          <draw:line draw:style-name="gr945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946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947" draw:text-style-name="P5" draw:layer="layout" svg:x1="1.5cm" svg:y1="13.5cm" svg:x2="1.5cm" svg:y2="14cm">
            <text:p/>
          </draw:line>
        </draw:g>
        <draw:g>
          <draw:frame draw:style-name="gr948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949" draw:text-style-name="P5" draw:layer="layout" svg:x1="5.5cm" svg:y1="9.5cm" svg:x2="5.5cm" svg:y2="10cm">
            <text:p/>
          </draw:line>
        </draw:g>
        <draw:g>
          <draw:frame draw:style-name="gr950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951" draw:text-style-name="P5" draw:layer="layout" svg:x1="8.5cm" svg:y1="9.5cm" svg:x2="8.5cm" svg:y2="10cm">
            <text:p/>
          </draw:line>
        </draw:g>
        <draw:g>
          <draw:frame draw:style-name="gr952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953" draw:text-style-name="P5" draw:layer="layout" svg:x1="11.5cm" svg:y1="9.5cm" svg:x2="11.5cm" svg:y2="10cm">
            <text:p/>
          </draw:line>
        </draw:g>
        <draw:g>
          <draw:frame draw:style-name="gr954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955" draw:text-style-name="P5" draw:layer="layout" svg:x1="9cm" svg:y1="5.5cm" svg:x2="9cm" svg:y2="6cm">
            <text:p/>
          </draw:line>
        </draw:g>
        <draw:g>
          <draw:frame draw:style-name="gr956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957" draw:text-style-name="P5" draw:layer="layout" svg:x1="12cm" svg:y1="5.5cm" svg:x2="12cm" svg:y2="6cm">
            <text:p/>
          </draw:line>
        </draw:g>
        <draw:g>
          <draw:frame draw:style-name="gr958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959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23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0" draw:layer="layout" svg:width="6.9cm" svg:height="1cm" svg:x="17.4cm" svg:y="1.3cm">
          <draw:text-box>
            <text:p>e = (v6, v9); k = 2</text:p>
          </draw:text-box>
        </draw:frame>
      </draw:page>
      <draw:page draw:name="page7" draw:style-name="dp1" draw:master-page-name="Default">
        <draw:frame draw:style-name="gr96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962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963" draw:text-style-name="P5" draw:layer="layout" svg:x1="14cm" svg:y1="1cm" svg:x2="16cm" svg:y2="1cm">
          <text:p/>
        </draw:line>
        <draw:line draw:style-name="gr964" draw:text-style-name="P5" draw:layer="layout" svg:x1="14cm" svg:y1="1.5cm" svg:x2="16cm" svg:y2="1.5cm">
          <text:p/>
        </draw:line>
        <draw:line draw:style-name="gr965" draw:text-style-name="P5" xml:id="id115" draw:id="id115" draw:layer="layout" svg:x1="14cm" svg:y1="2cm" svg:x2="16cm" svg:y2="2cm">
          <text:p/>
        </draw:line>
        <draw:line draw:style-name="gr966" draw:text-style-name="P5" draw:layer="layout" svg:x1="14cm" svg:y1="2cm" svg:x2="14cm" svg:y2="1cm">
          <text:p/>
        </draw:line>
        <draw:line draw:style-name="gr967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15" draw:end-glue-point="0" svg:d="M13596 7011l1404-5011" svg:viewBox="0 0 1405 5012">
          <text:p/>
        </draw:connector>
        <draw:frame draw:style-name="gr968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969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970" draw:text-style-name="P5" draw:layer="layout" svg:x1="8.5cm" svg:y1="5cm" svg:x2="10.5cm" svg:y2="5cm">
          <text:p/>
        </draw:line>
        <draw:line draw:style-name="gr971" draw:text-style-name="P5" draw:layer="layout" svg:x1="8.5cm" svg:y1="5.5cm" svg:x2="10.5cm" svg:y2="5.5cm">
          <text:p/>
        </draw:line>
        <draw:line draw:style-name="gr972" draw:text-style-name="P5" draw:layer="layout" svg:x1="8.5cm" svg:y1="6cm" svg:x2="10.5cm" svg:y2="6cm">
          <text:p/>
        </draw:line>
        <draw:line draw:style-name="gr973" draw:text-style-name="P5" draw:layer="layout" svg:x1="8.5cm" svg:y1="6cm" svg:x2="8.5cm" svg:y2="5cm">
          <text:p/>
        </draw:line>
        <draw:line draw:style-name="gr974" draw:text-style-name="P5" draw:layer="layout" svg:x1="10.5cm" svg:y1="6cm" svg:x2="10.5cm" svg:y2="5cm">
          <text:p/>
        </draw:line>
        <draw:frame draw:style-name="gr975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976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977" draw:text-style-name="P5" draw:layer="layout" svg:x1="11.5cm" svg:y1="5cm" svg:x2="13.5cm" svg:y2="5cm">
          <text:p/>
        </draw:line>
        <draw:line draw:style-name="gr978" draw:text-style-name="P5" draw:layer="layout" svg:x1="11.5cm" svg:y1="5.5cm" svg:x2="13.5cm" svg:y2="5.5cm">
          <text:p/>
        </draw:line>
        <draw:line draw:style-name="gr979" draw:text-style-name="P5" draw:layer="layout" svg:x1="11.5cm" svg:y1="6cm" svg:x2="13.5cm" svg:y2="6cm">
          <text:p/>
        </draw:line>
        <draw:line draw:style-name="gr980" draw:text-style-name="P5" draw:layer="layout" svg:x1="11.5cm" svg:y1="6cm" svg:x2="11.5cm" svg:y2="5cm">
          <text:p/>
        </draw:line>
        <draw:line draw:style-name="gr981" draw:text-style-name="P5" draw:layer="layout" svg:x1="13.5cm" svg:y1="6cm" svg:x2="13.5cm" svg:y2="5cm">
          <text:p/>
        </draw:line>
        <draw:custom-shape draw:style-name="gr982" draw:text-style-name="P8" xml:id="id116" draw:id="id116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3" draw:text-style-name="P5" draw:layer="layout" draw:type="line" svg:x1="9.5cm" svg:y1="5cm" svg:x2="10.646cm" svg:y2="3.854cm" draw:end-shape="id116" draw:end-glue-point="7" svg:d="M9500 5000l1146-1146" svg:viewBox="0 0 1147 1147">
          <text:p/>
        </draw:connector>
        <draw:connector draw:style-name="gr984" draw:text-style-name="P5" draw:layer="layout" draw:type="line" svg:x1="12.5cm" svg:y1="5cm" svg:x2="11.354cm" svg:y2="3.854cm" draw:end-shape="id116" draw:end-glue-point="9" svg:d="M12500 5000l-1146-1146" svg:viewBox="0 0 1147 1147">
          <text:p/>
        </draw:connector>
        <draw:custom-shape draw:style-name="gr985" draw:text-style-name="P8" xml:id="id118" draw:id="id118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986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987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988" draw:text-style-name="P5" draw:layer="layout" svg:x1="5cm" svg:y1="9cm" svg:x2="7cm" svg:y2="9cm">
          <text:p/>
        </draw:line>
        <draw:line draw:style-name="gr989" draw:text-style-name="P5" draw:layer="layout" svg:x1="5cm" svg:y1="9.5cm" svg:x2="7cm" svg:y2="9.5cm">
          <text:p/>
        </draw:line>
        <draw:line draw:style-name="gr990" draw:text-style-name="P5" draw:layer="layout" svg:x1="5cm" svg:y1="10cm" svg:x2="7cm" svg:y2="10cm">
          <text:p/>
        </draw:line>
        <draw:line draw:style-name="gr991" draw:text-style-name="P5" draw:layer="layout" svg:x1="5cm" svg:y1="10cm" svg:x2="5cm" svg:y2="9cm">
          <text:p/>
        </draw:line>
        <draw:line draw:style-name="gr992" draw:text-style-name="P5" draw:layer="layout" svg:x1="7cm" svg:y1="10cm" svg:x2="7cm" svg:y2="9cm">
          <text:p/>
        </draw:line>
        <draw:frame draw:style-name="gr993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994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995" draw:text-style-name="P5" draw:layer="layout" svg:x1="8cm" svg:y1="9cm" svg:x2="10cm" svg:y2="9cm">
          <text:p/>
        </draw:line>
        <draw:line draw:style-name="gr996" draw:text-style-name="P5" draw:layer="layout" svg:x1="8cm" svg:y1="9.5cm" svg:x2="10cm" svg:y2="9.5cm">
          <text:p/>
        </draw:line>
        <draw:line draw:style-name="gr997" draw:text-style-name="P5" draw:layer="layout" svg:x1="8cm" svg:y1="10cm" svg:x2="10cm" svg:y2="10cm">
          <text:p/>
        </draw:line>
        <draw:line draw:style-name="gr998" draw:text-style-name="P5" draw:layer="layout" svg:x1="8cm" svg:y1="10cm" svg:x2="8cm" svg:y2="9cm">
          <text:p/>
        </draw:line>
        <draw:line draw:style-name="gr999" draw:text-style-name="P5" draw:layer="layout" svg:x1="10cm" svg:y1="10cm" svg:x2="10cm" svg:y2="9cm">
          <text:p/>
        </draw:line>
        <draw:custom-shape draw:style-name="gr1000" draw:text-style-name="P8" xml:id="id117" draw:id="id117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1" draw:text-style-name="P5" draw:layer="layout" draw:type="line" svg:x1="6cm" svg:y1="9cm" svg:x2="7.146cm" svg:y2="7.854cm" draw:end-shape="id117" draw:end-glue-point="7" svg:d="M6000 9000l1146-1146" svg:viewBox="0 0 1147 1147">
          <text:p/>
        </draw:connector>
        <draw:connector draw:style-name="gr1002" draw:text-style-name="P5" draw:layer="layout" draw:type="line" svg:x1="9cm" svg:y1="9cm" svg:x2="7.854cm" svg:y2="7.854cm" draw:end-shape="id117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18" draw:end-glue-point="6" svg:d="M6000 9000l4001-1499" svg:viewBox="0 0 4002 1500">
          <text:p/>
        </draw:connector>
        <draw:frame draw:style-name="gr1003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004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1005" draw:text-style-name="P5" draw:layer="layout" svg:x1="11cm" svg:y1="9cm" svg:x2="13cm" svg:y2="9cm">
          <text:p/>
        </draw:line>
        <draw:line draw:style-name="gr1006" draw:text-style-name="P5" draw:layer="layout" svg:x1="11cm" svg:y1="9.5cm" svg:x2="13cm" svg:y2="9.5cm">
          <text:p/>
        </draw:line>
        <draw:line draw:style-name="gr1007" draw:text-style-name="P5" draw:layer="layout" svg:x1="11cm" svg:y1="10cm" svg:x2="13cm" svg:y2="10cm">
          <text:p/>
        </draw:line>
        <draw:line draw:style-name="gr1008" draw:text-style-name="P5" draw:layer="layout" svg:x1="11cm" svg:y1="10cm" svg:x2="11cm" svg:y2="9cm">
          <text:p/>
        </draw:line>
        <draw:line draw:style-name="gr1009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18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18" draw:start-glue-point="4" svg:d="M10501 7001l1999-1001" svg:viewBox="0 0 2000 1002">
          <text:p/>
        </draw:connector>
        <draw:custom-shape draw:style-name="gr1010" draw:text-style-name="P8" xml:id="id119" draw:id="id119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19" draw:end-glue-point="7" svg:d="M9004 9014l4143-1159" svg:viewBox="0 0 4144 1160">
          <text:p/>
        </draw:connector>
        <draw:frame draw:style-name="gr1011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1012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1013" draw:text-style-name="P5" draw:layer="layout" svg:x1="1cm" svg:y1="13cm" svg:x2="3cm" svg:y2="13cm">
          <text:p/>
        </draw:line>
        <draw:line draw:style-name="gr1014" draw:text-style-name="P5" draw:layer="layout" svg:x1="1cm" svg:y1="13.5cm" svg:x2="3cm" svg:y2="13.5cm">
          <text:p/>
        </draw:line>
        <draw:line draw:style-name="gr1015" draw:text-style-name="P5" draw:layer="layout" svg:x1="1cm" svg:y1="14cm" svg:x2="3cm" svg:y2="14cm">
          <text:p/>
        </draw:line>
        <draw:line draw:style-name="gr1016" draw:text-style-name="P5" draw:layer="layout" svg:x1="1cm" svg:y1="14cm" svg:x2="1cm" svg:y2="13cm">
          <text:p/>
        </draw:line>
        <draw:line draw:style-name="gr1017" draw:text-style-name="P5" draw:layer="layout" svg:x1="3cm" svg:y1="14cm" svg:x2="3cm" svg:y2="13cm">
          <text:p/>
        </draw:line>
        <draw:frame draw:style-name="gr1018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1019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1020" draw:text-style-name="P5" draw:layer="layout" svg:x1="3.5cm" svg:y1="13cm" svg:x2="5.5cm" svg:y2="13cm">
          <text:p/>
        </draw:line>
        <draw:line draw:style-name="gr1021" draw:text-style-name="P5" draw:layer="layout" svg:x1="3.5cm" svg:y1="13.5cm" svg:x2="5.5cm" svg:y2="13.5cm">
          <text:p/>
        </draw:line>
        <draw:line draw:style-name="gr1022" draw:text-style-name="P5" draw:layer="layout" svg:x1="3.5cm" svg:y1="14cm" svg:x2="5.5cm" svg:y2="14cm">
          <text:p/>
        </draw:line>
        <draw:line draw:style-name="gr1023" draw:text-style-name="P5" draw:layer="layout" svg:x1="3.5cm" svg:y1="14cm" svg:x2="3.5cm" svg:y2="13cm">
          <text:p/>
        </draw:line>
        <draw:line draw:style-name="gr1024" draw:text-style-name="P5" draw:layer="layout" svg:x1="5.5cm" svg:y1="14cm" svg:x2="5.5cm" svg:y2="13cm">
          <text:p/>
        </draw:line>
        <draw:custom-shape draw:style-name="gr1025" draw:text-style-name="P8" xml:id="id120" draw:id="id120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26" draw:text-style-name="P5" draw:layer="layout" draw:type="line" svg:x1="2cm" svg:y1="13cm" svg:x2="3.646cm" svg:y2="11.854cm" draw:end-shape="id120" draw:end-glue-point="7" svg:d="M2000 13000l1646-1146" svg:viewBox="0 0 1647 1147">
          <text:p/>
        </draw:connector>
        <draw:connector draw:style-name="gr1027" draw:text-style-name="P5" draw:layer="layout" draw:type="line" svg:x1="4.5cm" svg:y1="13cm" svg:x2="4.354cm" svg:y2="11.854cm" draw:end-shape="id120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20" draw:start-glue-point="4" svg:d="M4000 11000l2047-990" svg:viewBox="0 0 2048 991">
          <text:p/>
        </draw:connector>
        <draw:frame draw:style-name="gr1028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029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030" draw:text-style-name="P5" xml:id="id123" draw:id="id123" draw:layer="layout" svg:x1="6cm" svg:y1="13cm" svg:x2="8cm" svg:y2="13cm">
          <text:p/>
        </draw:line>
        <draw:line draw:style-name="gr1031" draw:text-style-name="P5" draw:layer="layout" svg:x1="6cm" svg:y1="13.5cm" svg:x2="8cm" svg:y2="13.5cm">
          <text:p/>
        </draw:line>
        <draw:line draw:style-name="gr1032" draw:text-style-name="P5" xml:id="id125" draw:id="id125" draw:layer="layout" svg:x1="6cm" svg:y1="14cm" svg:x2="8cm" svg:y2="14cm">
          <text:p/>
        </draw:line>
        <draw:line draw:style-name="gr1033" draw:text-style-name="P5" draw:layer="layout" svg:x1="6cm" svg:y1="14cm" svg:x2="6cm" svg:y2="13cm">
          <text:p/>
        </draw:line>
        <draw:line draw:style-name="gr1034" draw:text-style-name="P5" draw:layer="layout" svg:x1="8cm" svg:y1="14cm" svg:x2="8cm" svg:y2="13cm">
          <text:p/>
        </draw:line>
        <draw:custom-shape draw:style-name="gr1035" draw:text-style-name="P8" xml:id="id121" draw:id="id121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21" draw:start-glue-point="4" svg:d="M6501 11001l3140-5025" svg:viewBox="0 0 3141 5026">
          <text:p/>
        </draw:connector>
        <draw:custom-shape draw:style-name="gr1036" draw:text-style-name="P8" xml:id="id122" draw:id="id122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22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23" draw:start-glue-point="0" draw:end-shape="id122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22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21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23" draw:start-glue-point="0" draw:end-shape="id121" draw:end-glue-point="9" svg:d="M7000 13000l-145-1145" svg:viewBox="0 0 146 1146">
          <text:p/>
        </draw:connector>
        <draw:frame draw:style-name="gr1037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038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039" draw:text-style-name="P5" draw:layer="layout" svg:x1="4.5cm" svg:y1="17cm" svg:x2="6.5cm" svg:y2="17cm">
          <text:p/>
        </draw:line>
        <draw:line draw:style-name="gr1040" draw:text-style-name="P5" draw:layer="layout" svg:x1="4.5cm" svg:y1="17.5cm" svg:x2="6.5cm" svg:y2="17.5cm">
          <text:p/>
        </draw:line>
        <draw:line draw:style-name="gr1041" draw:text-style-name="P5" draw:layer="layout" svg:x1="4.5cm" svg:y1="18cm" svg:x2="6.5cm" svg:y2="18cm">
          <text:p/>
        </draw:line>
        <draw:line draw:style-name="gr1042" draw:text-style-name="P5" draw:layer="layout" svg:x1="4.5cm" svg:y1="18cm" svg:x2="4.5cm" svg:y2="17cm">
          <text:p/>
        </draw:line>
        <draw:line draw:style-name="gr1043" draw:text-style-name="P5" draw:layer="layout" svg:x1="6.5cm" svg:y1="18cm" svg:x2="6.5cm" svg:y2="17cm">
          <text:p/>
        </draw:line>
        <draw:frame draw:style-name="gr1044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045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046" draw:text-style-name="P5" draw:layer="layout" svg:x1="7.5cm" svg:y1="17cm" svg:x2="9.5cm" svg:y2="17cm">
          <text:p/>
        </draw:line>
        <draw:line draw:style-name="gr1047" draw:text-style-name="P5" draw:layer="layout" svg:x1="7.5cm" svg:y1="17.5cm" svg:x2="9.5cm" svg:y2="17.5cm">
          <text:p/>
        </draw:line>
        <draw:line draw:style-name="gr1048" draw:text-style-name="P5" draw:layer="layout" svg:x1="7.5cm" svg:y1="18cm" svg:x2="9.5cm" svg:y2="18cm">
          <text:p/>
        </draw:line>
        <draw:line draw:style-name="gr1049" draw:text-style-name="P5" draw:layer="layout" svg:x1="7.5cm" svg:y1="18cm" svg:x2="7.5cm" svg:y2="17cm">
          <text:p/>
        </draw:line>
        <draw:line draw:style-name="gr1050" draw:text-style-name="P5" draw:layer="layout" svg:x1="9.5cm" svg:y1="18cm" svg:x2="9.5cm" svg:y2="17cm">
          <text:p/>
        </draw:line>
        <draw:custom-shape draw:style-name="gr1051" draw:text-style-name="P8" xml:id="id124" draw:id="id124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52" draw:text-style-name="P5" draw:layer="layout" draw:type="line" svg:x1="5.5cm" svg:y1="17cm" svg:x2="6.646cm" svg:y2="15.854cm" draw:end-shape="id124" draw:end-glue-point="7" svg:d="M5500 17000l1146-1146" svg:viewBox="0 0 1147 1147">
          <text:p/>
        </draw:connector>
        <draw:connector draw:style-name="gr1053" draw:text-style-name="P5" draw:layer="layout" draw:type="line" svg:x1="8.5cm" svg:y1="17cm" svg:x2="7.354cm" svg:y2="15.854cm" draw:end-shape="id124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24" draw:start-glue-point="4" draw:end-shape="id125" draw:end-glue-point="0" svg:d="M7000 15000v-1000" svg:viewBox="0 0 1 1001">
          <text:p/>
        </draw:connector>
        <draw:g>
          <draw:frame draw:style-name="gr1054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055" draw:text-style-name="P5" draw:layer="layout" svg:x1="5cm" svg:y1="17.5cm" svg:x2="5cm" svg:y2="18cm">
            <text:p/>
          </draw:line>
        </draw:g>
        <draw:g>
          <draw:frame draw:style-name="gr1056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057" draw:text-style-name="P5" draw:layer="layout" svg:x1="8.007cm" svg:y1="17.5cm" svg:x2="8.007cm" svg:y2="18cm">
            <text:p/>
          </draw:line>
        </draw:g>
        <draw:g>
          <draw:frame draw:style-name="gr1058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059" draw:text-style-name="P5" draw:layer="layout" svg:x1="6.5cm" svg:y1="13.5cm" svg:x2="6.5cm" svg:y2="14cm">
            <text:p/>
          </draw:line>
        </draw:g>
        <draw:g>
          <draw:frame draw:style-name="gr1060" draw:text-style-name="P11" draw:layer="layout" svg:width="0.5cm" svg:height="0.5cm" svg:x="3.5cm" svg:y="13.5cm">
            <draw:text-box>
              <text:p text:style-name="P3"><text:span text:style-name="T4">0</text:span></text:p>
            </draw:text-box>
          </draw:frame>
          <draw:line draw:style-name="gr1061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062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063" draw:text-style-name="P5" draw:layer="layout" svg:x1="1.5cm" svg:y1="13.5cm" svg:x2="1.5cm" svg:y2="14cm">
            <text:p/>
          </draw:line>
        </draw:g>
        <draw:g>
          <draw:frame draw:style-name="gr1064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1065" draw:text-style-name="P5" draw:layer="layout" svg:x1="5.5cm" svg:y1="9.5cm" svg:x2="5.5cm" svg:y2="10cm">
            <text:p/>
          </draw:line>
        </draw:g>
        <draw:g>
          <draw:frame draw:style-name="gr1066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067" draw:text-style-name="P5" draw:layer="layout" svg:x1="8.5cm" svg:y1="9.5cm" svg:x2="8.5cm" svg:y2="10cm">
            <text:p/>
          </draw:line>
        </draw:g>
        <draw:g>
          <draw:frame draw:style-name="gr1068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069" draw:text-style-name="P5" draw:layer="layout" svg:x1="11.5cm" svg:y1="9.5cm" svg:x2="11.5cm" svg:y2="10cm">
            <text:p/>
          </draw:line>
        </draw:g>
        <draw:g>
          <draw:frame draw:style-name="gr1070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071" draw:text-style-name="P5" draw:layer="layout" svg:x1="9cm" svg:y1="5.5cm" svg:x2="9cm" svg:y2="6cm">
            <text:p/>
          </draw:line>
        </draw:g>
        <draw:g>
          <draw:frame draw:style-name="gr1072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073" draw:text-style-name="P5" draw:layer="layout" svg:x1="12cm" svg:y1="5.5cm" svg:x2="12cm" svg:y2="6cm">
            <text:p/>
          </draw:line>
        </draw:g>
        <draw:g>
          <draw:frame draw:style-name="gr1074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075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8.8cm" svg:y="12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0" draw:layer="layout" svg:width="6.9cm" svg:height="1cm" svg:x="17.4cm" svg:y="1.3cm">
          <draw:text-box>
            <text:p>e = (v6, v9); k = 2</text:p>
          </draw:text-box>
        </draw:frame>
      </draw:page>
      <draw:page draw:name="page8" draw:style-name="dp1" draw:master-page-name="Default">
        <draw:frame draw:style-name="gr1076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077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1078" draw:text-style-name="P5" draw:layer="layout" svg:x1="14cm" svg:y1="1cm" svg:x2="16cm" svg:y2="1cm">
          <text:p/>
        </draw:line>
        <draw:line draw:style-name="gr1079" draw:text-style-name="P5" draw:layer="layout" svg:x1="14cm" svg:y1="1.5cm" svg:x2="16cm" svg:y2="1.5cm">
          <text:p/>
        </draw:line>
        <draw:line draw:style-name="gr1080" draw:text-style-name="P5" xml:id="id126" draw:id="id126" draw:layer="layout" svg:x1="14cm" svg:y1="2cm" svg:x2="16cm" svg:y2="2cm">
          <text:p/>
        </draw:line>
        <draw:line draw:style-name="gr1081" draw:text-style-name="P5" draw:layer="layout" svg:x1="14cm" svg:y1="2cm" svg:x2="14cm" svg:y2="1cm">
          <text:p/>
        </draw:line>
        <draw:line draw:style-name="gr1082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26" draw:end-glue-point="0" svg:d="M13596 7011l1404-5011" svg:viewBox="0 0 1405 5012">
          <text:p/>
        </draw:connector>
        <draw:frame draw:style-name="gr1083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084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1085" draw:text-style-name="P5" draw:layer="layout" svg:x1="8.5cm" svg:y1="5cm" svg:x2="10.5cm" svg:y2="5cm">
          <text:p/>
        </draw:line>
        <draw:line draw:style-name="gr1086" draw:text-style-name="P5" draw:layer="layout" svg:x1="8.5cm" svg:y1="5.5cm" svg:x2="10.5cm" svg:y2="5.5cm">
          <text:p/>
        </draw:line>
        <draw:line draw:style-name="gr1087" draw:text-style-name="P5" draw:layer="layout" svg:x1="8.5cm" svg:y1="6cm" svg:x2="10.5cm" svg:y2="6cm">
          <text:p/>
        </draw:line>
        <draw:line draw:style-name="gr1088" draw:text-style-name="P5" draw:layer="layout" svg:x1="8.5cm" svg:y1="6cm" svg:x2="8.5cm" svg:y2="5cm">
          <text:p/>
        </draw:line>
        <draw:line draw:style-name="gr1089" draw:text-style-name="P5" draw:layer="layout" svg:x1="10.5cm" svg:y1="6cm" svg:x2="10.5cm" svg:y2="5cm">
          <text:p/>
        </draw:line>
        <draw:frame draw:style-name="gr1090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091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1092" draw:text-style-name="P5" draw:layer="layout" svg:x1="11.5cm" svg:y1="5cm" svg:x2="13.5cm" svg:y2="5cm">
          <text:p/>
        </draw:line>
        <draw:line draw:style-name="gr1093" draw:text-style-name="P5" draw:layer="layout" svg:x1="11.5cm" svg:y1="5.5cm" svg:x2="13.5cm" svg:y2="5.5cm">
          <text:p/>
        </draw:line>
        <draw:line draw:style-name="gr1094" draw:text-style-name="P5" draw:layer="layout" svg:x1="11.5cm" svg:y1="6cm" svg:x2="13.5cm" svg:y2="6cm">
          <text:p/>
        </draw:line>
        <draw:line draw:style-name="gr1095" draw:text-style-name="P5" draw:layer="layout" svg:x1="11.5cm" svg:y1="6cm" svg:x2="11.5cm" svg:y2="5cm">
          <text:p/>
        </draw:line>
        <draw:line draw:style-name="gr1096" draw:text-style-name="P5" draw:layer="layout" svg:x1="13.5cm" svg:y1="6cm" svg:x2="13.5cm" svg:y2="5cm">
          <text:p/>
        </draw:line>
        <draw:custom-shape draw:style-name="gr1097" draw:text-style-name="P8" xml:id="id127" draw:id="id127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8" draw:text-style-name="P5" draw:layer="layout" draw:type="line" svg:x1="9.5cm" svg:y1="5cm" svg:x2="10.646cm" svg:y2="3.854cm" draw:end-shape="id127" draw:end-glue-point="7" svg:d="M9500 5000l1146-1146" svg:viewBox="0 0 1147 1147">
          <text:p/>
        </draw:connector>
        <draw:connector draw:style-name="gr1099" draw:text-style-name="P5" draw:layer="layout" draw:type="line" svg:x1="12.5cm" svg:y1="5cm" svg:x2="11.354cm" svg:y2="3.854cm" draw:end-shape="id127" draw:end-glue-point="9" svg:d="M12500 5000l-1146-1146" svg:viewBox="0 0 1147 1147">
          <text:p/>
        </draw:connector>
        <draw:custom-shape draw:style-name="gr1100" draw:text-style-name="P8" xml:id="id129" draw:id="id129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101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102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1103" draw:text-style-name="P5" draw:layer="layout" svg:x1="5cm" svg:y1="9cm" svg:x2="7cm" svg:y2="9cm">
          <text:p/>
        </draw:line>
        <draw:line draw:style-name="gr1104" draw:text-style-name="P5" draw:layer="layout" svg:x1="5cm" svg:y1="9.5cm" svg:x2="7cm" svg:y2="9.5cm">
          <text:p/>
        </draw:line>
        <draw:line draw:style-name="gr1105" draw:text-style-name="P5" draw:layer="layout" svg:x1="5cm" svg:y1="10cm" svg:x2="7cm" svg:y2="10cm">
          <text:p/>
        </draw:line>
        <draw:line draw:style-name="gr1106" draw:text-style-name="P5" draw:layer="layout" svg:x1="5cm" svg:y1="10cm" svg:x2="5cm" svg:y2="9cm">
          <text:p/>
        </draw:line>
        <draw:line draw:style-name="gr1107" draw:text-style-name="P5" draw:layer="layout" svg:x1="7cm" svg:y1="10cm" svg:x2="7cm" svg:y2="9cm">
          <text:p/>
        </draw:line>
        <draw:frame draw:style-name="gr1108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109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1110" draw:text-style-name="P5" draw:layer="layout" svg:x1="8cm" svg:y1="9cm" svg:x2="10cm" svg:y2="9cm">
          <text:p/>
        </draw:line>
        <draw:line draw:style-name="gr1111" draw:text-style-name="P5" draw:layer="layout" svg:x1="8cm" svg:y1="9.5cm" svg:x2="10cm" svg:y2="9.5cm">
          <text:p/>
        </draw:line>
        <draw:line draw:style-name="gr1112" draw:text-style-name="P5" draw:layer="layout" svg:x1="8cm" svg:y1="10cm" svg:x2="10cm" svg:y2="10cm">
          <text:p/>
        </draw:line>
        <draw:line draw:style-name="gr1113" draw:text-style-name="P5" draw:layer="layout" svg:x1="8cm" svg:y1="10cm" svg:x2="8cm" svg:y2="9cm">
          <text:p/>
        </draw:line>
        <draw:line draw:style-name="gr1114" draw:text-style-name="P5" draw:layer="layout" svg:x1="10cm" svg:y1="10cm" svg:x2="10cm" svg:y2="9cm">
          <text:p/>
        </draw:line>
        <draw:custom-shape draw:style-name="gr1115" draw:text-style-name="P8" xml:id="id128" draw:id="id128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6" draw:text-style-name="P5" draw:layer="layout" draw:type="line" svg:x1="6cm" svg:y1="9cm" svg:x2="7.146cm" svg:y2="7.854cm" draw:end-shape="id128" draw:end-glue-point="7" svg:d="M6000 9000l1146-1146" svg:viewBox="0 0 1147 1147">
          <text:p/>
        </draw:connector>
        <draw:connector draw:style-name="gr1117" draw:text-style-name="P5" draw:layer="layout" draw:type="line" svg:x1="9cm" svg:y1="9cm" svg:x2="7.854cm" svg:y2="7.854cm" draw:end-shape="id128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29" draw:end-glue-point="6" svg:d="M6000 9000l4001-1499" svg:viewBox="0 0 4002 1500">
          <text:p/>
        </draw:connector>
        <draw:frame draw:style-name="gr1118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119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1120" draw:text-style-name="P5" draw:layer="layout" svg:x1="11cm" svg:y1="9cm" svg:x2="13cm" svg:y2="9cm">
          <text:p/>
        </draw:line>
        <draw:line draw:style-name="gr1121" draw:text-style-name="P5" draw:layer="layout" svg:x1="11cm" svg:y1="9.5cm" svg:x2="13cm" svg:y2="9.5cm">
          <text:p/>
        </draw:line>
        <draw:line draw:style-name="gr1122" draw:text-style-name="P5" draw:layer="layout" svg:x1="11cm" svg:y1="10cm" svg:x2="13cm" svg:y2="10cm">
          <text:p/>
        </draw:line>
        <draw:line draw:style-name="gr1123" draw:text-style-name="P5" draw:layer="layout" svg:x1="11cm" svg:y1="10cm" svg:x2="11cm" svg:y2="9cm">
          <text:p/>
        </draw:line>
        <draw:line draw:style-name="gr1124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29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29" draw:start-glue-point="4" svg:d="M10501 7001l1999-1001" svg:viewBox="0 0 2000 1002">
          <text:p/>
        </draw:connector>
        <draw:custom-shape draw:style-name="gr1125" draw:text-style-name="P8" xml:id="id130" draw:id="id130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30" draw:end-glue-point="7" svg:d="M9004 9014l4143-1159" svg:viewBox="0 0 4144 1160">
          <text:p/>
        </draw:connector>
        <draw:frame draw:style-name="gr1126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1127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1128" draw:text-style-name="P5" draw:layer="layout" svg:x1="1cm" svg:y1="13cm" svg:x2="3cm" svg:y2="13cm">
          <text:p/>
        </draw:line>
        <draw:line draw:style-name="gr1129" draw:text-style-name="P5" draw:layer="layout" svg:x1="1cm" svg:y1="13.5cm" svg:x2="3cm" svg:y2="13.5cm">
          <text:p/>
        </draw:line>
        <draw:line draw:style-name="gr1130" draw:text-style-name="P5" draw:layer="layout" svg:x1="1cm" svg:y1="14cm" svg:x2="3cm" svg:y2="14cm">
          <text:p/>
        </draw:line>
        <draw:line draw:style-name="gr1131" draw:text-style-name="P5" draw:layer="layout" svg:x1="1cm" svg:y1="14cm" svg:x2="1cm" svg:y2="13cm">
          <text:p/>
        </draw:line>
        <draw:line draw:style-name="gr1132" draw:text-style-name="P5" draw:layer="layout" svg:x1="3cm" svg:y1="14cm" svg:x2="3cm" svg:y2="13cm">
          <text:p/>
        </draw:line>
        <draw:frame draw:style-name="gr1133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1134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1135" draw:text-style-name="P5" draw:layer="layout" svg:x1="3.5cm" svg:y1="13cm" svg:x2="5.5cm" svg:y2="13cm">
          <text:p/>
        </draw:line>
        <draw:line draw:style-name="gr1136" draw:text-style-name="P5" draw:layer="layout" svg:x1="3.5cm" svg:y1="13.5cm" svg:x2="5.5cm" svg:y2="13.5cm">
          <text:p/>
        </draw:line>
        <draw:line draw:style-name="gr1137" draw:text-style-name="P5" draw:layer="layout" svg:x1="3.5cm" svg:y1="14cm" svg:x2="5.5cm" svg:y2="14cm">
          <text:p/>
        </draw:line>
        <draw:line draw:style-name="gr1138" draw:text-style-name="P5" draw:layer="layout" svg:x1="3.5cm" svg:y1="14cm" svg:x2="3.5cm" svg:y2="13cm">
          <text:p/>
        </draw:line>
        <draw:line draw:style-name="gr1139" draw:text-style-name="P5" draw:layer="layout" svg:x1="5.5cm" svg:y1="14cm" svg:x2="5.5cm" svg:y2="13cm">
          <text:p/>
        </draw:line>
        <draw:custom-shape draw:style-name="gr1140" draw:text-style-name="P8" xml:id="id131" draw:id="id131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41" draw:text-style-name="P5" draw:layer="layout" draw:type="line" svg:x1="2cm" svg:y1="13cm" svg:x2="3.646cm" svg:y2="11.854cm" draw:end-shape="id131" draw:end-glue-point="7" svg:d="M2000 13000l1646-1146" svg:viewBox="0 0 1647 1147">
          <text:p/>
        </draw:connector>
        <draw:connector draw:style-name="gr1142" draw:text-style-name="P5" draw:layer="layout" draw:type="line" svg:x1="4.5cm" svg:y1="13cm" svg:x2="4.354cm" svg:y2="11.854cm" draw:end-shape="id131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31" draw:start-glue-point="4" svg:d="M4000 11000l2047-990" svg:viewBox="0 0 2048 991">
          <text:p/>
        </draw:connector>
        <draw:frame draw:style-name="gr1143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144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145" draw:text-style-name="P5" xml:id="id134" draw:id="id134" draw:layer="layout" svg:x1="6cm" svg:y1="13cm" svg:x2="8cm" svg:y2="13cm">
          <text:p/>
        </draw:line>
        <draw:line draw:style-name="gr1146" draw:text-style-name="P5" draw:layer="layout" svg:x1="6cm" svg:y1="13.5cm" svg:x2="8cm" svg:y2="13.5cm">
          <text:p/>
        </draw:line>
        <draw:line draw:style-name="gr1147" draw:text-style-name="P5" xml:id="id136" draw:id="id136" draw:layer="layout" svg:x1="6cm" svg:y1="14cm" svg:x2="8cm" svg:y2="14cm">
          <text:p/>
        </draw:line>
        <draw:line draw:style-name="gr1148" draw:text-style-name="P5" draw:layer="layout" svg:x1="6cm" svg:y1="14cm" svg:x2="6cm" svg:y2="13cm">
          <text:p/>
        </draw:line>
        <draw:line draw:style-name="gr1149" draw:text-style-name="P5" draw:layer="layout" svg:x1="8cm" svg:y1="14cm" svg:x2="8cm" svg:y2="13cm">
          <text:p/>
        </draw:line>
        <draw:custom-shape draw:style-name="gr1150" draw:text-style-name="P8" xml:id="id132" draw:id="id132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32" draw:start-glue-point="4" svg:d="M6501 11001l3140-5025" svg:viewBox="0 0 3141 5026">
          <text:p/>
        </draw:connector>
        <draw:custom-shape draw:style-name="gr1151" draw:text-style-name="P8" xml:id="id133" draw:id="id133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33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34" draw:start-glue-point="0" draw:end-shape="id133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33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32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34" draw:start-glue-point="0" draw:end-shape="id132" draw:end-glue-point="9" svg:d="M7000 13000l-145-1145" svg:viewBox="0 0 146 1146">
          <text:p/>
        </draw:connector>
        <draw:frame draw:style-name="gr1152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153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154" draw:text-style-name="P5" draw:layer="layout" svg:x1="4.5cm" svg:y1="17cm" svg:x2="6.5cm" svg:y2="17cm">
          <text:p/>
        </draw:line>
        <draw:line draw:style-name="gr1155" draw:text-style-name="P5" draw:layer="layout" svg:x1="4.5cm" svg:y1="17.5cm" svg:x2="6.5cm" svg:y2="17.5cm">
          <text:p/>
        </draw:line>
        <draw:line draw:style-name="gr1156" draw:text-style-name="P5" draw:layer="layout" svg:x1="4.5cm" svg:y1="18cm" svg:x2="6.5cm" svg:y2="18cm">
          <text:p/>
        </draw:line>
        <draw:line draw:style-name="gr1157" draw:text-style-name="P5" draw:layer="layout" svg:x1="4.5cm" svg:y1="18cm" svg:x2="4.5cm" svg:y2="17cm">
          <text:p/>
        </draw:line>
        <draw:line draw:style-name="gr1158" draw:text-style-name="P5" draw:layer="layout" svg:x1="6.5cm" svg:y1="18cm" svg:x2="6.5cm" svg:y2="17cm">
          <text:p/>
        </draw:line>
        <draw:frame draw:style-name="gr1159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160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161" draw:text-style-name="P5" draw:layer="layout" svg:x1="7.5cm" svg:y1="17cm" svg:x2="9.5cm" svg:y2="17cm">
          <text:p/>
        </draw:line>
        <draw:line draw:style-name="gr1162" draw:text-style-name="P5" draw:layer="layout" svg:x1="7.5cm" svg:y1="17.5cm" svg:x2="9.5cm" svg:y2="17.5cm">
          <text:p/>
        </draw:line>
        <draw:line draw:style-name="gr1163" draw:text-style-name="P5" draw:layer="layout" svg:x1="7.5cm" svg:y1="18cm" svg:x2="9.5cm" svg:y2="18cm">
          <text:p/>
        </draw:line>
        <draw:line draw:style-name="gr1164" draw:text-style-name="P5" draw:layer="layout" svg:x1="7.5cm" svg:y1="18cm" svg:x2="7.5cm" svg:y2="17cm">
          <text:p/>
        </draw:line>
        <draw:line draw:style-name="gr1165" draw:text-style-name="P5" draw:layer="layout" svg:x1="9.5cm" svg:y1="18cm" svg:x2="9.5cm" svg:y2="17cm">
          <text:p/>
        </draw:line>
        <draw:custom-shape draw:style-name="gr1166" draw:text-style-name="P8" xml:id="id135" draw:id="id135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7" draw:text-style-name="P5" draw:layer="layout" draw:type="line" svg:x1="5.5cm" svg:y1="17cm" svg:x2="6.646cm" svg:y2="15.854cm" draw:end-shape="id135" draw:end-glue-point="7" svg:d="M5500 17000l1146-1146" svg:viewBox="0 0 1147 1147">
          <text:p/>
        </draw:connector>
        <draw:connector draw:style-name="gr1168" draw:text-style-name="P5" draw:layer="layout" draw:type="line" svg:x1="8.5cm" svg:y1="17cm" svg:x2="7.354cm" svg:y2="15.854cm" draw:end-shape="id135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35" draw:start-glue-point="4" draw:end-shape="id136" draw:end-glue-point="0" svg:d="M7000 15000v-1000" svg:viewBox="0 0 1 1001">
          <text:p/>
        </draw:connector>
        <draw:g>
          <draw:frame draw:style-name="gr1169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170" draw:text-style-name="P5" draw:layer="layout" svg:x1="5cm" svg:y1="17.5cm" svg:x2="5cm" svg:y2="18cm">
            <text:p/>
          </draw:line>
        </draw:g>
        <draw:g>
          <draw:frame draw:style-name="gr1171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172" draw:text-style-name="P5" draw:layer="layout" svg:x1="8.007cm" svg:y1="17.5cm" svg:x2="8.007cm" svg:y2="18cm">
            <text:p/>
          </draw:line>
        </draw:g>
        <draw:g>
          <draw:frame draw:style-name="gr1173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174" draw:text-style-name="P5" draw:layer="layout" svg:x1="6.5cm" svg:y1="13.5cm" svg:x2="6.5cm" svg:y2="14cm">
            <text:p/>
          </draw:line>
        </draw:g>
        <draw:g>
          <draw:frame draw:style-name="gr1175" draw:text-style-name="P11" draw:layer="layout" svg:width="0.5cm" svg:height="0.5cm" svg:x="3.5cm" svg:y="13.5cm">
            <draw:text-box>
              <text:p text:style-name="P3"><text:span text:style-name="T4">0</text:span></text:p>
            </draw:text-box>
          </draw:frame>
          <draw:line draw:style-name="gr1176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177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178" draw:text-style-name="P5" draw:layer="layout" svg:x1="1.5cm" svg:y1="13.5cm" svg:x2="1.5cm" svg:y2="14cm">
            <text:p/>
          </draw:line>
        </draw:g>
        <draw:g>
          <draw:frame draw:style-name="gr1179" draw:text-style-name="P4" draw:layer="layout" svg:width="0.5cm" svg:height="0.5cm" svg:x="5cm" svg:y="9.5cm">
            <draw:text-box>
              <text:p text:style-name="P3"><text:span text:style-name="T1">2</text:span></text:p>
            </draw:text-box>
          </draw:frame>
          <draw:line draw:style-name="gr1180" draw:text-style-name="P5" draw:layer="layout" svg:x1="5.5cm" svg:y1="9.5cm" svg:x2="5.5cm" svg:y2="10cm">
            <text:p/>
          </draw:line>
        </draw:g>
        <draw:g>
          <draw:frame draw:style-name="gr1181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182" draw:text-style-name="P5" draw:layer="layout" svg:x1="8.5cm" svg:y1="9.5cm" svg:x2="8.5cm" svg:y2="10cm">
            <text:p/>
          </draw:line>
        </draw:g>
        <draw:g>
          <draw:frame draw:style-name="gr1183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184" draw:text-style-name="P5" draw:layer="layout" svg:x1="11.5cm" svg:y1="9.5cm" svg:x2="11.5cm" svg:y2="10cm">
            <text:p/>
          </draw:line>
        </draw:g>
        <draw:g>
          <draw:frame draw:style-name="gr1185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186" draw:text-style-name="P5" draw:layer="layout" svg:x1="9cm" svg:y1="5.5cm" svg:x2="9cm" svg:y2="6cm">
            <text:p/>
          </draw:line>
        </draw:g>
        <draw:g>
          <draw:frame draw:style-name="gr1187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188" draw:text-style-name="P5" draw:layer="layout" svg:x1="12cm" svg:y1="5.5cm" svg:x2="12cm" svg:y2="6cm">
            <text:p/>
          </draw:line>
        </draw:g>
        <draw:g>
          <draw:frame draw:style-name="gr1189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190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347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7.4cm" svg:y="12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0" draw:layer="layout" svg:width="6.9cm" svg:height="1cm" svg:x="17.4cm" svg:y="1.3cm">
          <draw:text-box>
            <text:p>e = (v6, v9); k = 2</text:p>
          </draw:text-box>
        </draw:frame>
        <draw:custom-shape draw:style-name="gr1191" draw:text-style-name="P13" draw:layer="layout" svg:width="0.901cm" svg:height="0.601cm" svg:x="18.5cm" svg:y="12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2" draw:text-style-name="P14" draw:layer="layout" svg:width="1cm" svg:height="0.7cm" svg:x="22.7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frame draw:style-name="gr1193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194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1195" draw:text-style-name="P5" draw:layer="layout" svg:x1="14cm" svg:y1="1cm" svg:x2="16cm" svg:y2="1cm">
          <text:p/>
        </draw:line>
        <draw:line draw:style-name="gr1196" draw:text-style-name="P5" draw:layer="layout" svg:x1="14cm" svg:y1="1.5cm" svg:x2="16cm" svg:y2="1.5cm">
          <text:p/>
        </draw:line>
        <draw:line draw:style-name="gr1197" draw:text-style-name="P5" xml:id="id137" draw:id="id137" draw:layer="layout" svg:x1="14cm" svg:y1="2cm" svg:x2="16cm" svg:y2="2cm">
          <text:p/>
        </draw:line>
        <draw:line draw:style-name="gr1198" draw:text-style-name="P5" draw:layer="layout" svg:x1="14cm" svg:y1="2cm" svg:x2="14cm" svg:y2="1cm">
          <text:p/>
        </draw:line>
        <draw:line draw:style-name="gr1199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37" draw:end-glue-point="0" svg:d="M13596 7011l1404-5011" svg:viewBox="0 0 1405 5012">
          <text:p/>
        </draw:connector>
        <draw:frame draw:style-name="gr1200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201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1202" draw:text-style-name="P5" draw:layer="layout" svg:x1="8.5cm" svg:y1="5cm" svg:x2="10.5cm" svg:y2="5cm">
          <text:p/>
        </draw:line>
        <draw:line draw:style-name="gr1203" draw:text-style-name="P5" draw:layer="layout" svg:x1="8.5cm" svg:y1="5.5cm" svg:x2="10.5cm" svg:y2="5.5cm">
          <text:p/>
        </draw:line>
        <draw:line draw:style-name="gr1204" draw:text-style-name="P5" draw:layer="layout" svg:x1="8.5cm" svg:y1="6cm" svg:x2="10.5cm" svg:y2="6cm">
          <text:p/>
        </draw:line>
        <draw:line draw:style-name="gr1205" draw:text-style-name="P5" draw:layer="layout" svg:x1="8.5cm" svg:y1="6cm" svg:x2="8.5cm" svg:y2="5cm">
          <text:p/>
        </draw:line>
        <draw:line draw:style-name="gr1206" draw:text-style-name="P5" draw:layer="layout" svg:x1="10.5cm" svg:y1="6cm" svg:x2="10.5cm" svg:y2="5cm">
          <text:p/>
        </draw:line>
        <draw:frame draw:style-name="gr1207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208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1209" draw:text-style-name="P5" draw:layer="layout" svg:x1="11.5cm" svg:y1="5cm" svg:x2="13.5cm" svg:y2="5cm">
          <text:p/>
        </draw:line>
        <draw:line draw:style-name="gr1210" draw:text-style-name="P5" draw:layer="layout" svg:x1="11.5cm" svg:y1="5.5cm" svg:x2="13.5cm" svg:y2="5.5cm">
          <text:p/>
        </draw:line>
        <draw:line draw:style-name="gr1211" draw:text-style-name="P5" draw:layer="layout" svg:x1="11.5cm" svg:y1="6cm" svg:x2="13.5cm" svg:y2="6cm">
          <text:p/>
        </draw:line>
        <draw:line draw:style-name="gr1212" draw:text-style-name="P5" draw:layer="layout" svg:x1="11.5cm" svg:y1="6cm" svg:x2="11.5cm" svg:y2="5cm">
          <text:p/>
        </draw:line>
        <draw:line draw:style-name="gr1213" draw:text-style-name="P5" draw:layer="layout" svg:x1="13.5cm" svg:y1="6cm" svg:x2="13.5cm" svg:y2="5cm">
          <text:p/>
        </draw:line>
        <draw:custom-shape draw:style-name="gr1214" draw:text-style-name="P8" xml:id="id138" draw:id="id138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5" draw:text-style-name="P5" draw:layer="layout" draw:type="line" svg:x1="9.5cm" svg:y1="5cm" svg:x2="10.646cm" svg:y2="3.854cm" draw:end-shape="id138" draw:end-glue-point="7" svg:d="M9500 5000l1146-1146" svg:viewBox="0 0 1147 1147">
          <text:p/>
        </draw:connector>
        <draw:connector draw:style-name="gr1216" draw:text-style-name="P5" draw:layer="layout" draw:type="line" svg:x1="12.5cm" svg:y1="5cm" svg:x2="11.354cm" svg:y2="3.854cm" draw:end-shape="id138" draw:end-glue-point="9" svg:d="M12500 5000l-1146-1146" svg:viewBox="0 0 1147 1147">
          <text:p/>
        </draw:connector>
        <draw:custom-shape draw:style-name="gr1217" draw:text-style-name="P8" xml:id="id140" draw:id="id140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218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219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1220" draw:text-style-name="P5" draw:layer="layout" svg:x1="5cm" svg:y1="9cm" svg:x2="7cm" svg:y2="9cm">
          <text:p/>
        </draw:line>
        <draw:line draw:style-name="gr1221" draw:text-style-name="P5" draw:layer="layout" svg:x1="5cm" svg:y1="9.5cm" svg:x2="7cm" svg:y2="9.5cm">
          <text:p/>
        </draw:line>
        <draw:line draw:style-name="gr1222" draw:text-style-name="P5" draw:layer="layout" svg:x1="5cm" svg:y1="10cm" svg:x2="7cm" svg:y2="10cm">
          <text:p/>
        </draw:line>
        <draw:line draw:style-name="gr1223" draw:text-style-name="P5" draw:layer="layout" svg:x1="5cm" svg:y1="10cm" svg:x2="5cm" svg:y2="9cm">
          <text:p/>
        </draw:line>
        <draw:line draw:style-name="gr1224" draw:text-style-name="P5" draw:layer="layout" svg:x1="7cm" svg:y1="10cm" svg:x2="7cm" svg:y2="9cm">
          <text:p/>
        </draw:line>
        <draw:frame draw:style-name="gr1225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226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1227" draw:text-style-name="P5" draw:layer="layout" svg:x1="8cm" svg:y1="9cm" svg:x2="10cm" svg:y2="9cm">
          <text:p/>
        </draw:line>
        <draw:line draw:style-name="gr1228" draw:text-style-name="P5" draw:layer="layout" svg:x1="8cm" svg:y1="9.5cm" svg:x2="10cm" svg:y2="9.5cm">
          <text:p/>
        </draw:line>
        <draw:line draw:style-name="gr1229" draw:text-style-name="P5" draw:layer="layout" svg:x1="8cm" svg:y1="10cm" svg:x2="10cm" svg:y2="10cm">
          <text:p/>
        </draw:line>
        <draw:line draw:style-name="gr1230" draw:text-style-name="P5" draw:layer="layout" svg:x1="8cm" svg:y1="10cm" svg:x2="8cm" svg:y2="9cm">
          <text:p/>
        </draw:line>
        <draw:line draw:style-name="gr1231" draw:text-style-name="P5" draw:layer="layout" svg:x1="10cm" svg:y1="10cm" svg:x2="10cm" svg:y2="9cm">
          <text:p/>
        </draw:line>
        <draw:custom-shape draw:style-name="gr1232" draw:text-style-name="P8" xml:id="id139" draw:id="id139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3" draw:text-style-name="P5" draw:layer="layout" draw:type="line" svg:x1="6cm" svg:y1="9cm" svg:x2="7.146cm" svg:y2="7.854cm" draw:end-shape="id139" draw:end-glue-point="7" svg:d="M6000 9000l1146-1146" svg:viewBox="0 0 1147 1147">
          <text:p/>
        </draw:connector>
        <draw:connector draw:style-name="gr1234" draw:text-style-name="P5" draw:layer="layout" draw:type="line" svg:x1="9cm" svg:y1="9cm" svg:x2="7.854cm" svg:y2="7.854cm" draw:end-shape="id139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40" draw:end-glue-point="6" svg:d="M6000 9000l4001-1499" svg:viewBox="0 0 4002 1500">
          <text:p/>
        </draw:connector>
        <draw:frame draw:style-name="gr1235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236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1237" draw:text-style-name="P5" draw:layer="layout" svg:x1="11cm" svg:y1="9cm" svg:x2="13cm" svg:y2="9cm">
          <text:p/>
        </draw:line>
        <draw:line draw:style-name="gr1238" draw:text-style-name="P5" draw:layer="layout" svg:x1="11cm" svg:y1="9.5cm" svg:x2="13cm" svg:y2="9.5cm">
          <text:p/>
        </draw:line>
        <draw:line draw:style-name="gr1239" draw:text-style-name="P5" draw:layer="layout" svg:x1="11cm" svg:y1="10cm" svg:x2="13cm" svg:y2="10cm">
          <text:p/>
        </draw:line>
        <draw:line draw:style-name="gr1240" draw:text-style-name="P5" draw:layer="layout" svg:x1="11cm" svg:y1="10cm" svg:x2="11cm" svg:y2="9cm">
          <text:p/>
        </draw:line>
        <draw:line draw:style-name="gr1241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40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40" draw:start-glue-point="4" svg:d="M10501 7001l1999-1001" svg:viewBox="0 0 2000 1002">
          <text:p/>
        </draw:connector>
        <draw:custom-shape draw:style-name="gr1242" draw:text-style-name="P8" xml:id="id141" draw:id="id141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41" draw:end-glue-point="7" svg:d="M9004 9014l4143-1159" svg:viewBox="0 0 4144 1160">
          <text:p/>
        </draw:connector>
        <draw:frame draw:style-name="gr1243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1244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1245" draw:text-style-name="P5" draw:layer="layout" svg:x1="1cm" svg:y1="13cm" svg:x2="3cm" svg:y2="13cm">
          <text:p/>
        </draw:line>
        <draw:line draw:style-name="gr1246" draw:text-style-name="P5" draw:layer="layout" svg:x1="1cm" svg:y1="13.5cm" svg:x2="3cm" svg:y2="13.5cm">
          <text:p/>
        </draw:line>
        <draw:line draw:style-name="gr1247" draw:text-style-name="P5" draw:layer="layout" svg:x1="1cm" svg:y1="14cm" svg:x2="3cm" svg:y2="14cm">
          <text:p/>
        </draw:line>
        <draw:line draw:style-name="gr1248" draw:text-style-name="P5" draw:layer="layout" svg:x1="1cm" svg:y1="14cm" svg:x2="1cm" svg:y2="13cm">
          <text:p/>
        </draw:line>
        <draw:line draw:style-name="gr1249" draw:text-style-name="P5" draw:layer="layout" svg:x1="3cm" svg:y1="14cm" svg:x2="3cm" svg:y2="13cm">
          <text:p/>
        </draw:line>
        <draw:frame draw:style-name="gr1250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1251" draw:text-style-name="P4" draw:layer="layout" svg:width="1.5cm" svg:height="0.5cm" svg:x="4cm" svg:y="13.5cm">
          <draw:text-box>
            <text:p text:style-name="P3"><text:span text:style-name="T1">1</text:span></text:p>
          </draw:text-box>
        </draw:frame>
        <draw:line draw:style-name="gr1252" draw:text-style-name="P5" draw:layer="layout" svg:x1="3.5cm" svg:y1="13cm" svg:x2="5.5cm" svg:y2="13cm">
          <text:p/>
        </draw:line>
        <draw:line draw:style-name="gr1253" draw:text-style-name="P5" draw:layer="layout" svg:x1="3.5cm" svg:y1="13.5cm" svg:x2="5.5cm" svg:y2="13.5cm">
          <text:p/>
        </draw:line>
        <draw:line draw:style-name="gr1254" draw:text-style-name="P5" draw:layer="layout" svg:x1="3.5cm" svg:y1="14cm" svg:x2="5.5cm" svg:y2="14cm">
          <text:p/>
        </draw:line>
        <draw:line draw:style-name="gr1255" draw:text-style-name="P5" draw:layer="layout" svg:x1="3.5cm" svg:y1="14cm" svg:x2="3.5cm" svg:y2="13cm">
          <text:p/>
        </draw:line>
        <draw:line draw:style-name="gr1256" draw:text-style-name="P5" draw:layer="layout" svg:x1="5.5cm" svg:y1="14cm" svg:x2="5.5cm" svg:y2="13cm">
          <text:p/>
        </draw:line>
        <draw:custom-shape draw:style-name="gr1257" draw:text-style-name="P8" xml:id="id142" draw:id="id142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58" draw:text-style-name="P5" draw:layer="layout" draw:type="line" svg:x1="2cm" svg:y1="13cm" svg:x2="3.646cm" svg:y2="11.854cm" draw:end-shape="id142" draw:end-glue-point="7" svg:d="M2000 13000l1646-1146" svg:viewBox="0 0 1647 1147">
          <text:p/>
        </draw:connector>
        <draw:connector draw:style-name="gr1259" draw:text-style-name="P5" draw:layer="layout" draw:type="line" svg:x1="4.5cm" svg:y1="13cm" svg:x2="4.354cm" svg:y2="11.854cm" draw:end-shape="id142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42" draw:start-glue-point="4" svg:d="M4000 11000l2047-990" svg:viewBox="0 0 2048 991">
          <text:p/>
        </draw:connector>
        <draw:frame draw:style-name="gr1260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261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262" draw:text-style-name="P5" xml:id="id145" draw:id="id145" draw:layer="layout" svg:x1="6cm" svg:y1="13cm" svg:x2="8cm" svg:y2="13cm">
          <text:p/>
        </draw:line>
        <draw:line draw:style-name="gr1263" draw:text-style-name="P5" draw:layer="layout" svg:x1="6cm" svg:y1="13.5cm" svg:x2="8cm" svg:y2="13.5cm">
          <text:p/>
        </draw:line>
        <draw:line draw:style-name="gr1264" draw:text-style-name="P5" xml:id="id147" draw:id="id147" draw:layer="layout" svg:x1="6cm" svg:y1="14cm" svg:x2="8cm" svg:y2="14cm">
          <text:p/>
        </draw:line>
        <draw:line draw:style-name="gr1265" draw:text-style-name="P5" draw:layer="layout" svg:x1="6cm" svg:y1="14cm" svg:x2="6cm" svg:y2="13cm">
          <text:p/>
        </draw:line>
        <draw:line draw:style-name="gr1266" draw:text-style-name="P5" draw:layer="layout" svg:x1="8cm" svg:y1="14cm" svg:x2="8cm" svg:y2="13cm">
          <text:p/>
        </draw:line>
        <draw:custom-shape draw:style-name="gr1267" draw:text-style-name="P8" xml:id="id143" draw:id="id143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43" draw:start-glue-point="4" svg:d="M6501 11001l3140-5025" svg:viewBox="0 0 3141 5026">
          <text:p/>
        </draw:connector>
        <draw:custom-shape draw:style-name="gr1268" draw:text-style-name="P8" xml:id="id144" draw:id="id144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44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45" draw:start-glue-point="0" draw:end-shape="id144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44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43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45" draw:start-glue-point="0" draw:end-shape="id143" draw:end-glue-point="9" svg:d="M7000 13000l-145-1145" svg:viewBox="0 0 146 1146">
          <text:p/>
        </draw:connector>
        <draw:frame draw:style-name="gr1269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270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271" draw:text-style-name="P5" draw:layer="layout" svg:x1="4.5cm" svg:y1="17cm" svg:x2="6.5cm" svg:y2="17cm">
          <text:p/>
        </draw:line>
        <draw:line draw:style-name="gr1272" draw:text-style-name="P5" draw:layer="layout" svg:x1="4.5cm" svg:y1="17.5cm" svg:x2="6.5cm" svg:y2="17.5cm">
          <text:p/>
        </draw:line>
        <draw:line draw:style-name="gr1273" draw:text-style-name="P5" draw:layer="layout" svg:x1="4.5cm" svg:y1="18cm" svg:x2="6.5cm" svg:y2="18cm">
          <text:p/>
        </draw:line>
        <draw:line draw:style-name="gr1274" draw:text-style-name="P5" draw:layer="layout" svg:x1="4.5cm" svg:y1="18cm" svg:x2="4.5cm" svg:y2="17cm">
          <text:p/>
        </draw:line>
        <draw:line draw:style-name="gr1275" draw:text-style-name="P5" draw:layer="layout" svg:x1="6.5cm" svg:y1="18cm" svg:x2="6.5cm" svg:y2="17cm">
          <text:p/>
        </draw:line>
        <draw:frame draw:style-name="gr1276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277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278" draw:text-style-name="P5" draw:layer="layout" svg:x1="7.5cm" svg:y1="17cm" svg:x2="9.5cm" svg:y2="17cm">
          <text:p/>
        </draw:line>
        <draw:line draw:style-name="gr1279" draw:text-style-name="P5" draw:layer="layout" svg:x1="7.5cm" svg:y1="17.5cm" svg:x2="9.5cm" svg:y2="17.5cm">
          <text:p/>
        </draw:line>
        <draw:line draw:style-name="gr1280" draw:text-style-name="P5" draw:layer="layout" svg:x1="7.5cm" svg:y1="18cm" svg:x2="9.5cm" svg:y2="18cm">
          <text:p/>
        </draw:line>
        <draw:line draw:style-name="gr1281" draw:text-style-name="P5" draw:layer="layout" svg:x1="7.5cm" svg:y1="18cm" svg:x2="7.5cm" svg:y2="17cm">
          <text:p/>
        </draw:line>
        <draw:line draw:style-name="gr1282" draw:text-style-name="P5" draw:layer="layout" svg:x1="9.5cm" svg:y1="18cm" svg:x2="9.5cm" svg:y2="17cm">
          <text:p/>
        </draw:line>
        <draw:custom-shape draw:style-name="gr1283" draw:text-style-name="P8" xml:id="id146" draw:id="id146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4" draw:text-style-name="P5" draw:layer="layout" draw:type="line" svg:x1="5.5cm" svg:y1="17cm" svg:x2="6.646cm" svg:y2="15.854cm" draw:end-shape="id146" draw:end-glue-point="7" svg:d="M5500 17000l1146-1146" svg:viewBox="0 0 1147 1147">
          <text:p/>
        </draw:connector>
        <draw:connector draw:style-name="gr1285" draw:text-style-name="P5" draw:layer="layout" draw:type="line" svg:x1="8.5cm" svg:y1="17cm" svg:x2="7.354cm" svg:y2="15.854cm" draw:end-shape="id146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46" draw:start-glue-point="4" draw:end-shape="id147" draw:end-glue-point="0" svg:d="M7000 15000v-1000" svg:viewBox="0 0 1 1001">
          <text:p/>
        </draw:connector>
        <draw:g>
          <draw:frame draw:style-name="gr1286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287" draw:text-style-name="P5" draw:layer="layout" svg:x1="5cm" svg:y1="17.5cm" svg:x2="5cm" svg:y2="18cm">
            <text:p/>
          </draw:line>
        </draw:g>
        <draw:g>
          <draw:frame draw:style-name="gr1288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289" draw:text-style-name="P5" draw:layer="layout" svg:x1="8.007cm" svg:y1="17.5cm" svg:x2="8.007cm" svg:y2="18cm">
            <text:p/>
          </draw:line>
        </draw:g>
        <draw:g>
          <draw:frame draw:style-name="gr1290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291" draw:text-style-name="P5" draw:layer="layout" svg:x1="6.5cm" svg:y1="13.5cm" svg:x2="6.5cm" svg:y2="14cm">
            <text:p/>
          </draw:line>
        </draw:g>
        <draw:g>
          <draw:frame draw:style-name="gr1292" draw:text-style-name="P16" draw:layer="layout" svg:width="0.5cm" svg:height="0.5cm" svg:x="3.5cm" svg:y="13.5cm">
            <draw:text-box>
              <text:p text:style-name="P15"><text:span text:style-name="T5">0</text:span></text:p>
            </draw:text-box>
          </draw:frame>
          <draw:line draw:style-name="gr1293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294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295" draw:text-style-name="P5" draw:layer="layout" svg:x1="1.5cm" svg:y1="13.5cm" svg:x2="1.5cm" svg:y2="14cm">
            <text:p/>
          </draw:line>
        </draw:g>
        <draw:g>
          <draw:frame draw:style-name="gr1296" draw:text-style-name="P11" draw:layer="layout" svg:width="0.5cm" svg:height="0.5cm" svg:x="5cm" svg:y="9.5cm">
            <draw:text-box>
              <text:p text:style-name="P3"><text:span text:style-name="T4">1</text:span></text:p>
            </draw:text-box>
          </draw:frame>
          <draw:line draw:style-name="gr1297" draw:text-style-name="P5" draw:layer="layout" svg:x1="5.5cm" svg:y1="9.5cm" svg:x2="5.5cm" svg:y2="10cm">
            <text:p/>
          </draw:line>
        </draw:g>
        <draw:g>
          <draw:frame draw:style-name="gr1298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299" draw:text-style-name="P5" draw:layer="layout" svg:x1="8.5cm" svg:y1="9.5cm" svg:x2="8.5cm" svg:y2="10cm">
            <text:p/>
          </draw:line>
        </draw:g>
        <draw:g>
          <draw:frame draw:style-name="gr1300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301" draw:text-style-name="P5" draw:layer="layout" svg:x1="11.5cm" svg:y1="9.5cm" svg:x2="11.5cm" svg:y2="10cm">
            <text:p/>
          </draw:line>
        </draw:g>
        <draw:g>
          <draw:frame draw:style-name="gr1302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303" draw:text-style-name="P5" draw:layer="layout" svg:x1="9cm" svg:y1="5.5cm" svg:x2="9cm" svg:y2="6cm">
            <text:p/>
          </draw:line>
        </draw:g>
        <draw:g>
          <draw:frame draw:style-name="gr1304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305" draw:text-style-name="P5" draw:layer="layout" svg:x1="12cm" svg:y1="5.5cm" svg:x2="12cm" svg:y2="6cm">
            <text:p/>
          </draw:line>
        </draw:g>
        <draw:g>
          <draw:frame draw:style-name="gr1306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307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8" draw:text-style-name="P13" draw:layer="layout" svg:width="3.5cm" svg:height="0.9cm" svg:x="20.6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><text:span text:style-name="T6">e = (v6, v9); k = 2</text:span></text:p>
          </draw:text-box>
        </draw:frame>
      </draw:page>
      <draw:page draw:name="page10" draw:style-name="dp1" draw:master-page-name="Default">
        <draw:frame draw:style-name="gr1309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310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1311" draw:text-style-name="P5" draw:layer="layout" svg:x1="14cm" svg:y1="1cm" svg:x2="16cm" svg:y2="1cm">
          <text:p/>
        </draw:line>
        <draw:line draw:style-name="gr1312" draw:text-style-name="P5" draw:layer="layout" svg:x1="14cm" svg:y1="1.5cm" svg:x2="16cm" svg:y2="1.5cm">
          <text:p/>
        </draw:line>
        <draw:line draw:style-name="gr1313" draw:text-style-name="P5" xml:id="id148" draw:id="id148" draw:layer="layout" svg:x1="14cm" svg:y1="2cm" svg:x2="16cm" svg:y2="2cm">
          <text:p/>
        </draw:line>
        <draw:line draw:style-name="gr1314" draw:text-style-name="P5" draw:layer="layout" svg:x1="14cm" svg:y1="2cm" svg:x2="14cm" svg:y2="1cm">
          <text:p/>
        </draw:line>
        <draw:line draw:style-name="gr1315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48" draw:end-glue-point="0" svg:d="M13596 7011l1404-5011" svg:viewBox="0 0 1405 5012">
          <text:p/>
        </draw:connector>
        <draw:frame draw:style-name="gr1316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317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1318" draw:text-style-name="P5" draw:layer="layout" svg:x1="8.5cm" svg:y1="5cm" svg:x2="10.5cm" svg:y2="5cm">
          <text:p/>
        </draw:line>
        <draw:line draw:style-name="gr1319" draw:text-style-name="P5" draw:layer="layout" svg:x1="8.5cm" svg:y1="5.5cm" svg:x2="10.5cm" svg:y2="5.5cm">
          <text:p/>
        </draw:line>
        <draw:line draw:style-name="gr1320" draw:text-style-name="P5" draw:layer="layout" svg:x1="8.5cm" svg:y1="6cm" svg:x2="10.5cm" svg:y2="6cm">
          <text:p/>
        </draw:line>
        <draw:line draw:style-name="gr1321" draw:text-style-name="P5" draw:layer="layout" svg:x1="8.5cm" svg:y1="6cm" svg:x2="8.5cm" svg:y2="5cm">
          <text:p/>
        </draw:line>
        <draw:line draw:style-name="gr1322" draw:text-style-name="P5" draw:layer="layout" svg:x1="10.5cm" svg:y1="6cm" svg:x2="10.5cm" svg:y2="5cm">
          <text:p/>
        </draw:line>
        <draw:frame draw:style-name="gr1323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324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1325" draw:text-style-name="P5" draw:layer="layout" svg:x1="11.5cm" svg:y1="5cm" svg:x2="13.5cm" svg:y2="5cm">
          <text:p/>
        </draw:line>
        <draw:line draw:style-name="gr1326" draw:text-style-name="P5" draw:layer="layout" svg:x1="11.5cm" svg:y1="5.5cm" svg:x2="13.5cm" svg:y2="5.5cm">
          <text:p/>
        </draw:line>
        <draw:line draw:style-name="gr1327" draw:text-style-name="P5" draw:layer="layout" svg:x1="11.5cm" svg:y1="6cm" svg:x2="13.5cm" svg:y2="6cm">
          <text:p/>
        </draw:line>
        <draw:line draw:style-name="gr1328" draw:text-style-name="P5" draw:layer="layout" svg:x1="11.5cm" svg:y1="6cm" svg:x2="11.5cm" svg:y2="5cm">
          <text:p/>
        </draw:line>
        <draw:line draw:style-name="gr1329" draw:text-style-name="P5" draw:layer="layout" svg:x1="13.5cm" svg:y1="6cm" svg:x2="13.5cm" svg:y2="5cm">
          <text:p/>
        </draw:line>
        <draw:custom-shape draw:style-name="gr1330" draw:text-style-name="P8" xml:id="id149" draw:id="id149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31" draw:text-style-name="P5" draw:layer="layout" draw:type="line" svg:x1="9.5cm" svg:y1="5cm" svg:x2="10.646cm" svg:y2="3.854cm" draw:end-shape="id149" draw:end-glue-point="7" svg:d="M9500 5000l1146-1146" svg:viewBox="0 0 1147 1147">
          <text:p/>
        </draw:connector>
        <draw:connector draw:style-name="gr1332" draw:text-style-name="P5" draw:layer="layout" draw:type="line" svg:x1="12.5cm" svg:y1="5cm" svg:x2="11.354cm" svg:y2="3.854cm" draw:end-shape="id149" draw:end-glue-point="9" svg:d="M12500 5000l-1146-1146" svg:viewBox="0 0 1147 1147">
          <text:p/>
        </draw:connector>
        <draw:custom-shape draw:style-name="gr1333" draw:text-style-name="P8" xml:id="id151" draw:id="id151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33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335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1336" draw:text-style-name="P5" draw:layer="layout" svg:x1="5cm" svg:y1="9cm" svg:x2="7cm" svg:y2="9cm">
          <text:p/>
        </draw:line>
        <draw:line draw:style-name="gr1337" draw:text-style-name="P5" draw:layer="layout" svg:x1="5cm" svg:y1="9.5cm" svg:x2="7cm" svg:y2="9.5cm">
          <text:p/>
        </draw:line>
        <draw:line draw:style-name="gr1338" draw:text-style-name="P5" draw:layer="layout" svg:x1="5cm" svg:y1="10cm" svg:x2="7cm" svg:y2="10cm">
          <text:p/>
        </draw:line>
        <draw:line draw:style-name="gr1339" draw:text-style-name="P5" draw:layer="layout" svg:x1="5cm" svg:y1="10cm" svg:x2="5cm" svg:y2="9cm">
          <text:p/>
        </draw:line>
        <draw:line draw:style-name="gr1340" draw:text-style-name="P5" draw:layer="layout" svg:x1="7cm" svg:y1="10cm" svg:x2="7cm" svg:y2="9cm">
          <text:p/>
        </draw:line>
        <draw:frame draw:style-name="gr134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342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1343" draw:text-style-name="P5" draw:layer="layout" svg:x1="8cm" svg:y1="9cm" svg:x2="10cm" svg:y2="9cm">
          <text:p/>
        </draw:line>
        <draw:line draw:style-name="gr1344" draw:text-style-name="P5" draw:layer="layout" svg:x1="8cm" svg:y1="9.5cm" svg:x2="10cm" svg:y2="9.5cm">
          <text:p/>
        </draw:line>
        <draw:line draw:style-name="gr1345" draw:text-style-name="P5" draw:layer="layout" svg:x1="8cm" svg:y1="10cm" svg:x2="10cm" svg:y2="10cm">
          <text:p/>
        </draw:line>
        <draw:line draw:style-name="gr1346" draw:text-style-name="P5" draw:layer="layout" svg:x1="8cm" svg:y1="10cm" svg:x2="8cm" svg:y2="9cm">
          <text:p/>
        </draw:line>
        <draw:line draw:style-name="gr1347" draw:text-style-name="P5" draw:layer="layout" svg:x1="10cm" svg:y1="10cm" svg:x2="10cm" svg:y2="9cm">
          <text:p/>
        </draw:line>
        <draw:custom-shape draw:style-name="gr1348" draw:text-style-name="P8" xml:id="id150" draw:id="id150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49" draw:text-style-name="P5" draw:layer="layout" draw:type="line" svg:x1="6cm" svg:y1="9cm" svg:x2="7.146cm" svg:y2="7.854cm" draw:end-shape="id150" draw:end-glue-point="7" svg:d="M6000 9000l1146-1146" svg:viewBox="0 0 1147 1147">
          <text:p/>
        </draw:connector>
        <draw:connector draw:style-name="gr1350" draw:text-style-name="P5" draw:layer="layout" draw:type="line" svg:x1="9cm" svg:y1="9cm" svg:x2="7.854cm" svg:y2="7.854cm" draw:end-shape="id150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51" draw:end-glue-point="6" svg:d="M6000 9000l4001-1499" svg:viewBox="0 0 4002 1500">
          <text:p/>
        </draw:connector>
        <draw:frame draw:style-name="gr135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352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1353" draw:text-style-name="P5" draw:layer="layout" svg:x1="11cm" svg:y1="9cm" svg:x2="13cm" svg:y2="9cm">
          <text:p/>
        </draw:line>
        <draw:line draw:style-name="gr1354" draw:text-style-name="P5" draw:layer="layout" svg:x1="11cm" svg:y1="9.5cm" svg:x2="13cm" svg:y2="9.5cm">
          <text:p/>
        </draw:line>
        <draw:line draw:style-name="gr1355" draw:text-style-name="P5" draw:layer="layout" svg:x1="11cm" svg:y1="10cm" svg:x2="13cm" svg:y2="10cm">
          <text:p/>
        </draw:line>
        <draw:line draw:style-name="gr1356" draw:text-style-name="P5" draw:layer="layout" svg:x1="11cm" svg:y1="10cm" svg:x2="11cm" svg:y2="9cm">
          <text:p/>
        </draw:line>
        <draw:line draw:style-name="gr1357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51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51" draw:start-glue-point="4" svg:d="M10501 7001l1999-1001" svg:viewBox="0 0 2000 1002">
          <text:p/>
        </draw:connector>
        <draw:custom-shape draw:style-name="gr1358" draw:text-style-name="P8" xml:id="id152" draw:id="id152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52" draw:end-glue-point="7" svg:d="M9004 9014l4143-1159" svg:viewBox="0 0 4144 1160">
          <text:p/>
        </draw:connector>
        <draw:frame draw:style-name="gr1359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1360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1361" draw:text-style-name="P5" draw:layer="layout" svg:x1="1cm" svg:y1="13cm" svg:x2="3cm" svg:y2="13cm">
          <text:p/>
        </draw:line>
        <draw:line draw:style-name="gr1362" draw:text-style-name="P5" draw:layer="layout" svg:x1="1cm" svg:y1="13.5cm" svg:x2="3cm" svg:y2="13.5cm">
          <text:p/>
        </draw:line>
        <draw:line draw:style-name="gr1363" draw:text-style-name="P5" draw:layer="layout" svg:x1="1cm" svg:y1="14cm" svg:x2="3cm" svg:y2="14cm">
          <text:p/>
        </draw:line>
        <draw:line draw:style-name="gr1364" draw:text-style-name="P5" draw:layer="layout" svg:x1="1cm" svg:y1="14cm" svg:x2="1cm" svg:y2="13cm">
          <text:p/>
        </draw:line>
        <draw:line draw:style-name="gr1365" draw:text-style-name="P5" draw:layer="layout" svg:x1="3cm" svg:y1="14cm" svg:x2="3cm" svg:y2="13cm">
          <text:p/>
        </draw:line>
        <draw:frame draw:style-name="gr1366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1367" draw:text-style-name="P4" draw:layer="layout" svg:width="1.5cm" svg:height="0.5cm" svg:x="4cm" svg:y="13.5cm">
          <draw:text-box>
            <text:p text:style-name="P3"><text:span text:style-name="T1">2</text:span></text:p>
          </draw:text-box>
        </draw:frame>
        <draw:line draw:style-name="gr1368" draw:text-style-name="P5" draw:layer="layout" svg:x1="3.5cm" svg:y1="13cm" svg:x2="5.5cm" svg:y2="13cm">
          <text:p/>
        </draw:line>
        <draw:line draw:style-name="gr1369" draw:text-style-name="P5" draw:layer="layout" svg:x1="3.5cm" svg:y1="13.5cm" svg:x2="5.5cm" svg:y2="13.5cm">
          <text:p/>
        </draw:line>
        <draw:line draw:style-name="gr1370" draw:text-style-name="P5" draw:layer="layout" svg:x1="3.5cm" svg:y1="14cm" svg:x2="5.5cm" svg:y2="14cm">
          <text:p/>
        </draw:line>
        <draw:line draw:style-name="gr1371" draw:text-style-name="P5" draw:layer="layout" svg:x1="3.5cm" svg:y1="14cm" svg:x2="3.5cm" svg:y2="13cm">
          <text:p/>
        </draw:line>
        <draw:line draw:style-name="gr1372" draw:text-style-name="P5" draw:layer="layout" svg:x1="5.5cm" svg:y1="14cm" svg:x2="5.5cm" svg:y2="13cm">
          <text:p/>
        </draw:line>
        <draw:custom-shape draw:style-name="gr1373" draw:text-style-name="P8" xml:id="id153" draw:id="id153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4" draw:text-style-name="P5" draw:layer="layout" draw:type="line" svg:x1="2cm" svg:y1="13cm" svg:x2="3.646cm" svg:y2="11.854cm" draw:end-shape="id153" draw:end-glue-point="7" svg:d="M2000 13000l1646-1146" svg:viewBox="0 0 1647 1147">
          <text:p/>
        </draw:connector>
        <draw:connector draw:style-name="gr1375" draw:text-style-name="P5" draw:layer="layout" draw:type="line" svg:x1="4.5cm" svg:y1="13cm" svg:x2="4.354cm" svg:y2="11.854cm" draw:end-shape="id153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53" draw:start-glue-point="4" svg:d="M4000 11000l2047-990" svg:viewBox="0 0 2048 991">
          <text:p/>
        </draw:connector>
        <draw:frame draw:style-name="gr1376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377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378" draw:text-style-name="P5" xml:id="id156" draw:id="id156" draw:layer="layout" svg:x1="6cm" svg:y1="13cm" svg:x2="8cm" svg:y2="13cm">
          <text:p/>
        </draw:line>
        <draw:line draw:style-name="gr1379" draw:text-style-name="P5" draw:layer="layout" svg:x1="6cm" svg:y1="13.5cm" svg:x2="8cm" svg:y2="13.5cm">
          <text:p/>
        </draw:line>
        <draw:line draw:style-name="gr1380" draw:text-style-name="P5" xml:id="id158" draw:id="id158" draw:layer="layout" svg:x1="6cm" svg:y1="14cm" svg:x2="8cm" svg:y2="14cm">
          <text:p/>
        </draw:line>
        <draw:line draw:style-name="gr1381" draw:text-style-name="P5" draw:layer="layout" svg:x1="6cm" svg:y1="14cm" svg:x2="6cm" svg:y2="13cm">
          <text:p/>
        </draw:line>
        <draw:line draw:style-name="gr1382" draw:text-style-name="P5" draw:layer="layout" svg:x1="8cm" svg:y1="14cm" svg:x2="8cm" svg:y2="13cm">
          <text:p/>
        </draw:line>
        <draw:custom-shape draw:style-name="gr1383" draw:text-style-name="P8" xml:id="id154" draw:id="id154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54" draw:start-glue-point="4" svg:d="M6501 11001l3140-5025" svg:viewBox="0 0 3141 5026">
          <text:p/>
        </draw:connector>
        <draw:custom-shape draw:style-name="gr1384" draw:text-style-name="P8" xml:id="id155" draw:id="id155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55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56" draw:start-glue-point="0" draw:end-shape="id155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55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54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56" draw:start-glue-point="0" draw:end-shape="id154" draw:end-glue-point="9" svg:d="M7000 13000l-145-1145" svg:viewBox="0 0 146 1146">
          <text:p/>
        </draw:connector>
        <draw:frame draw:style-name="gr1385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386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387" draw:text-style-name="P5" draw:layer="layout" svg:x1="4.5cm" svg:y1="17cm" svg:x2="6.5cm" svg:y2="17cm">
          <text:p/>
        </draw:line>
        <draw:line draw:style-name="gr1388" draw:text-style-name="P5" draw:layer="layout" svg:x1="4.5cm" svg:y1="17.5cm" svg:x2="6.5cm" svg:y2="17.5cm">
          <text:p/>
        </draw:line>
        <draw:line draw:style-name="gr1389" draw:text-style-name="P5" draw:layer="layout" svg:x1="4.5cm" svg:y1="18cm" svg:x2="6.5cm" svg:y2="18cm">
          <text:p/>
        </draw:line>
        <draw:line draw:style-name="gr1390" draw:text-style-name="P5" draw:layer="layout" svg:x1="4.5cm" svg:y1="18cm" svg:x2="4.5cm" svg:y2="17cm">
          <text:p/>
        </draw:line>
        <draw:line draw:style-name="gr1391" draw:text-style-name="P5" draw:layer="layout" svg:x1="6.5cm" svg:y1="18cm" svg:x2="6.5cm" svg:y2="17cm">
          <text:p/>
        </draw:line>
        <draw:frame draw:style-name="gr1392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393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394" draw:text-style-name="P5" draw:layer="layout" svg:x1="7.5cm" svg:y1="17cm" svg:x2="9.5cm" svg:y2="17cm">
          <text:p/>
        </draw:line>
        <draw:line draw:style-name="gr1395" draw:text-style-name="P5" draw:layer="layout" svg:x1="7.5cm" svg:y1="17.5cm" svg:x2="9.5cm" svg:y2="17.5cm">
          <text:p/>
        </draw:line>
        <draw:line draw:style-name="gr1396" draw:text-style-name="P5" draw:layer="layout" svg:x1="7.5cm" svg:y1="18cm" svg:x2="9.5cm" svg:y2="18cm">
          <text:p/>
        </draw:line>
        <draw:line draw:style-name="gr1397" draw:text-style-name="P5" draw:layer="layout" svg:x1="7.5cm" svg:y1="18cm" svg:x2="7.5cm" svg:y2="17cm">
          <text:p/>
        </draw:line>
        <draw:line draw:style-name="gr1398" draw:text-style-name="P5" draw:layer="layout" svg:x1="9.5cm" svg:y1="18cm" svg:x2="9.5cm" svg:y2="17cm">
          <text:p/>
        </draw:line>
        <draw:custom-shape draw:style-name="gr1399" draw:text-style-name="P8" xml:id="id157" draw:id="id157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0" draw:text-style-name="P5" draw:layer="layout" draw:type="line" svg:x1="5.5cm" svg:y1="17cm" svg:x2="6.646cm" svg:y2="15.854cm" draw:end-shape="id157" draw:end-glue-point="7" svg:d="M5500 17000l1146-1146" svg:viewBox="0 0 1147 1147">
          <text:p/>
        </draw:connector>
        <draw:connector draw:style-name="gr1401" draw:text-style-name="P5" draw:layer="layout" draw:type="line" svg:x1="8.5cm" svg:y1="17cm" svg:x2="7.354cm" svg:y2="15.854cm" draw:end-shape="id157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57" draw:start-glue-point="4" draw:end-shape="id158" draw:end-glue-point="0" svg:d="M7000 15000v-1000" svg:viewBox="0 0 1 1001">
          <text:p/>
        </draw:connector>
        <draw:g>
          <draw:frame draw:style-name="gr1402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403" draw:text-style-name="P5" draw:layer="layout" svg:x1="5cm" svg:y1="17.5cm" svg:x2="5cm" svg:y2="18cm">
            <text:p/>
          </draw:line>
        </draw:g>
        <draw:g>
          <draw:frame draw:style-name="gr1404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405" draw:text-style-name="P5" draw:layer="layout" svg:x1="8.007cm" svg:y1="17.5cm" svg:x2="8.007cm" svg:y2="18cm">
            <text:p/>
          </draw:line>
        </draw:g>
        <draw:g>
          <draw:frame draw:style-name="gr1406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407" draw:text-style-name="P5" draw:layer="layout" svg:x1="6.5cm" svg:y1="13.5cm" svg:x2="6.5cm" svg:y2="14cm">
            <text:p/>
          </draw:line>
        </draw:g>
        <draw:g>
          <draw:frame draw:style-name="gr1408" draw:text-style-name="P16" draw:layer="layout" svg:width="0.5cm" svg:height="0.5cm" svg:x="3.5cm" svg:y="13.5cm">
            <draw:text-box>
              <text:p text:style-name="P15"><text:span text:style-name="T5">1</text:span></text:p>
            </draw:text-box>
          </draw:frame>
          <draw:line draw:style-name="gr1409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410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411" draw:text-style-name="P5" draw:layer="layout" svg:x1="1.5cm" svg:y1="13.5cm" svg:x2="1.5cm" svg:y2="14cm">
            <text:p/>
          </draw:line>
        </draw:g>
        <draw:g>
          <draw:frame draw:style-name="gr1412" draw:text-style-name="P16" draw:layer="layout" svg:width="0.5cm" svg:height="0.5cm" svg:x="5cm" svg:y="9.5cm">
            <draw:text-box>
              <text:p text:style-name="P3"><text:span text:style-name="T5">1</text:span></text:p>
            </draw:text-box>
          </draw:frame>
          <draw:line draw:style-name="gr1413" draw:text-style-name="P5" draw:layer="layout" svg:x1="5.5cm" svg:y1="9.5cm" svg:x2="5.5cm" svg:y2="10cm">
            <text:p/>
          </draw:line>
        </draw:g>
        <draw:g>
          <draw:frame draw:style-name="gr1414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415" draw:text-style-name="P5" draw:layer="layout" svg:x1="8.5cm" svg:y1="9.5cm" svg:x2="8.5cm" svg:y2="10cm">
            <text:p/>
          </draw:line>
        </draw:g>
        <draw:g>
          <draw:frame draw:style-name="gr1416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417" draw:text-style-name="P5" draw:layer="layout" svg:x1="11.5cm" svg:y1="9.5cm" svg:x2="11.5cm" svg:y2="10cm">
            <text:p/>
          </draw:line>
        </draw:g>
        <draw:g>
          <draw:frame draw:style-name="gr1418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419" draw:text-style-name="P5" draw:layer="layout" svg:x1="9cm" svg:y1="5.5cm" svg:x2="9cm" svg:y2="6cm">
            <text:p/>
          </draw:line>
        </draw:g>
        <draw:g>
          <draw:frame draw:style-name="gr1420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421" draw:text-style-name="P5" draw:layer="layout" svg:x1="12cm" svg:y1="5.5cm" svg:x2="12cm" svg:y2="6cm">
            <text:p/>
          </draw:line>
        </draw:g>
        <draw:g>
          <draw:frame draw:style-name="gr1422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423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8.8cm" svg:y="12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><text:span text:style-name="T6">e = (v6, v9); k = 2</text:span></text:p>
          </draw:text-box>
        </draw:frame>
        <draw:g>
          <draw:line draw:style-name="gr1424" draw:text-style-name="P5" draw:layer="layout" svg:x1="4cm" svg:y1="13.507cm" svg:x2="4cm" svg:y2="14.007cm">
            <text:p/>
          </draw:line>
          <draw:frame draw:style-name="gr830" draw:text-style-name="P10" draw:layer="layout" svg:width="4.6cm" svg:height="1.1cm" svg:x="0.8cm" svg:y="1.007cm">
            <draw:text-box>
              <text:p>Q = {(v6, v9)}</text:p>
            </draw:text-box>
          </draw:frame>
        </draw:g>
      </draw:page>
      <draw:page draw:name="page11" draw:style-name="dp1" draw:master-page-name="Default">
        <draw:frame draw:style-name="gr1425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426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1427" draw:text-style-name="P5" draw:layer="layout" svg:x1="14cm" svg:y1="1cm" svg:x2="16cm" svg:y2="1cm">
          <text:p/>
        </draw:line>
        <draw:line draw:style-name="gr1428" draw:text-style-name="P5" draw:layer="layout" svg:x1="14cm" svg:y1="1.5cm" svg:x2="16cm" svg:y2="1.5cm">
          <text:p/>
        </draw:line>
        <draw:line draw:style-name="gr1429" draw:text-style-name="P5" xml:id="id159" draw:id="id159" draw:layer="layout" svg:x1="14cm" svg:y1="2cm" svg:x2="16cm" svg:y2="2cm">
          <text:p/>
        </draw:line>
        <draw:line draw:style-name="gr1430" draw:text-style-name="P5" draw:layer="layout" svg:x1="14cm" svg:y1="2cm" svg:x2="14cm" svg:y2="1cm">
          <text:p/>
        </draw:line>
        <draw:line draw:style-name="gr1431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59" draw:end-glue-point="0" svg:d="M13596 7011l1404-5011" svg:viewBox="0 0 1405 5012">
          <text:p/>
        </draw:connector>
        <draw:frame draw:style-name="gr1432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433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1434" draw:text-style-name="P5" draw:layer="layout" svg:x1="8.5cm" svg:y1="5cm" svg:x2="10.5cm" svg:y2="5cm">
          <text:p/>
        </draw:line>
        <draw:line draw:style-name="gr1435" draw:text-style-name="P5" draw:layer="layout" svg:x1="8.5cm" svg:y1="5.5cm" svg:x2="10.5cm" svg:y2="5.5cm">
          <text:p/>
        </draw:line>
        <draw:line draw:style-name="gr1436" draw:text-style-name="P5" draw:layer="layout" svg:x1="8.5cm" svg:y1="6cm" svg:x2="10.5cm" svg:y2="6cm">
          <text:p/>
        </draw:line>
        <draw:line draw:style-name="gr1437" draw:text-style-name="P5" draw:layer="layout" svg:x1="8.5cm" svg:y1="6cm" svg:x2="8.5cm" svg:y2="5cm">
          <text:p/>
        </draw:line>
        <draw:line draw:style-name="gr1438" draw:text-style-name="P5" draw:layer="layout" svg:x1="10.5cm" svg:y1="6cm" svg:x2="10.5cm" svg:y2="5cm">
          <text:p/>
        </draw:line>
        <draw:frame draw:style-name="gr1439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440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1441" draw:text-style-name="P5" draw:layer="layout" svg:x1="11.5cm" svg:y1="5cm" svg:x2="13.5cm" svg:y2="5cm">
          <text:p/>
        </draw:line>
        <draw:line draw:style-name="gr1442" draw:text-style-name="P5" draw:layer="layout" svg:x1="11.5cm" svg:y1="5.5cm" svg:x2="13.5cm" svg:y2="5.5cm">
          <text:p/>
        </draw:line>
        <draw:line draw:style-name="gr1443" draw:text-style-name="P5" draw:layer="layout" svg:x1="11.5cm" svg:y1="6cm" svg:x2="13.5cm" svg:y2="6cm">
          <text:p/>
        </draw:line>
        <draw:line draw:style-name="gr1444" draw:text-style-name="P5" draw:layer="layout" svg:x1="11.5cm" svg:y1="6cm" svg:x2="11.5cm" svg:y2="5cm">
          <text:p/>
        </draw:line>
        <draw:line draw:style-name="gr1445" draw:text-style-name="P5" draw:layer="layout" svg:x1="13.5cm" svg:y1="6cm" svg:x2="13.5cm" svg:y2="5cm">
          <text:p/>
        </draw:line>
        <draw:custom-shape draw:style-name="gr1446" draw:text-style-name="P8" xml:id="id160" draw:id="id160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7" draw:text-style-name="P5" draw:layer="layout" draw:type="line" svg:x1="9.5cm" svg:y1="5cm" svg:x2="10.646cm" svg:y2="3.854cm" draw:end-shape="id160" draw:end-glue-point="7" svg:d="M9500 5000l1146-1146" svg:viewBox="0 0 1147 1147">
          <text:p/>
        </draw:connector>
        <draw:connector draw:style-name="gr1448" draw:text-style-name="P5" draw:layer="layout" draw:type="line" svg:x1="12.5cm" svg:y1="5cm" svg:x2="11.354cm" svg:y2="3.854cm" draw:end-shape="id160" draw:end-glue-point="9" svg:d="M12500 5000l-1146-1146" svg:viewBox="0 0 1147 1147">
          <text:p/>
        </draw:connector>
        <draw:custom-shape draw:style-name="gr1449" draw:text-style-name="P8" xml:id="id162" draw:id="id162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450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451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1452" draw:text-style-name="P5" draw:layer="layout" svg:x1="5cm" svg:y1="9cm" svg:x2="7cm" svg:y2="9cm">
          <text:p/>
        </draw:line>
        <draw:line draw:style-name="gr1453" draw:text-style-name="P5" draw:layer="layout" svg:x1="5cm" svg:y1="9.5cm" svg:x2="7cm" svg:y2="9.5cm">
          <text:p/>
        </draw:line>
        <draw:line draw:style-name="gr1454" draw:text-style-name="P5" draw:layer="layout" svg:x1="5cm" svg:y1="10cm" svg:x2="7cm" svg:y2="10cm">
          <text:p/>
        </draw:line>
        <draw:line draw:style-name="gr1455" draw:text-style-name="P5" draw:layer="layout" svg:x1="5cm" svg:y1="10cm" svg:x2="5cm" svg:y2="9cm">
          <text:p/>
        </draw:line>
        <draw:line draw:style-name="gr1456" draw:text-style-name="P5" draw:layer="layout" svg:x1="7cm" svg:y1="10cm" svg:x2="7cm" svg:y2="9cm">
          <text:p/>
        </draw:line>
        <draw:frame draw:style-name="gr1457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458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1459" draw:text-style-name="P5" draw:layer="layout" svg:x1="8cm" svg:y1="9cm" svg:x2="10cm" svg:y2="9cm">
          <text:p/>
        </draw:line>
        <draw:line draw:style-name="gr1460" draw:text-style-name="P5" draw:layer="layout" svg:x1="8cm" svg:y1="9.5cm" svg:x2="10cm" svg:y2="9.5cm">
          <text:p/>
        </draw:line>
        <draw:line draw:style-name="gr1461" draw:text-style-name="P5" draw:layer="layout" svg:x1="8cm" svg:y1="10cm" svg:x2="10cm" svg:y2="10cm">
          <text:p/>
        </draw:line>
        <draw:line draw:style-name="gr1462" draw:text-style-name="P5" draw:layer="layout" svg:x1="8cm" svg:y1="10cm" svg:x2="8cm" svg:y2="9cm">
          <text:p/>
        </draw:line>
        <draw:line draw:style-name="gr1463" draw:text-style-name="P5" draw:layer="layout" svg:x1="10cm" svg:y1="10cm" svg:x2="10cm" svg:y2="9cm">
          <text:p/>
        </draw:line>
        <draw:custom-shape draw:style-name="gr1464" draw:text-style-name="P8" xml:id="id161" draw:id="id161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65" draw:text-style-name="P5" draw:layer="layout" draw:type="line" svg:x1="6cm" svg:y1="9cm" svg:x2="7.146cm" svg:y2="7.854cm" draw:end-shape="id161" draw:end-glue-point="7" svg:d="M6000 9000l1146-1146" svg:viewBox="0 0 1147 1147">
          <text:p/>
        </draw:connector>
        <draw:connector draw:style-name="gr1466" draw:text-style-name="P5" draw:layer="layout" draw:type="line" svg:x1="9cm" svg:y1="9cm" svg:x2="7.854cm" svg:y2="7.854cm" draw:end-shape="id161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62" draw:end-glue-point="6" svg:d="M6000 9000l4001-1499" svg:viewBox="0 0 4002 1500">
          <text:p/>
        </draw:connector>
        <draw:frame draw:style-name="gr1467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468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1469" draw:text-style-name="P5" draw:layer="layout" svg:x1="11cm" svg:y1="9cm" svg:x2="13cm" svg:y2="9cm">
          <text:p/>
        </draw:line>
        <draw:line draw:style-name="gr1470" draw:text-style-name="P5" draw:layer="layout" svg:x1="11cm" svg:y1="9.5cm" svg:x2="13cm" svg:y2="9.5cm">
          <text:p/>
        </draw:line>
        <draw:line draw:style-name="gr1471" draw:text-style-name="P5" draw:layer="layout" svg:x1="11cm" svg:y1="10cm" svg:x2="13cm" svg:y2="10cm">
          <text:p/>
        </draw:line>
        <draw:line draw:style-name="gr1472" draw:text-style-name="P5" draw:layer="layout" svg:x1="11cm" svg:y1="10cm" svg:x2="11cm" svg:y2="9cm">
          <text:p/>
        </draw:line>
        <draw:line draw:style-name="gr1473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62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62" draw:start-glue-point="4" svg:d="M10501 7001l1999-1001" svg:viewBox="0 0 2000 1002">
          <text:p/>
        </draw:connector>
        <draw:custom-shape draw:style-name="gr1474" draw:text-style-name="P8" xml:id="id163" draw:id="id163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63" draw:end-glue-point="7" svg:d="M9004 9014l4143-1159" svg:viewBox="0 0 4144 1160">
          <text:p/>
        </draw:connector>
        <draw:frame draw:style-name="gr1475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1476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1477" draw:text-style-name="P5" draw:layer="layout" svg:x1="1cm" svg:y1="13cm" svg:x2="3cm" svg:y2="13cm">
          <text:p/>
        </draw:line>
        <draw:line draw:style-name="gr1478" draw:text-style-name="P5" draw:layer="layout" svg:x1="1cm" svg:y1="13.5cm" svg:x2="3cm" svg:y2="13.5cm">
          <text:p/>
        </draw:line>
        <draw:line draw:style-name="gr1479" draw:text-style-name="P5" draw:layer="layout" svg:x1="1cm" svg:y1="14cm" svg:x2="3cm" svg:y2="14cm">
          <text:p/>
        </draw:line>
        <draw:line draw:style-name="gr1480" draw:text-style-name="P5" draw:layer="layout" svg:x1="1cm" svg:y1="14cm" svg:x2="1cm" svg:y2="13cm">
          <text:p/>
        </draw:line>
        <draw:line draw:style-name="gr1481" draw:text-style-name="P5" draw:layer="layout" svg:x1="3cm" svg:y1="14cm" svg:x2="3cm" svg:y2="13cm">
          <text:p/>
        </draw:line>
        <draw:frame draw:style-name="gr1482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1483" draw:text-style-name="P4" draw:layer="layout" svg:width="1.5cm" svg:height="0.5cm" svg:x="4cm" svg:y="13.5cm">
          <draw:text-box>
            <text:p text:style-name="P3"><text:span text:style-name="T1">2</text:span></text:p>
          </draw:text-box>
        </draw:frame>
        <draw:line draw:style-name="gr1484" draw:text-style-name="P5" draw:layer="layout" svg:x1="3.5cm" svg:y1="13cm" svg:x2="5.5cm" svg:y2="13cm">
          <text:p/>
        </draw:line>
        <draw:line draw:style-name="gr1485" draw:text-style-name="P5" draw:layer="layout" svg:x1="3.5cm" svg:y1="13.5cm" svg:x2="5.5cm" svg:y2="13.5cm">
          <text:p/>
        </draw:line>
        <draw:line draw:style-name="gr1486" draw:text-style-name="P5" draw:layer="layout" svg:x1="3.5cm" svg:y1="14cm" svg:x2="5.5cm" svg:y2="14cm">
          <text:p/>
        </draw:line>
        <draw:line draw:style-name="gr1487" draw:text-style-name="P5" draw:layer="layout" svg:x1="3.5cm" svg:y1="14cm" svg:x2="3.5cm" svg:y2="13cm">
          <text:p/>
        </draw:line>
        <draw:line draw:style-name="gr1488" draw:text-style-name="P5" draw:layer="layout" svg:x1="5.5cm" svg:y1="14cm" svg:x2="5.5cm" svg:y2="13cm">
          <text:p/>
        </draw:line>
        <draw:custom-shape draw:style-name="gr1489" draw:text-style-name="P8" xml:id="id164" draw:id="id164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90" draw:text-style-name="P5" draw:layer="layout" draw:type="line" svg:x1="2cm" svg:y1="13cm" svg:x2="3.646cm" svg:y2="11.854cm" draw:end-shape="id164" draw:end-glue-point="7" svg:d="M2000 13000l1646-1146" svg:viewBox="0 0 1647 1147">
          <text:p/>
        </draw:connector>
        <draw:connector draw:style-name="gr1491" draw:text-style-name="P5" draw:layer="layout" draw:type="line" svg:x1="4.5cm" svg:y1="13cm" svg:x2="4.354cm" svg:y2="11.854cm" draw:end-shape="id164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64" draw:start-glue-point="4" svg:d="M4000 11000l2047-990" svg:viewBox="0 0 2048 991">
          <text:p/>
        </draw:connector>
        <draw:frame draw:style-name="gr149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493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494" draw:text-style-name="P5" xml:id="id167" draw:id="id167" draw:layer="layout" svg:x1="6cm" svg:y1="13cm" svg:x2="8cm" svg:y2="13cm">
          <text:p/>
        </draw:line>
        <draw:line draw:style-name="gr1495" draw:text-style-name="P5" draw:layer="layout" svg:x1="6cm" svg:y1="13.5cm" svg:x2="8cm" svg:y2="13.5cm">
          <text:p/>
        </draw:line>
        <draw:line draw:style-name="gr1496" draw:text-style-name="P5" xml:id="id169" draw:id="id169" draw:layer="layout" svg:x1="6cm" svg:y1="14cm" svg:x2="8cm" svg:y2="14cm">
          <text:p/>
        </draw:line>
        <draw:line draw:style-name="gr1497" draw:text-style-name="P5" draw:layer="layout" svg:x1="6cm" svg:y1="14cm" svg:x2="6cm" svg:y2="13cm">
          <text:p/>
        </draw:line>
        <draw:line draw:style-name="gr1498" draw:text-style-name="P5" draw:layer="layout" svg:x1="8cm" svg:y1="14cm" svg:x2="8cm" svg:y2="13cm">
          <text:p/>
        </draw:line>
        <draw:custom-shape draw:style-name="gr1499" draw:text-style-name="P8" xml:id="id165" draw:id="id165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65" draw:start-glue-point="4" svg:d="M6501 11001l3140-5025" svg:viewBox="0 0 3141 5026">
          <text:p/>
        </draw:connector>
        <draw:custom-shape draw:style-name="gr1500" draw:text-style-name="P8" xml:id="id166" draw:id="id166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66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67" draw:start-glue-point="0" draw:end-shape="id166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66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65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67" draw:start-glue-point="0" draw:end-shape="id165" draw:end-glue-point="9" svg:d="M7000 13000l-145-1145" svg:viewBox="0 0 146 1146">
          <text:p/>
        </draw:connector>
        <draw:frame draw:style-name="gr1501" draw:text-style-name="P2" draw:layer="layout" svg:width="2cm" svg:height="0.5cm" svg:x="4.5cm" svg:y="17cm">
          <draw:text-box>
            <text:p text:style-name="P1"><text:span text:style-name="T1">v5, </text:span><text:span text:style-name="T1">v8</text:span></text:p>
          </draw:text-box>
        </draw:frame>
        <draw:frame draw:style-name="gr1502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503" draw:text-style-name="P5" draw:layer="layout" svg:x1="4.5cm" svg:y1="17cm" svg:x2="6.5cm" svg:y2="17cm">
          <text:p/>
        </draw:line>
        <draw:line draw:style-name="gr1504" draw:text-style-name="P5" draw:layer="layout" svg:x1="4.5cm" svg:y1="17.5cm" svg:x2="6.5cm" svg:y2="17.5cm">
          <text:p/>
        </draw:line>
        <draw:line draw:style-name="gr1505" draw:text-style-name="P5" draw:layer="layout" svg:x1="4.5cm" svg:y1="18cm" svg:x2="6.5cm" svg:y2="18cm">
          <text:p/>
        </draw:line>
        <draw:line draw:style-name="gr1506" draw:text-style-name="P5" draw:layer="layout" svg:x1="4.5cm" svg:y1="18cm" svg:x2="4.5cm" svg:y2="17cm">
          <text:p/>
        </draw:line>
        <draw:line draw:style-name="gr1507" draw:text-style-name="P5" draw:layer="layout" svg:x1="6.5cm" svg:y1="18cm" svg:x2="6.5cm" svg:y2="17cm">
          <text:p/>
        </draw:line>
        <draw:frame draw:style-name="gr1508" draw:text-style-name="P2" draw:layer="layout" svg:width="2cm" svg:height="0.5cm" svg:x="7.5cm" svg:y="17cm">
          <draw:text-box>
            <text:p text:style-name="P1"><text:span text:style-name="T1">v8, </text:span><text:span text:style-name="T1">v9</text:span></text:p>
          </draw:text-box>
        </draw:frame>
        <draw:frame draw:style-name="gr1509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510" draw:text-style-name="P5" draw:layer="layout" svg:x1="7.5cm" svg:y1="17cm" svg:x2="9.5cm" svg:y2="17cm">
          <text:p/>
        </draw:line>
        <draw:line draw:style-name="gr1511" draw:text-style-name="P5" draw:layer="layout" svg:x1="7.5cm" svg:y1="17.5cm" svg:x2="9.5cm" svg:y2="17.5cm">
          <text:p/>
        </draw:line>
        <draw:line draw:style-name="gr1512" draw:text-style-name="P5" draw:layer="layout" svg:x1="7.5cm" svg:y1="18cm" svg:x2="9.5cm" svg:y2="18cm">
          <text:p/>
        </draw:line>
        <draw:line draw:style-name="gr1513" draw:text-style-name="P5" draw:layer="layout" svg:x1="7.5cm" svg:y1="18cm" svg:x2="7.5cm" svg:y2="17cm">
          <text:p/>
        </draw:line>
        <draw:line draw:style-name="gr1514" draw:text-style-name="P5" draw:layer="layout" svg:x1="9.5cm" svg:y1="18cm" svg:x2="9.5cm" svg:y2="17cm">
          <text:p/>
        </draw:line>
        <draw:custom-shape draw:style-name="gr1515" draw:text-style-name="P8" xml:id="id168" draw:id="id168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16" draw:text-style-name="P5" draw:layer="layout" draw:type="line" svg:x1="5.5cm" svg:y1="17cm" svg:x2="6.646cm" svg:y2="15.854cm" draw:end-shape="id168" draw:end-glue-point="7" svg:d="M5500 17000l1146-1146" svg:viewBox="0 0 1147 1147">
          <text:p/>
        </draw:connector>
        <draw:connector draw:style-name="gr1517" draw:text-style-name="P5" draw:layer="layout" draw:type="line" svg:x1="8.5cm" svg:y1="17cm" svg:x2="7.354cm" svg:y2="15.854cm" draw:end-shape="id168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68" draw:start-glue-point="4" draw:end-shape="id169" draw:end-glue-point="0" svg:d="M7000 15000v-1000" svg:viewBox="0 0 1 1001">
          <text:p/>
        </draw:connector>
        <draw:g>
          <draw:frame draw:style-name="gr1518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519" draw:text-style-name="P5" draw:layer="layout" svg:x1="5cm" svg:y1="17.5cm" svg:x2="5cm" svg:y2="18cm">
            <text:p/>
          </draw:line>
        </draw:g>
        <draw:g>
          <draw:frame draw:style-name="gr1520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521" draw:text-style-name="P5" draw:layer="layout" svg:x1="8.007cm" svg:y1="17.5cm" svg:x2="8.007cm" svg:y2="18cm">
            <text:p/>
          </draw:line>
        </draw:g>
        <draw:g>
          <draw:frame draw:style-name="gr1522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523" draw:text-style-name="P5" draw:layer="layout" svg:x1="6.5cm" svg:y1="13.5cm" svg:x2="6.5cm" svg:y2="14cm">
            <text:p/>
          </draw:line>
        </draw:g>
        <draw:g>
          <draw:frame draw:style-name="gr1524" draw:text-style-name="P16" draw:layer="layout" svg:width="0.5cm" svg:height="0.5cm" svg:x="3.5cm" svg:y="13.5cm">
            <draw:text-box>
              <text:p text:style-name="P15"><text:span text:style-name="T5">1</text:span></text:p>
            </draw:text-box>
          </draw:frame>
          <draw:line draw:style-name="gr1525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526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527" draw:text-style-name="P5" draw:layer="layout" svg:x1="1.5cm" svg:y1="13.5cm" svg:x2="1.5cm" svg:y2="14cm">
            <text:p/>
          </draw:line>
        </draw:g>
        <draw:g>
          <draw:frame draw:style-name="gr1528" draw:text-style-name="P4" draw:layer="layout" svg:width="0.5cm" svg:height="0.5cm" svg:x="5cm" svg:y="9.5cm">
            <draw:text-box>
              <text:p text:style-name="P3"><text:span text:style-name="T1">1</text:span></text:p>
            </draw:text-box>
          </draw:frame>
          <draw:line draw:style-name="gr1529" draw:text-style-name="P5" draw:layer="layout" svg:x1="5.5cm" svg:y1="9.5cm" svg:x2="5.5cm" svg:y2="10cm">
            <text:p/>
          </draw:line>
        </draw:g>
        <draw:g>
          <draw:frame draw:style-name="gr1530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531" draw:text-style-name="P5" draw:layer="layout" svg:x1="8.5cm" svg:y1="9.5cm" svg:x2="8.5cm" svg:y2="10cm">
            <text:p/>
          </draw:line>
        </draw:g>
        <draw:g>
          <draw:frame draw:style-name="gr1532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533" draw:text-style-name="P5" draw:layer="layout" svg:x1="11.5cm" svg:y1="9.5cm" svg:x2="11.5cm" svg:y2="10cm">
            <text:p/>
          </draw:line>
        </draw:g>
        <draw:g>
          <draw:frame draw:style-name="gr1534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535" draw:text-style-name="P5" draw:layer="layout" svg:x1="9cm" svg:y1="5.5cm" svg:x2="9cm" svg:y2="6cm">
            <text:p/>
          </draw:line>
        </draw:g>
        <draw:g>
          <draw:frame draw:style-name="gr1536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537" draw:text-style-name="P5" draw:layer="layout" svg:x1="12cm" svg:y1="5.5cm" svg:x2="12cm" svg:y2="6cm">
            <text:p/>
          </draw:line>
        </draw:g>
        <draw:g>
          <draw:frame draw:style-name="gr1538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539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347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7.4cm" svg:y="12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><text:span text:style-name="T6">e </text:span><text:span text:style-name="T6">= </text:span><text:span text:style-name="T6">(</text:span><text:span text:style-name="T6">v</text:span><text:span text:style-name="T6">6</text:span><text:span text:style-name="T6">, </text:span><text:span text:style-name="T6">v</text:span><text:span text:style-name="T6">9</text:span><text:span text:style-name="T6">); </text:span><text:span text:style-name="T6">k </text:span><text:span text:style-name="T6">= </text:span><text:span text:style-name="T6">2</text:span></text:p>
          </draw:text-box>
        </draw:frame>
        <draw:custom-shape draw:style-name="gr1191" draw:text-style-name="P13" draw:layer="layout" svg:width="0.901cm" svg:height="0.601cm" svg:x="18.5cm" svg:y="12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2" draw:text-style-name="P14" draw:layer="layout" svg:width="1cm" svg:height="0.7cm" svg:x="22.7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frame draw:style-name="gr1540" draw:text-style-name="P2" draw:layer="layout" svg:width="2cm" svg:height="0.5cm" svg:x="14cm" svg:y="1cm">
          <draw:text-box>
            <text:p text:style-name="P1"><text:span text:style-name="T1">v5, </text:span><text:span text:style-name="T1">v0</text:span></text:p>
          </draw:text-box>
        </draw:frame>
        <draw:frame draw:style-name="gr1541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1542" draw:text-style-name="P5" draw:layer="layout" svg:x1="14cm" svg:y1="1cm" svg:x2="16cm" svg:y2="1cm">
          <text:p/>
        </draw:line>
        <draw:line draw:style-name="gr1543" draw:text-style-name="P5" draw:layer="layout" svg:x1="14cm" svg:y1="1.5cm" svg:x2="16cm" svg:y2="1.5cm">
          <text:p/>
        </draw:line>
        <draw:line draw:style-name="gr1544" draw:text-style-name="P5" xml:id="id170" draw:id="id170" draw:layer="layout" svg:x1="14cm" svg:y1="2cm" svg:x2="16cm" svg:y2="2cm">
          <text:p/>
        </draw:line>
        <draw:line draw:style-name="gr1545" draw:text-style-name="P5" draw:layer="layout" svg:x1="14cm" svg:y1="2cm" svg:x2="14cm" svg:y2="1cm">
          <text:p/>
        </draw:line>
        <draw:line draw:style-name="gr1546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70" draw:end-glue-point="0" svg:d="M13596 7011l1404-5011" svg:viewBox="0 0 1405 5012">
          <text:p/>
        </draw:connector>
        <draw:frame draw:style-name="gr1547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548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1549" draw:text-style-name="P5" draw:layer="layout" svg:x1="8.5cm" svg:y1="5cm" svg:x2="10.5cm" svg:y2="5cm">
          <text:p/>
        </draw:line>
        <draw:line draw:style-name="gr1550" draw:text-style-name="P5" draw:layer="layout" svg:x1="8.5cm" svg:y1="5.5cm" svg:x2="10.5cm" svg:y2="5.5cm">
          <text:p/>
        </draw:line>
        <draw:line draw:style-name="gr1551" draw:text-style-name="P5" draw:layer="layout" svg:x1="8.5cm" svg:y1="6cm" svg:x2="10.5cm" svg:y2="6cm">
          <text:p/>
        </draw:line>
        <draw:line draw:style-name="gr1552" draw:text-style-name="P5" draw:layer="layout" svg:x1="8.5cm" svg:y1="6cm" svg:x2="8.5cm" svg:y2="5cm">
          <text:p/>
        </draw:line>
        <draw:line draw:style-name="gr1553" draw:text-style-name="P5" draw:layer="layout" svg:x1="10.5cm" svg:y1="6cm" svg:x2="10.5cm" svg:y2="5cm">
          <text:p/>
        </draw:line>
        <draw:frame draw:style-name="gr1554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555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1556" draw:text-style-name="P5" draw:layer="layout" svg:x1="11.5cm" svg:y1="5cm" svg:x2="13.5cm" svg:y2="5cm">
          <text:p/>
        </draw:line>
        <draw:line draw:style-name="gr1557" draw:text-style-name="P5" draw:layer="layout" svg:x1="11.5cm" svg:y1="5.5cm" svg:x2="13.5cm" svg:y2="5.5cm">
          <text:p/>
        </draw:line>
        <draw:line draw:style-name="gr1558" draw:text-style-name="P5" draw:layer="layout" svg:x1="11.5cm" svg:y1="6cm" svg:x2="13.5cm" svg:y2="6cm">
          <text:p/>
        </draw:line>
        <draw:line draw:style-name="gr1559" draw:text-style-name="P5" draw:layer="layout" svg:x1="11.5cm" svg:y1="6cm" svg:x2="11.5cm" svg:y2="5cm">
          <text:p/>
        </draw:line>
        <draw:line draw:style-name="gr1560" draw:text-style-name="P5" draw:layer="layout" svg:x1="13.5cm" svg:y1="6cm" svg:x2="13.5cm" svg:y2="5cm">
          <text:p/>
        </draw:line>
        <draw:custom-shape draw:style-name="gr1561" draw:text-style-name="P8" xml:id="id171" draw:id="id171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2" draw:text-style-name="P5" draw:layer="layout" draw:type="line" svg:x1="9.5cm" svg:y1="5cm" svg:x2="10.646cm" svg:y2="3.854cm" draw:end-shape="id171" draw:end-glue-point="7" svg:d="M9500 5000l1146-1146" svg:viewBox="0 0 1147 1147">
          <text:p/>
        </draw:connector>
        <draw:connector draw:style-name="gr1563" draw:text-style-name="P5" draw:layer="layout" draw:type="line" svg:x1="12.5cm" svg:y1="5cm" svg:x2="11.354cm" svg:y2="3.854cm" draw:end-shape="id171" draw:end-glue-point="9" svg:d="M12500 5000l-1146-1146" svg:viewBox="0 0 1147 1147">
          <text:p/>
        </draw:connector>
        <draw:custom-shape draw:style-name="gr1564" draw:text-style-name="P8" xml:id="id173" draw:id="id173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565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566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1567" draw:text-style-name="P5" draw:layer="layout" svg:x1="5cm" svg:y1="9cm" svg:x2="7cm" svg:y2="9cm">
          <text:p/>
        </draw:line>
        <draw:line draw:style-name="gr1568" draw:text-style-name="P5" draw:layer="layout" svg:x1="5cm" svg:y1="9.5cm" svg:x2="7cm" svg:y2="9.5cm">
          <text:p/>
        </draw:line>
        <draw:line draw:style-name="gr1569" draw:text-style-name="P5" draw:layer="layout" svg:x1="5cm" svg:y1="10cm" svg:x2="7cm" svg:y2="10cm">
          <text:p/>
        </draw:line>
        <draw:line draw:style-name="gr1570" draw:text-style-name="P5" draw:layer="layout" svg:x1="5cm" svg:y1="10cm" svg:x2="5cm" svg:y2="9cm">
          <text:p/>
        </draw:line>
        <draw:line draw:style-name="gr1571" draw:text-style-name="P5" draw:layer="layout" svg:x1="7cm" svg:y1="10cm" svg:x2="7cm" svg:y2="9cm">
          <text:p/>
        </draw:line>
        <draw:frame draw:style-name="gr1572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573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1574" draw:text-style-name="P5" draw:layer="layout" svg:x1="8cm" svg:y1="9cm" svg:x2="10cm" svg:y2="9cm">
          <text:p/>
        </draw:line>
        <draw:line draw:style-name="gr1575" draw:text-style-name="P5" draw:layer="layout" svg:x1="8cm" svg:y1="9.5cm" svg:x2="10cm" svg:y2="9.5cm">
          <text:p/>
        </draw:line>
        <draw:line draw:style-name="gr1576" draw:text-style-name="P5" draw:layer="layout" svg:x1="8cm" svg:y1="10cm" svg:x2="10cm" svg:y2="10cm">
          <text:p/>
        </draw:line>
        <draw:line draw:style-name="gr1577" draw:text-style-name="P5" draw:layer="layout" svg:x1="8cm" svg:y1="10cm" svg:x2="8cm" svg:y2="9cm">
          <text:p/>
        </draw:line>
        <draw:line draw:style-name="gr1578" draw:text-style-name="P5" draw:layer="layout" svg:x1="10cm" svg:y1="10cm" svg:x2="10cm" svg:y2="9cm">
          <text:p/>
        </draw:line>
        <draw:custom-shape draw:style-name="gr1579" draw:text-style-name="P8" xml:id="id172" draw:id="id172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80" draw:text-style-name="P5" draw:layer="layout" draw:type="line" svg:x1="6cm" svg:y1="9cm" svg:x2="7.146cm" svg:y2="7.854cm" draw:end-shape="id172" draw:end-glue-point="7" svg:d="M6000 9000l1146-1146" svg:viewBox="0 0 1147 1147">
          <text:p/>
        </draw:connector>
        <draw:connector draw:style-name="gr1581" draw:text-style-name="P5" draw:layer="layout" draw:type="line" svg:x1="9cm" svg:y1="9cm" svg:x2="7.854cm" svg:y2="7.854cm" draw:end-shape="id172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73" draw:end-glue-point="6" svg:d="M6000 9000l4001-1499" svg:viewBox="0 0 4002 1500">
          <text:p/>
        </draw:connector>
        <draw:frame draw:style-name="gr1582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583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1584" draw:text-style-name="P5" draw:layer="layout" svg:x1="11cm" svg:y1="9cm" svg:x2="13cm" svg:y2="9cm">
          <text:p/>
        </draw:line>
        <draw:line draw:style-name="gr1585" draw:text-style-name="P5" draw:layer="layout" svg:x1="11cm" svg:y1="9.5cm" svg:x2="13cm" svg:y2="9.5cm">
          <text:p/>
        </draw:line>
        <draw:line draw:style-name="gr1586" draw:text-style-name="P5" draw:layer="layout" svg:x1="11cm" svg:y1="10cm" svg:x2="13cm" svg:y2="10cm">
          <text:p/>
        </draw:line>
        <draw:line draw:style-name="gr1587" draw:text-style-name="P5" draw:layer="layout" svg:x1="11cm" svg:y1="10cm" svg:x2="11cm" svg:y2="9cm">
          <text:p/>
        </draw:line>
        <draw:line draw:style-name="gr1588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73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73" draw:start-glue-point="4" svg:d="M10501 7001l1999-1001" svg:viewBox="0 0 2000 1002">
          <text:p/>
        </draw:connector>
        <draw:custom-shape draw:style-name="gr1589" draw:text-style-name="P8" xml:id="id174" draw:id="id174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74" draw:end-glue-point="7" svg:d="M9004 9014l4143-1159" svg:viewBox="0 0 4144 1160">
          <text:p/>
        </draw:connector>
        <draw:frame draw:style-name="gr1590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1591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1592" draw:text-style-name="P5" draw:layer="layout" svg:x1="1cm" svg:y1="13cm" svg:x2="3cm" svg:y2="13cm">
          <text:p/>
        </draw:line>
        <draw:line draw:style-name="gr1593" draw:text-style-name="P5" draw:layer="layout" svg:x1="1cm" svg:y1="13.5cm" svg:x2="3cm" svg:y2="13.5cm">
          <text:p/>
        </draw:line>
        <draw:line draw:style-name="gr1594" draw:text-style-name="P5" draw:layer="layout" svg:x1="1cm" svg:y1="14cm" svg:x2="3cm" svg:y2="14cm">
          <text:p/>
        </draw:line>
        <draw:line draw:style-name="gr1595" draw:text-style-name="P5" draw:layer="layout" svg:x1="1cm" svg:y1="14cm" svg:x2="1cm" svg:y2="13cm">
          <text:p/>
        </draw:line>
        <draw:line draw:style-name="gr1596" draw:text-style-name="P5" draw:layer="layout" svg:x1="3cm" svg:y1="14cm" svg:x2="3cm" svg:y2="13cm">
          <text:p/>
        </draw:line>
        <draw:frame draw:style-name="gr1597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1598" draw:text-style-name="P4" draw:layer="layout" svg:width="1.5cm" svg:height="0.5cm" svg:x="4cm" svg:y="13.5cm">
          <draw:text-box>
            <text:p text:style-name="P3"><text:span text:style-name="T1">2</text:span></text:p>
          </draw:text-box>
        </draw:frame>
        <draw:line draw:style-name="gr1599" draw:text-style-name="P5" draw:layer="layout" svg:x1="3.5cm" svg:y1="13cm" svg:x2="5.5cm" svg:y2="13cm">
          <text:p/>
        </draw:line>
        <draw:line draw:style-name="gr1600" draw:text-style-name="P5" draw:layer="layout" svg:x1="3.5cm" svg:y1="13.5cm" svg:x2="5.5cm" svg:y2="13.5cm">
          <text:p/>
        </draw:line>
        <draw:line draw:style-name="gr1601" draw:text-style-name="P5" draw:layer="layout" svg:x1="3.5cm" svg:y1="14cm" svg:x2="5.5cm" svg:y2="14cm">
          <text:p/>
        </draw:line>
        <draw:line draw:style-name="gr1602" draw:text-style-name="P5" draw:layer="layout" svg:x1="3.5cm" svg:y1="14cm" svg:x2="3.5cm" svg:y2="13cm">
          <text:p/>
        </draw:line>
        <draw:line draw:style-name="gr1603" draw:text-style-name="P5" draw:layer="layout" svg:x1="5.5cm" svg:y1="14cm" svg:x2="5.5cm" svg:y2="13cm">
          <text:p/>
        </draw:line>
        <draw:custom-shape draw:style-name="gr1604" draw:text-style-name="P8" xml:id="id175" draw:id="id175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05" draw:text-style-name="P5" draw:layer="layout" draw:type="line" svg:x1="2cm" svg:y1="13cm" svg:x2="3.646cm" svg:y2="11.854cm" draw:end-shape="id175" draw:end-glue-point="7" svg:d="M2000 13000l1646-1146" svg:viewBox="0 0 1647 1147">
          <text:p/>
        </draw:connector>
        <draw:connector draw:style-name="gr1606" draw:text-style-name="P5" draw:layer="layout" draw:type="line" svg:x1="4.5cm" svg:y1="13cm" svg:x2="4.354cm" svg:y2="11.854cm" draw:end-shape="id175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75" draw:start-glue-point="4" svg:d="M4000 11000l2047-990" svg:viewBox="0 0 2048 991">
          <text:p/>
        </draw:connector>
        <draw:frame draw:style-name="gr1607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608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609" draw:text-style-name="P5" xml:id="id178" draw:id="id178" draw:layer="layout" svg:x1="6cm" svg:y1="13cm" svg:x2="8cm" svg:y2="13cm">
          <text:p/>
        </draw:line>
        <draw:line draw:style-name="gr1610" draw:text-style-name="P5" draw:layer="layout" svg:x1="6cm" svg:y1="13.5cm" svg:x2="8cm" svg:y2="13.5cm">
          <text:p/>
        </draw:line>
        <draw:line draw:style-name="gr1611" draw:text-style-name="P5" xml:id="id180" draw:id="id180" draw:layer="layout" svg:x1="6cm" svg:y1="14cm" svg:x2="8cm" svg:y2="14cm">
          <text:p/>
        </draw:line>
        <draw:line draw:style-name="gr1612" draw:text-style-name="P5" draw:layer="layout" svg:x1="6cm" svg:y1="14cm" svg:x2="6cm" svg:y2="13cm">
          <text:p/>
        </draw:line>
        <draw:line draw:style-name="gr1613" draw:text-style-name="P5" draw:layer="layout" svg:x1="8cm" svg:y1="14cm" svg:x2="8cm" svg:y2="13cm">
          <text:p/>
        </draw:line>
        <draw:custom-shape draw:style-name="gr1614" draw:text-style-name="P8" xml:id="id176" draw:id="id176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76" draw:start-glue-point="4" svg:d="M6501 11001l3140-5025" svg:viewBox="0 0 3141 5026">
          <text:p/>
        </draw:connector>
        <draw:custom-shape draw:style-name="gr1615" draw:text-style-name="P8" xml:id="id177" draw:id="id177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77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78" draw:start-glue-point="0" draw:end-shape="id177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77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76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78" draw:start-glue-point="0" draw:end-shape="id176" draw:end-glue-point="9" svg:d="M7000 13000l-145-1145" svg:viewBox="0 0 146 1146">
          <text:p/>
        </draw:connector>
        <draw:frame draw:style-name="gr1616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617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618" draw:text-style-name="P5" draw:layer="layout" svg:x1="4.5cm" svg:y1="17cm" svg:x2="6.5cm" svg:y2="17cm">
          <text:p/>
        </draw:line>
        <draw:line draw:style-name="gr1619" draw:text-style-name="P5" draw:layer="layout" svg:x1="4.5cm" svg:y1="17.5cm" svg:x2="6.5cm" svg:y2="17.5cm">
          <text:p/>
        </draw:line>
        <draw:line draw:style-name="gr1620" draw:text-style-name="P5" draw:layer="layout" svg:x1="4.5cm" svg:y1="18cm" svg:x2="6.5cm" svg:y2="18cm">
          <text:p/>
        </draw:line>
        <draw:line draw:style-name="gr1621" draw:text-style-name="P5" draw:layer="layout" svg:x1="4.5cm" svg:y1="18cm" svg:x2="4.5cm" svg:y2="17cm">
          <text:p/>
        </draw:line>
        <draw:line draw:style-name="gr1622" draw:text-style-name="P5" draw:layer="layout" svg:x1="6.5cm" svg:y1="18cm" svg:x2="6.5cm" svg:y2="17cm">
          <text:p/>
        </draw:line>
        <draw:frame draw:style-name="gr1623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624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625" draw:text-style-name="P5" draw:layer="layout" svg:x1="7.5cm" svg:y1="17cm" svg:x2="9.5cm" svg:y2="17cm">
          <text:p/>
        </draw:line>
        <draw:line draw:style-name="gr1626" draw:text-style-name="P5" draw:layer="layout" svg:x1="7.5cm" svg:y1="17.5cm" svg:x2="9.5cm" svg:y2="17.5cm">
          <text:p/>
        </draw:line>
        <draw:line draw:style-name="gr1627" draw:text-style-name="P5" draw:layer="layout" svg:x1="7.5cm" svg:y1="18cm" svg:x2="9.5cm" svg:y2="18cm">
          <text:p/>
        </draw:line>
        <draw:line draw:style-name="gr1628" draw:text-style-name="P5" draw:layer="layout" svg:x1="7.5cm" svg:y1="18cm" svg:x2="7.5cm" svg:y2="17cm">
          <text:p/>
        </draw:line>
        <draw:line draw:style-name="gr1629" draw:text-style-name="P5" draw:layer="layout" svg:x1="9.5cm" svg:y1="18cm" svg:x2="9.5cm" svg:y2="17cm">
          <text:p/>
        </draw:line>
        <draw:custom-shape draw:style-name="gr1630" draw:text-style-name="P8" xml:id="id179" draw:id="id179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31" draw:text-style-name="P5" draw:layer="layout" draw:type="line" svg:x1="5.5cm" svg:y1="17cm" svg:x2="6.646cm" svg:y2="15.854cm" draw:end-shape="id179" draw:end-glue-point="7" svg:d="M5500 17000l1146-1146" svg:viewBox="0 0 1147 1147">
          <text:p/>
        </draw:connector>
        <draw:connector draw:style-name="gr1632" draw:text-style-name="P5" draw:layer="layout" draw:type="line" svg:x1="8.5cm" svg:y1="17cm" svg:x2="7.354cm" svg:y2="15.854cm" draw:end-shape="id179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79" draw:start-glue-point="4" draw:end-shape="id180" draw:end-glue-point="0" svg:d="M7000 15000v-1000" svg:viewBox="0 0 1 1001">
          <text:p/>
        </draw:connector>
        <draw:g>
          <draw:frame draw:style-name="gr1633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634" draw:text-style-name="P5" draw:layer="layout" svg:x1="5cm" svg:y1="17.5cm" svg:x2="5cm" svg:y2="18cm">
            <text:p/>
          </draw:line>
        </draw:g>
        <draw:g>
          <draw:frame draw:style-name="gr1635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636" draw:text-style-name="P5" draw:layer="layout" svg:x1="8.007cm" svg:y1="17.5cm" svg:x2="8.007cm" svg:y2="18cm">
            <text:p/>
          </draw:line>
        </draw:g>
        <draw:g>
          <draw:frame draw:style-name="gr1637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638" draw:text-style-name="P5" draw:layer="layout" svg:x1="6.5cm" svg:y1="13.5cm" svg:x2="6.5cm" svg:y2="14cm">
            <text:p/>
          </draw:line>
        </draw:g>
        <draw:g>
          <draw:frame draw:style-name="gr1639" draw:text-style-name="P16" draw:layer="layout" svg:width="0.5cm" svg:height="0.5cm" svg:x="3.5cm" svg:y="13.5cm">
            <draw:text-box>
              <text:p text:style-name="P15"><text:span text:style-name="T5">1</text:span></text:p>
            </draw:text-box>
          </draw:frame>
          <draw:line draw:style-name="gr1640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641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642" draw:text-style-name="P5" draw:layer="layout" svg:x1="1.5cm" svg:y1="13.5cm" svg:x2="1.5cm" svg:y2="14cm">
            <text:p/>
          </draw:line>
        </draw:g>
        <draw:g>
          <draw:frame draw:style-name="gr1643" draw:text-style-name="P4" draw:layer="layout" svg:width="0.5cm" svg:height="0.5cm" svg:x="5cm" svg:y="9.5cm">
            <draw:text-box>
              <text:p text:style-name="P3"><text:span text:style-name="T1">1</text:span></text:p>
            </draw:text-box>
          </draw:frame>
          <draw:line draw:style-name="gr1644" draw:text-style-name="P5" draw:layer="layout" svg:x1="5.5cm" svg:y1="9.5cm" svg:x2="5.5cm" svg:y2="10cm">
            <text:p/>
          </draw:line>
        </draw:g>
        <draw:g>
          <draw:frame draw:style-name="gr1645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646" draw:text-style-name="P5" draw:layer="layout" svg:x1="8.5cm" svg:y1="9.5cm" svg:x2="8.5cm" svg:y2="10cm">
            <text:p/>
          </draw:line>
        </draw:g>
        <draw:g>
          <draw:frame draw:style-name="gr1647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648" draw:text-style-name="P5" draw:layer="layout" svg:x1="11.5cm" svg:y1="9.5cm" svg:x2="11.5cm" svg:y2="10cm">
            <text:p/>
          </draw:line>
        </draw:g>
        <draw:g>
          <draw:frame draw:style-name="gr1649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650" draw:text-style-name="P5" draw:layer="layout" svg:x1="9cm" svg:y1="5.5cm" svg:x2="9cm" svg:y2="6cm">
            <text:p/>
          </draw:line>
        </draw:g>
        <draw:g>
          <draw:frame draw:style-name="gr1651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652" draw:text-style-name="P5" draw:layer="layout" svg:x1="12cm" svg:y1="5.5cm" svg:x2="12cm" svg:y2="6cm">
            <text:p/>
          </draw:line>
        </draw:g>
        <draw:g>
          <draw:frame draw:style-name="gr1653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654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8.8cm" svg:y="12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><text:span text:style-name="T6">e = (v6, v9); k = 2</text:span></text:p>
          </draw:text-box>
        </draw:frame>
      </draw:page>
      <draw:page draw:name="page13" draw:style-name="dp1" draw:master-page-name="Default">
        <draw:frame draw:style-name="gr1655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656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1657" draw:text-style-name="P5" draw:layer="layout" svg:x1="14cm" svg:y1="1cm" svg:x2="16cm" svg:y2="1cm">
          <text:p/>
        </draw:line>
        <draw:line draw:style-name="gr1658" draw:text-style-name="P5" draw:layer="layout" svg:x1="14cm" svg:y1="1.5cm" svg:x2="16cm" svg:y2="1.5cm">
          <text:p/>
        </draw:line>
        <draw:line draw:style-name="gr1659" draw:text-style-name="P5" xml:id="id181" draw:id="id181" draw:layer="layout" svg:x1="14cm" svg:y1="2cm" svg:x2="16cm" svg:y2="2cm">
          <text:p/>
        </draw:line>
        <draw:line draw:style-name="gr1660" draw:text-style-name="P5" draw:layer="layout" svg:x1="14cm" svg:y1="2cm" svg:x2="14cm" svg:y2="1cm">
          <text:p/>
        </draw:line>
        <draw:line draw:style-name="gr1661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81" draw:end-glue-point="0" svg:d="M13596 7011l1404-5011" svg:viewBox="0 0 1405 5012">
          <text:p/>
        </draw:connector>
        <draw:frame draw:style-name="gr1662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663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1664" draw:text-style-name="P5" draw:layer="layout" svg:x1="8.5cm" svg:y1="5cm" svg:x2="10.5cm" svg:y2="5cm">
          <text:p/>
        </draw:line>
        <draw:line draw:style-name="gr1665" draw:text-style-name="P5" draw:layer="layout" svg:x1="8.5cm" svg:y1="5.5cm" svg:x2="10.5cm" svg:y2="5.5cm">
          <text:p/>
        </draw:line>
        <draw:line draw:style-name="gr1666" draw:text-style-name="P5" draw:layer="layout" svg:x1="8.5cm" svg:y1="6cm" svg:x2="10.5cm" svg:y2="6cm">
          <text:p/>
        </draw:line>
        <draw:line draw:style-name="gr1667" draw:text-style-name="P5" draw:layer="layout" svg:x1="8.5cm" svg:y1="6cm" svg:x2="8.5cm" svg:y2="5cm">
          <text:p/>
        </draw:line>
        <draw:line draw:style-name="gr1668" draw:text-style-name="P5" draw:layer="layout" svg:x1="10.5cm" svg:y1="6cm" svg:x2="10.5cm" svg:y2="5cm">
          <text:p/>
        </draw:line>
        <draw:frame draw:style-name="gr1669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670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1671" draw:text-style-name="P5" draw:layer="layout" svg:x1="11.5cm" svg:y1="5cm" svg:x2="13.5cm" svg:y2="5cm">
          <text:p/>
        </draw:line>
        <draw:line draw:style-name="gr1672" draw:text-style-name="P5" draw:layer="layout" svg:x1="11.5cm" svg:y1="5.5cm" svg:x2="13.5cm" svg:y2="5.5cm">
          <text:p/>
        </draw:line>
        <draw:line draw:style-name="gr1673" draw:text-style-name="P5" draw:layer="layout" svg:x1="11.5cm" svg:y1="6cm" svg:x2="13.5cm" svg:y2="6cm">
          <text:p/>
        </draw:line>
        <draw:line draw:style-name="gr1674" draw:text-style-name="P5" draw:layer="layout" svg:x1="11.5cm" svg:y1="6cm" svg:x2="11.5cm" svg:y2="5cm">
          <text:p/>
        </draw:line>
        <draw:line draw:style-name="gr1675" draw:text-style-name="P5" draw:layer="layout" svg:x1="13.5cm" svg:y1="6cm" svg:x2="13.5cm" svg:y2="5cm">
          <text:p/>
        </draw:line>
        <draw:custom-shape draw:style-name="gr1676" draw:text-style-name="P8" xml:id="id182" draw:id="id182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77" draw:text-style-name="P5" draw:layer="layout" draw:type="line" svg:x1="9.5cm" svg:y1="5cm" svg:x2="10.646cm" svg:y2="3.854cm" draw:end-shape="id182" draw:end-glue-point="7" svg:d="M9500 5000l1146-1146" svg:viewBox="0 0 1147 1147">
          <text:p/>
        </draw:connector>
        <draw:connector draw:style-name="gr1678" draw:text-style-name="P5" draw:layer="layout" draw:type="line" svg:x1="12.5cm" svg:y1="5cm" svg:x2="11.354cm" svg:y2="3.854cm" draw:end-shape="id182" draw:end-glue-point="9" svg:d="M12500 5000l-1146-1146" svg:viewBox="0 0 1147 1147">
          <text:p/>
        </draw:connector>
        <draw:custom-shape draw:style-name="gr1679" draw:text-style-name="P8" xml:id="id184" draw:id="id184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680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681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1682" draw:text-style-name="P5" draw:layer="layout" svg:x1="5cm" svg:y1="9cm" svg:x2="7cm" svg:y2="9cm">
          <text:p/>
        </draw:line>
        <draw:line draw:style-name="gr1683" draw:text-style-name="P5" draw:layer="layout" svg:x1="5cm" svg:y1="9.5cm" svg:x2="7cm" svg:y2="9.5cm">
          <text:p/>
        </draw:line>
        <draw:line draw:style-name="gr1684" draw:text-style-name="P5" draw:layer="layout" svg:x1="5cm" svg:y1="10cm" svg:x2="7cm" svg:y2="10cm">
          <text:p/>
        </draw:line>
        <draw:line draw:style-name="gr1685" draw:text-style-name="P5" draw:layer="layout" svg:x1="5cm" svg:y1="10cm" svg:x2="5cm" svg:y2="9cm">
          <text:p/>
        </draw:line>
        <draw:line draw:style-name="gr1686" draw:text-style-name="P5" draw:layer="layout" svg:x1="7cm" svg:y1="10cm" svg:x2="7cm" svg:y2="9cm">
          <text:p/>
        </draw:line>
        <draw:frame draw:style-name="gr1687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688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1689" draw:text-style-name="P5" draw:layer="layout" svg:x1="8cm" svg:y1="9cm" svg:x2="10cm" svg:y2="9cm">
          <text:p/>
        </draw:line>
        <draw:line draw:style-name="gr1690" draw:text-style-name="P5" draw:layer="layout" svg:x1="8cm" svg:y1="9.5cm" svg:x2="10cm" svg:y2="9.5cm">
          <text:p/>
        </draw:line>
        <draw:line draw:style-name="gr1691" draw:text-style-name="P5" draw:layer="layout" svg:x1="8cm" svg:y1="10cm" svg:x2="10cm" svg:y2="10cm">
          <text:p/>
        </draw:line>
        <draw:line draw:style-name="gr1692" draw:text-style-name="P5" draw:layer="layout" svg:x1="8cm" svg:y1="10cm" svg:x2="8cm" svg:y2="9cm">
          <text:p/>
        </draw:line>
        <draw:line draw:style-name="gr1693" draw:text-style-name="P5" draw:layer="layout" svg:x1="10cm" svg:y1="10cm" svg:x2="10cm" svg:y2="9cm">
          <text:p/>
        </draw:line>
        <draw:custom-shape draw:style-name="gr1694" draw:text-style-name="P8" xml:id="id183" draw:id="id183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95" draw:text-style-name="P5" draw:layer="layout" draw:type="line" svg:x1="6cm" svg:y1="9cm" svg:x2="7.146cm" svg:y2="7.854cm" draw:end-shape="id183" draw:end-glue-point="7" svg:d="M6000 9000l1146-1146" svg:viewBox="0 0 1147 1147">
          <text:p/>
        </draw:connector>
        <draw:connector draw:style-name="gr1696" draw:text-style-name="P5" draw:layer="layout" draw:type="line" svg:x1="9cm" svg:y1="9cm" svg:x2="7.854cm" svg:y2="7.854cm" draw:end-shape="id183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84" draw:end-glue-point="6" svg:d="M6000 9000l4001-1499" svg:viewBox="0 0 4002 1500">
          <text:p/>
        </draw:connector>
        <draw:frame draw:style-name="gr1697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698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1699" draw:text-style-name="P5" draw:layer="layout" svg:x1="11cm" svg:y1="9cm" svg:x2="13cm" svg:y2="9cm">
          <text:p/>
        </draw:line>
        <draw:line draw:style-name="gr1700" draw:text-style-name="P5" draw:layer="layout" svg:x1="11cm" svg:y1="9.5cm" svg:x2="13cm" svg:y2="9.5cm">
          <text:p/>
        </draw:line>
        <draw:line draw:style-name="gr1701" draw:text-style-name="P5" draw:layer="layout" svg:x1="11cm" svg:y1="10cm" svg:x2="13cm" svg:y2="10cm">
          <text:p/>
        </draw:line>
        <draw:line draw:style-name="gr1702" draw:text-style-name="P5" draw:layer="layout" svg:x1="11cm" svg:y1="10cm" svg:x2="11cm" svg:y2="9cm">
          <text:p/>
        </draw:line>
        <draw:line draw:style-name="gr1703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84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84" draw:start-glue-point="4" svg:d="M10501 7001l1999-1001" svg:viewBox="0 0 2000 1002">
          <text:p/>
        </draw:connector>
        <draw:custom-shape draw:style-name="gr1704" draw:text-style-name="P8" xml:id="id185" draw:id="id185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85" draw:end-glue-point="7" svg:d="M9004 9014l4143-1159" svg:viewBox="0 0 4144 1160">
          <text:p/>
        </draw:connector>
        <draw:frame draw:style-name="gr1705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1706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1707" draw:text-style-name="P5" draw:layer="layout" svg:x1="1cm" svg:y1="13cm" svg:x2="3cm" svg:y2="13cm">
          <text:p/>
        </draw:line>
        <draw:line draw:style-name="gr1708" draw:text-style-name="P5" draw:layer="layout" svg:x1="1cm" svg:y1="13.5cm" svg:x2="3cm" svg:y2="13.5cm">
          <text:p/>
        </draw:line>
        <draw:line draw:style-name="gr1709" draw:text-style-name="P5" draw:layer="layout" svg:x1="1cm" svg:y1="14cm" svg:x2="3cm" svg:y2="14cm">
          <text:p/>
        </draw:line>
        <draw:line draw:style-name="gr1710" draw:text-style-name="P5" draw:layer="layout" svg:x1="1cm" svg:y1="14cm" svg:x2="1cm" svg:y2="13cm">
          <text:p/>
        </draw:line>
        <draw:line draw:style-name="gr1711" draw:text-style-name="P5" draw:layer="layout" svg:x1="3cm" svg:y1="14cm" svg:x2="3cm" svg:y2="13cm">
          <text:p/>
        </draw:line>
        <draw:frame draw:style-name="gr1712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1713" draw:text-style-name="P4" draw:layer="layout" svg:width="1.5cm" svg:height="0.5cm" svg:x="4cm" svg:y="13.5cm">
          <draw:text-box>
            <text:p text:style-name="P3"><text:span text:style-name="T1">2</text:span></text:p>
          </draw:text-box>
        </draw:frame>
        <draw:line draw:style-name="gr1714" draw:text-style-name="P5" draw:layer="layout" svg:x1="3.5cm" svg:y1="13cm" svg:x2="5.5cm" svg:y2="13cm">
          <text:p/>
        </draw:line>
        <draw:line draw:style-name="gr1715" draw:text-style-name="P5" draw:layer="layout" svg:x1="3.5cm" svg:y1="13.5cm" svg:x2="5.5cm" svg:y2="13.5cm">
          <text:p/>
        </draw:line>
        <draw:line draw:style-name="gr1716" draw:text-style-name="P5" draw:layer="layout" svg:x1="3.5cm" svg:y1="14cm" svg:x2="5.5cm" svg:y2="14cm">
          <text:p/>
        </draw:line>
        <draw:line draw:style-name="gr1717" draw:text-style-name="P5" draw:layer="layout" svg:x1="3.5cm" svg:y1="14cm" svg:x2="3.5cm" svg:y2="13cm">
          <text:p/>
        </draw:line>
        <draw:line draw:style-name="gr1718" draw:text-style-name="P5" draw:layer="layout" svg:x1="5.5cm" svg:y1="14cm" svg:x2="5.5cm" svg:y2="13cm">
          <text:p/>
        </draw:line>
        <draw:custom-shape draw:style-name="gr1719" draw:text-style-name="P8" xml:id="id186" draw:id="id186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0" draw:text-style-name="P5" draw:layer="layout" draw:type="line" svg:x1="2cm" svg:y1="13cm" svg:x2="3.646cm" svg:y2="11.854cm" draw:end-shape="id186" draw:end-glue-point="7" svg:d="M2000 13000l1646-1146" svg:viewBox="0 0 1647 1147">
          <text:p/>
        </draw:connector>
        <draw:connector draw:style-name="gr1721" draw:text-style-name="P5" draw:layer="layout" draw:type="line" svg:x1="4.5cm" svg:y1="13cm" svg:x2="4.354cm" svg:y2="11.854cm" draw:end-shape="id186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86" draw:start-glue-point="4" svg:d="M4000 11000l2047-990" svg:viewBox="0 0 2048 991">
          <text:p/>
        </draw:connector>
        <draw:frame draw:style-name="gr172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723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724" draw:text-style-name="P5" xml:id="id189" draw:id="id189" draw:layer="layout" svg:x1="6cm" svg:y1="13cm" svg:x2="8cm" svg:y2="13cm">
          <text:p/>
        </draw:line>
        <draw:line draw:style-name="gr1725" draw:text-style-name="P5" draw:layer="layout" svg:x1="6cm" svg:y1="13.5cm" svg:x2="8cm" svg:y2="13.5cm">
          <text:p/>
        </draw:line>
        <draw:line draw:style-name="gr1726" draw:text-style-name="P5" xml:id="id191" draw:id="id191" draw:layer="layout" svg:x1="6cm" svg:y1="14cm" svg:x2="8cm" svg:y2="14cm">
          <text:p/>
        </draw:line>
        <draw:line draw:style-name="gr1727" draw:text-style-name="P5" draw:layer="layout" svg:x1="6cm" svg:y1="14cm" svg:x2="6cm" svg:y2="13cm">
          <text:p/>
        </draw:line>
        <draw:line draw:style-name="gr1728" draw:text-style-name="P5" draw:layer="layout" svg:x1="8cm" svg:y1="14cm" svg:x2="8cm" svg:y2="13cm">
          <text:p/>
        </draw:line>
        <draw:custom-shape draw:style-name="gr1729" draw:text-style-name="P8" xml:id="id187" draw:id="id187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87" draw:start-glue-point="4" svg:d="M6501 11001l3140-5025" svg:viewBox="0 0 3141 5026">
          <text:p/>
        </draw:connector>
        <draw:custom-shape draw:style-name="gr1730" draw:text-style-name="P8" xml:id="id188" draw:id="id188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88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189" draw:start-glue-point="0" draw:end-shape="id188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88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87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189" draw:start-glue-point="0" draw:end-shape="id187" draw:end-glue-point="9" svg:d="M7000 13000l-145-1145" svg:viewBox="0 0 146 1146">
          <text:p/>
        </draw:connector>
        <draw:frame draw:style-name="gr1731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732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733" draw:text-style-name="P5" draw:layer="layout" svg:x1="4.5cm" svg:y1="17cm" svg:x2="6.5cm" svg:y2="17cm">
          <text:p/>
        </draw:line>
        <draw:line draw:style-name="gr1734" draw:text-style-name="P5" draw:layer="layout" svg:x1="4.5cm" svg:y1="17.5cm" svg:x2="6.5cm" svg:y2="17.5cm">
          <text:p/>
        </draw:line>
        <draw:line draw:style-name="gr1735" draw:text-style-name="P5" draw:layer="layout" svg:x1="4.5cm" svg:y1="18cm" svg:x2="6.5cm" svg:y2="18cm">
          <text:p/>
        </draw:line>
        <draw:line draw:style-name="gr1736" draw:text-style-name="P5" draw:layer="layout" svg:x1="4.5cm" svg:y1="18cm" svg:x2="4.5cm" svg:y2="17cm">
          <text:p/>
        </draw:line>
        <draw:line draw:style-name="gr1737" draw:text-style-name="P5" draw:layer="layout" svg:x1="6.5cm" svg:y1="18cm" svg:x2="6.5cm" svg:y2="17cm">
          <text:p/>
        </draw:line>
        <draw:frame draw:style-name="gr1738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739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740" draw:text-style-name="P5" draw:layer="layout" svg:x1="7.5cm" svg:y1="17cm" svg:x2="9.5cm" svg:y2="17cm">
          <text:p/>
        </draw:line>
        <draw:line draw:style-name="gr1741" draw:text-style-name="P5" draw:layer="layout" svg:x1="7.5cm" svg:y1="17.5cm" svg:x2="9.5cm" svg:y2="17.5cm">
          <text:p/>
        </draw:line>
        <draw:line draw:style-name="gr1742" draw:text-style-name="P5" draw:layer="layout" svg:x1="7.5cm" svg:y1="18cm" svg:x2="9.5cm" svg:y2="18cm">
          <text:p/>
        </draw:line>
        <draw:line draw:style-name="gr1743" draw:text-style-name="P5" draw:layer="layout" svg:x1="7.5cm" svg:y1="18cm" svg:x2="7.5cm" svg:y2="17cm">
          <text:p/>
        </draw:line>
        <draw:line draw:style-name="gr1744" draw:text-style-name="P5" draw:layer="layout" svg:x1="9.5cm" svg:y1="18cm" svg:x2="9.5cm" svg:y2="17cm">
          <text:p/>
        </draw:line>
        <draw:custom-shape draw:style-name="gr1745" draw:text-style-name="P8" xml:id="id190" draw:id="id190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46" draw:text-style-name="P5" draw:layer="layout" draw:type="line" svg:x1="5.5cm" svg:y1="17cm" svg:x2="6.646cm" svg:y2="15.854cm" draw:end-shape="id190" draw:end-glue-point="7" svg:d="M5500 17000l1146-1146" svg:viewBox="0 0 1147 1147">
          <text:p/>
        </draw:connector>
        <draw:connector draw:style-name="gr1747" draw:text-style-name="P5" draw:layer="layout" draw:type="line" svg:x1="8.5cm" svg:y1="17cm" svg:x2="7.354cm" svg:y2="15.854cm" draw:end-shape="id190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190" draw:start-glue-point="4" draw:end-shape="id191" draw:end-glue-point="0" svg:d="M7000 15000v-1000" svg:viewBox="0 0 1 1001">
          <text:p/>
        </draw:connector>
        <draw:g>
          <draw:frame draw:style-name="gr1748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749" draw:text-style-name="P5" draw:layer="layout" svg:x1="5cm" svg:y1="17.5cm" svg:x2="5cm" svg:y2="18cm">
            <text:p/>
          </draw:line>
        </draw:g>
        <draw:g>
          <draw:frame draw:style-name="gr1750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751" draw:text-style-name="P5" draw:layer="layout" svg:x1="8.007cm" svg:y1="17.5cm" svg:x2="8.007cm" svg:y2="18cm">
            <text:p/>
          </draw:line>
        </draw:g>
        <draw:g>
          <draw:frame draw:style-name="gr1752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753" draw:text-style-name="P5" draw:layer="layout" svg:x1="6.5cm" svg:y1="13.5cm" svg:x2="6.5cm" svg:y2="14cm">
            <text:p/>
          </draw:line>
        </draw:g>
        <draw:g>
          <draw:frame draw:style-name="gr1754" draw:text-style-name="P16" draw:layer="layout" svg:width="0.5cm" svg:height="0.5cm" svg:x="3.5cm" svg:y="13.5cm">
            <draw:text-box>
              <text:p text:style-name="P15"><text:span text:style-name="T5">1</text:span></text:p>
            </draw:text-box>
          </draw:frame>
          <draw:line draw:style-name="gr1755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756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757" draw:text-style-name="P5" draw:layer="layout" svg:x1="1.5cm" svg:y1="13.5cm" svg:x2="1.5cm" svg:y2="14cm">
            <text:p/>
          </draw:line>
        </draw:g>
        <draw:g>
          <draw:frame draw:style-name="gr1758" draw:text-style-name="P4" draw:layer="layout" svg:width="0.5cm" svg:height="0.5cm" svg:x="5cm" svg:y="9.5cm">
            <draw:text-box>
              <text:p text:style-name="P3"><text:span text:style-name="T1">1</text:span></text:p>
            </draw:text-box>
          </draw:frame>
          <draw:line draw:style-name="gr1759" draw:text-style-name="P5" draw:layer="layout" svg:x1="5.5cm" svg:y1="9.5cm" svg:x2="5.5cm" svg:y2="10cm">
            <text:p/>
          </draw:line>
        </draw:g>
        <draw:g>
          <draw:frame draw:style-name="gr1760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761" draw:text-style-name="P5" draw:layer="layout" svg:x1="8.5cm" svg:y1="9.5cm" svg:x2="8.5cm" svg:y2="10cm">
            <text:p/>
          </draw:line>
        </draw:g>
        <draw:g>
          <draw:frame draw:style-name="gr1762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763" draw:text-style-name="P5" draw:layer="layout" svg:x1="11.5cm" svg:y1="9.5cm" svg:x2="11.5cm" svg:y2="10cm">
            <text:p/>
          </draw:line>
        </draw:g>
        <draw:g>
          <draw:frame draw:style-name="gr1764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765" draw:text-style-name="P5" draw:layer="layout" svg:x1="9cm" svg:y1="5.5cm" svg:x2="9cm" svg:y2="6cm">
            <text:p/>
          </draw:line>
        </draw:g>
        <draw:g>
          <draw:frame draw:style-name="gr1766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767" draw:text-style-name="P5" draw:layer="layout" svg:x1="12cm" svg:y1="5.5cm" svg:x2="12cm" svg:y2="6cm">
            <text:p/>
          </draw:line>
        </draw:g>
        <draw:g>
          <draw:frame draw:style-name="gr1768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769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347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7.4cm" svg:y="12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><text:span text:style-name="T6">e = (v6, v9); k = 2</text:span></text:p>
          </draw:text-box>
        </draw:frame>
        <draw:custom-shape draw:style-name="gr1191" draw:text-style-name="P13" draw:layer="layout" svg:width="0.901cm" svg:height="0.601cm" svg:x="18.5cm" svg:y="12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2" draw:text-style-name="P14" draw:layer="layout" svg:width="1cm" svg:height="0.7cm" svg:x="22.7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frame draw:style-name="gr1770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771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1772" draw:text-style-name="P5" draw:layer="layout" svg:x1="14cm" svg:y1="1cm" svg:x2="16cm" svg:y2="1cm">
          <text:p/>
        </draw:line>
        <draw:line draw:style-name="gr1773" draw:text-style-name="P5" draw:layer="layout" svg:x1="14cm" svg:y1="1.5cm" svg:x2="16cm" svg:y2="1.5cm">
          <text:p/>
        </draw:line>
        <draw:line draw:style-name="gr1774" draw:text-style-name="P5" xml:id="id192" draw:id="id192" draw:layer="layout" svg:x1="14cm" svg:y1="2cm" svg:x2="16cm" svg:y2="2cm">
          <text:p/>
        </draw:line>
        <draw:line draw:style-name="gr1775" draw:text-style-name="P5" draw:layer="layout" svg:x1="14cm" svg:y1="2cm" svg:x2="14cm" svg:y2="1cm">
          <text:p/>
        </draw:line>
        <draw:line draw:style-name="gr1776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192" draw:end-glue-point="0" svg:d="M13596 7011l1404-5011" svg:viewBox="0 0 1405 5012">
          <text:p/>
        </draw:connector>
        <draw:frame draw:style-name="gr1777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778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1779" draw:text-style-name="P5" draw:layer="layout" svg:x1="8.5cm" svg:y1="5cm" svg:x2="10.5cm" svg:y2="5cm">
          <text:p/>
        </draw:line>
        <draw:line draw:style-name="gr1780" draw:text-style-name="P5" draw:layer="layout" svg:x1="8.5cm" svg:y1="5.5cm" svg:x2="10.5cm" svg:y2="5.5cm">
          <text:p/>
        </draw:line>
        <draw:line draw:style-name="gr1781" draw:text-style-name="P5" draw:layer="layout" svg:x1="8.5cm" svg:y1="6cm" svg:x2="10.5cm" svg:y2="6cm">
          <text:p/>
        </draw:line>
        <draw:line draw:style-name="gr1782" draw:text-style-name="P5" draw:layer="layout" svg:x1="8.5cm" svg:y1="6cm" svg:x2="8.5cm" svg:y2="5cm">
          <text:p/>
        </draw:line>
        <draw:line draw:style-name="gr1783" draw:text-style-name="P5" draw:layer="layout" svg:x1="10.5cm" svg:y1="6cm" svg:x2="10.5cm" svg:y2="5cm">
          <text:p/>
        </draw:line>
        <draw:frame draw:style-name="gr1784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785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1786" draw:text-style-name="P5" draw:layer="layout" svg:x1="11.5cm" svg:y1="5cm" svg:x2="13.5cm" svg:y2="5cm">
          <text:p/>
        </draw:line>
        <draw:line draw:style-name="gr1787" draw:text-style-name="P5" draw:layer="layout" svg:x1="11.5cm" svg:y1="5.5cm" svg:x2="13.5cm" svg:y2="5.5cm">
          <text:p/>
        </draw:line>
        <draw:line draw:style-name="gr1788" draw:text-style-name="P5" draw:layer="layout" svg:x1="11.5cm" svg:y1="6cm" svg:x2="13.5cm" svg:y2="6cm">
          <text:p/>
        </draw:line>
        <draw:line draw:style-name="gr1789" draw:text-style-name="P5" draw:layer="layout" svg:x1="11.5cm" svg:y1="6cm" svg:x2="11.5cm" svg:y2="5cm">
          <text:p/>
        </draw:line>
        <draw:line draw:style-name="gr1790" draw:text-style-name="P5" draw:layer="layout" svg:x1="13.5cm" svg:y1="6cm" svg:x2="13.5cm" svg:y2="5cm">
          <text:p/>
        </draw:line>
        <draw:custom-shape draw:style-name="gr1791" draw:text-style-name="P8" xml:id="id193" draw:id="id193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92" draw:text-style-name="P5" draw:layer="layout" draw:type="line" svg:x1="9.5cm" svg:y1="5cm" svg:x2="10.646cm" svg:y2="3.854cm" draw:end-shape="id193" draw:end-glue-point="7" svg:d="M9500 5000l1146-1146" svg:viewBox="0 0 1147 1147">
          <text:p/>
        </draw:connector>
        <draw:connector draw:style-name="gr1793" draw:text-style-name="P5" draw:layer="layout" draw:type="line" svg:x1="12.5cm" svg:y1="5cm" svg:x2="11.354cm" svg:y2="3.854cm" draw:end-shape="id193" draw:end-glue-point="9" svg:d="M12500 5000l-1146-1146" svg:viewBox="0 0 1147 1147">
          <text:p/>
        </draw:connector>
        <draw:custom-shape draw:style-name="gr1794" draw:text-style-name="P8" xml:id="id195" draw:id="id195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795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796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1797" draw:text-style-name="P5" draw:layer="layout" svg:x1="5cm" svg:y1="9cm" svg:x2="7cm" svg:y2="9cm">
          <text:p/>
        </draw:line>
        <draw:line draw:style-name="gr1798" draw:text-style-name="P5" draw:layer="layout" svg:x1="5cm" svg:y1="9.5cm" svg:x2="7cm" svg:y2="9.5cm">
          <text:p/>
        </draw:line>
        <draw:line draw:style-name="gr1799" draw:text-style-name="P5" draw:layer="layout" svg:x1="5cm" svg:y1="10cm" svg:x2="7cm" svg:y2="10cm">
          <text:p/>
        </draw:line>
        <draw:line draw:style-name="gr1800" draw:text-style-name="P5" draw:layer="layout" svg:x1="5cm" svg:y1="10cm" svg:x2="5cm" svg:y2="9cm">
          <text:p/>
        </draw:line>
        <draw:line draw:style-name="gr1801" draw:text-style-name="P5" draw:layer="layout" svg:x1="7cm" svg:y1="10cm" svg:x2="7cm" svg:y2="9cm">
          <text:p/>
        </draw:line>
        <draw:frame draw:style-name="gr1802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803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1804" draw:text-style-name="P5" draw:layer="layout" svg:x1="8cm" svg:y1="9cm" svg:x2="10cm" svg:y2="9cm">
          <text:p/>
        </draw:line>
        <draw:line draw:style-name="gr1805" draw:text-style-name="P5" draw:layer="layout" svg:x1="8cm" svg:y1="9.5cm" svg:x2="10cm" svg:y2="9.5cm">
          <text:p/>
        </draw:line>
        <draw:line draw:style-name="gr1806" draw:text-style-name="P5" draw:layer="layout" svg:x1="8cm" svg:y1="10cm" svg:x2="10cm" svg:y2="10cm">
          <text:p/>
        </draw:line>
        <draw:line draw:style-name="gr1807" draw:text-style-name="P5" draw:layer="layout" svg:x1="8cm" svg:y1="10cm" svg:x2="8cm" svg:y2="9cm">
          <text:p/>
        </draw:line>
        <draw:line draw:style-name="gr1808" draw:text-style-name="P5" draw:layer="layout" svg:x1="10cm" svg:y1="10cm" svg:x2="10cm" svg:y2="9cm">
          <text:p/>
        </draw:line>
        <draw:custom-shape draw:style-name="gr1809" draw:text-style-name="P8" xml:id="id194" draw:id="id194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10" draw:text-style-name="P5" draw:layer="layout" draw:type="line" svg:x1="6cm" svg:y1="9cm" svg:x2="7.146cm" svg:y2="7.854cm" draw:end-shape="id194" draw:end-glue-point="7" svg:d="M6000 9000l1146-1146" svg:viewBox="0 0 1147 1147">
          <text:p/>
        </draw:connector>
        <draw:connector draw:style-name="gr1811" draw:text-style-name="P5" draw:layer="layout" draw:type="line" svg:x1="9cm" svg:y1="9cm" svg:x2="7.854cm" svg:y2="7.854cm" draw:end-shape="id194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195" draw:end-glue-point="6" svg:d="M6000 9000l4001-1499" svg:viewBox="0 0 4002 1500">
          <text:p/>
        </draw:connector>
        <draw:frame draw:style-name="gr1812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813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1814" draw:text-style-name="P5" draw:layer="layout" svg:x1="11cm" svg:y1="9cm" svg:x2="13cm" svg:y2="9cm">
          <text:p/>
        </draw:line>
        <draw:line draw:style-name="gr1815" draw:text-style-name="P5" draw:layer="layout" svg:x1="11cm" svg:y1="9.5cm" svg:x2="13cm" svg:y2="9.5cm">
          <text:p/>
        </draw:line>
        <draw:line draw:style-name="gr1816" draw:text-style-name="P5" draw:layer="layout" svg:x1="11cm" svg:y1="10cm" svg:x2="13cm" svg:y2="10cm">
          <text:p/>
        </draw:line>
        <draw:line draw:style-name="gr1817" draw:text-style-name="P5" draw:layer="layout" svg:x1="11cm" svg:y1="10cm" svg:x2="11cm" svg:y2="9cm">
          <text:p/>
        </draw:line>
        <draw:line draw:style-name="gr1818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195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195" draw:start-glue-point="4" svg:d="M10501 7001l1999-1001" svg:viewBox="0 0 2000 1002">
          <text:p/>
        </draw:connector>
        <draw:custom-shape draw:style-name="gr1819" draw:text-style-name="P8" xml:id="id196" draw:id="id196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196" draw:end-glue-point="7" svg:d="M9004 9014l4143-1159" svg:viewBox="0 0 4144 1160">
          <text:p/>
        </draw:connector>
        <draw:frame draw:style-name="gr1820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1821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1822" draw:text-style-name="P5" draw:layer="layout" svg:x1="1cm" svg:y1="13cm" svg:x2="3cm" svg:y2="13cm">
          <text:p/>
        </draw:line>
        <draw:line draw:style-name="gr1823" draw:text-style-name="P5" draw:layer="layout" svg:x1="1cm" svg:y1="13.5cm" svg:x2="3cm" svg:y2="13.5cm">
          <text:p/>
        </draw:line>
        <draw:line draw:style-name="gr1824" draw:text-style-name="P5" draw:layer="layout" svg:x1="1cm" svg:y1="14cm" svg:x2="3cm" svg:y2="14cm">
          <text:p/>
        </draw:line>
        <draw:line draw:style-name="gr1825" draw:text-style-name="P5" draw:layer="layout" svg:x1="1cm" svg:y1="14cm" svg:x2="1cm" svg:y2="13cm">
          <text:p/>
        </draw:line>
        <draw:line draw:style-name="gr1826" draw:text-style-name="P5" draw:layer="layout" svg:x1="3cm" svg:y1="14cm" svg:x2="3cm" svg:y2="13cm">
          <text:p/>
        </draw:line>
        <draw:frame draw:style-name="gr1827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1828" draw:text-style-name="P4" draw:layer="layout" svg:width="1.5cm" svg:height="0.5cm" svg:x="4cm" svg:y="13.5cm">
          <draw:text-box>
            <text:p text:style-name="P3"><text:span text:style-name="T1">2</text:span></text:p>
          </draw:text-box>
        </draw:frame>
        <draw:line draw:style-name="gr1829" draw:text-style-name="P5" draw:layer="layout" svg:x1="3.5cm" svg:y1="13cm" svg:x2="5.5cm" svg:y2="13cm">
          <text:p/>
        </draw:line>
        <draw:line draw:style-name="gr1830" draw:text-style-name="P5" draw:layer="layout" svg:x1="3.5cm" svg:y1="13.5cm" svg:x2="5.5cm" svg:y2="13.5cm">
          <text:p/>
        </draw:line>
        <draw:line draw:style-name="gr1831" draw:text-style-name="P5" draw:layer="layout" svg:x1="3.5cm" svg:y1="14cm" svg:x2="5.5cm" svg:y2="14cm">
          <text:p/>
        </draw:line>
        <draw:line draw:style-name="gr1832" draw:text-style-name="P5" draw:layer="layout" svg:x1="3.5cm" svg:y1="14cm" svg:x2="3.5cm" svg:y2="13cm">
          <text:p/>
        </draw:line>
        <draw:line draw:style-name="gr1833" draw:text-style-name="P5" draw:layer="layout" svg:x1="5.5cm" svg:y1="14cm" svg:x2="5.5cm" svg:y2="13cm">
          <text:p/>
        </draw:line>
        <draw:custom-shape draw:style-name="gr1834" draw:text-style-name="P8" xml:id="id197" draw:id="id197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35" draw:text-style-name="P5" draw:layer="layout" draw:type="line" svg:x1="2cm" svg:y1="13cm" svg:x2="3.646cm" svg:y2="11.854cm" draw:end-shape="id197" draw:end-glue-point="7" svg:d="M2000 13000l1646-1146" svg:viewBox="0 0 1647 1147">
          <text:p/>
        </draw:connector>
        <draw:connector draw:style-name="gr1836" draw:text-style-name="P5" draw:layer="layout" draw:type="line" svg:x1="4.5cm" svg:y1="13cm" svg:x2="4.354cm" svg:y2="11.854cm" draw:end-shape="id197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197" draw:start-glue-point="4" svg:d="M4000 11000l2047-990" svg:viewBox="0 0 2048 991">
          <text:p/>
        </draw:connector>
        <draw:frame draw:style-name="gr1837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838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1839" draw:text-style-name="P5" xml:id="id200" draw:id="id200" draw:layer="layout" svg:x1="6cm" svg:y1="13cm" svg:x2="8cm" svg:y2="13cm">
          <text:p/>
        </draw:line>
        <draw:line draw:style-name="gr1840" draw:text-style-name="P5" draw:layer="layout" svg:x1="6cm" svg:y1="13.5cm" svg:x2="8cm" svg:y2="13.5cm">
          <text:p/>
        </draw:line>
        <draw:line draw:style-name="gr1841" draw:text-style-name="P5" xml:id="id202" draw:id="id202" draw:layer="layout" svg:x1="6cm" svg:y1="14cm" svg:x2="8cm" svg:y2="14cm">
          <text:p/>
        </draw:line>
        <draw:line draw:style-name="gr1842" draw:text-style-name="P5" draw:layer="layout" svg:x1="6cm" svg:y1="14cm" svg:x2="6cm" svg:y2="13cm">
          <text:p/>
        </draw:line>
        <draw:line draw:style-name="gr1843" draw:text-style-name="P5" draw:layer="layout" svg:x1="8cm" svg:y1="14cm" svg:x2="8cm" svg:y2="13cm">
          <text:p/>
        </draw:line>
        <draw:custom-shape draw:style-name="gr1844" draw:text-style-name="P8" xml:id="id198" draw:id="id198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198" draw:start-glue-point="4" svg:d="M6501 11001l3140-5025" svg:viewBox="0 0 3141 5026">
          <text:p/>
        </draw:connector>
        <draw:custom-shape draw:style-name="gr1845" draw:text-style-name="P8" xml:id="id199" draw:id="id199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199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200" draw:start-glue-point="0" draw:end-shape="id199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199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198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200" draw:start-glue-point="0" draw:end-shape="id198" draw:end-glue-point="9" svg:d="M7000 13000l-145-1145" svg:viewBox="0 0 146 1146">
          <text:p/>
        </draw:connector>
        <draw:frame draw:style-name="gr1846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847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1848" draw:text-style-name="P5" draw:layer="layout" svg:x1="4.5cm" svg:y1="17cm" svg:x2="6.5cm" svg:y2="17cm">
          <text:p/>
        </draw:line>
        <draw:line draw:style-name="gr1849" draw:text-style-name="P5" draw:layer="layout" svg:x1="4.5cm" svg:y1="17.5cm" svg:x2="6.5cm" svg:y2="17.5cm">
          <text:p/>
        </draw:line>
        <draw:line draw:style-name="gr1850" draw:text-style-name="P5" draw:layer="layout" svg:x1="4.5cm" svg:y1="18cm" svg:x2="6.5cm" svg:y2="18cm">
          <text:p/>
        </draw:line>
        <draw:line draw:style-name="gr1851" draw:text-style-name="P5" draw:layer="layout" svg:x1="4.5cm" svg:y1="18cm" svg:x2="4.5cm" svg:y2="17cm">
          <text:p/>
        </draw:line>
        <draw:line draw:style-name="gr1852" draw:text-style-name="P5" draw:layer="layout" svg:x1="6.5cm" svg:y1="18cm" svg:x2="6.5cm" svg:y2="17cm">
          <text:p/>
        </draw:line>
        <draw:frame draw:style-name="gr1853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854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1855" draw:text-style-name="P5" draw:layer="layout" svg:x1="7.5cm" svg:y1="17cm" svg:x2="9.5cm" svg:y2="17cm">
          <text:p/>
        </draw:line>
        <draw:line draw:style-name="gr1856" draw:text-style-name="P5" draw:layer="layout" svg:x1="7.5cm" svg:y1="17.5cm" svg:x2="9.5cm" svg:y2="17.5cm">
          <text:p/>
        </draw:line>
        <draw:line draw:style-name="gr1857" draw:text-style-name="P5" draw:layer="layout" svg:x1="7.5cm" svg:y1="18cm" svg:x2="9.5cm" svg:y2="18cm">
          <text:p/>
        </draw:line>
        <draw:line draw:style-name="gr1858" draw:text-style-name="P5" draw:layer="layout" svg:x1="7.5cm" svg:y1="18cm" svg:x2="7.5cm" svg:y2="17cm">
          <text:p/>
        </draw:line>
        <draw:line draw:style-name="gr1859" draw:text-style-name="P5" draw:layer="layout" svg:x1="9.5cm" svg:y1="18cm" svg:x2="9.5cm" svg:y2="17cm">
          <text:p/>
        </draw:line>
        <draw:custom-shape draw:style-name="gr1860" draw:text-style-name="P8" xml:id="id201" draw:id="id201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61" draw:text-style-name="P5" draw:layer="layout" draw:type="line" svg:x1="5.5cm" svg:y1="17cm" svg:x2="6.646cm" svg:y2="15.854cm" draw:end-shape="id201" draw:end-glue-point="7" svg:d="M5500 17000l1146-1146" svg:viewBox="0 0 1147 1147">
          <text:p/>
        </draw:connector>
        <draw:connector draw:style-name="gr1862" draw:text-style-name="P5" draw:layer="layout" draw:type="line" svg:x1="8.5cm" svg:y1="17cm" svg:x2="7.354cm" svg:y2="15.854cm" draw:end-shape="id201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201" draw:start-glue-point="4" draw:end-shape="id202" draw:end-glue-point="0" svg:d="M7000 15000v-1000" svg:viewBox="0 0 1 1001">
          <text:p/>
        </draw:connector>
        <draw:g>
          <draw:frame draw:style-name="gr1863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864" draw:text-style-name="P5" draw:layer="layout" svg:x1="5cm" svg:y1="17.5cm" svg:x2="5cm" svg:y2="18cm">
            <text:p/>
          </draw:line>
        </draw:g>
        <draw:g>
          <draw:frame draw:style-name="gr1865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866" draw:text-style-name="P5" draw:layer="layout" svg:x1="8.007cm" svg:y1="17.5cm" svg:x2="8.007cm" svg:y2="18cm">
            <text:p/>
          </draw:line>
        </draw:g>
        <draw:g>
          <draw:frame draw:style-name="gr1867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868" draw:text-style-name="P5" draw:layer="layout" svg:x1="6.5cm" svg:y1="13.5cm" svg:x2="6.5cm" svg:y2="14cm">
            <text:p/>
          </draw:line>
        </draw:g>
        <draw:g>
          <draw:frame draw:style-name="gr1869" draw:text-style-name="P16" draw:layer="layout" svg:width="0.5cm" svg:height="0.5cm" svg:x="3.5cm" svg:y="13.5cm">
            <draw:text-box>
              <text:p text:style-name="P15"><text:span text:style-name="T5">1</text:span></text:p>
            </draw:text-box>
          </draw:frame>
          <draw:line draw:style-name="gr1870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871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872" draw:text-style-name="P5" draw:layer="layout" svg:x1="1.5cm" svg:y1="13.5cm" svg:x2="1.5cm" svg:y2="14cm">
            <text:p/>
          </draw:line>
        </draw:g>
        <draw:g>
          <draw:frame draw:style-name="gr1873" draw:text-style-name="P4" draw:layer="layout" svg:width="0.5cm" svg:height="0.5cm" svg:x="5cm" svg:y="9.5cm">
            <draw:text-box>
              <text:p text:style-name="P3"><text:span text:style-name="T1">1</text:span></text:p>
            </draw:text-box>
          </draw:frame>
          <draw:line draw:style-name="gr1874" draw:text-style-name="P5" draw:layer="layout" svg:x1="5.5cm" svg:y1="9.5cm" svg:x2="5.5cm" svg:y2="10cm">
            <text:p/>
          </draw:line>
        </draw:g>
        <draw:g>
          <draw:frame draw:style-name="gr1875" draw:text-style-name="P11" draw:layer="layout" svg:width="0.5cm" svg:height="0.5cm" svg:x="8cm" svg:y="9.5cm">
            <draw:text-box>
              <text:p text:style-name="P3"><text:span text:style-name="T4">0</text:span></text:p>
            </draw:text-box>
          </draw:frame>
          <draw:line draw:style-name="gr1876" draw:text-style-name="P5" draw:layer="layout" svg:x1="8.5cm" svg:y1="9.5cm" svg:x2="8.5cm" svg:y2="10cm">
            <text:p/>
          </draw:line>
        </draw:g>
        <draw:g>
          <draw:frame draw:style-name="gr1877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878" draw:text-style-name="P5" draw:layer="layout" svg:x1="11.5cm" svg:y1="9.5cm" svg:x2="11.5cm" svg:y2="10cm">
            <text:p/>
          </draw:line>
        </draw:g>
        <draw:g>
          <draw:frame draw:style-name="gr1879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880" draw:text-style-name="P5" draw:layer="layout" svg:x1="9cm" svg:y1="5.5cm" svg:x2="9cm" svg:y2="6cm">
            <text:p/>
          </draw:line>
        </draw:g>
        <draw:g>
          <draw:frame draw:style-name="gr1881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882" draw:text-style-name="P5" draw:layer="layout" svg:x1="12cm" svg:y1="5.5cm" svg:x2="12cm" svg:y2="6cm">
            <text:p/>
          </draw:line>
        </draw:g>
        <draw:g>
          <draw:frame draw:style-name="gr1883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1884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5" draw:text-style-name="P13" draw:layer="layout" svg:width="3.401cm" svg:height="0.9cm" svg:x="20.699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><text:span text:style-name="T6">e = (v6, v9); k = 2</text:span></text:p>
          </draw:text-box>
        </draw:frame>
      </draw:page>
      <draw:page draw:name="page15" draw:style-name="dp1" draw:master-page-name="Default">
        <draw:frame draw:style-name="gr1886" draw:text-style-name="P2" draw:layer="layout" svg:width="2cm" svg:height="0.5cm" svg:x="14cm" svg:y="1cm">
          <draw:text-box>
            <text:p text:style-name="P18"><text:span text:style-name="T1">v5, v0</text:span></text:p>
          </draw:text-box>
        </draw:frame>
        <draw:frame draw:style-name="gr1887" draw:text-style-name="P4" draw:layer="layout" svg:width="1cm" svg:height="0.5cm" svg:x="15cm" svg:y="1.5cm">
          <draw:text-box>
            <text:p text:style-name="P19"><text:span text:style-name="T1">5</text:span></text:p>
          </draw:text-box>
        </draw:frame>
        <draw:line draw:style-name="gr1888" draw:text-style-name="P5" draw:layer="layout" svg:x1="14cm" svg:y1="1cm" svg:x2="16cm" svg:y2="1cm">
          <text:p/>
        </draw:line>
        <draw:line draw:style-name="gr1889" draw:text-style-name="P5" draw:layer="layout" svg:x1="14cm" svg:y1="1.5cm" svg:x2="16cm" svg:y2="1.5cm">
          <text:p/>
        </draw:line>
        <draw:line draw:style-name="gr1890" draw:text-style-name="P5" xml:id="id203" draw:id="id203" draw:layer="layout" svg:x1="14cm" svg:y1="2cm" svg:x2="16cm" svg:y2="2cm">
          <text:p/>
        </draw:line>
        <draw:line draw:style-name="gr1891" draw:text-style-name="P5" draw:layer="layout" svg:x1="14cm" svg:y1="2cm" svg:x2="14cm" svg:y2="1cm">
          <text:p/>
        </draw:line>
        <draw:line draw:style-name="gr1892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203" draw:end-glue-point="0" svg:d="M13596 7011l1404-5011" svg:viewBox="0 0 1405 5012">
          <text:p/>
        </draw:connector>
        <draw:frame draw:style-name="gr1893" draw:text-style-name="P2" draw:layer="layout" svg:width="2cm" svg:height="0.5cm" svg:x="8.5cm" svg:y="5cm">
          <draw:text-box>
            <text:p text:style-name="P18"><text:span text:style-name="T1">v7, v5</text:span></text:p>
          </draw:text-box>
        </draw:frame>
        <draw:frame draw:style-name="gr1894" draw:text-style-name="P4" draw:layer="layout" svg:width="1cm" svg:height="0.5cm" svg:x="9.5cm" svg:y="5.5cm">
          <draw:text-box>
            <text:p text:style-name="P19"><text:span text:style-name="T1">4</text:span></text:p>
          </draw:text-box>
        </draw:frame>
        <draw:line draw:style-name="gr1895" draw:text-style-name="P5" draw:layer="layout" svg:x1="8.5cm" svg:y1="5cm" svg:x2="10.5cm" svg:y2="5cm">
          <text:p/>
        </draw:line>
        <draw:line draw:style-name="gr1896" draw:text-style-name="P5" draw:layer="layout" svg:x1="8.5cm" svg:y1="5.5cm" svg:x2="10.5cm" svg:y2="5.5cm">
          <text:p/>
        </draw:line>
        <draw:line draw:style-name="gr1897" draw:text-style-name="P5" draw:layer="layout" svg:x1="8.5cm" svg:y1="6cm" svg:x2="10.5cm" svg:y2="6cm">
          <text:p/>
        </draw:line>
        <draw:line draw:style-name="gr1898" draw:text-style-name="P5" draw:layer="layout" svg:x1="8.5cm" svg:y1="6cm" svg:x2="8.5cm" svg:y2="5cm">
          <text:p/>
        </draw:line>
        <draw:line draw:style-name="gr1899" draw:text-style-name="P5" draw:layer="layout" svg:x1="10.5cm" svg:y1="6cm" svg:x2="10.5cm" svg:y2="5cm">
          <text:p/>
        </draw:line>
        <draw:frame draw:style-name="gr1900" draw:text-style-name="P2" draw:layer="layout" svg:width="2cm" svg:height="0.5cm" svg:x="11.5cm" svg:y="5cm">
          <draw:text-box>
            <text:p text:style-name="P18"><text:span text:style-name="T1">v7, v0</text:span></text:p>
          </draw:text-box>
        </draw:frame>
        <draw:frame draw:style-name="gr1901" draw:text-style-name="P4" draw:layer="layout" svg:width="1cm" svg:height="0.5cm" svg:x="12.5cm" svg:y="5.5cm">
          <draw:text-box>
            <text:p text:style-name="P19"><text:span text:style-name="T1">4</text:span></text:p>
          </draw:text-box>
        </draw:frame>
        <draw:line draw:style-name="gr1902" draw:text-style-name="P5" draw:layer="layout" svg:x1="11.5cm" svg:y1="5cm" svg:x2="13.5cm" svg:y2="5cm">
          <text:p/>
        </draw:line>
        <draw:line draw:style-name="gr1903" draw:text-style-name="P5" draw:layer="layout" svg:x1="11.5cm" svg:y1="5.5cm" svg:x2="13.5cm" svg:y2="5.5cm">
          <text:p/>
        </draw:line>
        <draw:line draw:style-name="gr1904" draw:text-style-name="P5" draw:layer="layout" svg:x1="11.5cm" svg:y1="6cm" svg:x2="13.5cm" svg:y2="6cm">
          <text:p/>
        </draw:line>
        <draw:line draw:style-name="gr1905" draw:text-style-name="P5" draw:layer="layout" svg:x1="11.5cm" svg:y1="6cm" svg:x2="11.5cm" svg:y2="5cm">
          <text:p/>
        </draw:line>
        <draw:line draw:style-name="gr1906" draw:text-style-name="P5" draw:layer="layout" svg:x1="13.5cm" svg:y1="6cm" svg:x2="13.5cm" svg:y2="5cm">
          <text:p/>
        </draw:line>
        <draw:custom-shape draw:style-name="gr1907" draw:text-style-name="P8" xml:id="id204" draw:id="id204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08" draw:text-style-name="P5" draw:layer="layout" draw:type="line" svg:x1="9.5cm" svg:y1="5cm" svg:x2="10.646cm" svg:y2="3.854cm" draw:end-shape="id204" draw:end-glue-point="7" svg:d="M9500 5000l1146-1146" svg:viewBox="0 0 1147 1147">
          <text:p/>
        </draw:connector>
        <draw:connector draw:style-name="gr1909" draw:text-style-name="P5" draw:layer="layout" draw:type="line" svg:x1="12.5cm" svg:y1="5cm" svg:x2="11.354cm" svg:y2="3.854cm" draw:end-shape="id204" draw:end-glue-point="9" svg:d="M12500 5000l-1146-1146" svg:viewBox="0 0 1147 1147">
          <text:p/>
        </draw:connector>
        <draw:custom-shape draw:style-name="gr1910" draw:text-style-name="P8" xml:id="id206" draw:id="id206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1911" draw:text-style-name="P2" draw:layer="layout" svg:width="2cm" svg:height="0.5cm" svg:x="5cm" svg:y="9cm">
          <draw:text-box>
            <text:p text:style-name="P18"><text:span text:style-name="T1">v6, v7</text:span></text:p>
          </draw:text-box>
        </draw:frame>
        <draw:frame draw:style-name="gr1912" draw:text-style-name="P4" draw:layer="layout" svg:width="1cm" svg:height="0.5cm" svg:x="6cm" svg:y="9.5cm">
          <draw:text-box>
            <text:p text:style-name="P19"><text:span text:style-name="T1">2</text:span></text:p>
          </draw:text-box>
        </draw:frame>
        <draw:line draw:style-name="gr1913" draw:text-style-name="P5" draw:layer="layout" svg:x1="5cm" svg:y1="9cm" svg:x2="7cm" svg:y2="9cm">
          <text:p/>
        </draw:line>
        <draw:line draw:style-name="gr1914" draw:text-style-name="P5" draw:layer="layout" svg:x1="5cm" svg:y1="9.5cm" svg:x2="7cm" svg:y2="9.5cm">
          <text:p/>
        </draw:line>
        <draw:line draw:style-name="gr1915" draw:text-style-name="P5" draw:layer="layout" svg:x1="5cm" svg:y1="10cm" svg:x2="7cm" svg:y2="10cm">
          <text:p/>
        </draw:line>
        <draw:line draw:style-name="gr1916" draw:text-style-name="P5" draw:layer="layout" svg:x1="5cm" svg:y1="10cm" svg:x2="5cm" svg:y2="9cm">
          <text:p/>
        </draw:line>
        <draw:line draw:style-name="gr1917" draw:text-style-name="P5" draw:layer="layout" svg:x1="7cm" svg:y1="10cm" svg:x2="7cm" svg:y2="9cm">
          <text:p/>
        </draw:line>
        <draw:frame draw:style-name="gr1918" draw:text-style-name="P2" draw:layer="layout" svg:width="2cm" svg:height="0.5cm" svg:x="8cm" svg:y="9cm">
          <draw:text-box>
            <text:p text:style-name="P18"><text:span text:style-name="T1">v6, v5</text:span></text:p>
          </draw:text-box>
        </draw:frame>
        <draw:frame draw:style-name="gr1919" draw:text-style-name="P4" draw:layer="layout" svg:width="1.5cm" svg:height="0.5cm" svg:x="8.5cm" svg:y="9.5cm">
          <draw:text-box>
            <text:p text:style-name="P19"><text:span text:style-name="T1">5</text:span></text:p>
          </draw:text-box>
        </draw:frame>
        <draw:line draw:style-name="gr1920" draw:text-style-name="P5" draw:layer="layout" svg:x1="8cm" svg:y1="9cm" svg:x2="10cm" svg:y2="9cm">
          <text:p/>
        </draw:line>
        <draw:line draw:style-name="gr1921" draw:text-style-name="P5" draw:layer="layout" svg:x1="8cm" svg:y1="9.5cm" svg:x2="10cm" svg:y2="9.5cm">
          <text:p/>
        </draw:line>
        <draw:line draw:style-name="gr1922" draw:text-style-name="P5" draw:layer="layout" svg:x1="8cm" svg:y1="10cm" svg:x2="10cm" svg:y2="10cm">
          <text:p/>
        </draw:line>
        <draw:line draw:style-name="gr1923" draw:text-style-name="P5" draw:layer="layout" svg:x1="8cm" svg:y1="10cm" svg:x2="8cm" svg:y2="9cm">
          <text:p/>
        </draw:line>
        <draw:line draw:style-name="gr1924" draw:text-style-name="P5" draw:layer="layout" svg:x1="10cm" svg:y1="10cm" svg:x2="10cm" svg:y2="9cm">
          <text:p/>
        </draw:line>
        <draw:custom-shape draw:style-name="gr1925" draw:text-style-name="P8" xml:id="id205" draw:id="id205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26" draw:text-style-name="P5" draw:layer="layout" draw:type="line" svg:x1="6cm" svg:y1="9cm" svg:x2="7.146cm" svg:y2="7.854cm" draw:end-shape="id205" draw:end-glue-point="7" svg:d="M6000 9000l1146-1146" svg:viewBox="0 0 1147 1147">
          <text:p/>
        </draw:connector>
        <draw:connector draw:style-name="gr1927" draw:text-style-name="P5" draw:layer="layout" draw:type="line" svg:x1="9cm" svg:y1="9cm" svg:x2="7.854cm" svg:y2="7.854cm" draw:end-shape="id205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206" draw:end-glue-point="6" svg:d="M6000 9000l4001-1499" svg:viewBox="0 0 4002 1500">
          <text:p/>
        </draw:connector>
        <draw:frame draw:style-name="gr1928" draw:text-style-name="P2" draw:layer="layout" svg:width="2cm" svg:height="0.5cm" svg:x="11cm" svg:y="9cm">
          <draw:text-box>
            <text:p text:style-name="P18"><text:span text:style-name="T1">v6, v0</text:span></text:p>
          </draw:text-box>
        </draw:frame>
        <draw:frame draw:style-name="gr1929" draw:text-style-name="P4" draw:layer="layout" svg:width="1cm" svg:height="0.5cm" svg:x="12cm" svg:y="9.5cm">
          <draw:text-box>
            <text:p text:style-name="P19"><text:span text:style-name="T1">2</text:span></text:p>
          </draw:text-box>
        </draw:frame>
        <draw:line draw:style-name="gr1930" draw:text-style-name="P5" draw:layer="layout" svg:x1="11cm" svg:y1="9cm" svg:x2="13cm" svg:y2="9cm">
          <text:p/>
        </draw:line>
        <draw:line draw:style-name="gr1931" draw:text-style-name="P5" draw:layer="layout" svg:x1="11cm" svg:y1="9.5cm" svg:x2="13cm" svg:y2="9.5cm">
          <text:p/>
        </draw:line>
        <draw:line draw:style-name="gr1932" draw:text-style-name="P5" draw:layer="layout" svg:x1="11cm" svg:y1="10cm" svg:x2="13cm" svg:y2="10cm">
          <text:p/>
        </draw:line>
        <draw:line draw:style-name="gr1933" draw:text-style-name="P5" draw:layer="layout" svg:x1="11cm" svg:y1="10cm" svg:x2="11cm" svg:y2="9cm">
          <text:p/>
        </draw:line>
        <draw:line draw:style-name="gr1934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206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206" draw:start-glue-point="4" svg:d="M10501 7001l1999-1001" svg:viewBox="0 0 2000 1002">
          <text:p/>
        </draw:connector>
        <draw:custom-shape draw:style-name="gr1935" draw:text-style-name="P8" xml:id="id207" draw:id="id207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207" draw:end-glue-point="7" svg:d="M9004 9014l4143-1159" svg:viewBox="0 0 4144 1160">
          <text:p/>
        </draw:connector>
        <draw:frame draw:style-name="gr1936" draw:text-style-name="P2" draw:layer="layout" svg:width="2cm" svg:height="0.5cm" svg:x="1cm" svg:y="13cm">
          <draw:text-box>
            <text:p text:style-name="P18"><text:span text:style-name="T1">v7, v9</text:span></text:p>
          </draw:text-box>
        </draw:frame>
        <draw:frame draw:style-name="gr1937" draw:text-style-name="P4" draw:layer="layout" svg:width="1cm" svg:height="0.5cm" svg:x="2cm" svg:y="13.5cm">
          <draw:text-box>
            <text:p text:style-name="P19"><text:span text:style-name="T1">1</text:span></text:p>
          </draw:text-box>
        </draw:frame>
        <draw:line draw:style-name="gr1938" draw:text-style-name="P5" draw:layer="layout" svg:x1="1cm" svg:y1="13cm" svg:x2="3cm" svg:y2="13cm">
          <text:p/>
        </draw:line>
        <draw:line draw:style-name="gr1939" draw:text-style-name="P5" draw:layer="layout" svg:x1="1cm" svg:y1="13.5cm" svg:x2="3cm" svg:y2="13.5cm">
          <text:p/>
        </draw:line>
        <draw:line draw:style-name="gr1940" draw:text-style-name="P5" draw:layer="layout" svg:x1="1cm" svg:y1="14cm" svg:x2="3cm" svg:y2="14cm">
          <text:p/>
        </draw:line>
        <draw:line draw:style-name="gr1941" draw:text-style-name="P5" draw:layer="layout" svg:x1="1cm" svg:y1="14cm" svg:x2="1cm" svg:y2="13cm">
          <text:p/>
        </draw:line>
        <draw:line draw:style-name="gr1942" draw:text-style-name="P5" draw:layer="layout" svg:x1="3cm" svg:y1="14cm" svg:x2="3cm" svg:y2="13cm">
          <text:p/>
        </draw:line>
        <draw:frame draw:style-name="gr1943" draw:text-style-name="P2" draw:layer="layout" svg:width="2cm" svg:height="0.5cm" svg:x="3.5cm" svg:y="13cm">
          <draw:text-box>
            <text:p text:style-name="P18"><text:span text:style-name="T1">v6, v9</text:span></text:p>
          </draw:text-box>
        </draw:frame>
        <draw:frame draw:style-name="gr1944" draw:text-style-name="P21" draw:layer="layout" svg:width="1.5cm" svg:height="0.5cm" svg:x="4cm" svg:y="13.5cm">
          <draw:text-box>
            <text:p text:style-name="P20"><text:span text:style-name="T7">2</text:span></text:p>
          </draw:text-box>
        </draw:frame>
        <draw:line draw:style-name="gr1945" draw:text-style-name="P5" draw:layer="layout" svg:x1="3.5cm" svg:y1="13cm" svg:x2="5.5cm" svg:y2="13cm">
          <text:p/>
        </draw:line>
        <draw:line draw:style-name="gr1946" draw:text-style-name="P5" draw:layer="layout" svg:x1="3.5cm" svg:y1="13.5cm" svg:x2="5.5cm" svg:y2="13.5cm">
          <text:p/>
        </draw:line>
        <draw:line draw:style-name="gr1947" draw:text-style-name="P5" draw:layer="layout" svg:x1="3.5cm" svg:y1="14cm" svg:x2="5.5cm" svg:y2="14cm">
          <text:p/>
        </draw:line>
        <draw:line draw:style-name="gr1948" draw:text-style-name="P5" draw:layer="layout" svg:x1="3.5cm" svg:y1="14cm" svg:x2="3.5cm" svg:y2="13cm">
          <text:p/>
        </draw:line>
        <draw:line draw:style-name="gr1949" draw:text-style-name="P5" draw:layer="layout" svg:x1="5.5cm" svg:y1="14cm" svg:x2="5.5cm" svg:y2="13cm">
          <text:p/>
        </draw:line>
        <draw:custom-shape draw:style-name="gr1950" draw:text-style-name="P8" xml:id="id208" draw:id="id208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1" draw:text-style-name="P5" draw:layer="layout" draw:type="line" svg:x1="2cm" svg:y1="13cm" svg:x2="3.646cm" svg:y2="11.854cm" draw:end-shape="id208" draw:end-glue-point="7" svg:d="M2000 13000l1646-1146" svg:viewBox="0 0 1647 1147">
          <text:p/>
        </draw:connector>
        <draw:connector draw:style-name="gr1952" draw:text-style-name="P5" draw:layer="layout" draw:type="line" svg:x1="4.5cm" svg:y1="13cm" svg:x2="4.354cm" svg:y2="11.854cm" draw:end-shape="id208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208" draw:start-glue-point="4" svg:d="M4000 11000l2047-990" svg:viewBox="0 0 2048 991">
          <text:p/>
        </draw:connector>
        <draw:frame draw:style-name="gr1953" draw:text-style-name="P2" draw:layer="layout" svg:width="2cm" svg:height="0.5cm" svg:x="6cm" svg:y="13cm">
          <draw:text-box>
            <text:p text:style-name="P18"><text:span text:style-name="T1">v5, v9</text:span></text:p>
          </draw:text-box>
        </draw:frame>
        <draw:frame draw:style-name="gr1954" draw:text-style-name="P4" draw:layer="layout" svg:width="1cm" svg:height="0.5cm" svg:x="7cm" svg:y="13.5cm">
          <draw:text-box>
            <text:p text:style-name="P19"><text:span text:style-name="T1">4</text:span></text:p>
          </draw:text-box>
        </draw:frame>
        <draw:line draw:style-name="gr1955" draw:text-style-name="P5" xml:id="id211" draw:id="id211" draw:layer="layout" svg:x1="6cm" svg:y1="13cm" svg:x2="8cm" svg:y2="13cm">
          <text:p/>
        </draw:line>
        <draw:line draw:style-name="gr1956" draw:text-style-name="P5" draw:layer="layout" svg:x1="6cm" svg:y1="13.5cm" svg:x2="8cm" svg:y2="13.5cm">
          <text:p/>
        </draw:line>
        <draw:line draw:style-name="gr1957" draw:text-style-name="P5" xml:id="id213" draw:id="id213" draw:layer="layout" svg:x1="6cm" svg:y1="14cm" svg:x2="8cm" svg:y2="14cm">
          <text:p/>
        </draw:line>
        <draw:line draw:style-name="gr1958" draw:text-style-name="P5" draw:layer="layout" svg:x1="6cm" svg:y1="14cm" svg:x2="6cm" svg:y2="13cm">
          <text:p/>
        </draw:line>
        <draw:line draw:style-name="gr1959" draw:text-style-name="P5" draw:layer="layout" svg:x1="8cm" svg:y1="14cm" svg:x2="8cm" svg:y2="13cm">
          <text:p/>
        </draw:line>
        <draw:custom-shape draw:style-name="gr1960" draw:text-style-name="P8" xml:id="id209" draw:id="id209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209" draw:start-glue-point="4" svg:d="M6501 11001l3140-5025" svg:viewBox="0 0 3141 5026">
          <text:p/>
        </draw:connector>
        <draw:custom-shape draw:style-name="gr1961" draw:text-style-name="P8" xml:id="id210" draw:id="id210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210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211" draw:start-glue-point="0" draw:end-shape="id210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210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209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211" draw:start-glue-point="0" draw:end-shape="id209" draw:end-glue-point="9" svg:d="M7000 13000l-145-1145" svg:viewBox="0 0 146 1146">
          <text:p/>
        </draw:connector>
        <draw:frame draw:style-name="gr1962" draw:text-style-name="P2" draw:layer="layout" svg:width="2cm" svg:height="0.5cm" svg:x="4.5cm" svg:y="17cm">
          <draw:text-box>
            <text:p text:style-name="P18"><text:span text:style-name="T1">v5, v8</text:span></text:p>
          </draw:text-box>
        </draw:frame>
        <draw:frame draw:style-name="gr1963" draw:text-style-name="P4" draw:layer="layout" svg:width="1cm" svg:height="0.5cm" svg:x="5.5cm" svg:y="17.5cm">
          <draw:text-box>
            <text:p text:style-name="P19"><text:span text:style-name="T1">2</text:span></text:p>
          </draw:text-box>
        </draw:frame>
        <draw:line draw:style-name="gr1964" draw:text-style-name="P5" draw:layer="layout" svg:x1="4.5cm" svg:y1="17cm" svg:x2="6.5cm" svg:y2="17cm">
          <text:p/>
        </draw:line>
        <draw:line draw:style-name="gr1965" draw:text-style-name="P5" draw:layer="layout" svg:x1="4.5cm" svg:y1="17.5cm" svg:x2="6.5cm" svg:y2="17.5cm">
          <text:p/>
        </draw:line>
        <draw:line draw:style-name="gr1966" draw:text-style-name="P5" draw:layer="layout" svg:x1="4.5cm" svg:y1="18cm" svg:x2="6.5cm" svg:y2="18cm">
          <text:p/>
        </draw:line>
        <draw:line draw:style-name="gr1967" draw:text-style-name="P5" draw:layer="layout" svg:x1="4.5cm" svg:y1="18cm" svg:x2="4.5cm" svg:y2="17cm">
          <text:p/>
        </draw:line>
        <draw:line draw:style-name="gr1968" draw:text-style-name="P5" draw:layer="layout" svg:x1="6.5cm" svg:y1="18cm" svg:x2="6.5cm" svg:y2="17cm">
          <text:p/>
        </draw:line>
        <draw:frame draw:style-name="gr1969" draw:text-style-name="P2" draw:layer="layout" svg:width="2cm" svg:height="0.5cm" svg:x="7.5cm" svg:y="17cm">
          <draw:text-box>
            <text:p text:style-name="P18"><text:span text:style-name="T1">v8, v9</text:span></text:p>
          </draw:text-box>
        </draw:frame>
        <draw:frame draw:style-name="gr1970" draw:text-style-name="P4" draw:layer="layout" svg:width="1cm" svg:height="0.5cm" svg:x="8.5cm" svg:y="17.5cm">
          <draw:text-box>
            <text:p text:style-name="P19"><text:span text:style-name="T1">1</text:span></text:p>
          </draw:text-box>
        </draw:frame>
        <draw:line draw:style-name="gr1971" draw:text-style-name="P5" draw:layer="layout" svg:x1="7.5cm" svg:y1="17cm" svg:x2="9.5cm" svg:y2="17cm">
          <text:p/>
        </draw:line>
        <draw:line draw:style-name="gr1972" draw:text-style-name="P5" draw:layer="layout" svg:x1="7.5cm" svg:y1="17.5cm" svg:x2="9.5cm" svg:y2="17.5cm">
          <text:p/>
        </draw:line>
        <draw:line draw:style-name="gr1973" draw:text-style-name="P5" draw:layer="layout" svg:x1="7.5cm" svg:y1="18cm" svg:x2="9.5cm" svg:y2="18cm">
          <text:p/>
        </draw:line>
        <draw:line draw:style-name="gr1974" draw:text-style-name="P5" draw:layer="layout" svg:x1="7.5cm" svg:y1="18cm" svg:x2="7.5cm" svg:y2="17cm">
          <text:p/>
        </draw:line>
        <draw:line draw:style-name="gr1975" draw:text-style-name="P5" draw:layer="layout" svg:x1="9.5cm" svg:y1="18cm" svg:x2="9.5cm" svg:y2="17cm">
          <text:p/>
        </draw:line>
        <draw:custom-shape draw:style-name="gr1976" draw:text-style-name="P8" xml:id="id212" draw:id="id212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7" draw:text-style-name="P5" draw:layer="layout" draw:type="line" svg:x1="5.5cm" svg:y1="17cm" svg:x2="6.646cm" svg:y2="15.854cm" draw:end-shape="id212" draw:end-glue-point="7" svg:d="M5500 17000l1146-1146" svg:viewBox="0 0 1147 1147">
          <text:p/>
        </draw:connector>
        <draw:connector draw:style-name="gr1978" draw:text-style-name="P5" draw:layer="layout" draw:type="line" svg:x1="8.5cm" svg:y1="17cm" svg:x2="7.354cm" svg:y2="15.854cm" draw:end-shape="id212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212" draw:start-glue-point="4" draw:end-shape="id213" draw:end-glue-point="0" svg:d="M7000 15000v-1000" svg:viewBox="0 0 1 1001">
          <text:p/>
        </draw:connector>
        <draw:g>
          <draw:frame draw:style-name="gr1979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1980" draw:text-style-name="P5" draw:layer="layout" svg:x1="5cm" svg:y1="17.5cm" svg:x2="5cm" svg:y2="18cm">
            <text:p/>
          </draw:line>
        </draw:g>
        <draw:g>
          <draw:frame draw:style-name="gr1981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1982" draw:text-style-name="P5" draw:layer="layout" svg:x1="8.007cm" svg:y1="17.5cm" svg:x2="8.007cm" svg:y2="18cm">
            <text:p/>
          </draw:line>
        </draw:g>
        <draw:g>
          <draw:frame draw:style-name="gr1983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1984" draw:text-style-name="P5" draw:layer="layout" svg:x1="6.5cm" svg:y1="13.5cm" svg:x2="6.5cm" svg:y2="14cm">
            <text:p/>
          </draw:line>
        </draw:g>
        <draw:g>
          <draw:frame draw:style-name="gr1985" draw:text-style-name="P11" draw:layer="layout" svg:width="0.5cm" svg:height="0.5cm" svg:x="3.5cm" svg:y="13.5cm">
            <draw:text-box>
              <text:p text:style-name="P3"><text:span text:style-name="T4">1</text:span></text:p>
            </draw:text-box>
          </draw:frame>
          <draw:line draw:style-name="gr1986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1987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1988" draw:text-style-name="P5" draw:layer="layout" svg:x1="1.5cm" svg:y1="13.5cm" svg:x2="1.5cm" svg:y2="14cm">
            <text:p/>
          </draw:line>
        </draw:g>
        <draw:g>
          <draw:frame draw:style-name="gr1989" draw:text-style-name="P16" draw:layer="layout" svg:width="0.5cm" svg:height="0.5cm" svg:x="5cm" svg:y="9.5cm">
            <draw:text-box>
              <text:p text:style-name="P3"><text:span text:style-name="T5">1</text:span></text:p>
            </draw:text-box>
          </draw:frame>
          <draw:line draw:style-name="gr1990" draw:text-style-name="P5" draw:layer="layout" svg:x1="5.5cm" svg:y1="9.5cm" svg:x2="5.5cm" svg:y2="10cm">
            <text:p/>
          </draw:line>
        </draw:g>
        <draw:g>
          <draw:frame draw:style-name="gr1991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1992" draw:text-style-name="P5" draw:layer="layout" svg:x1="8.5cm" svg:y1="9.5cm" svg:x2="8.5cm" svg:y2="10cm">
            <text:p/>
          </draw:line>
        </draw:g>
        <draw:g>
          <draw:frame draw:style-name="gr1993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1994" draw:text-style-name="P5" draw:layer="layout" svg:x1="11.5cm" svg:y1="9.5cm" svg:x2="11.5cm" svg:y2="10cm">
            <text:p/>
          </draw:line>
        </draw:g>
        <draw:g>
          <draw:frame draw:style-name="gr1995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1996" draw:text-style-name="P5" draw:layer="layout" svg:x1="9cm" svg:y1="5.5cm" svg:x2="9cm" svg:y2="6cm">
            <text:p/>
          </draw:line>
        </draw:g>
        <draw:g>
          <draw:frame draw:style-name="gr1997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1998" draw:text-style-name="P5" draw:layer="layout" svg:x1="12cm" svg:y1="5.5cm" svg:x2="12cm" svg:y2="6cm">
            <text:p/>
          </draw:line>
        </draw:g>
        <draw:g>
          <draw:frame draw:style-name="gr1999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2000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5" draw:text-style-name="P13" draw:layer="layout" svg:width="3.401cm" svg:height="0.9cm" svg:x="20.099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 text:style-name="P22"><text:span text:style-name="T6">e = (v6, v9); k = 2</text:span></text:p>
          </draw:text-box>
        </draw:frame>
        <draw:g>
          <draw:line draw:style-name="gr2001" draw:text-style-name="P5" draw:layer="layout" svg:x1="4cm" svg:y1="13.507cm" svg:x2="4cm" svg:y2="14.007cm">
            <text:p/>
          </draw:line>
          <draw:frame draw:style-name="gr830" draw:text-style-name="P10" draw:layer="layout" svg:width="4.6cm" svg:height="1.1cm" svg:x="0.8cm" svg:y="1.007cm">
            <draw:text-box>
              <text:p>Q = {(v6, v9)}</text:p>
            </draw:text-box>
          </draw:frame>
        </draw:g>
        <draw:custom-shape draw:style-name="gr2002" draw:text-style-name="P13" draw:layer="layout" svg:width="3.401cm" svg:height="0.9cm" svg:x="16.699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Default">
        <draw:frame draw:style-name="gr2003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004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2005" draw:text-style-name="P5" draw:layer="layout" svg:x1="14cm" svg:y1="1cm" svg:x2="16cm" svg:y2="1cm">
          <text:p/>
        </draw:line>
        <draw:line draw:style-name="gr2006" draw:text-style-name="P5" draw:layer="layout" svg:x1="14cm" svg:y1="1.5cm" svg:x2="16cm" svg:y2="1.5cm">
          <text:p/>
        </draw:line>
        <draw:line draw:style-name="gr2007" draw:text-style-name="P5" xml:id="id214" draw:id="id214" draw:layer="layout" svg:x1="14cm" svg:y1="2cm" svg:x2="16cm" svg:y2="2cm">
          <text:p/>
        </draw:line>
        <draw:line draw:style-name="gr2008" draw:text-style-name="P5" draw:layer="layout" svg:x1="14cm" svg:y1="2cm" svg:x2="14cm" svg:y2="1cm">
          <text:p/>
        </draw:line>
        <draw:line draw:style-name="gr2009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214" draw:end-glue-point="0" svg:d="M13596 7011l1404-5011" svg:viewBox="0 0 1405 5012">
          <text:p/>
        </draw:connector>
        <draw:frame draw:style-name="gr2010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2011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2012" draw:text-style-name="P5" draw:layer="layout" svg:x1="8.5cm" svg:y1="5cm" svg:x2="10.5cm" svg:y2="5cm">
          <text:p/>
        </draw:line>
        <draw:line draw:style-name="gr2013" draw:text-style-name="P5" draw:layer="layout" svg:x1="8.5cm" svg:y1="5.5cm" svg:x2="10.5cm" svg:y2="5.5cm">
          <text:p/>
        </draw:line>
        <draw:line draw:style-name="gr2014" draw:text-style-name="P5" draw:layer="layout" svg:x1="8.5cm" svg:y1="6cm" svg:x2="10.5cm" svg:y2="6cm">
          <text:p/>
        </draw:line>
        <draw:line draw:style-name="gr2015" draw:text-style-name="P5" draw:layer="layout" svg:x1="8.5cm" svg:y1="6cm" svg:x2="8.5cm" svg:y2="5cm">
          <text:p/>
        </draw:line>
        <draw:line draw:style-name="gr2016" draw:text-style-name="P5" draw:layer="layout" svg:x1="10.5cm" svg:y1="6cm" svg:x2="10.5cm" svg:y2="5cm">
          <text:p/>
        </draw:line>
        <draw:frame draw:style-name="gr2017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2018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2019" draw:text-style-name="P5" draw:layer="layout" svg:x1="11.5cm" svg:y1="5cm" svg:x2="13.5cm" svg:y2="5cm">
          <text:p/>
        </draw:line>
        <draw:line draw:style-name="gr2020" draw:text-style-name="P5" draw:layer="layout" svg:x1="11.5cm" svg:y1="5.5cm" svg:x2="13.5cm" svg:y2="5.5cm">
          <text:p/>
        </draw:line>
        <draw:line draw:style-name="gr2021" draw:text-style-name="P5" draw:layer="layout" svg:x1="11.5cm" svg:y1="6cm" svg:x2="13.5cm" svg:y2="6cm">
          <text:p/>
        </draw:line>
        <draw:line draw:style-name="gr2022" draw:text-style-name="P5" draw:layer="layout" svg:x1="11.5cm" svg:y1="6cm" svg:x2="11.5cm" svg:y2="5cm">
          <text:p/>
        </draw:line>
        <draw:line draw:style-name="gr2023" draw:text-style-name="P5" draw:layer="layout" svg:x1="13.5cm" svg:y1="6cm" svg:x2="13.5cm" svg:y2="5cm">
          <text:p/>
        </draw:line>
        <draw:custom-shape draw:style-name="gr2024" draw:text-style-name="P8" xml:id="id215" draw:id="id215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25" draw:text-style-name="P5" draw:layer="layout" draw:type="line" svg:x1="9.5cm" svg:y1="5cm" svg:x2="10.646cm" svg:y2="3.854cm" draw:end-shape="id215" draw:end-glue-point="7" svg:d="M9500 5000l1146-1146" svg:viewBox="0 0 1147 1147">
          <text:p/>
        </draw:connector>
        <draw:connector draw:style-name="gr2026" draw:text-style-name="P5" draw:layer="layout" draw:type="line" svg:x1="12.5cm" svg:y1="5cm" svg:x2="11.354cm" svg:y2="3.854cm" draw:end-shape="id215" draw:end-glue-point="9" svg:d="M12500 5000l-1146-1146" svg:viewBox="0 0 1147 1147">
          <text:p/>
        </draw:connector>
        <draw:custom-shape draw:style-name="gr2027" draw:text-style-name="P8" xml:id="id217" draw:id="id217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2028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2029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2030" draw:text-style-name="P5" draw:layer="layout" svg:x1="5cm" svg:y1="9cm" svg:x2="7cm" svg:y2="9cm">
          <text:p/>
        </draw:line>
        <draw:line draw:style-name="gr2031" draw:text-style-name="P5" draw:layer="layout" svg:x1="5cm" svg:y1="9.5cm" svg:x2="7cm" svg:y2="9.5cm">
          <text:p/>
        </draw:line>
        <draw:line draw:style-name="gr2032" draw:text-style-name="P5" draw:layer="layout" svg:x1="5cm" svg:y1="10cm" svg:x2="7cm" svg:y2="10cm">
          <text:p/>
        </draw:line>
        <draw:line draw:style-name="gr2033" draw:text-style-name="P5" draw:layer="layout" svg:x1="5cm" svg:y1="10cm" svg:x2="5cm" svg:y2="9cm">
          <text:p/>
        </draw:line>
        <draw:line draw:style-name="gr2034" draw:text-style-name="P5" draw:layer="layout" svg:x1="7cm" svg:y1="10cm" svg:x2="7cm" svg:y2="9cm">
          <text:p/>
        </draw:line>
        <draw:frame draw:style-name="gr2035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2036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2037" draw:text-style-name="P5" draw:layer="layout" svg:x1="8cm" svg:y1="9cm" svg:x2="10cm" svg:y2="9cm">
          <text:p/>
        </draw:line>
        <draw:line draw:style-name="gr2038" draw:text-style-name="P5" draw:layer="layout" svg:x1="8cm" svg:y1="9.5cm" svg:x2="10cm" svg:y2="9.5cm">
          <text:p/>
        </draw:line>
        <draw:line draw:style-name="gr2039" draw:text-style-name="P5" draw:layer="layout" svg:x1="8cm" svg:y1="10cm" svg:x2="10cm" svg:y2="10cm">
          <text:p/>
        </draw:line>
        <draw:line draw:style-name="gr2040" draw:text-style-name="P5" draw:layer="layout" svg:x1="8cm" svg:y1="10cm" svg:x2="8cm" svg:y2="9cm">
          <text:p/>
        </draw:line>
        <draw:line draw:style-name="gr2041" draw:text-style-name="P5" draw:layer="layout" svg:x1="10cm" svg:y1="10cm" svg:x2="10cm" svg:y2="9cm">
          <text:p/>
        </draw:line>
        <draw:custom-shape draw:style-name="gr2042" draw:text-style-name="P8" xml:id="id216" draw:id="id216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43" draw:text-style-name="P5" draw:layer="layout" draw:type="line" svg:x1="6cm" svg:y1="9cm" svg:x2="7.146cm" svg:y2="7.854cm" draw:end-shape="id216" draw:end-glue-point="7" svg:d="M6000 9000l1146-1146" svg:viewBox="0 0 1147 1147">
          <text:p/>
        </draw:connector>
        <draw:connector draw:style-name="gr2044" draw:text-style-name="P5" draw:layer="layout" draw:type="line" svg:x1="9cm" svg:y1="9cm" svg:x2="7.854cm" svg:y2="7.854cm" draw:end-shape="id216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217" draw:end-glue-point="6" svg:d="M6000 9000l4001-1499" svg:viewBox="0 0 4002 1500">
          <text:p/>
        </draw:connector>
        <draw:frame draw:style-name="gr2045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2046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2047" draw:text-style-name="P5" draw:layer="layout" svg:x1="11cm" svg:y1="9cm" svg:x2="13cm" svg:y2="9cm">
          <text:p/>
        </draw:line>
        <draw:line draw:style-name="gr2048" draw:text-style-name="P5" draw:layer="layout" svg:x1="11cm" svg:y1="9.5cm" svg:x2="13cm" svg:y2="9.5cm">
          <text:p/>
        </draw:line>
        <draw:line draw:style-name="gr2049" draw:text-style-name="P5" draw:layer="layout" svg:x1="11cm" svg:y1="10cm" svg:x2="13cm" svg:y2="10cm">
          <text:p/>
        </draw:line>
        <draw:line draw:style-name="gr2050" draw:text-style-name="P5" draw:layer="layout" svg:x1="11cm" svg:y1="10cm" svg:x2="11cm" svg:y2="9cm">
          <text:p/>
        </draw:line>
        <draw:line draw:style-name="gr2051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217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217" draw:start-glue-point="4" svg:d="M10501 7001l1999-1001" svg:viewBox="0 0 2000 1002">
          <text:p/>
        </draw:connector>
        <draw:custom-shape draw:style-name="gr2052" draw:text-style-name="P8" xml:id="id218" draw:id="id218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218" draw:end-glue-point="7" svg:d="M9004 9014l4143-1159" svg:viewBox="0 0 4144 1160">
          <text:p/>
        </draw:connector>
        <draw:frame draw:style-name="gr2053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2054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2055" draw:text-style-name="P5" draw:layer="layout" svg:x1="1cm" svg:y1="13cm" svg:x2="3cm" svg:y2="13cm">
          <text:p/>
        </draw:line>
        <draw:line draw:style-name="gr2056" draw:text-style-name="P5" draw:layer="layout" svg:x1="1cm" svg:y1="13.5cm" svg:x2="3cm" svg:y2="13.5cm">
          <text:p/>
        </draw:line>
        <draw:line draw:style-name="gr2057" draw:text-style-name="P5" draw:layer="layout" svg:x1="1cm" svg:y1="14cm" svg:x2="3cm" svg:y2="14cm">
          <text:p/>
        </draw:line>
        <draw:line draw:style-name="gr2058" draw:text-style-name="P5" draw:layer="layout" svg:x1="1cm" svg:y1="14cm" svg:x2="1cm" svg:y2="13cm">
          <text:p/>
        </draw:line>
        <draw:line draw:style-name="gr2059" draw:text-style-name="P5" draw:layer="layout" svg:x1="3cm" svg:y1="14cm" svg:x2="3cm" svg:y2="13cm">
          <text:p/>
        </draw:line>
        <draw:frame draw:style-name="gr2060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2061" draw:text-style-name="P4" draw:layer="layout" svg:width="1.5cm" svg:height="0.5cm" svg:x="4cm" svg:y="13.5cm">
          <draw:text-box>
            <text:p text:style-name="P3"><text:span text:style-name="T1">2</text:span></text:p>
          </draw:text-box>
        </draw:frame>
        <draw:line draw:style-name="gr2062" draw:text-style-name="P5" draw:layer="layout" svg:x1="3.5cm" svg:y1="13cm" svg:x2="5.5cm" svg:y2="13cm">
          <text:p/>
        </draw:line>
        <draw:line draw:style-name="gr2063" draw:text-style-name="P5" draw:layer="layout" svg:x1="3.5cm" svg:y1="13.5cm" svg:x2="5.5cm" svg:y2="13.5cm">
          <text:p/>
        </draw:line>
        <draw:line draw:style-name="gr2064" draw:text-style-name="P5" draw:layer="layout" svg:x1="3.5cm" svg:y1="14cm" svg:x2="5.5cm" svg:y2="14cm">
          <text:p/>
        </draw:line>
        <draw:line draw:style-name="gr2065" draw:text-style-name="P5" draw:layer="layout" svg:x1="3.5cm" svg:y1="14cm" svg:x2="3.5cm" svg:y2="13cm">
          <text:p/>
        </draw:line>
        <draw:line draw:style-name="gr2066" draw:text-style-name="P5" draw:layer="layout" svg:x1="5.5cm" svg:y1="14cm" svg:x2="5.5cm" svg:y2="13cm">
          <text:p/>
        </draw:line>
        <draw:custom-shape draw:style-name="gr2067" draw:text-style-name="P8" xml:id="id219" draw:id="id219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68" draw:text-style-name="P5" draw:layer="layout" draw:type="line" svg:x1="2cm" svg:y1="13cm" svg:x2="3.646cm" svg:y2="11.854cm" draw:end-shape="id219" draw:end-glue-point="7" svg:d="M2000 13000l1646-1146" svg:viewBox="0 0 1647 1147">
          <text:p/>
        </draw:connector>
        <draw:connector draw:style-name="gr2069" draw:text-style-name="P5" draw:layer="layout" draw:type="line" svg:x1="4.5cm" svg:y1="13cm" svg:x2="4.354cm" svg:y2="11.854cm" draw:end-shape="id219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219" draw:start-glue-point="4" svg:d="M4000 11000l2047-990" svg:viewBox="0 0 2048 991">
          <text:p/>
        </draw:connector>
        <draw:frame draw:style-name="gr2070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2071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2072" draw:text-style-name="P5" xml:id="id222" draw:id="id222" draw:layer="layout" svg:x1="6cm" svg:y1="13cm" svg:x2="8cm" svg:y2="13cm">
          <text:p/>
        </draw:line>
        <draw:line draw:style-name="gr2073" draw:text-style-name="P5" draw:layer="layout" svg:x1="6cm" svg:y1="13.5cm" svg:x2="8cm" svg:y2="13.5cm">
          <text:p/>
        </draw:line>
        <draw:line draw:style-name="gr2074" draw:text-style-name="P5" xml:id="id224" draw:id="id224" draw:layer="layout" svg:x1="6cm" svg:y1="14cm" svg:x2="8cm" svg:y2="14cm">
          <text:p/>
        </draw:line>
        <draw:line draw:style-name="gr2075" draw:text-style-name="P5" draw:layer="layout" svg:x1="6cm" svg:y1="14cm" svg:x2="6cm" svg:y2="13cm">
          <text:p/>
        </draw:line>
        <draw:line draw:style-name="gr2076" draw:text-style-name="P5" draw:layer="layout" svg:x1="8cm" svg:y1="14cm" svg:x2="8cm" svg:y2="13cm">
          <text:p/>
        </draw:line>
        <draw:custom-shape draw:style-name="gr2077" draw:text-style-name="P8" xml:id="id220" draw:id="id220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220" draw:start-glue-point="4" svg:d="M6501 11001l3140-5025" svg:viewBox="0 0 3141 5026">
          <text:p/>
        </draw:connector>
        <draw:custom-shape draw:style-name="gr2078" draw:text-style-name="P8" xml:id="id221" draw:id="id221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221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222" draw:start-glue-point="0" draw:end-shape="id221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221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220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222" draw:start-glue-point="0" draw:end-shape="id220" draw:end-glue-point="9" svg:d="M7000 13000l-145-1145" svg:viewBox="0 0 146 1146">
          <text:p/>
        </draw:connector>
        <draw:frame draw:style-name="gr2079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2080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2081" draw:text-style-name="P5" draw:layer="layout" svg:x1="4.5cm" svg:y1="17cm" svg:x2="6.5cm" svg:y2="17cm">
          <text:p/>
        </draw:line>
        <draw:line draw:style-name="gr2082" draw:text-style-name="P5" draw:layer="layout" svg:x1="4.5cm" svg:y1="17.5cm" svg:x2="6.5cm" svg:y2="17.5cm">
          <text:p/>
        </draw:line>
        <draw:line draw:style-name="gr2083" draw:text-style-name="P5" draw:layer="layout" svg:x1="4.5cm" svg:y1="18cm" svg:x2="6.5cm" svg:y2="18cm">
          <text:p/>
        </draw:line>
        <draw:line draw:style-name="gr2084" draw:text-style-name="P5" draw:layer="layout" svg:x1="4.5cm" svg:y1="18cm" svg:x2="4.5cm" svg:y2="17cm">
          <text:p/>
        </draw:line>
        <draw:line draw:style-name="gr2085" draw:text-style-name="P5" draw:layer="layout" svg:x1="6.5cm" svg:y1="18cm" svg:x2="6.5cm" svg:y2="17cm">
          <text:p/>
        </draw:line>
        <draw:frame draw:style-name="gr2086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2087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2088" draw:text-style-name="P5" draw:layer="layout" svg:x1="7.5cm" svg:y1="17cm" svg:x2="9.5cm" svg:y2="17cm">
          <text:p/>
        </draw:line>
        <draw:line draw:style-name="gr2089" draw:text-style-name="P5" draw:layer="layout" svg:x1="7.5cm" svg:y1="17.5cm" svg:x2="9.5cm" svg:y2="17.5cm">
          <text:p/>
        </draw:line>
        <draw:line draw:style-name="gr2090" draw:text-style-name="P5" draw:layer="layout" svg:x1="7.5cm" svg:y1="18cm" svg:x2="9.5cm" svg:y2="18cm">
          <text:p/>
        </draw:line>
        <draw:line draw:style-name="gr2091" draw:text-style-name="P5" draw:layer="layout" svg:x1="7.5cm" svg:y1="18cm" svg:x2="7.5cm" svg:y2="17cm">
          <text:p/>
        </draw:line>
        <draw:line draw:style-name="gr2092" draw:text-style-name="P5" draw:layer="layout" svg:x1="9.5cm" svg:y1="18cm" svg:x2="9.5cm" svg:y2="17cm">
          <text:p/>
        </draw:line>
        <draw:custom-shape draw:style-name="gr2093" draw:text-style-name="P8" xml:id="id223" draw:id="id223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4" draw:text-style-name="P5" draw:layer="layout" draw:type="line" svg:x1="5.5cm" svg:y1="17cm" svg:x2="6.646cm" svg:y2="15.854cm" draw:end-shape="id223" draw:end-glue-point="7" svg:d="M5500 17000l1146-1146" svg:viewBox="0 0 1147 1147">
          <text:p/>
        </draw:connector>
        <draw:connector draw:style-name="gr2095" draw:text-style-name="P5" draw:layer="layout" draw:type="line" svg:x1="8.5cm" svg:y1="17cm" svg:x2="7.354cm" svg:y2="15.854cm" draw:end-shape="id223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223" draw:start-glue-point="4" draw:end-shape="id224" draw:end-glue-point="0" svg:d="M7000 15000v-1000" svg:viewBox="0 0 1 1001">
          <text:p/>
        </draw:connector>
        <draw:g>
          <draw:frame draw:style-name="gr2096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2097" draw:text-style-name="P5" draw:layer="layout" svg:x1="5cm" svg:y1="17.5cm" svg:x2="5cm" svg:y2="18cm">
            <text:p/>
          </draw:line>
        </draw:g>
        <draw:g>
          <draw:frame draw:style-name="gr2098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2099" draw:text-style-name="P5" draw:layer="layout" svg:x1="8.007cm" svg:y1="17.5cm" svg:x2="8.007cm" svg:y2="18cm">
            <text:p/>
          </draw:line>
        </draw:g>
        <draw:g>
          <draw:frame draw:style-name="gr2100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2101" draw:text-style-name="P5" draw:layer="layout" svg:x1="6.5cm" svg:y1="13.5cm" svg:x2="6.5cm" svg:y2="14cm">
            <text:p/>
          </draw:line>
        </draw:g>
        <draw:g>
          <draw:frame draw:style-name="gr2102" draw:text-style-name="P16" draw:layer="layout" svg:width="0.5cm" svg:height="0.5cm" svg:x="3.5cm" svg:y="13.5cm">
            <draw:text-box>
              <text:p text:style-name="P15"><text:span text:style-name="T5">1</text:span></text:p>
            </draw:text-box>
          </draw:frame>
          <draw:line draw:style-name="gr2103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2104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2105" draw:text-style-name="P5" draw:layer="layout" svg:x1="1.5cm" svg:y1="13.5cm" svg:x2="1.5cm" svg:y2="14cm">
            <text:p/>
          </draw:line>
        </draw:g>
        <draw:g>
          <draw:frame draw:style-name="gr2106" draw:text-style-name="P4" draw:layer="layout" svg:width="0.5cm" svg:height="0.5cm" svg:x="5cm" svg:y="9.5cm">
            <draw:text-box>
              <text:p text:style-name="P3"><text:span text:style-name="T1">1</text:span></text:p>
            </draw:text-box>
          </draw:frame>
          <draw:line draw:style-name="gr2107" draw:text-style-name="P5" draw:layer="layout" svg:x1="5.5cm" svg:y1="9.5cm" svg:x2="5.5cm" svg:y2="10cm">
            <text:p/>
          </draw:line>
        </draw:g>
        <draw:g>
          <draw:frame draw:style-name="gr2108" draw:text-style-name="P11" draw:layer="layout" svg:width="0.5cm" svg:height="0.5cm" svg:x="8cm" svg:y="9.5cm">
            <draw:text-box>
              <text:p text:style-name="P3"><text:span text:style-name="T4">0</text:span></text:p>
            </draw:text-box>
          </draw:frame>
          <draw:line draw:style-name="gr2109" draw:text-style-name="P5" draw:layer="layout" svg:x1="8.5cm" svg:y1="9.5cm" svg:x2="8.5cm" svg:y2="10cm">
            <text:p/>
          </draw:line>
        </draw:g>
        <draw:g>
          <draw:frame draw:style-name="gr2110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2111" draw:text-style-name="P5" draw:layer="layout" svg:x1="11.5cm" svg:y1="9.5cm" svg:x2="11.5cm" svg:y2="10cm">
            <text:p/>
          </draw:line>
        </draw:g>
        <draw:g>
          <draw:frame draw:style-name="gr2112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2113" draw:text-style-name="P5" draw:layer="layout" svg:x1="9cm" svg:y1="5.5cm" svg:x2="9cm" svg:y2="6cm">
            <text:p/>
          </draw:line>
        </draw:g>
        <draw:g>
          <draw:frame draw:style-name="gr2114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2115" draw:text-style-name="P5" draw:layer="layout" svg:x1="12cm" svg:y1="5.5cm" svg:x2="12cm" svg:y2="6cm">
            <text:p/>
          </draw:line>
        </draw:g>
        <draw:g>
          <draw:frame draw:style-name="gr2116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2117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><text:span text:style-name="T6">e = (v6, v9); k = 2</text:span></text:p>
          </draw:text-box>
        </draw:frame>
        <draw:custom-shape draw:style-name="gr960" draw:text-style-name="P13" draw:layer="layout" svg:width="0.901cm" svg:height="0.601cm" svg:x="21.5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23.3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Default">
        <draw:frame draw:style-name="gr2118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119" draw:text-style-name="P4" draw:layer="layout" svg:width="1cm" svg:height="0.5cm" svg:x="15cm" svg:y="1.5cm">
          <draw:text-box>
            <text:p text:style-name="P3"><text:span text:style-name="T1">5</text:span></text:p>
          </draw:text-box>
        </draw:frame>
        <draw:line draw:style-name="gr2120" draw:text-style-name="P5" draw:layer="layout" svg:x1="14cm" svg:y1="1cm" svg:x2="16cm" svg:y2="1cm">
          <text:p/>
        </draw:line>
        <draw:line draw:style-name="gr2121" draw:text-style-name="P5" draw:layer="layout" svg:x1="14cm" svg:y1="1.5cm" svg:x2="16cm" svg:y2="1.5cm">
          <text:p/>
        </draw:line>
        <draw:line draw:style-name="gr2122" draw:text-style-name="P5" xml:id="id225" draw:id="id225" draw:layer="layout" svg:x1="14cm" svg:y1="2cm" svg:x2="16cm" svg:y2="2cm">
          <text:p/>
        </draw:line>
        <draw:line draw:style-name="gr2123" draw:text-style-name="P5" draw:layer="layout" svg:x1="14cm" svg:y1="2cm" svg:x2="14cm" svg:y2="1cm">
          <text:p/>
        </draw:line>
        <draw:line draw:style-name="gr2124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225" draw:end-glue-point="0" svg:d="M13596 7011l1404-5011" svg:viewBox="0 0 1405 5012">
          <text:p/>
        </draw:connector>
        <draw:frame draw:style-name="gr2125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2126" draw:text-style-name="P4" draw:layer="layout" svg:width="1cm" svg:height="0.5cm" svg:x="9.5cm" svg:y="5.5cm">
          <draw:text-box>
            <text:p text:style-name="P3"><text:span text:style-name="T1">4</text:span></text:p>
          </draw:text-box>
        </draw:frame>
        <draw:line draw:style-name="gr2127" draw:text-style-name="P5" draw:layer="layout" svg:x1="8.5cm" svg:y1="5cm" svg:x2="10.5cm" svg:y2="5cm">
          <text:p/>
        </draw:line>
        <draw:line draw:style-name="gr2128" draw:text-style-name="P5" draw:layer="layout" svg:x1="8.5cm" svg:y1="5.5cm" svg:x2="10.5cm" svg:y2="5.5cm">
          <text:p/>
        </draw:line>
        <draw:line draw:style-name="gr2129" draw:text-style-name="P5" draw:layer="layout" svg:x1="8.5cm" svg:y1="6cm" svg:x2="10.5cm" svg:y2="6cm">
          <text:p/>
        </draw:line>
        <draw:line draw:style-name="gr2130" draw:text-style-name="P5" draw:layer="layout" svg:x1="8.5cm" svg:y1="6cm" svg:x2="8.5cm" svg:y2="5cm">
          <text:p/>
        </draw:line>
        <draw:line draw:style-name="gr2131" draw:text-style-name="P5" draw:layer="layout" svg:x1="10.5cm" svg:y1="6cm" svg:x2="10.5cm" svg:y2="5cm">
          <text:p/>
        </draw:line>
        <draw:frame draw:style-name="gr2132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2133" draw:text-style-name="P4" draw:layer="layout" svg:width="1cm" svg:height="0.5cm" svg:x="12.5cm" svg:y="5.5cm">
          <draw:text-box>
            <text:p text:style-name="P3"><text:span text:style-name="T1">4</text:span></text:p>
          </draw:text-box>
        </draw:frame>
        <draw:line draw:style-name="gr2134" draw:text-style-name="P5" draw:layer="layout" svg:x1="11.5cm" svg:y1="5cm" svg:x2="13.5cm" svg:y2="5cm">
          <text:p/>
        </draw:line>
        <draw:line draw:style-name="gr2135" draw:text-style-name="P5" draw:layer="layout" svg:x1="11.5cm" svg:y1="5.5cm" svg:x2="13.5cm" svg:y2="5.5cm">
          <text:p/>
        </draw:line>
        <draw:line draw:style-name="gr2136" draw:text-style-name="P5" draw:layer="layout" svg:x1="11.5cm" svg:y1="6cm" svg:x2="13.5cm" svg:y2="6cm">
          <text:p/>
        </draw:line>
        <draw:line draw:style-name="gr2137" draw:text-style-name="P5" draw:layer="layout" svg:x1="11.5cm" svg:y1="6cm" svg:x2="11.5cm" svg:y2="5cm">
          <text:p/>
        </draw:line>
        <draw:line draw:style-name="gr2138" draw:text-style-name="P5" draw:layer="layout" svg:x1="13.5cm" svg:y1="6cm" svg:x2="13.5cm" svg:y2="5cm">
          <text:p/>
        </draw:line>
        <draw:custom-shape draw:style-name="gr2139" draw:text-style-name="P8" xml:id="id226" draw:id="id226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40" draw:text-style-name="P5" draw:layer="layout" draw:type="line" svg:x1="9.5cm" svg:y1="5cm" svg:x2="10.646cm" svg:y2="3.854cm" draw:end-shape="id226" draw:end-glue-point="7" svg:d="M9500 5000l1146-1146" svg:viewBox="0 0 1147 1147">
          <text:p/>
        </draw:connector>
        <draw:connector draw:style-name="gr2141" draw:text-style-name="P5" draw:layer="layout" draw:type="line" svg:x1="12.5cm" svg:y1="5cm" svg:x2="11.354cm" svg:y2="3.854cm" draw:end-shape="id226" draw:end-glue-point="9" svg:d="M12500 5000l-1146-1146" svg:viewBox="0 0 1147 1147">
          <text:p/>
        </draw:connector>
        <draw:custom-shape draw:style-name="gr2142" draw:text-style-name="P8" xml:id="id228" draw:id="id228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2143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2144" draw:text-style-name="P4" draw:layer="layout" svg:width="1cm" svg:height="0.5cm" svg:x="6cm" svg:y="9.5cm">
          <draw:text-box>
            <text:p text:style-name="P3"><text:span text:style-name="T1">2</text:span></text:p>
          </draw:text-box>
        </draw:frame>
        <draw:line draw:style-name="gr2145" draw:text-style-name="P5" draw:layer="layout" svg:x1="5cm" svg:y1="9cm" svg:x2="7cm" svg:y2="9cm">
          <text:p/>
        </draw:line>
        <draw:line draw:style-name="gr2146" draw:text-style-name="P5" draw:layer="layout" svg:x1="5cm" svg:y1="9.5cm" svg:x2="7cm" svg:y2="9.5cm">
          <text:p/>
        </draw:line>
        <draw:line draw:style-name="gr2147" draw:text-style-name="P5" draw:layer="layout" svg:x1="5cm" svg:y1="10cm" svg:x2="7cm" svg:y2="10cm">
          <text:p/>
        </draw:line>
        <draw:line draw:style-name="gr2148" draw:text-style-name="P5" draw:layer="layout" svg:x1="5cm" svg:y1="10cm" svg:x2="5cm" svg:y2="9cm">
          <text:p/>
        </draw:line>
        <draw:line draw:style-name="gr2149" draw:text-style-name="P5" draw:layer="layout" svg:x1="7cm" svg:y1="10cm" svg:x2="7cm" svg:y2="9cm">
          <text:p/>
        </draw:line>
        <draw:frame draw:style-name="gr2150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2151" draw:text-style-name="P4" draw:layer="layout" svg:width="1.5cm" svg:height="0.5cm" svg:x="8.5cm" svg:y="9.5cm">
          <draw:text-box>
            <text:p text:style-name="P3"><text:span text:style-name="T1">5</text:span></text:p>
          </draw:text-box>
        </draw:frame>
        <draw:line draw:style-name="gr2152" draw:text-style-name="P5" draw:layer="layout" svg:x1="8cm" svg:y1="9cm" svg:x2="10cm" svg:y2="9cm">
          <text:p/>
        </draw:line>
        <draw:line draw:style-name="gr2153" draw:text-style-name="P5" draw:layer="layout" svg:x1="8cm" svg:y1="9.5cm" svg:x2="10cm" svg:y2="9.5cm">
          <text:p/>
        </draw:line>
        <draw:line draw:style-name="gr2154" draw:text-style-name="P5" draw:layer="layout" svg:x1="8cm" svg:y1="10cm" svg:x2="10cm" svg:y2="10cm">
          <text:p/>
        </draw:line>
        <draw:line draw:style-name="gr2155" draw:text-style-name="P5" draw:layer="layout" svg:x1="8cm" svg:y1="10cm" svg:x2="8cm" svg:y2="9cm">
          <text:p/>
        </draw:line>
        <draw:line draw:style-name="gr2156" draw:text-style-name="P5" draw:layer="layout" svg:x1="10cm" svg:y1="10cm" svg:x2="10cm" svg:y2="9cm">
          <text:p/>
        </draw:line>
        <draw:custom-shape draw:style-name="gr2157" draw:text-style-name="P8" xml:id="id227" draw:id="id227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58" draw:text-style-name="P5" draw:layer="layout" draw:type="line" svg:x1="6cm" svg:y1="9cm" svg:x2="7.146cm" svg:y2="7.854cm" draw:end-shape="id227" draw:end-glue-point="7" svg:d="M6000 9000l1146-1146" svg:viewBox="0 0 1147 1147">
          <text:p/>
        </draw:connector>
        <draw:connector draw:style-name="gr2159" draw:text-style-name="P5" draw:layer="layout" draw:type="line" svg:x1="9cm" svg:y1="9cm" svg:x2="7.854cm" svg:y2="7.854cm" draw:end-shape="id227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228" draw:end-glue-point="6" svg:d="M6000 9000l4001-1499" svg:viewBox="0 0 4002 1500">
          <text:p/>
        </draw:connector>
        <draw:frame draw:style-name="gr2160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2161" draw:text-style-name="P4" draw:layer="layout" svg:width="1cm" svg:height="0.5cm" svg:x="12cm" svg:y="9.5cm">
          <draw:text-box>
            <text:p text:style-name="P3"><text:span text:style-name="T1">2</text:span></text:p>
          </draw:text-box>
        </draw:frame>
        <draw:line draw:style-name="gr2162" draw:text-style-name="P5" draw:layer="layout" svg:x1="11cm" svg:y1="9cm" svg:x2="13cm" svg:y2="9cm">
          <text:p/>
        </draw:line>
        <draw:line draw:style-name="gr2163" draw:text-style-name="P5" draw:layer="layout" svg:x1="11cm" svg:y1="9.5cm" svg:x2="13cm" svg:y2="9.5cm">
          <text:p/>
        </draw:line>
        <draw:line draw:style-name="gr2164" draw:text-style-name="P5" draw:layer="layout" svg:x1="11cm" svg:y1="10cm" svg:x2="13cm" svg:y2="10cm">
          <text:p/>
        </draw:line>
        <draw:line draw:style-name="gr2165" draw:text-style-name="P5" draw:layer="layout" svg:x1="11cm" svg:y1="10cm" svg:x2="11cm" svg:y2="9cm">
          <text:p/>
        </draw:line>
        <draw:line draw:style-name="gr2166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228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228" draw:start-glue-point="4" svg:d="M10501 7001l1999-1001" svg:viewBox="0 0 2000 1002">
          <text:p/>
        </draw:connector>
        <draw:custom-shape draw:style-name="gr2167" draw:text-style-name="P8" xml:id="id229" draw:id="id229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229" draw:end-glue-point="7" svg:d="M9004 9014l4143-1159" svg:viewBox="0 0 4144 1160">
          <text:p/>
        </draw:connector>
        <draw:frame draw:style-name="gr2168" draw:text-style-name="P2" draw:layer="layout" svg:width="2cm" svg:height="0.5cm" svg:x="1cm" svg:y="13cm">
          <draw:text-box>
            <text:p text:style-name="P1"><text:span text:style-name="T1">v7, v9</text:span></text:p>
          </draw:text-box>
        </draw:frame>
        <draw:frame draw:style-name="gr2169" draw:text-style-name="P4" draw:layer="layout" svg:width="1cm" svg:height="0.5cm" svg:x="2cm" svg:y="13.5cm">
          <draw:text-box>
            <text:p text:style-name="P3"><text:span text:style-name="T1">1</text:span></text:p>
          </draw:text-box>
        </draw:frame>
        <draw:line draw:style-name="gr2170" draw:text-style-name="P5" draw:layer="layout" svg:x1="1cm" svg:y1="13cm" svg:x2="3cm" svg:y2="13cm">
          <text:p/>
        </draw:line>
        <draw:line draw:style-name="gr2171" draw:text-style-name="P5" draw:layer="layout" svg:x1="1cm" svg:y1="13.5cm" svg:x2="3cm" svg:y2="13.5cm">
          <text:p/>
        </draw:line>
        <draw:line draw:style-name="gr2172" draw:text-style-name="P5" draw:layer="layout" svg:x1="1cm" svg:y1="14cm" svg:x2="3cm" svg:y2="14cm">
          <text:p/>
        </draw:line>
        <draw:line draw:style-name="gr2173" draw:text-style-name="P5" draw:layer="layout" svg:x1="1cm" svg:y1="14cm" svg:x2="1cm" svg:y2="13cm">
          <text:p/>
        </draw:line>
        <draw:line draw:style-name="gr2174" draw:text-style-name="P5" draw:layer="layout" svg:x1="3cm" svg:y1="14cm" svg:x2="3cm" svg:y2="13cm">
          <text:p/>
        </draw:line>
        <draw:frame draw:style-name="gr2175" draw:text-style-name="P2" draw:layer="layout" svg:width="2cm" svg:height="0.5cm" svg:x="3.5cm" svg:y="13cm">
          <draw:text-box>
            <text:p text:style-name="P1"><text:span text:style-name="T1">v6, v9</text:span></text:p>
          </draw:text-box>
        </draw:frame>
        <draw:frame draw:style-name="gr2176" draw:text-style-name="P4" draw:layer="layout" svg:width="1.5cm" svg:height="0.5cm" svg:x="4cm" svg:y="13.5cm">
          <draw:text-box>
            <text:p text:style-name="P3"><text:span text:style-name="T1">2</text:span></text:p>
          </draw:text-box>
        </draw:frame>
        <draw:line draw:style-name="gr2177" draw:text-style-name="P5" draw:layer="layout" svg:x1="3.5cm" svg:y1="13cm" svg:x2="5.5cm" svg:y2="13cm">
          <text:p/>
        </draw:line>
        <draw:line draw:style-name="gr2178" draw:text-style-name="P5" draw:layer="layout" svg:x1="3.5cm" svg:y1="13.5cm" svg:x2="5.5cm" svg:y2="13.5cm">
          <text:p/>
        </draw:line>
        <draw:line draw:style-name="gr2179" draw:text-style-name="P5" draw:layer="layout" svg:x1="3.5cm" svg:y1="14cm" svg:x2="5.5cm" svg:y2="14cm">
          <text:p/>
        </draw:line>
        <draw:line draw:style-name="gr2180" draw:text-style-name="P5" draw:layer="layout" svg:x1="3.5cm" svg:y1="14cm" svg:x2="3.5cm" svg:y2="13cm">
          <text:p/>
        </draw:line>
        <draw:line draw:style-name="gr2181" draw:text-style-name="P5" draw:layer="layout" svg:x1="5.5cm" svg:y1="14cm" svg:x2="5.5cm" svg:y2="13cm">
          <text:p/>
        </draw:line>
        <draw:custom-shape draw:style-name="gr2182" draw:text-style-name="P8" xml:id="id230" draw:id="id230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83" draw:text-style-name="P5" draw:layer="layout" draw:type="line" svg:x1="2cm" svg:y1="13cm" svg:x2="3.646cm" svg:y2="11.854cm" draw:end-shape="id230" draw:end-glue-point="7" svg:d="M2000 13000l1646-1146" svg:viewBox="0 0 1647 1147">
          <text:p/>
        </draw:connector>
        <draw:connector draw:style-name="gr2184" draw:text-style-name="P5" draw:layer="layout" draw:type="line" svg:x1="4.5cm" svg:y1="13cm" svg:x2="4.354cm" svg:y2="11.854cm" draw:end-shape="id230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230" draw:start-glue-point="4" svg:d="M4000 11000l2047-990" svg:viewBox="0 0 2048 991">
          <text:p/>
        </draw:connector>
        <draw:frame draw:style-name="gr2185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2186" draw:text-style-name="P4" draw:layer="layout" svg:width="1cm" svg:height="0.5cm" svg:x="7cm" svg:y="13.5cm">
          <draw:text-box>
            <text:p text:style-name="P3"><text:span text:style-name="T1">4</text:span></text:p>
          </draw:text-box>
        </draw:frame>
        <draw:line draw:style-name="gr2187" draw:text-style-name="P5" xml:id="id233" draw:id="id233" draw:layer="layout" svg:x1="6cm" svg:y1="13cm" svg:x2="8cm" svg:y2="13cm">
          <text:p/>
        </draw:line>
        <draw:line draw:style-name="gr2188" draw:text-style-name="P5" draw:layer="layout" svg:x1="6cm" svg:y1="13.5cm" svg:x2="8cm" svg:y2="13.5cm">
          <text:p/>
        </draw:line>
        <draw:line draw:style-name="gr2189" draw:text-style-name="P5" xml:id="id235" draw:id="id235" draw:layer="layout" svg:x1="6cm" svg:y1="14cm" svg:x2="8cm" svg:y2="14cm">
          <text:p/>
        </draw:line>
        <draw:line draw:style-name="gr2190" draw:text-style-name="P5" draw:layer="layout" svg:x1="6cm" svg:y1="14cm" svg:x2="6cm" svg:y2="13cm">
          <text:p/>
        </draw:line>
        <draw:line draw:style-name="gr2191" draw:text-style-name="P5" draw:layer="layout" svg:x1="8cm" svg:y1="14cm" svg:x2="8cm" svg:y2="13cm">
          <text:p/>
        </draw:line>
        <draw:custom-shape draw:style-name="gr2192" draw:text-style-name="P8" xml:id="id231" draw:id="id231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231" draw:start-glue-point="4" svg:d="M6501 11001l3140-5025" svg:viewBox="0 0 3141 5026">
          <text:p/>
        </draw:connector>
        <draw:custom-shape draw:style-name="gr2193" draw:text-style-name="P8" xml:id="id232" draw:id="id232" draw:layer="layout" svg:width="1cm" svg:height="1cm" svg:x="8.502cm" svg:y="11.002cm">
          <text:p text:style-name="P7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232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233" draw:start-glue-point="0" draw:end-shape="id232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232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231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233" draw:start-glue-point="0" draw:end-shape="id231" draw:end-glue-point="9" svg:d="M7000 13000l-145-1145" svg:viewBox="0 0 146 1146">
          <text:p/>
        </draw:connector>
        <draw:frame draw:style-name="gr2194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2195" draw:text-style-name="P4" draw:layer="layout" svg:width="1cm" svg:height="0.5cm" svg:x="5.5cm" svg:y="17.5cm">
          <draw:text-box>
            <text:p text:style-name="P3"><text:span text:style-name="T1">2</text:span></text:p>
          </draw:text-box>
        </draw:frame>
        <draw:line draw:style-name="gr2196" draw:text-style-name="P5" draw:layer="layout" svg:x1="4.5cm" svg:y1="17cm" svg:x2="6.5cm" svg:y2="17cm">
          <text:p/>
        </draw:line>
        <draw:line draw:style-name="gr2197" draw:text-style-name="P5" draw:layer="layout" svg:x1="4.5cm" svg:y1="17.5cm" svg:x2="6.5cm" svg:y2="17.5cm">
          <text:p/>
        </draw:line>
        <draw:line draw:style-name="gr2198" draw:text-style-name="P5" draw:layer="layout" svg:x1="4.5cm" svg:y1="18cm" svg:x2="6.5cm" svg:y2="18cm">
          <text:p/>
        </draw:line>
        <draw:line draw:style-name="gr2199" draw:text-style-name="P5" draw:layer="layout" svg:x1="4.5cm" svg:y1="18cm" svg:x2="4.5cm" svg:y2="17cm">
          <text:p/>
        </draw:line>
        <draw:line draw:style-name="gr2200" draw:text-style-name="P5" draw:layer="layout" svg:x1="6.5cm" svg:y1="18cm" svg:x2="6.5cm" svg:y2="17cm">
          <text:p/>
        </draw:line>
        <draw:frame draw:style-name="gr2201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2202" draw:text-style-name="P4" draw:layer="layout" svg:width="1cm" svg:height="0.5cm" svg:x="8.5cm" svg:y="17.5cm">
          <draw:text-box>
            <text:p text:style-name="P3"><text:span text:style-name="T1">1</text:span></text:p>
          </draw:text-box>
        </draw:frame>
        <draw:line draw:style-name="gr2203" draw:text-style-name="P5" draw:layer="layout" svg:x1="7.5cm" svg:y1="17cm" svg:x2="9.5cm" svg:y2="17cm">
          <text:p/>
        </draw:line>
        <draw:line draw:style-name="gr2204" draw:text-style-name="P5" draw:layer="layout" svg:x1="7.5cm" svg:y1="17.5cm" svg:x2="9.5cm" svg:y2="17.5cm">
          <text:p/>
        </draw:line>
        <draw:line draw:style-name="gr2205" draw:text-style-name="P5" draw:layer="layout" svg:x1="7.5cm" svg:y1="18cm" svg:x2="9.5cm" svg:y2="18cm">
          <text:p/>
        </draw:line>
        <draw:line draw:style-name="gr2206" draw:text-style-name="P5" draw:layer="layout" svg:x1="7.5cm" svg:y1="18cm" svg:x2="7.5cm" svg:y2="17cm">
          <text:p/>
        </draw:line>
        <draw:line draw:style-name="gr2207" draw:text-style-name="P5" draw:layer="layout" svg:x1="9.5cm" svg:y1="18cm" svg:x2="9.5cm" svg:y2="17cm">
          <text:p/>
        </draw:line>
        <draw:custom-shape draw:style-name="gr2208" draw:text-style-name="P8" xml:id="id234" draw:id="id234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9" draw:text-style-name="P5" draw:layer="layout" draw:type="line" svg:x1="5.5cm" svg:y1="17cm" svg:x2="6.646cm" svg:y2="15.854cm" draw:end-shape="id234" draw:end-glue-point="7" svg:d="M5500 17000l1146-1146" svg:viewBox="0 0 1147 1147">
          <text:p/>
        </draw:connector>
        <draw:connector draw:style-name="gr2210" draw:text-style-name="P5" draw:layer="layout" draw:type="line" svg:x1="8.5cm" svg:y1="17cm" svg:x2="7.354cm" svg:y2="15.854cm" draw:end-shape="id234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234" draw:start-glue-point="4" draw:end-shape="id235" draw:end-glue-point="0" svg:d="M7000 15000v-1000" svg:viewBox="0 0 1 1001">
          <text:p/>
        </draw:connector>
        <draw:g>
          <draw:frame draw:style-name="gr2211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2212" draw:text-style-name="P5" draw:layer="layout" svg:x1="5cm" svg:y1="17.5cm" svg:x2="5cm" svg:y2="18cm">
            <text:p/>
          </draw:line>
        </draw:g>
        <draw:g>
          <draw:frame draw:style-name="gr2213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2214" draw:text-style-name="P5" draw:layer="layout" svg:x1="8.007cm" svg:y1="17.5cm" svg:x2="8.007cm" svg:y2="18cm">
            <text:p/>
          </draw:line>
        </draw:g>
        <draw:g>
          <draw:frame draw:style-name="gr2215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2216" draw:text-style-name="P5" draw:layer="layout" svg:x1="6.5cm" svg:y1="13.5cm" svg:x2="6.5cm" svg:y2="14cm">
            <text:p/>
          </draw:line>
        </draw:g>
        <draw:g>
          <draw:frame draw:style-name="gr2217" draw:text-style-name="P16" draw:layer="layout" svg:width="0.5cm" svg:height="0.5cm" svg:x="3.5cm" svg:y="13.5cm">
            <draw:text-box>
              <text:p text:style-name="P15"><text:span text:style-name="T5">1</text:span></text:p>
            </draw:text-box>
          </draw:frame>
          <draw:line draw:style-name="gr2218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2219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2220" draw:text-style-name="P5" draw:layer="layout" svg:x1="1.5cm" svg:y1="13.5cm" svg:x2="1.5cm" svg:y2="14cm">
            <text:p/>
          </draw:line>
        </draw:g>
        <draw:g>
          <draw:frame draw:style-name="gr2221" draw:text-style-name="P4" draw:layer="layout" svg:width="0.5cm" svg:height="0.5cm" svg:x="5cm" svg:y="9.5cm">
            <draw:text-box>
              <text:p text:style-name="P3"><text:span text:style-name="T1">1</text:span></text:p>
            </draw:text-box>
          </draw:frame>
          <draw:line draw:style-name="gr2222" draw:text-style-name="P5" draw:layer="layout" svg:x1="5.5cm" svg:y1="9.5cm" svg:x2="5.5cm" svg:y2="10cm">
            <text:p/>
          </draw:line>
        </draw:g>
        <draw:g>
          <draw:frame draw:style-name="gr2223" draw:text-style-name="P11" draw:layer="layout" svg:width="0.5cm" svg:height="0.5cm" svg:x="8cm" svg:y="9.5cm">
            <draw:text-box>
              <text:p text:style-name="P3"><text:span text:style-name="T4">0</text:span></text:p>
            </draw:text-box>
          </draw:frame>
          <draw:line draw:style-name="gr2224" draw:text-style-name="P5" draw:layer="layout" svg:x1="8.5cm" svg:y1="9.5cm" svg:x2="8.5cm" svg:y2="10cm">
            <text:p/>
          </draw:line>
        </draw:g>
        <draw:g>
          <draw:frame draw:style-name="gr2225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2226" draw:text-style-name="P5" draw:layer="layout" svg:x1="11.5cm" svg:y1="9.5cm" svg:x2="11.5cm" svg:y2="10cm">
            <text:p/>
          </draw:line>
        </draw:g>
        <draw:g>
          <draw:frame draw:style-name="gr2227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2228" draw:text-style-name="P5" draw:layer="layout" svg:x1="9cm" svg:y1="5.5cm" svg:x2="9cm" svg:y2="6cm">
            <text:p/>
          </draw:line>
        </draw:g>
        <draw:g>
          <draw:frame draw:style-name="gr2229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2230" draw:text-style-name="P5" draw:layer="layout" svg:x1="12cm" svg:y1="5.5cm" svg:x2="12cm" svg:y2="6cm">
            <text:p/>
          </draw:line>
        </draw:g>
        <draw:g>
          <draw:frame draw:style-name="gr2231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2232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><text:span text:style-name="T6">e = (v6, v9); k = 2</text:span></text:p>
          </draw:text-box>
        </draw:frame>
        <draw:custom-shape draw:style-name="gr960" draw:text-style-name="P13" draw:layer="layout" svg:width="0.901cm" svg:height="0.601cm" svg:x="18.8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frame draw:style-name="gr2233" draw:text-style-name="P2" draw:layer="layout" svg:width="2cm" svg:height="0.5cm" svg:x="14cm" svg:y="1cm">
          <draw:text-box>
            <text:p text:style-name="P18"><text:span text:style-name="T1">v5, v0</text:span></text:p>
          </draw:text-box>
        </draw:frame>
        <draw:frame draw:style-name="gr2234" draw:text-style-name="P4" draw:layer="layout" svg:width="1cm" svg:height="0.5cm" svg:x="15cm" svg:y="1.5cm">
          <draw:text-box>
            <text:p text:style-name="P19"><text:span text:style-name="T1">5</text:span></text:p>
          </draw:text-box>
        </draw:frame>
        <draw:line draw:style-name="gr2235" draw:text-style-name="P5" draw:layer="layout" svg:x1="14cm" svg:y1="1cm" svg:x2="16cm" svg:y2="1cm">
          <text:p/>
        </draw:line>
        <draw:line draw:style-name="gr2236" draw:text-style-name="P5" draw:layer="layout" svg:x1="14cm" svg:y1="1.5cm" svg:x2="16cm" svg:y2="1.5cm">
          <text:p/>
        </draw:line>
        <draw:line draw:style-name="gr2237" draw:text-style-name="P5" xml:id="id236" draw:id="id236" draw:layer="layout" svg:x1="14cm" svg:y1="2cm" svg:x2="16cm" svg:y2="2cm">
          <text:p/>
        </draw:line>
        <draw:line draw:style-name="gr2238" draw:text-style-name="P5" draw:layer="layout" svg:x1="14cm" svg:y1="2cm" svg:x2="14cm" svg:y2="1cm">
          <text:p/>
        </draw:line>
        <draw:line draw:style-name="gr2239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236" draw:end-glue-point="0" svg:d="M13596 7011l1404-5011" svg:viewBox="0 0 1405 5012">
          <text:p/>
        </draw:connector>
        <draw:frame draw:style-name="gr2240" draw:text-style-name="P2" draw:layer="layout" svg:width="2cm" svg:height="0.5cm" svg:x="8.5cm" svg:y="5cm">
          <draw:text-box>
            <text:p text:style-name="P18"><text:span text:style-name="T1">v7, v5</text:span></text:p>
          </draw:text-box>
        </draw:frame>
        <draw:frame draw:style-name="gr2241" draw:text-style-name="P4" draw:layer="layout" svg:width="1cm" svg:height="0.5cm" svg:x="9.5cm" svg:y="5.5cm">
          <draw:text-box>
            <text:p text:style-name="P19"><text:span text:style-name="T1">4</text:span></text:p>
          </draw:text-box>
        </draw:frame>
        <draw:line draw:style-name="gr2242" draw:text-style-name="P5" draw:layer="layout" svg:x1="8.5cm" svg:y1="5cm" svg:x2="10.5cm" svg:y2="5cm">
          <text:p/>
        </draw:line>
        <draw:line draw:style-name="gr2243" draw:text-style-name="P5" draw:layer="layout" svg:x1="8.5cm" svg:y1="5.5cm" svg:x2="10.5cm" svg:y2="5.5cm">
          <text:p/>
        </draw:line>
        <draw:line draw:style-name="gr2244" draw:text-style-name="P5" draw:layer="layout" svg:x1="8.5cm" svg:y1="6cm" svg:x2="10.5cm" svg:y2="6cm">
          <text:p/>
        </draw:line>
        <draw:line draw:style-name="gr2245" draw:text-style-name="P5" draw:layer="layout" svg:x1="8.5cm" svg:y1="6cm" svg:x2="8.5cm" svg:y2="5cm">
          <text:p/>
        </draw:line>
        <draw:line draw:style-name="gr2246" draw:text-style-name="P5" draw:layer="layout" svg:x1="10.5cm" svg:y1="6cm" svg:x2="10.5cm" svg:y2="5cm">
          <text:p/>
        </draw:line>
        <draw:frame draw:style-name="gr2247" draw:text-style-name="P2" draw:layer="layout" svg:width="2cm" svg:height="0.5cm" svg:x="11.5cm" svg:y="5cm">
          <draw:text-box>
            <text:p text:style-name="P18"><text:span text:style-name="T1">v7, v0</text:span></text:p>
          </draw:text-box>
        </draw:frame>
        <draw:frame draw:style-name="gr2248" draw:text-style-name="P4" draw:layer="layout" svg:width="1cm" svg:height="0.5cm" svg:x="12.5cm" svg:y="5.5cm">
          <draw:text-box>
            <text:p text:style-name="P19"><text:span text:style-name="T1">4</text:span></text:p>
          </draw:text-box>
        </draw:frame>
        <draw:line draw:style-name="gr2249" draw:text-style-name="P5" draw:layer="layout" svg:x1="11.5cm" svg:y1="5cm" svg:x2="13.5cm" svg:y2="5cm">
          <text:p/>
        </draw:line>
        <draw:line draw:style-name="gr2250" draw:text-style-name="P5" draw:layer="layout" svg:x1="11.5cm" svg:y1="5.5cm" svg:x2="13.5cm" svg:y2="5.5cm">
          <text:p/>
        </draw:line>
        <draw:line draw:style-name="gr2251" draw:text-style-name="P5" draw:layer="layout" svg:x1="11.5cm" svg:y1="6cm" svg:x2="13.5cm" svg:y2="6cm">
          <text:p/>
        </draw:line>
        <draw:line draw:style-name="gr2252" draw:text-style-name="P5" draw:layer="layout" svg:x1="11.5cm" svg:y1="6cm" svg:x2="11.5cm" svg:y2="5cm">
          <text:p/>
        </draw:line>
        <draw:line draw:style-name="gr2253" draw:text-style-name="P5" draw:layer="layout" svg:x1="13.5cm" svg:y1="6cm" svg:x2="13.5cm" svg:y2="5cm">
          <text:p/>
        </draw:line>
        <draw:custom-shape draw:style-name="gr2254" draw:text-style-name="P8" xml:id="id237" draw:id="id237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55" draw:text-style-name="P5" draw:layer="layout" draw:type="line" svg:x1="9.5cm" svg:y1="5cm" svg:x2="10.646cm" svg:y2="3.854cm" draw:end-shape="id237" draw:end-glue-point="7" svg:d="M9500 5000l1146-1146" svg:viewBox="0 0 1147 1147">
          <text:p/>
        </draw:connector>
        <draw:connector draw:style-name="gr2256" draw:text-style-name="P5" draw:layer="layout" draw:type="line" svg:x1="12.5cm" svg:y1="5cm" svg:x2="11.354cm" svg:y2="3.854cm" draw:end-shape="id237" draw:end-glue-point="9" svg:d="M12500 5000l-1146-1146" svg:viewBox="0 0 1147 1147">
          <text:p/>
        </draw:connector>
        <draw:custom-shape draw:style-name="gr2257" draw:text-style-name="P8" xml:id="id239" draw:id="id239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2258" draw:text-style-name="P2" draw:layer="layout" svg:width="2cm" svg:height="0.5cm" svg:x="5cm" svg:y="9cm">
          <draw:text-box>
            <text:p text:style-name="P18"><text:span text:style-name="T1">v6, v7</text:span></text:p>
          </draw:text-box>
        </draw:frame>
        <draw:frame draw:style-name="gr2259" draw:text-style-name="P4" draw:layer="layout" svg:width="1cm" svg:height="0.5cm" svg:x="6cm" svg:y="9.5cm">
          <draw:text-box>
            <text:p text:style-name="P19"><text:span text:style-name="T1">2</text:span></text:p>
          </draw:text-box>
        </draw:frame>
        <draw:line draw:style-name="gr2260" draw:text-style-name="P5" draw:layer="layout" svg:x1="5cm" svg:y1="9cm" svg:x2="7cm" svg:y2="9cm">
          <text:p/>
        </draw:line>
        <draw:line draw:style-name="gr2261" draw:text-style-name="P5" draw:layer="layout" svg:x1="5cm" svg:y1="9.5cm" svg:x2="7cm" svg:y2="9.5cm">
          <text:p/>
        </draw:line>
        <draw:line draw:style-name="gr2262" draw:text-style-name="P5" draw:layer="layout" svg:x1="5cm" svg:y1="10cm" svg:x2="7cm" svg:y2="10cm">
          <text:p/>
        </draw:line>
        <draw:line draw:style-name="gr2263" draw:text-style-name="P5" draw:layer="layout" svg:x1="5cm" svg:y1="10cm" svg:x2="5cm" svg:y2="9cm">
          <text:p/>
        </draw:line>
        <draw:line draw:style-name="gr2264" draw:text-style-name="P5" draw:layer="layout" svg:x1="7cm" svg:y1="10cm" svg:x2="7cm" svg:y2="9cm">
          <text:p/>
        </draw:line>
        <draw:frame draw:style-name="gr2265" draw:text-style-name="P2" draw:layer="layout" svg:width="2cm" svg:height="0.5cm" svg:x="8cm" svg:y="9cm">
          <draw:text-box>
            <text:p text:style-name="P18"><text:span text:style-name="T1">v6, v5</text:span></text:p>
          </draw:text-box>
        </draw:frame>
        <draw:frame draw:style-name="gr2266" draw:text-style-name="P4" draw:layer="layout" svg:width="1.5cm" svg:height="0.5cm" svg:x="8.5cm" svg:y="9.5cm">
          <draw:text-box>
            <text:p text:style-name="P19"><text:span text:style-name="T1">5</text:span></text:p>
          </draw:text-box>
        </draw:frame>
        <draw:line draw:style-name="gr2267" draw:text-style-name="P5" draw:layer="layout" svg:x1="8cm" svg:y1="9cm" svg:x2="10cm" svg:y2="9cm">
          <text:p/>
        </draw:line>
        <draw:line draw:style-name="gr2268" draw:text-style-name="P5" draw:layer="layout" svg:x1="8cm" svg:y1="9.5cm" svg:x2="10cm" svg:y2="9.5cm">
          <text:p/>
        </draw:line>
        <draw:line draw:style-name="gr2269" draw:text-style-name="P5" draw:layer="layout" svg:x1="8cm" svg:y1="10cm" svg:x2="10cm" svg:y2="10cm">
          <text:p/>
        </draw:line>
        <draw:line draw:style-name="gr2270" draw:text-style-name="P5" draw:layer="layout" svg:x1="8cm" svg:y1="10cm" svg:x2="8cm" svg:y2="9cm">
          <text:p/>
        </draw:line>
        <draw:line draw:style-name="gr2271" draw:text-style-name="P5" draw:layer="layout" svg:x1="10cm" svg:y1="10cm" svg:x2="10cm" svg:y2="9cm">
          <text:p/>
        </draw:line>
        <draw:custom-shape draw:style-name="gr2272" draw:text-style-name="P8" xml:id="id238" draw:id="id238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73" draw:text-style-name="P5" draw:layer="layout" draw:type="line" svg:x1="6cm" svg:y1="9cm" svg:x2="7.146cm" svg:y2="7.854cm" draw:end-shape="id238" draw:end-glue-point="7" svg:d="M6000 9000l1146-1146" svg:viewBox="0 0 1147 1147">
          <text:p/>
        </draw:connector>
        <draw:connector draw:style-name="gr2274" draw:text-style-name="P5" draw:layer="layout" draw:type="line" svg:x1="9cm" svg:y1="9cm" svg:x2="7.854cm" svg:y2="7.854cm" draw:end-shape="id238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239" draw:end-glue-point="6" svg:d="M6000 9000l4001-1499" svg:viewBox="0 0 4002 1500">
          <text:p/>
        </draw:connector>
        <draw:frame draw:style-name="gr2275" draw:text-style-name="P2" draw:layer="layout" svg:width="2cm" svg:height="0.5cm" svg:x="11cm" svg:y="9cm">
          <draw:text-box>
            <text:p text:style-name="P18"><text:span text:style-name="T1">v6, v0</text:span></text:p>
          </draw:text-box>
        </draw:frame>
        <draw:frame draw:style-name="gr2276" draw:text-style-name="P4" draw:layer="layout" svg:width="1cm" svg:height="0.5cm" svg:x="12cm" svg:y="9.5cm">
          <draw:text-box>
            <text:p text:style-name="P19"><text:span text:style-name="T1">2</text:span></text:p>
          </draw:text-box>
        </draw:frame>
        <draw:line draw:style-name="gr2277" draw:text-style-name="P5" draw:layer="layout" svg:x1="11cm" svg:y1="9cm" svg:x2="13cm" svg:y2="9cm">
          <text:p/>
        </draw:line>
        <draw:line draw:style-name="gr2278" draw:text-style-name="P5" draw:layer="layout" svg:x1="11cm" svg:y1="9.5cm" svg:x2="13cm" svg:y2="9.5cm">
          <text:p/>
        </draw:line>
        <draw:line draw:style-name="gr2279" draw:text-style-name="P5" draw:layer="layout" svg:x1="11cm" svg:y1="10cm" svg:x2="13cm" svg:y2="10cm">
          <text:p/>
        </draw:line>
        <draw:line draw:style-name="gr2280" draw:text-style-name="P5" draw:layer="layout" svg:x1="11cm" svg:y1="10cm" svg:x2="11cm" svg:y2="9cm">
          <text:p/>
        </draw:line>
        <draw:line draw:style-name="gr2281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239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239" draw:start-glue-point="4" svg:d="M10501 7001l1999-1001" svg:viewBox="0 0 2000 1002">
          <text:p/>
        </draw:connector>
        <draw:custom-shape draw:style-name="gr2282" draw:text-style-name="P8" xml:id="id240" draw:id="id240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240" draw:end-glue-point="7" svg:d="M9004 9014l4143-1159" svg:viewBox="0 0 4144 1160">
          <text:p/>
        </draw:connector>
        <draw:frame draw:style-name="gr2283" draw:text-style-name="P2" draw:layer="layout" svg:width="2cm" svg:height="0.5cm" svg:x="1cm" svg:y="13cm">
          <draw:text-box>
            <text:p text:style-name="P18"><text:span text:style-name="T1">v7, v9</text:span></text:p>
          </draw:text-box>
        </draw:frame>
        <draw:frame draw:style-name="gr2284" draw:text-style-name="P4" draw:layer="layout" svg:width="1cm" svg:height="0.5cm" svg:x="2cm" svg:y="13.5cm">
          <draw:text-box>
            <text:p text:style-name="P19"><text:span text:style-name="T1">1</text:span></text:p>
          </draw:text-box>
        </draw:frame>
        <draw:line draw:style-name="gr2285" draw:text-style-name="P5" draw:layer="layout" svg:x1="1cm" svg:y1="13cm" svg:x2="3cm" svg:y2="13cm">
          <text:p/>
        </draw:line>
        <draw:line draw:style-name="gr2286" draw:text-style-name="P5" draw:layer="layout" svg:x1="1cm" svg:y1="13.5cm" svg:x2="3cm" svg:y2="13.5cm">
          <text:p/>
        </draw:line>
        <draw:line draw:style-name="gr2287" draw:text-style-name="P5" draw:layer="layout" svg:x1="1cm" svg:y1="14cm" svg:x2="3cm" svg:y2="14cm">
          <text:p/>
        </draw:line>
        <draw:line draw:style-name="gr2288" draw:text-style-name="P5" draw:layer="layout" svg:x1="1cm" svg:y1="14cm" svg:x2="1cm" svg:y2="13cm">
          <text:p/>
        </draw:line>
        <draw:line draw:style-name="gr2289" draw:text-style-name="P5" draw:layer="layout" svg:x1="3cm" svg:y1="14cm" svg:x2="3cm" svg:y2="13cm">
          <text:p/>
        </draw:line>
        <draw:frame draw:style-name="gr2290" draw:text-style-name="P2" draw:layer="layout" svg:width="2cm" svg:height="0.5cm" svg:x="3.5cm" svg:y="13cm">
          <draw:text-box>
            <text:p text:style-name="P18"><text:span text:style-name="T1">v6, v9</text:span></text:p>
          </draw:text-box>
        </draw:frame>
        <draw:frame draw:style-name="gr2291" draw:text-style-name="P4" draw:layer="layout" svg:width="1.5cm" svg:height="0.5cm" svg:x="4cm" svg:y="13.5cm">
          <draw:text-box>
            <text:p text:style-name="P19"><text:span text:style-name="T1">2</text:span></text:p>
          </draw:text-box>
        </draw:frame>
        <draw:line draw:style-name="gr2292" draw:text-style-name="P5" draw:layer="layout" svg:x1="3.5cm" svg:y1="13cm" svg:x2="5.5cm" svg:y2="13cm">
          <text:p/>
        </draw:line>
        <draw:line draw:style-name="gr2293" draw:text-style-name="P5" draw:layer="layout" svg:x1="3.5cm" svg:y1="13.5cm" svg:x2="5.5cm" svg:y2="13.5cm">
          <text:p/>
        </draw:line>
        <draw:line draw:style-name="gr2294" draw:text-style-name="P5" draw:layer="layout" svg:x1="3.5cm" svg:y1="14cm" svg:x2="5.5cm" svg:y2="14cm">
          <text:p/>
        </draw:line>
        <draw:line draw:style-name="gr2295" draw:text-style-name="P5" draw:layer="layout" svg:x1="3.5cm" svg:y1="14cm" svg:x2="3.5cm" svg:y2="13cm">
          <text:p/>
        </draw:line>
        <draw:line draw:style-name="gr2296" draw:text-style-name="P5" draw:layer="layout" svg:x1="5.5cm" svg:y1="14cm" svg:x2="5.5cm" svg:y2="13cm">
          <text:p/>
        </draw:line>
        <draw:custom-shape draw:style-name="gr2297" draw:text-style-name="P8" xml:id="id241" draw:id="id241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98" draw:text-style-name="P5" draw:layer="layout" draw:type="line" svg:x1="2cm" svg:y1="13cm" svg:x2="3.646cm" svg:y2="11.854cm" draw:end-shape="id241" draw:end-glue-point="7" svg:d="M2000 13000l1646-1146" svg:viewBox="0 0 1647 1147">
          <text:p/>
        </draw:connector>
        <draw:connector draw:style-name="gr2299" draw:text-style-name="P5" draw:layer="layout" draw:type="line" svg:x1="4.5cm" svg:y1="13cm" svg:x2="4.354cm" svg:y2="11.854cm" draw:end-shape="id241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241" draw:start-glue-point="4" svg:d="M4000 11000l2047-990" svg:viewBox="0 0 2048 991">
          <text:p/>
        </draw:connector>
        <draw:frame draw:style-name="gr2300" draw:text-style-name="P2" draw:layer="layout" svg:width="2cm" svg:height="0.5cm" svg:x="6cm" svg:y="13cm">
          <draw:text-box>
            <text:p text:style-name="P18"><text:span text:style-name="T1">v5, v9</text:span></text:p>
          </draw:text-box>
        </draw:frame>
        <draw:frame draw:style-name="gr2301" draw:text-style-name="P4" draw:layer="layout" svg:width="1cm" svg:height="0.5cm" svg:x="7cm" svg:y="13.5cm">
          <draw:text-box>
            <text:p text:style-name="P19"><text:span text:style-name="T1">4</text:span></text:p>
          </draw:text-box>
        </draw:frame>
        <draw:line draw:style-name="gr2302" draw:text-style-name="P5" xml:id="id244" draw:id="id244" draw:layer="layout" svg:x1="6cm" svg:y1="13cm" svg:x2="8cm" svg:y2="13cm">
          <text:p/>
        </draw:line>
        <draw:line draw:style-name="gr2303" draw:text-style-name="P5" draw:layer="layout" svg:x1="6cm" svg:y1="13.5cm" svg:x2="8cm" svg:y2="13.5cm">
          <text:p/>
        </draw:line>
        <draw:line draw:style-name="gr2304" draw:text-style-name="P5" xml:id="id246" draw:id="id246" draw:layer="layout" svg:x1="6cm" svg:y1="14cm" svg:x2="8cm" svg:y2="14cm">
          <text:p/>
        </draw:line>
        <draw:line draw:style-name="gr2305" draw:text-style-name="P5" draw:layer="layout" svg:x1="6cm" svg:y1="14cm" svg:x2="6cm" svg:y2="13cm">
          <text:p/>
        </draw:line>
        <draw:line draw:style-name="gr2306" draw:text-style-name="P5" draw:layer="layout" svg:x1="8cm" svg:y1="14cm" svg:x2="8cm" svg:y2="13cm">
          <text:p/>
        </draw:line>
        <draw:custom-shape draw:style-name="gr2307" draw:text-style-name="P8" xml:id="id242" draw:id="id242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242" draw:start-glue-point="4" svg:d="M6501 11001l3140-5025" svg:viewBox="0 0 3141 5026">
          <text:p/>
        </draw:connector>
        <draw:custom-shape draw:style-name="gr2308" draw:text-style-name="P8" xml:id="id243" draw:id="id243" draw:layer="layout" svg:width="1cm" svg:height="1cm" svg:x="8.502cm" svg:y="11.002cm">
          <text:p text:style-name="P7"><text:span text:style-name="T2">R</text:span><text:span text:style-name="T3">1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243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244" draw:start-glue-point="0" draw:end-shape="id243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243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242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244" draw:start-glue-point="0" draw:end-shape="id242" draw:end-glue-point="9" svg:d="M7000 13000l-145-1145" svg:viewBox="0 0 146 1146">
          <text:p/>
        </draw:connector>
        <draw:frame draw:style-name="gr2309" draw:text-style-name="P2" draw:layer="layout" svg:width="2cm" svg:height="0.5cm" svg:x="4.5cm" svg:y="17cm">
          <draw:text-box>
            <text:p text:style-name="P18"><text:span text:style-name="T1">v5, v8</text:span></text:p>
          </draw:text-box>
        </draw:frame>
        <draw:frame draw:style-name="gr2310" draw:text-style-name="P4" draw:layer="layout" svg:width="1cm" svg:height="0.5cm" svg:x="5.5cm" svg:y="17.5cm">
          <draw:text-box>
            <text:p text:style-name="P19"><text:span text:style-name="T1">2</text:span></text:p>
          </draw:text-box>
        </draw:frame>
        <draw:line draw:style-name="gr2311" draw:text-style-name="P5" draw:layer="layout" svg:x1="4.5cm" svg:y1="17cm" svg:x2="6.5cm" svg:y2="17cm">
          <text:p/>
        </draw:line>
        <draw:line draw:style-name="gr2312" draw:text-style-name="P5" draw:layer="layout" svg:x1="4.5cm" svg:y1="17.5cm" svg:x2="6.5cm" svg:y2="17.5cm">
          <text:p/>
        </draw:line>
        <draw:line draw:style-name="gr2313" draw:text-style-name="P5" draw:layer="layout" svg:x1="4.5cm" svg:y1="18cm" svg:x2="6.5cm" svg:y2="18cm">
          <text:p/>
        </draw:line>
        <draw:line draw:style-name="gr2314" draw:text-style-name="P5" draw:layer="layout" svg:x1="4.5cm" svg:y1="18cm" svg:x2="4.5cm" svg:y2="17cm">
          <text:p/>
        </draw:line>
        <draw:line draw:style-name="gr2315" draw:text-style-name="P5" draw:layer="layout" svg:x1="6.5cm" svg:y1="18cm" svg:x2="6.5cm" svg:y2="17cm">
          <text:p/>
        </draw:line>
        <draw:frame draw:style-name="gr2316" draw:text-style-name="P2" draw:layer="layout" svg:width="2cm" svg:height="0.5cm" svg:x="7.5cm" svg:y="17cm">
          <draw:text-box>
            <text:p text:style-name="P18"><text:span text:style-name="T1">v8, v9</text:span></text:p>
          </draw:text-box>
        </draw:frame>
        <draw:frame draw:style-name="gr2317" draw:text-style-name="P4" draw:layer="layout" svg:width="1cm" svg:height="0.5cm" svg:x="8.5cm" svg:y="17.5cm">
          <draw:text-box>
            <text:p text:style-name="P19"><text:span text:style-name="T1">1</text:span></text:p>
          </draw:text-box>
        </draw:frame>
        <draw:line draw:style-name="gr2318" draw:text-style-name="P5" draw:layer="layout" svg:x1="7.5cm" svg:y1="17cm" svg:x2="9.5cm" svg:y2="17cm">
          <text:p/>
        </draw:line>
        <draw:line draw:style-name="gr2319" draw:text-style-name="P5" draw:layer="layout" svg:x1="7.5cm" svg:y1="17.5cm" svg:x2="9.5cm" svg:y2="17.5cm">
          <text:p/>
        </draw:line>
        <draw:line draw:style-name="gr2320" draw:text-style-name="P5" draw:layer="layout" svg:x1="7.5cm" svg:y1="18cm" svg:x2="9.5cm" svg:y2="18cm">
          <text:p/>
        </draw:line>
        <draw:line draw:style-name="gr2321" draw:text-style-name="P5" draw:layer="layout" svg:x1="7.5cm" svg:y1="18cm" svg:x2="7.5cm" svg:y2="17cm">
          <text:p/>
        </draw:line>
        <draw:line draw:style-name="gr2322" draw:text-style-name="P5" draw:layer="layout" svg:x1="9.5cm" svg:y1="18cm" svg:x2="9.5cm" svg:y2="17cm">
          <text:p/>
        </draw:line>
        <draw:custom-shape draw:style-name="gr2323" draw:text-style-name="P8" xml:id="id245" draw:id="id245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4" draw:text-style-name="P5" draw:layer="layout" draw:type="line" svg:x1="5.5cm" svg:y1="17cm" svg:x2="6.646cm" svg:y2="15.854cm" draw:end-shape="id245" draw:end-glue-point="7" svg:d="M5500 17000l1146-1146" svg:viewBox="0 0 1147 1147">
          <text:p/>
        </draw:connector>
        <draw:connector draw:style-name="gr2325" draw:text-style-name="P5" draw:layer="layout" draw:type="line" svg:x1="8.5cm" svg:y1="17cm" svg:x2="7.354cm" svg:y2="15.854cm" draw:end-shape="id245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245" draw:start-glue-point="4" draw:end-shape="id246" draw:end-glue-point="0" svg:d="M7000 15000v-1000" svg:viewBox="0 0 1 1001">
          <text:p/>
        </draw:connector>
        <draw:g>
          <draw:frame draw:style-name="gr2326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2327" draw:text-style-name="P5" draw:layer="layout" svg:x1="5cm" svg:y1="17.5cm" svg:x2="5cm" svg:y2="18cm">
            <text:p/>
          </draw:line>
        </draw:g>
        <draw:g>
          <draw:frame draw:style-name="gr2328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2329" draw:text-style-name="P5" draw:layer="layout" svg:x1="8.007cm" svg:y1="17.5cm" svg:x2="8.007cm" svg:y2="18cm">
            <text:p/>
          </draw:line>
        </draw:g>
        <draw:g>
          <draw:frame draw:style-name="gr2330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2331" draw:text-style-name="P5" draw:layer="layout" svg:x1="6.5cm" svg:y1="13.5cm" svg:x2="6.5cm" svg:y2="14cm">
            <text:p/>
          </draw:line>
        </draw:g>
        <draw:g>
          <draw:frame draw:style-name="gr2332" draw:text-style-name="P16" draw:layer="layout" svg:width="0.5cm" svg:height="0.5cm" svg:x="3.5cm" svg:y="13.5cm">
            <draw:text-box>
              <text:p text:style-name="P15"><text:span text:style-name="T5">1</text:span></text:p>
            </draw:text-box>
          </draw:frame>
          <draw:line draw:style-name="gr2333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2334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2335" draw:text-style-name="P5" draw:layer="layout" svg:x1="1.5cm" svg:y1="13.5cm" svg:x2="1.5cm" svg:y2="14cm">
            <text:p/>
          </draw:line>
        </draw:g>
        <draw:g>
          <draw:frame draw:style-name="gr2336" draw:text-style-name="P4" draw:layer="layout" svg:width="0.5cm" svg:height="0.5cm" svg:x="5cm" svg:y="9.5cm">
            <draw:text-box>
              <text:p text:style-name="P3"><text:span text:style-name="T1">1</text:span></text:p>
            </draw:text-box>
          </draw:frame>
          <draw:line draw:style-name="gr2337" draw:text-style-name="P5" draw:layer="layout" svg:x1="5.5cm" svg:y1="9.5cm" svg:x2="5.5cm" svg:y2="10cm">
            <text:p/>
          </draw:line>
        </draw:g>
        <draw:g>
          <draw:frame draw:style-name="gr2338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2339" draw:text-style-name="P5" draw:layer="layout" svg:x1="8.5cm" svg:y1="9.5cm" svg:x2="8.5cm" svg:y2="10cm">
            <text:p/>
          </draw:line>
        </draw:g>
        <draw:g>
          <draw:frame draw:style-name="gr2340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2341" draw:text-style-name="P5" draw:layer="layout" svg:x1="11.5cm" svg:y1="9.5cm" svg:x2="11.5cm" svg:y2="10cm">
            <text:p/>
          </draw:line>
        </draw:g>
        <draw:g>
          <draw:frame draw:style-name="gr2342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2343" draw:text-style-name="P5" draw:layer="layout" svg:x1="9cm" svg:y1="5.5cm" svg:x2="9cm" svg:y2="6cm">
            <text:p/>
          </draw:line>
        </draw:g>
        <draw:g>
          <draw:frame draw:style-name="gr2344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2345" draw:text-style-name="P5" draw:layer="layout" svg:x1="12cm" svg:y1="5.5cm" svg:x2="12cm" svg:y2="6cm">
            <text:p/>
          </draw:line>
        </draw:g>
        <draw:g>
          <draw:frame draw:style-name="gr2346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2347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347cm" svg:y="16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7.4cm" svg:y="15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 text:style-name="P22">e = (v6, v9); k = 2</text:p>
          </draw:text-box>
        </draw:frame>
        <draw:custom-shape draw:style-name="gr1191" draw:text-style-name="P13" draw:layer="layout" svg:width="0.901cm" svg:height="0.601cm" svg:x="18.5cm" svg:y="15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frame draw:style-name="gr2348" draw:text-style-name="P2" draw:layer="layout" svg:width="2cm" svg:height="0.5cm" svg:x="14cm" svg:y="1cm">
          <draw:text-box>
            <text:p text:style-name="P18"><text:span text:style-name="T1">v5, v0</text:span></text:p>
          </draw:text-box>
        </draw:frame>
        <draw:frame draw:style-name="gr2349" draw:text-style-name="P4" draw:layer="layout" svg:width="1cm" svg:height="0.5cm" svg:x="15cm" svg:y="1.5cm">
          <draw:text-box>
            <text:p text:style-name="P19"><text:span text:style-name="T1">5</text:span></text:p>
          </draw:text-box>
        </draw:frame>
        <draw:line draw:style-name="gr2350" draw:text-style-name="P5" draw:layer="layout" svg:x1="14cm" svg:y1="1cm" svg:x2="16cm" svg:y2="1cm">
          <text:p/>
        </draw:line>
        <draw:line draw:style-name="gr2351" draw:text-style-name="P5" draw:layer="layout" svg:x1="14cm" svg:y1="1.5cm" svg:x2="16cm" svg:y2="1.5cm">
          <text:p/>
        </draw:line>
        <draw:line draw:style-name="gr2352" draw:text-style-name="P5" xml:id="id247" draw:id="id247" draw:layer="layout" svg:x1="14cm" svg:y1="2cm" svg:x2="16cm" svg:y2="2cm">
          <text:p/>
        </draw:line>
        <draw:line draw:style-name="gr2353" draw:text-style-name="P5" draw:layer="layout" svg:x1="14cm" svg:y1="2cm" svg:x2="14cm" svg:y2="1cm">
          <text:p/>
        </draw:line>
        <draw:line draw:style-name="gr2354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247" draw:end-glue-point="0" svg:d="M13596 7011l1404-5011" svg:viewBox="0 0 1405 5012">
          <text:p/>
        </draw:connector>
        <draw:frame draw:style-name="gr2355" draw:text-style-name="P2" draw:layer="layout" svg:width="2cm" svg:height="0.5cm" svg:x="8.5cm" svg:y="5cm">
          <draw:text-box>
            <text:p text:style-name="P18"><text:span text:style-name="T1">v7, v5</text:span></text:p>
          </draw:text-box>
        </draw:frame>
        <draw:frame draw:style-name="gr2356" draw:text-style-name="P4" draw:layer="layout" svg:width="1cm" svg:height="0.5cm" svg:x="9.5cm" svg:y="5.5cm">
          <draw:text-box>
            <text:p text:style-name="P19"><text:span text:style-name="T1">4</text:span></text:p>
          </draw:text-box>
        </draw:frame>
        <draw:line draw:style-name="gr2357" draw:text-style-name="P5" draw:layer="layout" svg:x1="8.5cm" svg:y1="5cm" svg:x2="10.5cm" svg:y2="5cm">
          <text:p/>
        </draw:line>
        <draw:line draw:style-name="gr2358" draw:text-style-name="P5" draw:layer="layout" svg:x1="8.5cm" svg:y1="5.5cm" svg:x2="10.5cm" svg:y2="5.5cm">
          <text:p/>
        </draw:line>
        <draw:line draw:style-name="gr2359" draw:text-style-name="P5" draw:layer="layout" svg:x1="8.5cm" svg:y1="6cm" svg:x2="10.5cm" svg:y2="6cm">
          <text:p/>
        </draw:line>
        <draw:line draw:style-name="gr2360" draw:text-style-name="P5" draw:layer="layout" svg:x1="8.5cm" svg:y1="6cm" svg:x2="8.5cm" svg:y2="5cm">
          <text:p/>
        </draw:line>
        <draw:line draw:style-name="gr2361" draw:text-style-name="P5" draw:layer="layout" svg:x1="10.5cm" svg:y1="6cm" svg:x2="10.5cm" svg:y2="5cm">
          <text:p/>
        </draw:line>
        <draw:frame draw:style-name="gr2362" draw:text-style-name="P2" draw:layer="layout" svg:width="2cm" svg:height="0.5cm" svg:x="11.5cm" svg:y="5cm">
          <draw:text-box>
            <text:p text:style-name="P18"><text:span text:style-name="T1">v7, v0</text:span></text:p>
          </draw:text-box>
        </draw:frame>
        <draw:frame draw:style-name="gr2363" draw:text-style-name="P4" draw:layer="layout" svg:width="1cm" svg:height="0.5cm" svg:x="12.5cm" svg:y="5.5cm">
          <draw:text-box>
            <text:p text:style-name="P19"><text:span text:style-name="T1">4</text:span></text:p>
          </draw:text-box>
        </draw:frame>
        <draw:line draw:style-name="gr2364" draw:text-style-name="P5" draw:layer="layout" svg:x1="11.5cm" svg:y1="5cm" svg:x2="13.5cm" svg:y2="5cm">
          <text:p/>
        </draw:line>
        <draw:line draw:style-name="gr2365" draw:text-style-name="P5" draw:layer="layout" svg:x1="11.5cm" svg:y1="5.5cm" svg:x2="13.5cm" svg:y2="5.5cm">
          <text:p/>
        </draw:line>
        <draw:line draw:style-name="gr2366" draw:text-style-name="P5" draw:layer="layout" svg:x1="11.5cm" svg:y1="6cm" svg:x2="13.5cm" svg:y2="6cm">
          <text:p/>
        </draw:line>
        <draw:line draw:style-name="gr2367" draw:text-style-name="P5" draw:layer="layout" svg:x1="11.5cm" svg:y1="6cm" svg:x2="11.5cm" svg:y2="5cm">
          <text:p/>
        </draw:line>
        <draw:line draw:style-name="gr2368" draw:text-style-name="P5" draw:layer="layout" svg:x1="13.5cm" svg:y1="6cm" svg:x2="13.5cm" svg:y2="5cm">
          <text:p/>
        </draw:line>
        <draw:custom-shape draw:style-name="gr2369" draw:text-style-name="P8" xml:id="id248" draw:id="id248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70" draw:text-style-name="P5" draw:layer="layout" draw:type="line" svg:x1="9.5cm" svg:y1="5cm" svg:x2="10.646cm" svg:y2="3.854cm" draw:end-shape="id248" draw:end-glue-point="7" svg:d="M9500 5000l1146-1146" svg:viewBox="0 0 1147 1147">
          <text:p/>
        </draw:connector>
        <draw:connector draw:style-name="gr2371" draw:text-style-name="P5" draw:layer="layout" draw:type="line" svg:x1="12.5cm" svg:y1="5cm" svg:x2="11.354cm" svg:y2="3.854cm" draw:end-shape="id248" draw:end-glue-point="9" svg:d="M12500 5000l-1146-1146" svg:viewBox="0 0 1147 1147">
          <text:p/>
        </draw:connector>
        <draw:custom-shape draw:style-name="gr2372" draw:text-style-name="P8" xml:id="id250" draw:id="id250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2373" draw:text-style-name="P2" draw:layer="layout" svg:width="2cm" svg:height="0.5cm" svg:x="5cm" svg:y="9cm">
          <draw:text-box>
            <text:p text:style-name="P18"><text:span text:style-name="T1">v6, v7</text:span></text:p>
          </draw:text-box>
        </draw:frame>
        <draw:frame draw:style-name="gr2374" draw:text-style-name="P4" draw:layer="layout" svg:width="1cm" svg:height="0.5cm" svg:x="6cm" svg:y="9.5cm">
          <draw:text-box>
            <text:p text:style-name="P19"><text:span text:style-name="T1">2</text:span></text:p>
          </draw:text-box>
        </draw:frame>
        <draw:line draw:style-name="gr2375" draw:text-style-name="P5" draw:layer="layout" svg:x1="5cm" svg:y1="9cm" svg:x2="7cm" svg:y2="9cm">
          <text:p/>
        </draw:line>
        <draw:line draw:style-name="gr2376" draw:text-style-name="P5" draw:layer="layout" svg:x1="5cm" svg:y1="9.5cm" svg:x2="7cm" svg:y2="9.5cm">
          <text:p/>
        </draw:line>
        <draw:line draw:style-name="gr2377" draw:text-style-name="P5" draw:layer="layout" svg:x1="5cm" svg:y1="10cm" svg:x2="7cm" svg:y2="10cm">
          <text:p/>
        </draw:line>
        <draw:line draw:style-name="gr2378" draw:text-style-name="P5" draw:layer="layout" svg:x1="5cm" svg:y1="10cm" svg:x2="5cm" svg:y2="9cm">
          <text:p/>
        </draw:line>
        <draw:line draw:style-name="gr2379" draw:text-style-name="P5" draw:layer="layout" svg:x1="7cm" svg:y1="10cm" svg:x2="7cm" svg:y2="9cm">
          <text:p/>
        </draw:line>
        <draw:frame draw:style-name="gr2380" draw:text-style-name="P2" draw:layer="layout" svg:width="2cm" svg:height="0.5cm" svg:x="8cm" svg:y="9cm">
          <draw:text-box>
            <text:p text:style-name="P18"><text:span text:style-name="T1">v6, v5</text:span></text:p>
          </draw:text-box>
        </draw:frame>
        <draw:frame draw:style-name="gr2381" draw:text-style-name="P4" draw:layer="layout" svg:width="1.5cm" svg:height="0.5cm" svg:x="8.5cm" svg:y="9.5cm">
          <draw:text-box>
            <text:p text:style-name="P19"><text:span text:style-name="T1">5</text:span></text:p>
          </draw:text-box>
        </draw:frame>
        <draw:line draw:style-name="gr2382" draw:text-style-name="P5" draw:layer="layout" svg:x1="8cm" svg:y1="9cm" svg:x2="10cm" svg:y2="9cm">
          <text:p/>
        </draw:line>
        <draw:line draw:style-name="gr2383" draw:text-style-name="P5" draw:layer="layout" svg:x1="8cm" svg:y1="9.5cm" svg:x2="10cm" svg:y2="9.5cm">
          <text:p/>
        </draw:line>
        <draw:line draw:style-name="gr2384" draw:text-style-name="P5" draw:layer="layout" svg:x1="8cm" svg:y1="10cm" svg:x2="10cm" svg:y2="10cm">
          <text:p/>
        </draw:line>
        <draw:line draw:style-name="gr2385" draw:text-style-name="P5" draw:layer="layout" svg:x1="8cm" svg:y1="10cm" svg:x2="8cm" svg:y2="9cm">
          <text:p/>
        </draw:line>
        <draw:line draw:style-name="gr2386" draw:text-style-name="P5" draw:layer="layout" svg:x1="10cm" svg:y1="10cm" svg:x2="10cm" svg:y2="9cm">
          <text:p/>
        </draw:line>
        <draw:custom-shape draw:style-name="gr2387" draw:text-style-name="P8" xml:id="id249" draw:id="id249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88" draw:text-style-name="P5" draw:layer="layout" draw:type="line" svg:x1="6cm" svg:y1="9cm" svg:x2="7.146cm" svg:y2="7.854cm" draw:end-shape="id249" draw:end-glue-point="7" svg:d="M6000 9000l1146-1146" svg:viewBox="0 0 1147 1147">
          <text:p/>
        </draw:connector>
        <draw:connector draw:style-name="gr2389" draw:text-style-name="P5" draw:layer="layout" draw:type="line" svg:x1="9cm" svg:y1="9cm" svg:x2="7.854cm" svg:y2="7.854cm" draw:end-shape="id249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250" draw:end-glue-point="6" svg:d="M6000 9000l4001-1499" svg:viewBox="0 0 4002 1500">
          <text:p/>
        </draw:connector>
        <draw:frame draw:style-name="gr2390" draw:text-style-name="P2" draw:layer="layout" svg:width="2cm" svg:height="0.5cm" svg:x="11cm" svg:y="9cm">
          <draw:text-box>
            <text:p text:style-name="P18"><text:span text:style-name="T1">v6, v0</text:span></text:p>
          </draw:text-box>
        </draw:frame>
        <draw:frame draw:style-name="gr2391" draw:text-style-name="P4" draw:layer="layout" svg:width="1cm" svg:height="0.5cm" svg:x="12cm" svg:y="9.5cm">
          <draw:text-box>
            <text:p text:style-name="P19"><text:span text:style-name="T1">2</text:span></text:p>
          </draw:text-box>
        </draw:frame>
        <draw:line draw:style-name="gr2392" draw:text-style-name="P5" draw:layer="layout" svg:x1="11cm" svg:y1="9cm" svg:x2="13cm" svg:y2="9cm">
          <text:p/>
        </draw:line>
        <draw:line draw:style-name="gr2393" draw:text-style-name="P5" draw:layer="layout" svg:x1="11cm" svg:y1="9.5cm" svg:x2="13cm" svg:y2="9.5cm">
          <text:p/>
        </draw:line>
        <draw:line draw:style-name="gr2394" draw:text-style-name="P5" draw:layer="layout" svg:x1="11cm" svg:y1="10cm" svg:x2="13cm" svg:y2="10cm">
          <text:p/>
        </draw:line>
        <draw:line draw:style-name="gr2395" draw:text-style-name="P5" draw:layer="layout" svg:x1="11cm" svg:y1="10cm" svg:x2="11cm" svg:y2="9cm">
          <text:p/>
        </draw:line>
        <draw:line draw:style-name="gr2396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250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250" draw:start-glue-point="4" svg:d="M10501 7001l1999-1001" svg:viewBox="0 0 2000 1002">
          <text:p/>
        </draw:connector>
        <draw:custom-shape draw:style-name="gr2397" draw:text-style-name="P8" xml:id="id251" draw:id="id251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251" draw:end-glue-point="7" svg:d="M9004 9014l4143-1159" svg:viewBox="0 0 4144 1160">
          <text:p/>
        </draw:connector>
        <draw:frame draw:style-name="gr2398" draw:text-style-name="P2" draw:layer="layout" svg:width="2cm" svg:height="0.5cm" svg:x="1cm" svg:y="13cm">
          <draw:text-box>
            <text:p text:style-name="P18"><text:span text:style-name="T1">v7, v9</text:span></text:p>
          </draw:text-box>
        </draw:frame>
        <draw:frame draw:style-name="gr2399" draw:text-style-name="P4" draw:layer="layout" svg:width="1cm" svg:height="0.5cm" svg:x="2cm" svg:y="13.5cm">
          <draw:text-box>
            <text:p text:style-name="P19"><text:span text:style-name="T1">1</text:span></text:p>
          </draw:text-box>
        </draw:frame>
        <draw:line draw:style-name="gr2400" draw:text-style-name="P5" draw:layer="layout" svg:x1="1cm" svg:y1="13cm" svg:x2="3cm" svg:y2="13cm">
          <text:p/>
        </draw:line>
        <draw:line draw:style-name="gr2401" draw:text-style-name="P5" draw:layer="layout" svg:x1="1cm" svg:y1="13.5cm" svg:x2="3cm" svg:y2="13.5cm">
          <text:p/>
        </draw:line>
        <draw:line draw:style-name="gr2402" draw:text-style-name="P5" draw:layer="layout" svg:x1="1cm" svg:y1="14cm" svg:x2="3cm" svg:y2="14cm">
          <text:p/>
        </draw:line>
        <draw:line draw:style-name="gr2403" draw:text-style-name="P5" draw:layer="layout" svg:x1="1cm" svg:y1="14cm" svg:x2="1cm" svg:y2="13cm">
          <text:p/>
        </draw:line>
        <draw:line draw:style-name="gr2404" draw:text-style-name="P5" draw:layer="layout" svg:x1="3cm" svg:y1="14cm" svg:x2="3cm" svg:y2="13cm">
          <text:p/>
        </draw:line>
        <draw:frame draw:style-name="gr2405" draw:text-style-name="P2" draw:layer="layout" svg:width="2cm" svg:height="0.5cm" svg:x="3.5cm" svg:y="13cm">
          <draw:text-box>
            <text:p text:style-name="P18"><text:span text:style-name="T1">v6, v9</text:span></text:p>
          </draw:text-box>
        </draw:frame>
        <draw:frame draw:style-name="gr2406" draw:text-style-name="P4" draw:layer="layout" svg:width="1.5cm" svg:height="0.5cm" svg:x="4cm" svg:y="13.5cm">
          <draw:text-box>
            <text:p text:style-name="P19"><text:span text:style-name="T1">2</text:span></text:p>
          </draw:text-box>
        </draw:frame>
        <draw:line draw:style-name="gr2407" draw:text-style-name="P5" draw:layer="layout" svg:x1="3.5cm" svg:y1="13cm" svg:x2="5.5cm" svg:y2="13cm">
          <text:p/>
        </draw:line>
        <draw:line draw:style-name="gr2408" draw:text-style-name="P5" draw:layer="layout" svg:x1="3.5cm" svg:y1="13.5cm" svg:x2="5.5cm" svg:y2="13.5cm">
          <text:p/>
        </draw:line>
        <draw:line draw:style-name="gr2409" draw:text-style-name="P5" draw:layer="layout" svg:x1="3.5cm" svg:y1="14cm" svg:x2="5.5cm" svg:y2="14cm">
          <text:p/>
        </draw:line>
        <draw:line draw:style-name="gr2410" draw:text-style-name="P5" draw:layer="layout" svg:x1="3.5cm" svg:y1="14cm" svg:x2="3.5cm" svg:y2="13cm">
          <text:p/>
        </draw:line>
        <draw:line draw:style-name="gr2411" draw:text-style-name="P5" draw:layer="layout" svg:x1="5.5cm" svg:y1="14cm" svg:x2="5.5cm" svg:y2="13cm">
          <text:p/>
        </draw:line>
        <draw:custom-shape draw:style-name="gr2412" draw:text-style-name="P8" xml:id="id252" draw:id="id252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13" draw:text-style-name="P5" draw:layer="layout" draw:type="line" svg:x1="2cm" svg:y1="13cm" svg:x2="3.646cm" svg:y2="11.854cm" draw:end-shape="id252" draw:end-glue-point="7" svg:d="M2000 13000l1646-1146" svg:viewBox="0 0 1647 1147">
          <text:p/>
        </draw:connector>
        <draw:connector draw:style-name="gr2414" draw:text-style-name="P5" draw:layer="layout" draw:type="line" svg:x1="4.5cm" svg:y1="13cm" svg:x2="4.354cm" svg:y2="11.854cm" draw:end-shape="id252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252" draw:start-glue-point="4" svg:d="M4000 11000l2047-990" svg:viewBox="0 0 2048 991">
          <text:p/>
        </draw:connector>
        <draw:frame draw:style-name="gr2415" draw:text-style-name="P2" draw:layer="layout" svg:width="2cm" svg:height="0.5cm" svg:x="6cm" svg:y="13cm">
          <draw:text-box>
            <text:p text:style-name="P18"><text:span text:style-name="T1">v5, v9</text:span></text:p>
          </draw:text-box>
        </draw:frame>
        <draw:frame draw:style-name="gr2416" draw:text-style-name="P4" draw:layer="layout" svg:width="1cm" svg:height="0.5cm" svg:x="7cm" svg:y="13.5cm">
          <draw:text-box>
            <text:p text:style-name="P19"><text:span text:style-name="T1">4</text:span></text:p>
          </draw:text-box>
        </draw:frame>
        <draw:line draw:style-name="gr2417" draw:text-style-name="P5" xml:id="id255" draw:id="id255" draw:layer="layout" svg:x1="6cm" svg:y1="13cm" svg:x2="8cm" svg:y2="13cm">
          <text:p/>
        </draw:line>
        <draw:line draw:style-name="gr2418" draw:text-style-name="P5" draw:layer="layout" svg:x1="6cm" svg:y1="13.5cm" svg:x2="8cm" svg:y2="13.5cm">
          <text:p/>
        </draw:line>
        <draw:line draw:style-name="gr2419" draw:text-style-name="P5" xml:id="id257" draw:id="id257" draw:layer="layout" svg:x1="6cm" svg:y1="14cm" svg:x2="8cm" svg:y2="14cm">
          <text:p/>
        </draw:line>
        <draw:line draw:style-name="gr2420" draw:text-style-name="P5" draw:layer="layout" svg:x1="6cm" svg:y1="14cm" svg:x2="6cm" svg:y2="13cm">
          <text:p/>
        </draw:line>
        <draw:line draw:style-name="gr2421" draw:text-style-name="P5" draw:layer="layout" svg:x1="8cm" svg:y1="14cm" svg:x2="8cm" svg:y2="13cm">
          <text:p/>
        </draw:line>
        <draw:custom-shape draw:style-name="gr2422" draw:text-style-name="P8" xml:id="id253" draw:id="id253" draw:layer="layout" svg:width="1cm" svg:height="1cm" svg:x="6.001cm" svg:y="11.001cm">
          <text:p text:style-name="P7"><text:span text:style-name="T2">R</text:span><text:span text:style-name="T3">1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253" draw:start-glue-point="4" svg:d="M6501 11001l3140-5025" svg:viewBox="0 0 3141 5026">
          <text:p/>
        </draw:connector>
        <draw:custom-shape draw:style-name="gr2423" draw:text-style-name="P8" xml:id="id254" draw:id="id254" draw:layer="layout" svg:width="1cm" svg:height="1cm" svg:x="8.502cm" svg:y="11.002cm">
          <text:p text:style-name="P7"><text:span text:style-name="T2">R</text:span><text:span text:style-name="T3">1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254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255" draw:start-glue-point="0" draw:end-shape="id254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254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253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255" draw:start-glue-point="0" draw:end-shape="id253" draw:end-glue-point="9" svg:d="M7000 13000l-145-1145" svg:viewBox="0 0 146 1146">
          <text:p/>
        </draw:connector>
        <draw:frame draw:style-name="gr2424" draw:text-style-name="P2" draw:layer="layout" svg:width="2cm" svg:height="0.5cm" svg:x="4.5cm" svg:y="17cm">
          <draw:text-box>
            <text:p text:style-name="P18"><text:span text:style-name="T1">v5, v8</text:span></text:p>
          </draw:text-box>
        </draw:frame>
        <draw:frame draw:style-name="gr2425" draw:text-style-name="P4" draw:layer="layout" svg:width="1cm" svg:height="0.5cm" svg:x="5.5cm" svg:y="17.5cm">
          <draw:text-box>
            <text:p text:style-name="P19"><text:span text:style-name="T1">2</text:span></text:p>
          </draw:text-box>
        </draw:frame>
        <draw:line draw:style-name="gr2426" draw:text-style-name="P5" draw:layer="layout" svg:x1="4.5cm" svg:y1="17cm" svg:x2="6.5cm" svg:y2="17cm">
          <text:p/>
        </draw:line>
        <draw:line draw:style-name="gr2427" draw:text-style-name="P5" draw:layer="layout" svg:x1="4.5cm" svg:y1="17.5cm" svg:x2="6.5cm" svg:y2="17.5cm">
          <text:p/>
        </draw:line>
        <draw:line draw:style-name="gr2428" draw:text-style-name="P5" draw:layer="layout" svg:x1="4.5cm" svg:y1="18cm" svg:x2="6.5cm" svg:y2="18cm">
          <text:p/>
        </draw:line>
        <draw:line draw:style-name="gr2429" draw:text-style-name="P5" draw:layer="layout" svg:x1="4.5cm" svg:y1="18cm" svg:x2="4.5cm" svg:y2="17cm">
          <text:p/>
        </draw:line>
        <draw:line draw:style-name="gr2430" draw:text-style-name="P5" draw:layer="layout" svg:x1="6.5cm" svg:y1="18cm" svg:x2="6.5cm" svg:y2="17cm">
          <text:p/>
        </draw:line>
        <draw:frame draw:style-name="gr2431" draw:text-style-name="P2" draw:layer="layout" svg:width="2cm" svg:height="0.5cm" svg:x="7.5cm" svg:y="17cm">
          <draw:text-box>
            <text:p text:style-name="P18"><text:span text:style-name="T1">v8, v9</text:span></text:p>
          </draw:text-box>
        </draw:frame>
        <draw:frame draw:style-name="gr2432" draw:text-style-name="P4" draw:layer="layout" svg:width="1cm" svg:height="0.5cm" svg:x="8.5cm" svg:y="17.5cm">
          <draw:text-box>
            <text:p text:style-name="P19"><text:span text:style-name="T1">1</text:span></text:p>
          </draw:text-box>
        </draw:frame>
        <draw:line draw:style-name="gr2433" draw:text-style-name="P5" draw:layer="layout" svg:x1="7.5cm" svg:y1="17cm" svg:x2="9.5cm" svg:y2="17cm">
          <text:p/>
        </draw:line>
        <draw:line draw:style-name="gr2434" draw:text-style-name="P5" draw:layer="layout" svg:x1="7.5cm" svg:y1="17.5cm" svg:x2="9.5cm" svg:y2="17.5cm">
          <text:p/>
        </draw:line>
        <draw:line draw:style-name="gr2435" draw:text-style-name="P5" draw:layer="layout" svg:x1="7.5cm" svg:y1="18cm" svg:x2="9.5cm" svg:y2="18cm">
          <text:p/>
        </draw:line>
        <draw:line draw:style-name="gr2436" draw:text-style-name="P5" draw:layer="layout" svg:x1="7.5cm" svg:y1="18cm" svg:x2="7.5cm" svg:y2="17cm">
          <text:p/>
        </draw:line>
        <draw:line draw:style-name="gr2437" draw:text-style-name="P5" draw:layer="layout" svg:x1="9.5cm" svg:y1="18cm" svg:x2="9.5cm" svg:y2="17cm">
          <text:p/>
        </draw:line>
        <draw:custom-shape draw:style-name="gr2438" draw:text-style-name="P8" xml:id="id256" draw:id="id256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39" draw:text-style-name="P5" draw:layer="layout" draw:type="line" svg:x1="5.5cm" svg:y1="17cm" svg:x2="6.646cm" svg:y2="15.854cm" draw:end-shape="id256" draw:end-glue-point="7" svg:d="M5500 17000l1146-1146" svg:viewBox="0 0 1147 1147">
          <text:p/>
        </draw:connector>
        <draw:connector draw:style-name="gr2440" draw:text-style-name="P5" draw:layer="layout" draw:type="line" svg:x1="8.5cm" svg:y1="17cm" svg:x2="7.354cm" svg:y2="15.854cm" draw:end-shape="id256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256" draw:start-glue-point="4" draw:end-shape="id257" draw:end-glue-point="0" svg:d="M7000 15000v-1000" svg:viewBox="0 0 1 1001">
          <text:p/>
        </draw:connector>
        <draw:g>
          <draw:frame draw:style-name="gr2441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2442" draw:text-style-name="P5" draw:layer="layout" svg:x1="5cm" svg:y1="17.5cm" svg:x2="5cm" svg:y2="18cm">
            <text:p/>
          </draw:line>
        </draw:g>
        <draw:g>
          <draw:frame draw:style-name="gr2443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2444" draw:text-style-name="P5" draw:layer="layout" svg:x1="8.007cm" svg:y1="17.5cm" svg:x2="8.007cm" svg:y2="18cm">
            <text:p/>
          </draw:line>
        </draw:g>
        <draw:g>
          <draw:frame draw:style-name="gr2445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2446" draw:text-style-name="P5" draw:layer="layout" svg:x1="6.5cm" svg:y1="13.5cm" svg:x2="6.5cm" svg:y2="14cm">
            <text:p/>
          </draw:line>
        </draw:g>
        <draw:g>
          <draw:frame draw:style-name="gr2447" draw:text-style-name="P16" draw:layer="layout" svg:width="0.5cm" svg:height="0.5cm" svg:x="3.5cm" svg:y="13.5cm">
            <draw:text-box>
              <text:p text:style-name="P15"><text:span text:style-name="T5">1</text:span></text:p>
            </draw:text-box>
          </draw:frame>
          <draw:line draw:style-name="gr2448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2449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2450" draw:text-style-name="P5" draw:layer="layout" svg:x1="1.5cm" svg:y1="13.5cm" svg:x2="1.5cm" svg:y2="14cm">
            <text:p/>
          </draw:line>
        </draw:g>
        <draw:g>
          <draw:frame draw:style-name="gr2451" draw:text-style-name="P4" draw:layer="layout" svg:width="0.5cm" svg:height="0.5cm" svg:x="5cm" svg:y="9.5cm">
            <draw:text-box>
              <text:p text:style-name="P3"><text:span text:style-name="T1">1</text:span></text:p>
            </draw:text-box>
          </draw:frame>
          <draw:line draw:style-name="gr2452" draw:text-style-name="P5" draw:layer="layout" svg:x1="5.5cm" svg:y1="9.5cm" svg:x2="5.5cm" svg:y2="10cm">
            <text:p/>
          </draw:line>
        </draw:g>
        <draw:g>
          <draw:frame draw:style-name="gr2453" draw:text-style-name="P23" draw:layer="layout" svg:width="0.5cm" svg:height="0.5cm" svg:x="8cm" svg:y="9.5cm">
            <draw:text-box>
              <text:p text:style-name="P15"><text:span text:style-name="T5">1</text:span></text:p>
            </draw:text-box>
          </draw:frame>
          <draw:line draw:style-name="gr2454" draw:text-style-name="P5" draw:layer="layout" svg:x1="8.5cm" svg:y1="9.5cm" svg:x2="8.5cm" svg:y2="10cm">
            <text:p/>
          </draw:line>
        </draw:g>
        <draw:g>
          <draw:frame draw:style-name="gr2455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2456" draw:text-style-name="P5" draw:layer="layout" svg:x1="11.5cm" svg:y1="9.5cm" svg:x2="11.5cm" svg:y2="10cm">
            <text:p/>
          </draw:line>
        </draw:g>
        <draw:g>
          <draw:frame draw:style-name="gr2457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2458" draw:text-style-name="P5" draw:layer="layout" svg:x1="9cm" svg:y1="5.5cm" svg:x2="9cm" svg:y2="6cm">
            <text:p/>
          </draw:line>
        </draw:g>
        <draw:g>
          <draw:frame draw:style-name="gr2459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2460" draw:text-style-name="P5" draw:layer="layout" svg:x1="12cm" svg:y1="5.5cm" svg:x2="12cm" svg:y2="6cm">
            <text:p/>
          </draw:line>
        </draw:g>
        <draw:g>
          <draw:frame draw:style-name="gr2461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2462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 text:style-name="P22"><text:span text:style-name="T6">e = </text:span><text:span text:style-name="T6">(v6, </text:span><text:span text:style-name="T6">v9); </text:span><text:span text:style-name="T6">k = 2</text:span></text:p>
          </draw:text-box>
        </draw:frame>
        <draw:custom-shape draw:style-name="gr960" draw:text-style-name="P13" draw:layer="layout" svg:width="0.901cm" svg:height="0.601cm" svg:x="18.8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Default">
        <draw:frame draw:style-name="gr2463" draw:text-style-name="P2" draw:layer="layout" svg:width="2cm" svg:height="0.5cm" svg:x="14cm" svg:y="1cm">
          <draw:text-box>
            <text:p text:style-name="P18"><text:span text:style-name="T1">v5, v0</text:span></text:p>
          </draw:text-box>
        </draw:frame>
        <draw:frame draw:style-name="gr2464" draw:text-style-name="P4" draw:layer="layout" svg:width="1cm" svg:height="0.5cm" svg:x="15cm" svg:y="1.5cm">
          <draw:text-box>
            <text:p text:style-name="P19"><text:span text:style-name="T1">5</text:span></text:p>
          </draw:text-box>
        </draw:frame>
        <draw:line draw:style-name="gr2465" draw:text-style-name="P5" draw:layer="layout" svg:x1="14cm" svg:y1="1cm" svg:x2="16cm" svg:y2="1cm">
          <text:p/>
        </draw:line>
        <draw:line draw:style-name="gr2466" draw:text-style-name="P5" draw:layer="layout" svg:x1="14cm" svg:y1="1.5cm" svg:x2="16cm" svg:y2="1.5cm">
          <text:p/>
        </draw:line>
        <draw:line draw:style-name="gr2467" draw:text-style-name="P5" xml:id="id258" draw:id="id258" draw:layer="layout" svg:x1="14cm" svg:y1="2cm" svg:x2="16cm" svg:y2="2cm">
          <text:p/>
        </draw:line>
        <draw:line draw:style-name="gr2468" draw:text-style-name="P5" draw:layer="layout" svg:x1="14cm" svg:y1="2cm" svg:x2="14cm" svg:y2="1cm">
          <text:p/>
        </draw:line>
        <draw:line draw:style-name="gr2469" draw:text-style-name="P5" draw:layer="layout" svg:x1="16cm" svg:y1="2cm" svg:x2="16cm" svg:y2="1cm">
          <text:p/>
        </draw:line>
        <draw:connector draw:style-name="gr8" draw:text-style-name="P6" draw:layer="layout" draw:type="line" svg:x1="13.596cm" svg:y1="7.011cm" svg:x2="15cm" svg:y2="2cm" draw:end-shape="id258" draw:end-glue-point="0" svg:d="M13596 7011l1404-5011" svg:viewBox="0 0 1405 5012">
          <text:p/>
        </draw:connector>
        <draw:frame draw:style-name="gr2470" draw:text-style-name="P2" draw:layer="layout" svg:width="2cm" svg:height="0.5cm" svg:x="8.5cm" svg:y="5cm">
          <draw:text-box>
            <text:p text:style-name="P18"><text:span text:style-name="T1">v7, v5</text:span></text:p>
          </draw:text-box>
        </draw:frame>
        <draw:frame draw:style-name="gr2471" draw:text-style-name="P4" draw:layer="layout" svg:width="1cm" svg:height="0.5cm" svg:x="9.5cm" svg:y="5.5cm">
          <draw:text-box>
            <text:p text:style-name="P19"><text:span text:style-name="T1">4</text:span></text:p>
          </draw:text-box>
        </draw:frame>
        <draw:line draw:style-name="gr2472" draw:text-style-name="P5" draw:layer="layout" svg:x1="8.5cm" svg:y1="5cm" svg:x2="10.5cm" svg:y2="5cm">
          <text:p/>
        </draw:line>
        <draw:line draw:style-name="gr2473" draw:text-style-name="P5" draw:layer="layout" svg:x1="8.5cm" svg:y1="5.5cm" svg:x2="10.5cm" svg:y2="5.5cm">
          <text:p/>
        </draw:line>
        <draw:line draw:style-name="gr2474" draw:text-style-name="P5" draw:layer="layout" svg:x1="8.5cm" svg:y1="6cm" svg:x2="10.5cm" svg:y2="6cm">
          <text:p/>
        </draw:line>
        <draw:line draw:style-name="gr2475" draw:text-style-name="P5" draw:layer="layout" svg:x1="8.5cm" svg:y1="6cm" svg:x2="8.5cm" svg:y2="5cm">
          <text:p/>
        </draw:line>
        <draw:line draw:style-name="gr2476" draw:text-style-name="P5" draw:layer="layout" svg:x1="10.5cm" svg:y1="6cm" svg:x2="10.5cm" svg:y2="5cm">
          <text:p/>
        </draw:line>
        <draw:frame draw:style-name="gr2477" draw:text-style-name="P2" draw:layer="layout" svg:width="2cm" svg:height="0.5cm" svg:x="11.5cm" svg:y="5cm">
          <draw:text-box>
            <text:p text:style-name="P18"><text:span text:style-name="T1">v7, v0</text:span></text:p>
          </draw:text-box>
        </draw:frame>
        <draw:frame draw:style-name="gr2478" draw:text-style-name="P4" draw:layer="layout" svg:width="1cm" svg:height="0.5cm" svg:x="12.5cm" svg:y="5.5cm">
          <draw:text-box>
            <text:p text:style-name="P19"><text:span text:style-name="T1">4</text:span></text:p>
          </draw:text-box>
        </draw:frame>
        <draw:line draw:style-name="gr2479" draw:text-style-name="P5" draw:layer="layout" svg:x1="11.5cm" svg:y1="5cm" svg:x2="13.5cm" svg:y2="5cm">
          <text:p/>
        </draw:line>
        <draw:line draw:style-name="gr2480" draw:text-style-name="P5" draw:layer="layout" svg:x1="11.5cm" svg:y1="5.5cm" svg:x2="13.5cm" svg:y2="5.5cm">
          <text:p/>
        </draw:line>
        <draw:line draw:style-name="gr2481" draw:text-style-name="P5" draw:layer="layout" svg:x1="11.5cm" svg:y1="6cm" svg:x2="13.5cm" svg:y2="6cm">
          <text:p/>
        </draw:line>
        <draw:line draw:style-name="gr2482" draw:text-style-name="P5" draw:layer="layout" svg:x1="11.5cm" svg:y1="6cm" svg:x2="11.5cm" svg:y2="5cm">
          <text:p/>
        </draw:line>
        <draw:line draw:style-name="gr2483" draw:text-style-name="P5" draw:layer="layout" svg:x1="13.5cm" svg:y1="6cm" svg:x2="13.5cm" svg:y2="5cm">
          <text:p/>
        </draw:line>
        <draw:custom-shape draw:style-name="gr2484" draw:text-style-name="P8" xml:id="id259" draw:id="id259" draw:layer="layout" svg:width="1cm" svg:height="1cm" svg:x="10.5cm" svg:y="3cm">
          <text:p text:style-name="P7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85" draw:text-style-name="P5" draw:layer="layout" draw:type="line" svg:x1="9.5cm" svg:y1="5cm" svg:x2="10.646cm" svg:y2="3.854cm" draw:end-shape="id259" draw:end-glue-point="7" svg:d="M9500 5000l1146-1146" svg:viewBox="0 0 1147 1147">
          <text:p/>
        </draw:connector>
        <draw:connector draw:style-name="gr2486" draw:text-style-name="P5" draw:layer="layout" draw:type="line" svg:x1="12.5cm" svg:y1="5cm" svg:x2="11.354cm" svg:y2="3.854cm" draw:end-shape="id259" draw:end-glue-point="9" svg:d="M12500 5000l-1146-1146" svg:viewBox="0 0 1147 1147">
          <text:p/>
        </draw:connector>
        <draw:custom-shape draw:style-name="gr2487" draw:text-style-name="P8" xml:id="id261" draw:id="id261" draw:layer="layout" svg:width="1cm" svg:height="1cm" svg:x="10.001cm" svg:y="7.001cm">
          <text:p text:style-name="P7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11cm" svg:y1="3cm" svg:x2="14cm" svg:y2="2cm" svg:d="M11000 3000l3000-1000" svg:viewBox="0 0 3001 1001">
          <text:p/>
        </draw:connector>
        <draw:frame draw:style-name="gr2488" draw:text-style-name="P2" draw:layer="layout" svg:width="2cm" svg:height="0.5cm" svg:x="5cm" svg:y="9cm">
          <draw:text-box>
            <text:p text:style-name="P18"><text:span text:style-name="T1">v6, v7</text:span></text:p>
          </draw:text-box>
        </draw:frame>
        <draw:frame draw:style-name="gr2489" draw:text-style-name="P4" draw:layer="layout" svg:width="1cm" svg:height="0.5cm" svg:x="6cm" svg:y="9.5cm">
          <draw:text-box>
            <text:p text:style-name="P19"><text:span text:style-name="T1">2</text:span></text:p>
          </draw:text-box>
        </draw:frame>
        <draw:line draw:style-name="gr2490" draw:text-style-name="P5" draw:layer="layout" svg:x1="5cm" svg:y1="9cm" svg:x2="7cm" svg:y2="9cm">
          <text:p/>
        </draw:line>
        <draw:line draw:style-name="gr2491" draw:text-style-name="P5" draw:layer="layout" svg:x1="5cm" svg:y1="9.5cm" svg:x2="7cm" svg:y2="9.5cm">
          <text:p/>
        </draw:line>
        <draw:line draw:style-name="gr2492" draw:text-style-name="P5" draw:layer="layout" svg:x1="5cm" svg:y1="10cm" svg:x2="7cm" svg:y2="10cm">
          <text:p/>
        </draw:line>
        <draw:line draw:style-name="gr2493" draw:text-style-name="P5" draw:layer="layout" svg:x1="5cm" svg:y1="10cm" svg:x2="5cm" svg:y2="9cm">
          <text:p/>
        </draw:line>
        <draw:line draw:style-name="gr2494" draw:text-style-name="P5" draw:layer="layout" svg:x1="7cm" svg:y1="10cm" svg:x2="7cm" svg:y2="9cm">
          <text:p/>
        </draw:line>
        <draw:frame draw:style-name="gr2495" draw:text-style-name="P2" draw:layer="layout" svg:width="2cm" svg:height="0.5cm" svg:x="8cm" svg:y="9cm">
          <draw:text-box>
            <text:p text:style-name="P18"><text:span text:style-name="T1">v6, v5</text:span></text:p>
          </draw:text-box>
        </draw:frame>
        <draw:frame draw:style-name="gr2496" draw:text-style-name="P4" draw:layer="layout" svg:width="1.5cm" svg:height="0.5cm" svg:x="8.5cm" svg:y="9.5cm">
          <draw:text-box>
            <text:p text:style-name="P19"><text:span text:style-name="T1">5</text:span></text:p>
          </draw:text-box>
        </draw:frame>
        <draw:line draw:style-name="gr2497" draw:text-style-name="P5" draw:layer="layout" svg:x1="8cm" svg:y1="9cm" svg:x2="10cm" svg:y2="9cm">
          <text:p/>
        </draw:line>
        <draw:line draw:style-name="gr2498" draw:text-style-name="P5" draw:layer="layout" svg:x1="8cm" svg:y1="9.5cm" svg:x2="10cm" svg:y2="9.5cm">
          <text:p/>
        </draw:line>
        <draw:line draw:style-name="gr2499" draw:text-style-name="P5" draw:layer="layout" svg:x1="8cm" svg:y1="10cm" svg:x2="10cm" svg:y2="10cm">
          <text:p/>
        </draw:line>
        <draw:line draw:style-name="gr2500" draw:text-style-name="P5" draw:layer="layout" svg:x1="8cm" svg:y1="10cm" svg:x2="8cm" svg:y2="9cm">
          <text:p/>
        </draw:line>
        <draw:line draw:style-name="gr2501" draw:text-style-name="P5" draw:layer="layout" svg:x1="10cm" svg:y1="10cm" svg:x2="10cm" svg:y2="9cm">
          <text:p/>
        </draw:line>
        <draw:custom-shape draw:style-name="gr2502" draw:text-style-name="P8" xml:id="id260" draw:id="id260" draw:layer="layout" svg:width="1cm" svg:height="1cm" svg:x="7cm" svg:y="7cm">
          <text:p text:style-name="P7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03" draw:text-style-name="P5" draw:layer="layout" draw:type="line" svg:x1="6cm" svg:y1="9cm" svg:x2="7.146cm" svg:y2="7.854cm" draw:end-shape="id260" draw:end-glue-point="7" svg:d="M6000 9000l1146-1146" svg:viewBox="0 0 1147 1147">
          <text:p/>
        </draw:connector>
        <draw:connector draw:style-name="gr2504" draw:text-style-name="P5" draw:layer="layout" draw:type="line" svg:x1="9cm" svg:y1="9cm" svg:x2="7.854cm" svg:y2="7.854cm" draw:end-shape="id260" draw:end-glue-point="9" svg:d="M9000 9000l-1146-1146" svg:viewBox="0 0 1147 1147">
          <text:p/>
        </draw:connector>
        <draw:connector draw:style-name="gr8" draw:text-style-name="P6" draw:layer="layout" draw:type="line" svg:x1="7.5cm" svg:y1="7.001cm" svg:x2="9.5cm" svg:y2="6cm" svg:d="M7500 7001l2000-1001" svg:viewBox="0 0 2001 1002">
          <text:p/>
        </draw:connector>
        <draw:connector draw:style-name="gr8" draw:text-style-name="P6" draw:layer="layout" draw:type="line" svg:x1="6cm" svg:y1="9cm" svg:x2="10.001cm" svg:y2="7.501cm" draw:end-shape="id261" draw:end-glue-point="6" svg:d="M6000 9000l4001-1499" svg:viewBox="0 0 4002 1500">
          <text:p/>
        </draw:connector>
        <draw:frame draw:style-name="gr2505" draw:text-style-name="P2" draw:layer="layout" svg:width="2cm" svg:height="0.5cm" svg:x="11cm" svg:y="9cm">
          <draw:text-box>
            <text:p text:style-name="P18"><text:span text:style-name="T1">v6, v0</text:span></text:p>
          </draw:text-box>
        </draw:frame>
        <draw:frame draw:style-name="gr2506" draw:text-style-name="P4" draw:layer="layout" svg:width="1cm" svg:height="0.5cm" svg:x="12cm" svg:y="9.5cm">
          <draw:text-box>
            <text:p text:style-name="P19"><text:span text:style-name="T1">2</text:span></text:p>
          </draw:text-box>
        </draw:frame>
        <draw:line draw:style-name="gr2507" draw:text-style-name="P5" draw:layer="layout" svg:x1="11cm" svg:y1="9cm" svg:x2="13cm" svg:y2="9cm">
          <text:p/>
        </draw:line>
        <draw:line draw:style-name="gr2508" draw:text-style-name="P5" draw:layer="layout" svg:x1="11cm" svg:y1="9.5cm" svg:x2="13cm" svg:y2="9.5cm">
          <text:p/>
        </draw:line>
        <draw:line draw:style-name="gr2509" draw:text-style-name="P5" draw:layer="layout" svg:x1="11cm" svg:y1="10cm" svg:x2="13cm" svg:y2="10cm">
          <text:p/>
        </draw:line>
        <draw:line draw:style-name="gr2510" draw:text-style-name="P5" draw:layer="layout" svg:x1="11cm" svg:y1="10cm" svg:x2="11cm" svg:y2="9cm">
          <text:p/>
        </draw:line>
        <draw:line draw:style-name="gr2511" draw:text-style-name="P5" draw:layer="layout" svg:x1="13cm" svg:y1="10cm" svg:x2="13cm" svg:y2="9cm">
          <text:p/>
        </draw:line>
        <draw:connector draw:style-name="gr8" draw:text-style-name="P6" draw:layer="layout" draw:type="line" svg:x1="12cm" svg:y1="9cm" svg:x2="10.855cm" svg:y2="7.855cm" draw:end-shape="id261" draw:end-glue-point="9" svg:d="M12000 9000l-1145-1145" svg:viewBox="0 0 1146 1146">
          <text:p/>
        </draw:connector>
        <draw:connector draw:style-name="gr8" draw:text-style-name="P6" draw:layer="layout" draw:type="line" svg:x1="10.501cm" svg:y1="7.001cm" svg:x2="12.5cm" svg:y2="6cm" draw:start-shape="id261" draw:start-glue-point="4" svg:d="M10501 7001l1999-1001" svg:viewBox="0 0 2000 1002">
          <text:p/>
        </draw:connector>
        <draw:custom-shape draw:style-name="gr2512" draw:text-style-name="P8" xml:id="id262" draw:id="id262" draw:layer="layout" svg:width="1cm" svg:height="1cm" svg:x="13.001cm" svg:y="7.001cm">
          <text:p text:style-name="P7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2cm" svg:y1="9cm" svg:x2="13.6cm" svg:y2="8cm">
          <text:p/>
        </draw:line>
        <draw:connector draw:style-name="gr8" draw:text-style-name="P6" draw:layer="layout" draw:type="line" svg:x1="9.004cm" svg:y1="9.014cm" svg:x2="13.147cm" svg:y2="7.855cm" draw:end-shape="id262" draw:end-glue-point="7" svg:d="M9004 9014l4143-1159" svg:viewBox="0 0 4144 1160">
          <text:p/>
        </draw:connector>
        <draw:frame draw:style-name="gr2513" draw:text-style-name="P2" draw:layer="layout" svg:width="2cm" svg:height="0.5cm" svg:x="1cm" svg:y="13cm">
          <draw:text-box>
            <text:p text:style-name="P18"><text:span text:style-name="T1">v7, v9</text:span></text:p>
          </draw:text-box>
        </draw:frame>
        <draw:frame draw:style-name="gr2514" draw:text-style-name="P4" draw:layer="layout" svg:width="1cm" svg:height="0.5cm" svg:x="2cm" svg:y="13.5cm">
          <draw:text-box>
            <text:p text:style-name="P19"><text:span text:style-name="T1">1</text:span></text:p>
          </draw:text-box>
        </draw:frame>
        <draw:line draw:style-name="gr2515" draw:text-style-name="P5" draw:layer="layout" svg:x1="1cm" svg:y1="13cm" svg:x2="3cm" svg:y2="13cm">
          <text:p/>
        </draw:line>
        <draw:line draw:style-name="gr2516" draw:text-style-name="P5" draw:layer="layout" svg:x1="1cm" svg:y1="13.5cm" svg:x2="3cm" svg:y2="13.5cm">
          <text:p/>
        </draw:line>
        <draw:line draw:style-name="gr2517" draw:text-style-name="P5" draw:layer="layout" svg:x1="1cm" svg:y1="14cm" svg:x2="3cm" svg:y2="14cm">
          <text:p/>
        </draw:line>
        <draw:line draw:style-name="gr2518" draw:text-style-name="P5" draw:layer="layout" svg:x1="1cm" svg:y1="14cm" svg:x2="1cm" svg:y2="13cm">
          <text:p/>
        </draw:line>
        <draw:line draw:style-name="gr2519" draw:text-style-name="P5" draw:layer="layout" svg:x1="3cm" svg:y1="14cm" svg:x2="3cm" svg:y2="13cm">
          <text:p/>
        </draw:line>
        <draw:frame draw:style-name="gr2520" draw:text-style-name="P2" draw:layer="layout" svg:width="2cm" svg:height="0.5cm" svg:x="3.5cm" svg:y="13cm">
          <draw:text-box>
            <text:p text:style-name="P18"><text:span text:style-name="T1">v6, v9</text:span></text:p>
          </draw:text-box>
        </draw:frame>
        <draw:frame draw:style-name="gr2521" draw:text-style-name="P4" draw:layer="layout" svg:width="1.5cm" svg:height="0.5cm" svg:x="4cm" svg:y="13.5cm">
          <draw:text-box>
            <text:p text:style-name="P19"><text:span text:style-name="T1">2</text:span></text:p>
          </draw:text-box>
        </draw:frame>
        <draw:line draw:style-name="gr2522" draw:text-style-name="P5" draw:layer="layout" svg:x1="3.5cm" svg:y1="13cm" svg:x2="5.5cm" svg:y2="13cm">
          <text:p/>
        </draw:line>
        <draw:line draw:style-name="gr2523" draw:text-style-name="P5" draw:layer="layout" svg:x1="3.5cm" svg:y1="13.5cm" svg:x2="5.5cm" svg:y2="13.5cm">
          <text:p/>
        </draw:line>
        <draw:line draw:style-name="gr2524" draw:text-style-name="P5" draw:layer="layout" svg:x1="3.5cm" svg:y1="14cm" svg:x2="5.5cm" svg:y2="14cm">
          <text:p/>
        </draw:line>
        <draw:line draw:style-name="gr2525" draw:text-style-name="P5" draw:layer="layout" svg:x1="3.5cm" svg:y1="14cm" svg:x2="3.5cm" svg:y2="13cm">
          <text:p/>
        </draw:line>
        <draw:line draw:style-name="gr2526" draw:text-style-name="P5" draw:layer="layout" svg:x1="5.5cm" svg:y1="14cm" svg:x2="5.5cm" svg:y2="13cm">
          <text:p/>
        </draw:line>
        <draw:custom-shape draw:style-name="gr2527" draw:text-style-name="P8" xml:id="id263" draw:id="id263" draw:layer="layout" svg:width="1cm" svg:height="1cm" svg:x="3.5cm" svg:y="11cm">
          <text:p text:style-name="P7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28" draw:text-style-name="P5" draw:layer="layout" draw:type="line" svg:x1="2cm" svg:y1="13cm" svg:x2="3.646cm" svg:y2="11.854cm" draw:end-shape="id263" draw:end-glue-point="7" svg:d="M2000 13000l1646-1146" svg:viewBox="0 0 1647 1147">
          <text:p/>
        </draw:connector>
        <draw:connector draw:style-name="gr2529" draw:text-style-name="P5" draw:layer="layout" draw:type="line" svg:x1="4.5cm" svg:y1="13cm" svg:x2="4.354cm" svg:y2="11.854cm" draw:end-shape="id263" draw:end-glue-point="9" svg:d="M4500 13000l-146-1146" svg:viewBox="0 0 147 1147">
          <text:p/>
        </draw:connector>
        <draw:connector draw:style-name="gr8" draw:text-style-name="P6" draw:layer="layout" draw:type="line" svg:x1="4cm" svg:y1="11cm" svg:x2="6.047cm" svg:y2="10.01cm" draw:start-shape="id263" draw:start-glue-point="4" svg:d="M4000 11000l2047-990" svg:viewBox="0 0 2048 991">
          <text:p/>
        </draw:connector>
        <draw:frame draw:style-name="gr2530" draw:text-style-name="P2" draw:layer="layout" svg:width="2cm" svg:height="0.5cm" svg:x="6cm" svg:y="13cm">
          <draw:text-box>
            <text:p text:style-name="P18"><text:span text:style-name="T1">v5, v9</text:span></text:p>
          </draw:text-box>
        </draw:frame>
        <draw:frame draw:style-name="gr2531" draw:text-style-name="P4" draw:layer="layout" svg:width="1cm" svg:height="0.5cm" svg:x="7cm" svg:y="13.5cm">
          <draw:text-box>
            <text:p text:style-name="P19"><text:span text:style-name="T1">4</text:span></text:p>
          </draw:text-box>
        </draw:frame>
        <draw:line draw:style-name="gr2532" draw:text-style-name="P5" xml:id="id266" draw:id="id266" draw:layer="layout" svg:x1="6cm" svg:y1="13cm" svg:x2="8cm" svg:y2="13cm">
          <text:p/>
        </draw:line>
        <draw:line draw:style-name="gr2533" draw:text-style-name="P5" draw:layer="layout" svg:x1="6cm" svg:y1="13.5cm" svg:x2="8cm" svg:y2="13.5cm">
          <text:p/>
        </draw:line>
        <draw:line draw:style-name="gr2534" draw:text-style-name="P5" xml:id="id268" draw:id="id268" draw:layer="layout" svg:x1="6cm" svg:y1="14cm" svg:x2="8cm" svg:y2="14cm">
          <text:p/>
        </draw:line>
        <draw:line draw:style-name="gr2535" draw:text-style-name="P5" draw:layer="layout" svg:x1="6cm" svg:y1="14cm" svg:x2="6cm" svg:y2="13cm">
          <text:p/>
        </draw:line>
        <draw:line draw:style-name="gr2536" draw:text-style-name="P5" draw:layer="layout" svg:x1="8cm" svg:y1="14cm" svg:x2="8cm" svg:y2="13cm">
          <text:p/>
        </draw:line>
        <draw:custom-shape draw:style-name="gr2537" draw:text-style-name="P8" xml:id="id264" draw:id="id264" draw:layer="layout" svg:width="1cm" svg:height="1cm" svg:x="6.001cm" svg:y="11.001cm">
          <text:p text:style-name="P7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6.501cm" svg:y1="11.001cm" svg:x2="9.641cm" svg:y2="5.976cm" draw:start-shape="id264" draw:start-glue-point="4" svg:d="M6501 11001l3140-5025" svg:viewBox="0 0 3141 5026">
          <text:p/>
        </draw:connector>
        <draw:custom-shape draw:style-name="gr2538" draw:text-style-name="P8" xml:id="id265" draw:id="id265" draw:layer="layout" svg:width="1cm" svg:height="1cm" svg:x="8.502cm" svg:y="11.002cm">
          <text:p text:style-name="P7"><text:span text:style-name="T2">R</text:span><text:span text:style-name="T3">1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cm" svg:y1="13.001cm" svg:x2="9.002cm" svg:y2="12.002cm" draw:end-shape="id265" draw:end-glue-point="8" svg:d="M5000 13001l4002-999" svg:viewBox="0 0 4003 1000">
          <text:p/>
        </draw:connector>
        <draw:connector draw:style-name="gr8" draw:text-style-name="P6" draw:layer="layout" draw:type="line" svg:x1="7cm" svg:y1="13cm" svg:x2="9.002cm" svg:y2="12.002cm" draw:start-shape="id266" draw:start-glue-point="0" draw:end-shape="id265" draw:end-glue-point="8" svg:d="M7000 13000l2002-998" svg:viewBox="0 0 2003 999">
          <text:p/>
        </draw:connector>
        <draw:connector draw:style-name="gr8" draw:text-style-name="P6" draw:layer="layout" draw:type="line" svg:x1="9.002cm" svg:y1="11.002cm" svg:x2="8.979cm" svg:y2="10.01cm" draw:start-shape="id265" draw:start-glue-point="4" svg:d="M9002 11002l-23-992" svg:viewBox="0 0 24 993">
          <text:p/>
        </draw:connector>
        <draw:connector draw:style-name="gr8" draw:text-style-name="P6" draw:layer="layout" draw:type="line" svg:x1="2cm" svg:y1="13cm" svg:x2="6.147cm" svg:y2="11.855cm" draw:end-shape="id264" draw:end-glue-point="7" svg:d="M2000 13000l4147-1145" svg:viewBox="0 0 4148 1146">
          <text:p/>
        </draw:connector>
        <draw:connector draw:style-name="gr8" draw:text-style-name="P6" draw:layer="layout" draw:type="line" svg:x1="7cm" svg:y1="13cm" svg:x2="6.855cm" svg:y2="11.855cm" draw:start-shape="id266" draw:start-glue-point="0" draw:end-shape="id264" draw:end-glue-point="9" svg:d="M7000 13000l-145-1145" svg:viewBox="0 0 146 1146">
          <text:p/>
        </draw:connector>
        <draw:frame draw:style-name="gr2539" draw:text-style-name="P2" draw:layer="layout" svg:width="2cm" svg:height="0.5cm" svg:x="4.5cm" svg:y="17cm">
          <draw:text-box>
            <text:p text:style-name="P18"><text:span text:style-name="T1">v5, v8</text:span></text:p>
          </draw:text-box>
        </draw:frame>
        <draw:frame draw:style-name="gr2540" draw:text-style-name="P4" draw:layer="layout" svg:width="1cm" svg:height="0.5cm" svg:x="5.5cm" svg:y="17.5cm">
          <draw:text-box>
            <text:p text:style-name="P19"><text:span text:style-name="T1">2</text:span></text:p>
          </draw:text-box>
        </draw:frame>
        <draw:line draw:style-name="gr2541" draw:text-style-name="P5" draw:layer="layout" svg:x1="4.5cm" svg:y1="17cm" svg:x2="6.5cm" svg:y2="17cm">
          <text:p/>
        </draw:line>
        <draw:line draw:style-name="gr2542" draw:text-style-name="P5" draw:layer="layout" svg:x1="4.5cm" svg:y1="17.5cm" svg:x2="6.5cm" svg:y2="17.5cm">
          <text:p/>
        </draw:line>
        <draw:line draw:style-name="gr2543" draw:text-style-name="P5" draw:layer="layout" svg:x1="4.5cm" svg:y1="18cm" svg:x2="6.5cm" svg:y2="18cm">
          <text:p/>
        </draw:line>
        <draw:line draw:style-name="gr2544" draw:text-style-name="P5" draw:layer="layout" svg:x1="4.5cm" svg:y1="18cm" svg:x2="4.5cm" svg:y2="17cm">
          <text:p/>
        </draw:line>
        <draw:line draw:style-name="gr2545" draw:text-style-name="P5" draw:layer="layout" svg:x1="6.5cm" svg:y1="18cm" svg:x2="6.5cm" svg:y2="17cm">
          <text:p/>
        </draw:line>
        <draw:frame draw:style-name="gr2546" draw:text-style-name="P2" draw:layer="layout" svg:width="2cm" svg:height="0.5cm" svg:x="7.5cm" svg:y="17cm">
          <draw:text-box>
            <text:p text:style-name="P18"><text:span text:style-name="T1">v8, v9</text:span></text:p>
          </draw:text-box>
        </draw:frame>
        <draw:frame draw:style-name="gr2547" draw:text-style-name="P4" draw:layer="layout" svg:width="1cm" svg:height="0.5cm" svg:x="8.5cm" svg:y="17.5cm">
          <draw:text-box>
            <text:p text:style-name="P19"><text:span text:style-name="T1">1</text:span></text:p>
          </draw:text-box>
        </draw:frame>
        <draw:line draw:style-name="gr2548" draw:text-style-name="P5" draw:layer="layout" svg:x1="7.5cm" svg:y1="17cm" svg:x2="9.5cm" svg:y2="17cm">
          <text:p/>
        </draw:line>
        <draw:line draw:style-name="gr2549" draw:text-style-name="P5" draw:layer="layout" svg:x1="7.5cm" svg:y1="17.5cm" svg:x2="9.5cm" svg:y2="17.5cm">
          <text:p/>
        </draw:line>
        <draw:line draw:style-name="gr2550" draw:text-style-name="P5" draw:layer="layout" svg:x1="7.5cm" svg:y1="18cm" svg:x2="9.5cm" svg:y2="18cm">
          <text:p/>
        </draw:line>
        <draw:line draw:style-name="gr2551" draw:text-style-name="P5" draw:layer="layout" svg:x1="7.5cm" svg:y1="18cm" svg:x2="7.5cm" svg:y2="17cm">
          <text:p/>
        </draw:line>
        <draw:line draw:style-name="gr2552" draw:text-style-name="P5" draw:layer="layout" svg:x1="9.5cm" svg:y1="18cm" svg:x2="9.5cm" svg:y2="17cm">
          <text:p/>
        </draw:line>
        <draw:custom-shape draw:style-name="gr2553" draw:text-style-name="P8" xml:id="id267" draw:id="id267" draw:layer="layout" svg:width="1cm" svg:height="1cm" svg:x="6.5cm" svg:y="15cm">
          <text:p text:style-name="P7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54" draw:text-style-name="P5" draw:layer="layout" draw:type="line" svg:x1="5.5cm" svg:y1="17cm" svg:x2="6.646cm" svg:y2="15.854cm" draw:end-shape="id267" draw:end-glue-point="7" svg:d="M5500 17000l1146-1146" svg:viewBox="0 0 1147 1147">
          <text:p/>
        </draw:connector>
        <draw:connector draw:style-name="gr2555" draw:text-style-name="P5" draw:layer="layout" draw:type="line" svg:x1="8.5cm" svg:y1="17cm" svg:x2="7.354cm" svg:y2="15.854cm" draw:end-shape="id267" draw:end-glue-point="9" svg:d="M8500 17000l-1146-1146" svg:viewBox="0 0 1147 1147">
          <text:p/>
        </draw:connector>
        <draw:connector draw:style-name="gr8" draw:text-style-name="P6" draw:layer="layout" draw:type="line" svg:x1="7cm" svg:y1="15cm" svg:x2="7cm" svg:y2="14cm" draw:start-shape="id267" draw:start-glue-point="4" draw:end-shape="id268" draw:end-glue-point="0" svg:d="M7000 15000v-1000" svg:viewBox="0 0 1 1001">
          <text:p/>
        </draw:connector>
        <draw:g>
          <draw:frame draw:style-name="gr2556" draw:text-style-name="P4" draw:layer="layout" svg:width="0.5cm" svg:height="0.5cm" svg:x="4.5cm" svg:y="17.5cm">
            <draw:text-box>
              <text:p text:style-name="P3"><text:span text:style-name="T1">1</text:span></text:p>
            </draw:text-box>
          </draw:frame>
          <draw:line draw:style-name="gr2557" draw:text-style-name="P5" draw:layer="layout" svg:x1="5cm" svg:y1="17.5cm" svg:x2="5cm" svg:y2="18cm">
            <text:p/>
          </draw:line>
        </draw:g>
        <draw:g>
          <draw:frame draw:style-name="gr2558" draw:text-style-name="P4" draw:layer="layout" svg:width="0.5cm" svg:height="0.5cm" svg:x="7.507cm" svg:y="17.5cm">
            <draw:text-box>
              <text:p text:style-name="P3"><text:span text:style-name="T1">1</text:span></text:p>
            </draw:text-box>
          </draw:frame>
          <draw:line draw:style-name="gr2559" draw:text-style-name="P5" draw:layer="layout" svg:x1="8.007cm" svg:y1="17.5cm" svg:x2="8.007cm" svg:y2="18cm">
            <text:p/>
          </draw:line>
        </draw:g>
        <draw:g>
          <draw:frame draw:style-name="gr2560" draw:text-style-name="P4" draw:layer="layout" svg:width="0.5cm" svg:height="0.5cm" svg:x="6cm" svg:y="13.5cm">
            <draw:text-box>
              <text:p text:style-name="P3"><text:span text:style-name="T1">1</text:span></text:p>
            </draw:text-box>
          </draw:frame>
          <draw:line draw:style-name="gr2561" draw:text-style-name="P5" draw:layer="layout" svg:x1="6.5cm" svg:y1="13.5cm" svg:x2="6.5cm" svg:y2="14cm">
            <text:p/>
          </draw:line>
        </draw:g>
        <draw:g>
          <draw:frame draw:style-name="gr2562" draw:text-style-name="P16" draw:layer="layout" svg:width="0.5cm" svg:height="0.5cm" svg:x="3.5cm" svg:y="13.5cm">
            <draw:text-box>
              <text:p text:style-name="P15"><text:span text:style-name="T5">1</text:span></text:p>
            </draw:text-box>
          </draw:frame>
          <draw:line draw:style-name="gr2563" draw:text-style-name="P5" draw:layer="layout" svg:x1="4cm" svg:y1="13.5cm" svg:x2="4cm" svg:y2="14cm">
            <text:p/>
          </draw:line>
          <draw:frame draw:style-name="gr830" draw:text-style-name="P10" draw:layer="layout" svg:width="4.6cm" svg:height="1.1cm" svg:x="0.8cm" svg:y="1cm">
            <draw:text-box>
              <text:p>Q = {(v6, v9)}</text:p>
            </draw:text-box>
          </draw:frame>
        </draw:g>
        <draw:g>
          <draw:frame draw:style-name="gr2564" draw:text-style-name="P4" draw:layer="layout" svg:width="0.5cm" svg:height="0.5cm" svg:x="1cm" svg:y="13.5cm">
            <draw:text-box>
              <text:p text:style-name="P3"><text:span text:style-name="T1">1</text:span></text:p>
            </draw:text-box>
          </draw:frame>
          <draw:line draw:style-name="gr2565" draw:text-style-name="P5" draw:layer="layout" svg:x1="1.5cm" svg:y1="13.5cm" svg:x2="1.5cm" svg:y2="14cm">
            <text:p/>
          </draw:line>
        </draw:g>
        <draw:g>
          <draw:frame draw:style-name="gr2566" draw:text-style-name="P4" draw:layer="layout" svg:width="0.5cm" svg:height="0.5cm" svg:x="5cm" svg:y="9.5cm">
            <draw:text-box>
              <text:p text:style-name="P3"><text:span text:style-name="T1">1</text:span></text:p>
            </draw:text-box>
          </draw:frame>
          <draw:line draw:style-name="gr2567" draw:text-style-name="P5" draw:layer="layout" svg:x1="5.5cm" svg:y1="9.5cm" svg:x2="5.5cm" svg:y2="10cm">
            <text:p/>
          </draw:line>
        </draw:g>
        <draw:g>
          <draw:frame draw:style-name="gr2568" draw:text-style-name="P4" draw:layer="layout" svg:width="0.5cm" svg:height="0.5cm" svg:x="8cm" svg:y="9.5cm">
            <draw:text-box>
              <text:p text:style-name="P3"><text:span text:style-name="T1">1</text:span></text:p>
            </draw:text-box>
          </draw:frame>
          <draw:line draw:style-name="gr2569" draw:text-style-name="P5" draw:layer="layout" svg:x1="8.5cm" svg:y1="9.5cm" svg:x2="8.5cm" svg:y2="10cm">
            <text:p/>
          </draw:line>
        </draw:g>
        <draw:g>
          <draw:frame draw:style-name="gr2570" draw:text-style-name="P4" draw:layer="layout" svg:width="0.5cm" svg:height="0.5cm" svg:x="11cm" svg:y="9.5cm">
            <draw:text-box>
              <text:p text:style-name="P3"><text:span text:style-name="T1">1</text:span></text:p>
            </draw:text-box>
          </draw:frame>
          <draw:line draw:style-name="gr2571" draw:text-style-name="P5" draw:layer="layout" svg:x1="11.5cm" svg:y1="9.5cm" svg:x2="11.5cm" svg:y2="10cm">
            <text:p/>
          </draw:line>
        </draw:g>
        <draw:g>
          <draw:frame draw:style-name="gr2572" draw:text-style-name="P4" draw:layer="layout" svg:width="0.5cm" svg:height="0.5cm" svg:x="8.5cm" svg:y="5.5cm">
            <draw:text-box>
              <text:p text:style-name="P3"><text:span text:style-name="T1">1</text:span></text:p>
            </draw:text-box>
          </draw:frame>
          <draw:line draw:style-name="gr2573" draw:text-style-name="P5" draw:layer="layout" svg:x1="9cm" svg:y1="5.5cm" svg:x2="9cm" svg:y2="6cm">
            <text:p/>
          </draw:line>
        </draw:g>
        <draw:g>
          <draw:frame draw:style-name="gr2574" draw:text-style-name="P4" draw:layer="layout" svg:width="0.5cm" svg:height="0.5cm" svg:x="11.5cm" svg:y="5.5cm">
            <draw:text-box>
              <text:p text:style-name="P3"><text:span text:style-name="T1">2</text:span></text:p>
            </draw:text-box>
          </draw:frame>
          <draw:line draw:style-name="gr2575" draw:text-style-name="P5" draw:layer="layout" svg:x1="12cm" svg:y1="5.5cm" svg:x2="12cm" svg:y2="6cm">
            <text:p/>
          </draw:line>
        </draw:g>
        <draw:g>
          <draw:frame draw:style-name="gr2576" draw:text-style-name="P4" draw:layer="layout" svg:width="0.5cm" svg:height="0.5cm" svg:x="14cm" svg:y="1.5cm">
            <draw:text-box>
              <text:p text:style-name="P3"><text:span text:style-name="T1">1</text:span></text:p>
            </draw:text-box>
          </draw:frame>
          <draw:line draw:style-name="gr2577" draw:text-style-name="P5" draw:layer="layout" svg:x1="14.5cm" svg:y1="1.5cm" svg:x2="14.5cm" svg:y2="2cm">
            <text:p/>
          </draw:line>
        </draw:g>
        <draw:frame draw:style-name="gr611" draw:text-style-name="P9" draw:layer="layout" svg:width="13.548cm" svg:height="17.622cm" svg:x="15.3cm" svg:y="2.378cm">
          <draw:image xlink:href="Pictures/10000201000002CB000003A245EE6A63400DC25C.png" xlink:type="simple" xlink:show="embed" xlink:actuate="onLoad" loext:mime-type="image/png">
            <text:p/>
          </draw:image>
        </draw:frame>
        <draw:custom-shape draw:style-name="gr728" draw:text-style-name="P12" draw:layer="layout" svg:width="0.6cm" svg:height="0.6cm" svg:x="15.347cm" svg:y="16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6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0" draw:text-style-name="P13" draw:layer="layout" svg:width="0.901cm" svg:height="0.601cm" svg:x="17.4cm" svg:y="15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2" draw:text-style-name="P17" draw:layer="layout" svg:width="6.9cm" svg:height="1cm" svg:x="17.4cm" svg:y="1.3cm">
          <draw:text-box>
            <text:p text:style-name="P22"><text:span text:style-name="T6">e = (v6, v9); k = 2</text:span></text:p>
          </draw:text-box>
        </draw:frame>
        <draw:custom-shape draw:style-name="gr1191" draw:text-style-name="P13" draw:layer="layout" svg:width="0.901cm" svg:height="0.601cm" svg:x="18.5cm" svg:y="15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10:56.282064467</meta:creation-date>
    <dc:date>2022-07-12T07:40:08.797703699</dc:date>
    <meta:editing-duration>PT16H52M31S</meta:editing-duration>
    <meta:editing-cycles>38</meta:editing-cycles>
    <meta:generator>LibreOffice/6.4.7.2$Linux_X86_64 LibreOffice_project/40$Build-2</meta:generator>
    <meta:document-statistic meta:object-count="3301"/>
  </office:meta>
</office:document-meta>
</file>